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88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543in"/>
    </style:style>
    <style:style style:name="co4" style:family="table-column">
      <style:table-column-properties fo:break-before="auto" style:column-width="1.822in"/>
    </style:style>
    <style:style style:name="co5" style:family="table-column">
      <style:table-column-properties fo:break-before="auto" style:column-width="1.3189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3.0772in"/>
    </style:style>
    <style:style style:name="co9" style:family="table-column">
      <style:table-column-properties fo:break-before="auto" style:column-width="4.1811in"/>
    </style:style>
    <style:style style:name="co10" style:family="table-column">
      <style:table-column-properties fo:break-before="auto" style:column-width="3.8484in"/>
    </style:style>
    <style:style style:name="co11" style:family="table-column">
      <style:table-column-properties fo:break-before="auto" style:column-width="3.0228in"/>
    </style:style>
    <style:style style:name="co12" style:family="table-column">
      <style:table-column-properties fo:break-before="auto" style:column-width="0.6965in"/>
    </style:style>
    <style:style style:name="co13" style:family="table-column">
      <style:table-column-properties fo:break-before="auto" style:column-width="0.7827in"/>
    </style:style>
    <style:style style:name="co14" style:family="table-column">
      <style:table-column-properties fo:break-before="auto" style:column-width="3.2807in"/>
    </style:style>
    <style:style style:name="co15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4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ext-properties fo:color="#000000"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color="#999999" style:font-name="Liberation Sans" fo:font-size="10pt" style:font-size-asian="10pt" style:font-size-complex="10pt"/>
    </style:style>
    <style:style style:name="ce5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21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22"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122">
      <style:text-properties style:font-name="Liberation Sans" fo:font-size="10pt" style:font-name-asian="Droid Sans" style:font-size-asian="10pt" style:font-name-complex="FreeSans" style:font-size-complex="10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21"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121">
      <style:text-properties style:font-name="Liberation Sans" fo:font-size="10pt" style:font-name-asian="Droid Sans" style:font-size-asian="10pt" style:font-name-complex="FreeSans" style:font-size-complex="10pt"/>
    </style:style>
    <style:style style:name="ce12" style:family="table-cell" style:parent-style-name="Default" style:data-style-name="N121">
      <style:text-properties fo:color="#1a1a1a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13" style:family="table-cell" style:parent-style-name="Default" style:data-style-name="N37">
      <style:text-properties style:font-name="Liberation Sans" fo:font-size="10pt" style:font-size-asian="10pt" style:font-size-complex="10pt"/>
    </style:style>
    <style:style style:name="ce14" style:family="table-cell" style:parent-style-name="Default">
      <style:text-properties fo:color="#999999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22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120"/>
    <style:style style:name="ce18" style:family="table-cell" style:parent-style-name="Default" style:data-style-name="N2"/>
    <style:style style:name="ce19" style:family="table-cell" style:parent-style-name="Default" style:data-style-name="N121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122">
      <style:text-properties style:font-name="Liberation Sans" fo:font-size="10pt" fo:font-weight="normal" style:font-name-asian="Droid Sans" style:font-size-asian="10pt" style:font-weight-asian="normal" style:font-name-complex="FreeSans" style:font-size-complex="10pt" style:font-weight-complex="normal"/>
    </style:style>
    <style:style style:name="ce21" style:family="table-cell" style:parent-style-name="Default" style:data-style-name="N2">
      <style:text-properties style:font-name="Liberation Sans" fo:font-size="10pt" style:font-size-asian="10pt" style:font-size-complex="10pt"/>
    </style:style>
    <style:style style:name="ce22" style:family="table-cell" style:parent-style-name="Default" style:data-style-name="N122"/>
    <style:style style:name="ce23" style:family="table-cell" style:parent-style-name="Default" style:data-style-name="N121"/>
  </office:automatic-styles>
  <office:body>
    <office:spreadsheet>
      <table:table table:name="bin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15" table:default-cell-style-name="ce1"/>
        <table:table-row table:style-name="ro1">
          <table:table-cell office:value-type="string" calcext:value-type="string">
            <text:p>i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hann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ax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ackgrou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max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uisance</text:p>
          </table:table-cell>
          <table:table-cell office:value-type="string" calcext:value-type="string">
            <text:p>paramet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servation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</text:p>
          </table:table-cell>
          <table:table-cell table:number-columns-repeated="7" office:value-type="string" calcext:value-type="string">
            <text:p>hinvmm1j13TeV201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ZH_hinv</text:p>
          </table:table-cell>
          <table:table-cell office:value-type="string" calcext:value-type="string">
            <text:p>Zjets</text:p>
          </table:table-cell>
          <table:table-cell office:value-type="string" calcext:value-type="string">
            <text:p>VVV</text:p>
          </table:table-cell>
          <table:table-cell office:value-type="string" calcext:value-type="string">
            <text:p>WZ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ggZH_hinv</text:p>
          </table:table-cell>
          <table:table-cell table:number-columns-repeated="2"/>
          <table:table-cell table:style-name="ce5" office:value-type="string" calcext:value-type="string">
            <text:p>ZH_hinv</text:p>
          </table:table-cell>
          <table:table-cell table:style-name="ce5" office:value-type="string" calcext:value-type="string">
            <text:p>Zjets</text:p>
          </table:table-cell>
          <table:table-cell table:style-name="ce5" office:value-type="string" calcext:value-type="string">
            <text:p>VVV</text:p>
          </table:table-cell>
          <table:table-cell table:style-name="ce5" office:value-type="string" calcext:value-type="string">
            <text:p>WZ</text:p>
          </table:table-cell>
          <table:table-cell table:style-name="ce5" office:value-type="string" calcext:value-type="string">
            <text:p>ZZ</text:p>
          </table:table-cell>
          <table:table-cell table:style-name="ce5" office:value-type="string" calcext:value-type="string">
            <text:p>EM</text:p>
          </table:table-cell>
          <table:table-cell table:style-name="ce5" office:value-type="string" calcext:value-type="string">
            <text:p>ggZH_hinv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oc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te</text:p>
          </table:table-cell>
          <table:table-cell office:value-type="float" office:value="1.93192" calcext:value-type="float">
            <text:p>1.93192</text:p>
          </table:table-cell>
          <table:table-cell office:value-type="float" office:value="1.54311" calcext:value-type="float">
            <text:p>1.54311</text:p>
          </table:table-cell>
          <table:table-cell office:value-type="float" office:value="0.02346" calcext:value-type="float">
            <text:p>0.02346</text:p>
          </table:table-cell>
          <table:table-cell office:value-type="float" office:value="3.0593" calcext:value-type="float">
            <text:p>3.0593</text:p>
          </table:table-cell>
          <table:table-cell office:value-type="float" office:value="6.68007" calcext:value-type="float">
            <text:p>6.68007</text:p>
          </table:table-cell>
          <table:table-cell office:value-type="float" office:value="4.20027" calcext:value-type="float">
            <text:p>4.20027</text:p>
          </table:table-cell>
          <table:table-cell office:value-type="float" office:value="0.3607" calcext:value-type="float">
            <text:p>0.3607</text:p>
          </table:table-cell>
          <table:table-cell table:number-columns-repeated="2"/>
          <table:table-cell table:formula="of:=[.B8]" office:value-type="float" office:value="1.93192" calcext:value-type="float">
            <text:p>1.93192</text:p>
          </table:table-cell>
          <table:table-cell table:formula="of:=[.C8]" office:value-type="float" office:value="1.54311" calcext:value-type="float">
            <text:p>1.54311</text:p>
          </table:table-cell>
          <table:table-cell table:formula="of:=[.D8]" office:value-type="float" office:value="0.02346" calcext:value-type="float">
            <text:p>0.02346</text:p>
          </table:table-cell>
          <table:table-cell table:formula="of:=[.E8]" office:value-type="float" office:value="3.0593" calcext:value-type="float">
            <text:p>3.0593</text:p>
          </table:table-cell>
          <table:table-cell table:formula="of:=[.F8]" office:value-type="float" office:value="6.68007" calcext:value-type="float">
            <text:p>6.68007</text:p>
          </table:table-cell>
          <table:table-cell table:formula="of:=[.G8]" office:value-type="float" office:value="4.20027" calcext:value-type="float">
            <text:p>4.20027</text:p>
          </table:table-cell>
          <table:table-cell table:formula="of:=[.H8]" office:value-type="float" office:value="0.3607" calcext:value-type="float">
            <text:p>0.36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mi2106_13TeV2015</text:p>
          </table:table-cell>
          <table:table-cell office:value-type="string" calcext:value-type="string">
            <text:p>lnN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.05" calcext:value-type="float">
            <text:p>1.05</text:p>
          </table:table-cell>
          <table:table-cell office:value-type="string" calcext:value-type="string">
            <text:p>-</text:p>
          </table:table-cell>
          <table:table-cell office:value-type="float" office:value="1.05" calcext:value-type="float">
            <text:p>1.05</text:p>
          </table:table-cell>
          <table:table-cell/>
          <table:table-cell table:style-name="Default" table:number-columns-repeated="7"/>
          <table:table-cell table:number-columns-repeated="1007"/>
        </table:table-row>
        <table:table-row table:style-name="ro1">
          <table:table-cell office:value-type="string" calcext:value-type="string">
            <text:p>CMS_eff2016_m</text:p>
          </table:table-cell>
          <table:table-cell office:value-type="string" calcext:value-type="string">
            <text:p>lnN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.02" calcext:value-type="float">
            <text:p>1.02</text:p>
          </table:table-cell>
          <table:table-cell office:value-type="string" calcext:value-type="string">
            <text:p>-</text:p>
          </table:table-cell>
          <table:table-cell office:value-type="float" office:value="1.02" calcext:value-type="float">
            <text:p>1.02</text:p>
          </table:table-cell>
          <table:table-cell/>
          <table:table-cell table:formula="of:=IF([.C10]=&quot;-&quot;;0;[.C10]-1)" office:value-type="float" office:value="0.02" calcext:value-type="float">
            <text:p>0.02</text:p>
          </table:table-cell>
          <table:table-cell table:formula="of:=IF([.D10]=&quot;-&quot;;0;[.D10]-1)" office:value-type="float" office:value="0" calcext:value-type="float">
            <text:p>0</text:p>
          </table:table-cell>
          <table:table-cell table:formula="of:=IF([.E10]=&quot;-&quot;;0;[.E10]-1)" office:value-type="float" office:value="0.02" calcext:value-type="float">
            <text:p>0.02</text:p>
          </table:table-cell>
          <table:table-cell table:formula="of:=IF([.F10]=&quot;-&quot;;0;[.F10]-1)" office:value-type="float" office:value="0.02" calcext:value-type="float">
            <text:p>0.02</text:p>
          </table:table-cell>
          <table:table-cell table:formula="of:=IF([.G10]=&quot;-&quot;;0;[.G10]-1)" office:value-type="float" office:value="0.02" calcext:value-type="float">
            <text:p>0.02</text:p>
          </table:table-cell>
          <table:table-cell table:formula="of:=IF([.H10]=&quot;-&quot;;0;[.H10]-1)" office:value-type="float" office:value="0" calcext:value-type="float">
            <text:p>0</text:p>
          </table:table-cell>
          <table:table-cell table:formula="of:=IF([.I10]=&quot;-&quot;;0;[.I10]-1)" office:value-type="float" office:value="0.02" calcext:value-type="float">
            <text:p>0.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eff2016_e</text:p>
          </table:table-cell>
          <table:table-cell office:value-type="string" calcext:value-type="string">
            <text:p>l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11]=&quot;-&quot;;0;[.C11]-1)" office:value-type="float" office:value="0" calcext:value-type="float">
            <text:p>0</text:p>
          </table:table-cell>
          <table:table-cell table:formula="of:=IF([.D11]=&quot;-&quot;;0;[.D11]-1)" office:value-type="float" office:value="0" calcext:value-type="float">
            <text:p>0</text:p>
          </table:table-cell>
          <table:table-cell table:formula="of:=IF([.E11]=&quot;-&quot;;0;[.E11]-1)" office:value-type="float" office:value="0" calcext:value-type="float">
            <text:p>0</text:p>
          </table:table-cell>
          <table:table-cell table:formula="of:=IF([.F11]=&quot;-&quot;;0;[.F11]-1)" office:value-type="float" office:value="0" calcext:value-type="float">
            <text:p>0</text:p>
          </table:table-cell>
          <table:table-cell table:formula="of:=IF([.G11]=&quot;-&quot;;0;[.G11]-1)" office:value-type="float" office:value="0" calcext:value-type="float">
            <text:p>0</text:p>
          </table:table-cell>
          <table:table-cell table:formula="of:=IF([.H11]=&quot;-&quot;;0;[.H11]-1)" office:value-type="float" office:value="0" calcext:value-type="float">
            <text:p>0</text:p>
          </table:table-cell>
          <table:table-cell table:formula="of:=IF([.I11]=&quot;-&quot;;0;[.I11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scale2016_m</text:p>
          </table:table-cell>
          <table:table-cell office:value-type="string" calcext:value-type="string">
            <text:p>lnN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.01" calcext:value-type="float">
            <text:p>1.01</text:p>
          </table:table-cell>
          <table:table-cell office:value-type="string" calcext:value-type="string">
            <text:p>-</text:p>
          </table:table-cell>
          <table:table-cell office:value-type="float" office:value="1.01" calcext:value-type="float">
            <text:p>1.01</text:p>
          </table:table-cell>
          <table:table-cell/>
          <table:table-cell table:formula="of:=IF([.C12]=&quot;-&quot;;0;[.C12]-1)" office:value-type="float" office:value="0.01" calcext:value-type="float">
            <text:p>0.01</text:p>
          </table:table-cell>
          <table:table-cell table:formula="of:=IF([.D12]=&quot;-&quot;;0;[.D12]-1)" office:value-type="float" office:value="0" calcext:value-type="float">
            <text:p>0</text:p>
          </table:table-cell>
          <table:table-cell table:formula="of:=IF([.E12]=&quot;-&quot;;0;[.E12]-1)" office:value-type="float" office:value="0.01" calcext:value-type="float">
            <text:p>0.01</text:p>
          </table:table-cell>
          <table:table-cell table:formula="of:=IF([.F12]=&quot;-&quot;;0;[.F12]-1)" office:value-type="float" office:value="0.01" calcext:value-type="float">
            <text:p>0.01</text:p>
          </table:table-cell>
          <table:table-cell table:formula="of:=IF([.G12]=&quot;-&quot;;0;[.G12]-1)" office:value-type="float" office:value="0.01" calcext:value-type="float">
            <text:p>0.01</text:p>
          </table:table-cell>
          <table:table-cell table:formula="of:=IF([.H12]=&quot;-&quot;;0;[.H12]-1)" office:value-type="float" office:value="0" calcext:value-type="float">
            <text:p>0</text:p>
          </table:table-cell>
          <table:table-cell table:formula="of:=IF([.I12]=&quot;-&quot;;0;[.I12]-1)" office:value-type="float" office:value="0.01" calcext:value-type="float">
            <text:p>0.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scale2016_e</text:p>
          </table:table-cell>
          <table:table-cell office:value-type="string" calcext:value-type="string">
            <text:p>lnN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.01" calcext:value-type="float">
            <text:p>1.01</text:p>
          </table:table-cell>
          <table:table-cell office:value-type="string" calcext:value-type="string">
            <text:p>-</text:p>
          </table:table-cell>
          <table:table-cell office:value-type="float" office:value="1.01" calcext:value-type="float">
            <text:p>1.01</text:p>
          </table:table-cell>
          <table:table-cell/>
          <table:table-cell table:formula="of:=IF([.C13]=&quot;-&quot;;0;[.C13]-1)" office:value-type="float" office:value="0.01" calcext:value-type="float">
            <text:p>0.01</text:p>
          </table:table-cell>
          <table:table-cell table:formula="of:=IF([.D13]=&quot;-&quot;;0;[.D13]-1)" office:value-type="float" office:value="0" calcext:value-type="float">
            <text:p>0</text:p>
          </table:table-cell>
          <table:table-cell table:formula="of:=IF([.E13]=&quot;-&quot;;0;[.E13]-1)" office:value-type="float" office:value="0.01" calcext:value-type="float">
            <text:p>0.01</text:p>
          </table:table-cell>
          <table:table-cell table:formula="of:=IF([.F13]=&quot;-&quot;;0;[.F13]-1)" office:value-type="float" office:value="0.01" calcext:value-type="float">
            <text:p>0.01</text:p>
          </table:table-cell>
          <table:table-cell table:formula="of:=IF([.G13]=&quot;-&quot;;0;[.G13]-1)" office:value-type="float" office:value="0.01" calcext:value-type="float">
            <text:p>0.01</text:p>
          </table:table-cell>
          <table:table-cell table:formula="of:=IF([.H13]=&quot;-&quot;;0;[.H13]-1)" office:value-type="float" office:value="0" calcext:value-type="float">
            <text:p>0</text:p>
          </table:table-cell>
          <table:table-cell table:formula="of:=IF([.I13]=&quot;-&quot;;0;[.I13]-1)" office:value-type="float" office:value="0.01" calcext:value-type="float">
            <text:p>0.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pu2016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0.98953/1.012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8000/1.02000</text:p>
          </table:table-cell>
          <table:table-cell office:value-type="string" calcext:value-type="string">
            <text:p>1.00157/1.00388</text:p>
          </table:table-cell>
          <table:table-cell office:value-type="string" calcext:value-type="string">
            <text:p>0.99227/1.008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8953/1.01299</text:p>
          </table:table-cell>
          <table:table-cell/>
          <table:table-cell table:formula="of:=IF([.C14]=&quot;-&quot;;0;(RIGHT([.C14];FIND(&quot;/&quot;;[.C14])-1)-LEFT([.C14];FIND(&quot;/&quot;;[.C14])-1))/2)" office:value-type="float" office:value="0.01173" calcext:value-type="float">
            <text:p>0.01173</text:p>
          </table:table-cell>
          <table:table-cell table:formula="of:=IF([.D14]=&quot;-&quot;;0;(RIGHT([.D14];FIND(&quot;/&quot;;[.D14])-1)-LEFT([.D14];FIND(&quot;/&quot;;[.D14])-1))/2)" office:value-type="float" office:value="0" calcext:value-type="float">
            <text:p>0</text:p>
          </table:table-cell>
          <table:table-cell table:formula="of:=IF([.E14]=&quot;-&quot;;0;(RIGHT([.E14];FIND(&quot;/&quot;;[.E14])-1)-LEFT([.E14];FIND(&quot;/&quot;;[.E14])-1))/2)" office:value-type="float" office:value="0.02" calcext:value-type="float">
            <text:p>0.02</text:p>
          </table:table-cell>
          <table:table-cell table:formula="of:=IF([.F14]=&quot;-&quot;;0;(RIGHT([.F14];FIND(&quot;/&quot;;[.F14])-1)-LEFT([.F14];FIND(&quot;/&quot;;[.F14])-1))/2)" office:value-type="float" office:value="0.00115500000000002" calcext:value-type="float">
            <text:p>0.001155</text:p>
          </table:table-cell>
          <table:table-cell table:formula="of:=IF([.G14]=&quot;-&quot;;0;(RIGHT([.G14];FIND(&quot;/&quot;;[.G14])-1)-LEFT([.G14];FIND(&quot;/&quot;;[.G14])-1))/2)" office:value-type="float" office:value="0.00795999999999991" calcext:value-type="float">
            <text:p>0.00796</text:p>
          </table:table-cell>
          <table:table-cell table:formula="of:=IF([.H14]=&quot;-&quot;;0;(RIGHT([.H14];FIND(&quot;/&quot;;[.H14])-1)-LEFT([.H14];FIND(&quot;/&quot;;[.H14])-1))/2)" office:value-type="float" office:value="0" calcext:value-type="float">
            <text:p>0</text:p>
          </table:table-cell>
          <table:table-cell table:formula="of:=IF([.I14]=&quot;-&quot;;0;(RIGHT([.I14];FIND(&quot;/&quot;;[.I14])-1)-LEFT([.I14];FIND(&quot;/&quot;;[.I14])-1))/2)" office:value-type="float" office:value="0.01173" calcext:value-type="float">
            <text:p>0.011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scale_met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0.99800/1.00200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0.99800/1.002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9800/1.00200</text:p>
          </table:table-cell>
          <table:table-cell/>
          <table:table-cell table:formula="of:=IF([.C15]=&quot;-&quot;;0;(RIGHT([.C15];FIND(&quot;/&quot;;[.C15])-1)-LEFT([.C15];FIND(&quot;/&quot;;[.C15])-1))/2)" office:value-type="float" office:value="0.00199999999999995" calcext:value-type="float">
            <text:p>0.002</text:p>
          </table:table-cell>
          <table:table-cell table:formula="of:=IF([.D15]=&quot;-&quot;;0;(RIGHT([.D15];FIND(&quot;/&quot;;[.D15])-1)-LEFT([.D15];FIND(&quot;/&quot;;[.D15])-1))/2)" office:value-type="float" office:value="0" calcext:value-type="float">
            <text:p>0</text:p>
          </table:table-cell>
          <table:table-cell table:formula="of:=IF([.E15]=&quot;-&quot;;0;(RIGHT([.E15];FIND(&quot;/&quot;;[.E15])-1)-LEFT([.E15];FIND(&quot;/&quot;;[.E15])-1))/2)" office:value-type="float" office:value="0.00199999999999995" calcext:value-type="float">
            <text:p>0.002</text:p>
          </table:table-cell>
          <table:table-cell table:formula="of:=IF([.F15]=&quot;-&quot;;0;(RIGHT([.F15];FIND(&quot;/&quot;;[.F15])-1)-LEFT([.F15];FIND(&quot;/&quot;;[.F15])-1))/2)" office:value-type="float" office:value="0.00199999999999995" calcext:value-type="float">
            <text:p>0.002</text:p>
          </table:table-cell>
          <table:table-cell table:formula="of:=IF([.G15]=&quot;-&quot;;0;(RIGHT([.G15];FIND(&quot;/&quot;;[.G15])-1)-LEFT([.G15];FIND(&quot;/&quot;;[.G15])-1))/2)" office:value-type="float" office:value="0.00199999999999995" calcext:value-type="float">
            <text:p>0.002</text:p>
          </table:table-cell>
          <table:table-cell table:formula="of:=IF([.H15]=&quot;-&quot;;0;(RIGHT([.H15];FIND(&quot;/&quot;;[.H15])-1)-LEFT([.H15];FIND(&quot;/&quot;;[.H15])-1))/2)" office:value-type="float" office:value="0" calcext:value-type="float">
            <text:p>0</text:p>
          </table:table-cell>
          <table:table-cell table:formula="of:=IF([.I15]=&quot;-&quot;;0;(RIGHT([.I15];FIND(&quot;/&quot;;[.I15])-1)-LEFT([.I15];FIND(&quot;/&quot;;[.I15])-1))/2)" office:value-type="float" office:value="0.00199999999999995" calcext:value-type="float">
            <text:p>0.0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scale_j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0.99892/1.004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5243/0.99234</text:p>
          </table:table-cell>
          <table:table-cell office:value-type="string" calcext:value-type="string">
            <text:p>0.99747/1.01253</text:p>
          </table:table-cell>
          <table:table-cell office:value-type="string" calcext:value-type="string">
            <text:p>0.99702/1.001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9892/1.00450</text:p>
          </table:table-cell>
          <table:table-cell/>
          <table:table-cell table:formula="of:=IF([.C16]=&quot;-&quot;;0;(RIGHT([.C16];FIND(&quot;/&quot;;[.C16])-1)-LEFT([.C16];FIND(&quot;/&quot;;[.C16])-1))/2)" office:value-type="float" office:value="0.00278999999999996" calcext:value-type="float">
            <text:p>0.00279</text:p>
          </table:table-cell>
          <table:table-cell table:formula="of:=IF([.D16]=&quot;-&quot;;0;(RIGHT([.D16];FIND(&quot;/&quot;;[.D16])-1)-LEFT([.D16];FIND(&quot;/&quot;;[.D16])-1))/2)" office:value-type="float" office:value="0" calcext:value-type="float">
            <text:p>0</text:p>
          </table:table-cell>
          <table:table-cell table:formula="of:=IF([.E16]=&quot;-&quot;;0;(RIGHT([.E16];FIND(&quot;/&quot;;[.E16])-1)-LEFT([.E16];FIND(&quot;/&quot;;[.E16])-1))/2)" office:value-type="float" office:value="0.019955" calcext:value-type="float">
            <text:p>0.019955</text:p>
          </table:table-cell>
          <table:table-cell table:formula="of:=IF([.F16]=&quot;-&quot;;0;(RIGHT([.F16];FIND(&quot;/&quot;;[.F16])-1)-LEFT([.F16];FIND(&quot;/&quot;;[.F16])-1))/2)" office:value-type="float" office:value="0.00752999999999993" calcext:value-type="float">
            <text:p>0.00753</text:p>
          </table:table-cell>
          <table:table-cell table:formula="of:=IF([.G16]=&quot;-&quot;;0;(RIGHT([.G16];FIND(&quot;/&quot;;[.G16])-1)-LEFT([.G16];FIND(&quot;/&quot;;[.G16])-1))/2)" office:value-type="float" office:value="0.0024849999999999" calcext:value-type="float">
            <text:p>0.002485</text:p>
          </table:table-cell>
          <table:table-cell table:formula="of:=IF([.H16]=&quot;-&quot;;0;(RIGHT([.H16];FIND(&quot;/&quot;;[.H16])-1)-LEFT([.H16];FIND(&quot;/&quot;;[.H16])-1))/2)" office:value-type="float" office:value="0" calcext:value-type="float">
            <text:p>0</text:p>
          </table:table-cell>
          <table:table-cell table:formula="of:=IF([.I16]=&quot;-&quot;;0;(RIGHT([.I16];FIND(&quot;/&quot;;[.I16])-1)-LEFT([.I16];FIND(&quot;/&quot;;[.I16])-1))/2)" office:value-type="float" office:value="0.00278999999999996" calcext:value-type="float">
            <text:p>0.0027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EPS</text:p>
          </table:table-cell>
          <table:table-cell office:value-type="string" calcext:value-type="string">
            <text:p>lnN</text:p>
          </table:table-cell>
          <table:table-cell office:value-type="float" office:value="1.03" calcext:value-type="float">
            <text:p>1.0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03" calcext:value-type="float">
            <text:p>1.03</text:p>
          </table:table-cell>
          <table:table-cell/>
          <table:table-cell table:formula="of:=IF([.C17]=&quot;-&quot;;0;[.C17]-1)" office:value-type="float" office:value="0.03" calcext:value-type="float">
            <text:p>0.03</text:p>
          </table:table-cell>
          <table:table-cell table:formula="of:=IF([.D17]=&quot;-&quot;;0;[.D17]-1)" office:value-type="float" office:value="0" calcext:value-type="float">
            <text:p>0</text:p>
          </table:table-cell>
          <table:table-cell table:formula="of:=IF([.E17]=&quot;-&quot;;0;[.E17]-1)" office:value-type="float" office:value="0" calcext:value-type="float">
            <text:p>0</text:p>
          </table:table-cell>
          <table:table-cell table:formula="of:=IF([.F17]=&quot;-&quot;;0;[.F17]-1)" office:value-type="float" office:value="0" calcext:value-type="float">
            <text:p>0</text:p>
          </table:table-cell>
          <table:table-cell table:formula="of:=IF([.G17]=&quot;-&quot;;0;[.G17]-1)" office:value-type="float" office:value="0" calcext:value-type="float">
            <text:p>0</text:p>
          </table:table-cell>
          <table:table-cell table:formula="of:=IF([.H17]=&quot;-&quot;;0;[.H17]-1)" office:value-type="float" office:value="0" calcext:value-type="float">
            <text:p>0</text:p>
          </table:table-cell>
          <table:table-cell table:formula="of:=IF([.I17]=&quot;-&quot;;0;[.I17]-1)" office:value-type="float" office:value="0.03" calcext:value-type="float">
            <text:p>0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eff_b2016</text:p>
          </table:table-cell>
          <table:table-cell office:value-type="string" calcext:value-type="string">
            <text:p>lnN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.02" calcext:value-type="float">
            <text:p>1.02</text:p>
          </table:table-cell>
          <table:table-cell office:value-type="string" calcext:value-type="string">
            <text:p>-</text:p>
          </table:table-cell>
          <table:table-cell office:value-type="float" office:value="1.02" calcext:value-type="float">
            <text:p>1.02</text:p>
          </table:table-cell>
          <table:table-cell/>
          <table:table-cell table:formula="of:=IF([.C18]=&quot;-&quot;;0;[.C18]-1)" office:value-type="float" office:value="0.02" calcext:value-type="float">
            <text:p>0.02</text:p>
          </table:table-cell>
          <table:table-cell table:formula="of:=IF([.D18]=&quot;-&quot;;0;[.D18]-1)" office:value-type="float" office:value="0" calcext:value-type="float">
            <text:p>0</text:p>
          </table:table-cell>
          <table:table-cell table:formula="of:=IF([.E18]=&quot;-&quot;;0;[.E18]-1)" office:value-type="float" office:value="0.02" calcext:value-type="float">
            <text:p>0.02</text:p>
          </table:table-cell>
          <table:table-cell table:formula="of:=IF([.F18]=&quot;-&quot;;0;[.F18]-1)" office:value-type="float" office:value="0.02" calcext:value-type="float">
            <text:p>0.02</text:p>
          </table:table-cell>
          <table:table-cell table:formula="of:=IF([.G18]=&quot;-&quot;;0;[.G18]-1)" office:value-type="float" office:value="0.02" calcext:value-type="float">
            <text:p>0.02</text:p>
          </table:table-cell>
          <table:table-cell table:formula="of:=IF([.H18]=&quot;-&quot;;0;[.H18]-1)" office:value-type="float" office:value="0" calcext:value-type="float">
            <text:p>0</text:p>
          </table:table-cell>
          <table:table-cell table:formula="of:=IF([.I18]=&quot;-&quot;;0;[.I18]-1)" office:value-type="float" office:value="0.02" calcext:value-type="float">
            <text:p>0.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df_qqbar_ACCEPT</text:p>
          </table:table-cell>
          <table:table-cell office:value-type="string" calcext:value-type="string">
            <text:p>lnN</text:p>
          </table:table-cell>
          <table:table-cell office:value-type="float" office:value="1.00337" calcext:value-type="float">
            <text:p>1.00337</text:p>
          </table:table-cell>
          <table:table-cell office:value-type="string" calcext:value-type="string">
            <text:p>-</text:p>
          </table:table-cell>
          <table:table-cell office:value-type="float" office:value="1.01132" calcext:value-type="float">
            <text:p>1.01132</text:p>
          </table:table-cell>
          <table:table-cell office:value-type="float" office:value="1.0134" calcext:value-type="float">
            <text:p>1.0134</text:p>
          </table:table-cell>
          <table:table-cell office:value-type="float" office:value="1.01369" calcext:value-type="float">
            <text:p>1.01369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formula="of:=IF([.C19]=&quot;-&quot;;0;[.C19]-1)" office:value-type="float" office:value="0.0033700000000001" calcext:value-type="float">
            <text:p>0.00337</text:p>
          </table:table-cell>
          <table:table-cell table:formula="of:=IF([.D19]=&quot;-&quot;;0;[.D19]-1)" office:value-type="float" office:value="0" calcext:value-type="float">
            <text:p>0</text:p>
          </table:table-cell>
          <table:table-cell table:formula="of:=IF([.E19]=&quot;-&quot;;0;[.E19]-1)" office:value-type="float" office:value="0.01132" calcext:value-type="float">
            <text:p>0.01132</text:p>
          </table:table-cell>
          <table:table-cell table:formula="of:=IF([.F19]=&quot;-&quot;;0;[.F19]-1)" office:value-type="float" office:value="0.0134000000000001" calcext:value-type="float">
            <text:p>0.0134</text:p>
          </table:table-cell>
          <table:table-cell table:formula="of:=IF([.G19]=&quot;-&quot;;0;[.G19]-1)" office:value-type="float" office:value="0.01369" calcext:value-type="float">
            <text:p>0.01369</text:p>
          </table:table-cell>
          <table:table-cell table:formula="of:=IF([.H19]=&quot;-&quot;;0;[.H19]-1)" office:value-type="float" office:value="0" calcext:value-type="float">
            <text:p>0</text:p>
          </table:table-cell>
          <table:table-cell table:formula="of:=IF([.I19]=&quot;-&quot;;0;[.I19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df_qqbar</text:p>
          </table:table-cell>
          <table:table-cell office:value-type="string" calcext:value-type="string">
            <text:p>lnN</text:p>
          </table:table-cell>
          <table:table-cell office:value-type="float" office:value="1.016" calcext:value-type="float">
            <text:p>1.016</text:p>
          </table:table-cell>
          <table:table-cell table:number-columns-repeated="6" office:value-type="string" calcext:value-type="string">
            <text:p>-</text:p>
          </table:table-cell>
          <table:table-cell/>
          <table:table-cell table:formula="of:=IF([.C20]=&quot;-&quot;;0;[.C20]-1)" office:value-type="float" office:value="0.016" calcext:value-type="float">
            <text:p>0.016</text:p>
          </table:table-cell>
          <table:table-cell table:formula="of:=IF([.D20]=&quot;-&quot;;0;[.D20]-1)" office:value-type="float" office:value="0" calcext:value-type="float">
            <text:p>0</text:p>
          </table:table-cell>
          <table:table-cell table:formula="of:=IF([.E20]=&quot;-&quot;;0;[.E20]-1)" office:value-type="float" office:value="0" calcext:value-type="float">
            <text:p>0</text:p>
          </table:table-cell>
          <table:table-cell table:formula="of:=IF([.F20]=&quot;-&quot;;0;[.F20]-1)" office:value-type="float" office:value="0" calcext:value-type="float">
            <text:p>0</text:p>
          </table:table-cell>
          <table:table-cell table:formula="of:=IF([.G20]=&quot;-&quot;;0;[.G20]-1)" office:value-type="float" office:value="0" calcext:value-type="float">
            <text:p>0</text:p>
          </table:table-cell>
          <table:table-cell table:formula="of:=IF([.H20]=&quot;-&quot;;0;[.H20]-1)" office:value-type="float" office:value="0" calcext:value-type="float">
            <text:p>0</text:p>
          </table:table-cell>
          <table:table-cell table:formula="of:=IF([.I20]=&quot;-&quot;;0;[.I20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df_gg</text:p>
          </table:table-cell>
          <table:table-cell office:value-type="string" calcext:value-type="string">
            <text:p>ln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.051" calcext:value-type="float">
            <text:p>1.051</text:p>
          </table:table-cell>
          <table:table-cell/>
          <table:table-cell table:formula="of:=IF([.C21]=&quot;-&quot;;0;[.C21]-1)" office:value-type="float" office:value="0" calcext:value-type="float">
            <text:p>0</text:p>
          </table:table-cell>
          <table:table-cell table:formula="of:=IF([.D21]=&quot;-&quot;;0;[.D21]-1)" office:value-type="float" office:value="0" calcext:value-type="float">
            <text:p>0</text:p>
          </table:table-cell>
          <table:table-cell table:formula="of:=IF([.E21]=&quot;-&quot;;0;[.E21]-1)" office:value-type="float" office:value="0" calcext:value-type="float">
            <text:p>0</text:p>
          </table:table-cell>
          <table:table-cell table:formula="of:=IF([.F21]=&quot;-&quot;;0;[.F21]-1)" office:value-type="float" office:value="0" calcext:value-type="float">
            <text:p>0</text:p>
          </table:table-cell>
          <table:table-cell table:formula="of:=IF([.G21]=&quot;-&quot;;0;[.G21]-1)" office:value-type="float" office:value="0" calcext:value-type="float">
            <text:p>0</text:p>
          </table:table-cell>
          <table:table-cell table:formula="of:=IF([.H21]=&quot;-&quot;;0;[.H21]-1)" office:value-type="float" office:value="0" calcext:value-type="float">
            <text:p>0</text:p>
          </table:table-cell>
          <table:table-cell table:formula="of:=IF([.I21]=&quot;-&quot;;0;[.I21]-1)" office:value-type="float" office:value="0.0509999999999999" calcext:value-type="float">
            <text:p>0.0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CDscale_VH_ACCEPT</text:p>
          </table:table-cell>
          <table:table-cell office:value-type="string" calcext:value-type="string">
            <text:p>lnN</text:p>
          </table:table-cell>
          <table:table-cell office:value-type="float" office:value="1.05961" calcext:value-type="float">
            <text:p>1.05961</text:p>
          </table:table-cell>
          <table:table-cell table:number-columns-repeated="6" office:value-type="string" calcext:value-type="string">
            <text:p>-</text:p>
          </table:table-cell>
          <table:table-cell/>
          <table:table-cell table:formula="of:=IF([.C22]=&quot;-&quot;;0;[.C22]-1)" office:value-type="float" office:value="0.0596099999999999" calcext:value-type="float">
            <text:p>0.05961</text:p>
          </table:table-cell>
          <table:table-cell table:formula="of:=IF([.D22]=&quot;-&quot;;0;[.D22]-1)" office:value-type="float" office:value="0" calcext:value-type="float">
            <text:p>0</text:p>
          </table:table-cell>
          <table:table-cell table:formula="of:=IF([.E22]=&quot;-&quot;;0;[.E22]-1)" office:value-type="float" office:value="0" calcext:value-type="float">
            <text:p>0</text:p>
          </table:table-cell>
          <table:table-cell table:formula="of:=IF([.F22]=&quot;-&quot;;0;[.F22]-1)" office:value-type="float" office:value="0" calcext:value-type="float">
            <text:p>0</text:p>
          </table:table-cell>
          <table:table-cell table:formula="of:=IF([.G22]=&quot;-&quot;;0;[.G22]-1)" office:value-type="float" office:value="0" calcext:value-type="float">
            <text:p>0</text:p>
          </table:table-cell>
          <table:table-cell table:formula="of:=IF([.H22]=&quot;-&quot;;0;[.H22]-1)" office:value-type="float" office:value="0" calcext:value-type="float">
            <text:p>0</text:p>
          </table:table-cell>
          <table:table-cell table:formula="of:=IF([.I22]=&quot;-&quot;;0;[.I22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CDscale_VH</text:p>
          </table:table-cell>
          <table:table-cell office:value-type="string" calcext:value-type="string">
            <text:p>lnN</text:p>
          </table:table-cell>
          <table:table-cell office:value-type="float" office:value="1.035" calcext:value-type="float">
            <text:p>1.035</text:p>
          </table:table-cell>
          <table:table-cell table:number-columns-repeated="6" office:value-type="string" calcext:value-type="string">
            <text:p>-</text:p>
          </table:table-cell>
          <table:table-cell/>
          <table:table-cell table:formula="of:=IF([.C23]=&quot;-&quot;;0;[.C23]-1)" office:value-type="float" office:value="0.0349999999999999" calcext:value-type="float">
            <text:p>0.035</text:p>
          </table:table-cell>
          <table:table-cell table:formula="of:=IF([.D23]=&quot;-&quot;;0;[.D23]-1)" office:value-type="float" office:value="0" calcext:value-type="float">
            <text:p>0</text:p>
          </table:table-cell>
          <table:table-cell table:formula="of:=IF([.E23]=&quot;-&quot;;0;[.E23]-1)" office:value-type="float" office:value="0" calcext:value-type="float">
            <text:p>0</text:p>
          </table:table-cell>
          <table:table-cell table:formula="of:=IF([.F23]=&quot;-&quot;;0;[.F23]-1)" office:value-type="float" office:value="0" calcext:value-type="float">
            <text:p>0</text:p>
          </table:table-cell>
          <table:table-cell table:formula="of:=IF([.G23]=&quot;-&quot;;0;[.G23]-1)" office:value-type="float" office:value="0" calcext:value-type="float">
            <text:p>0</text:p>
          </table:table-cell>
          <table:table-cell table:formula="of:=IF([.H23]=&quot;-&quot;;0;[.H23]-1)" office:value-type="float" office:value="0" calcext:value-type="float">
            <text:p>0</text:p>
          </table:table-cell>
          <table:table-cell table:formula="of:=IF([.I23]=&quot;-&quot;;0;[.I23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CDscale_ggVH</text:p>
          </table:table-cell>
          <table:table-cell office:value-type="string" calcext:value-type="string">
            <text:p>ln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.231" calcext:value-type="float">
            <text:p>1.231</text:p>
          </table:table-cell>
          <table:table-cell/>
          <table:table-cell table:formula="of:=IF([.C24]=&quot;-&quot;;0;[.C24]-1)" office:value-type="float" office:value="0" calcext:value-type="float">
            <text:p>0</text:p>
          </table:table-cell>
          <table:table-cell table:formula="of:=IF([.D24]=&quot;-&quot;;0;[.D24]-1)" office:value-type="float" office:value="0" calcext:value-type="float">
            <text:p>0</text:p>
          </table:table-cell>
          <table:table-cell table:formula="of:=IF([.E24]=&quot;-&quot;;0;[.E24]-1)" office:value-type="float" office:value="0" calcext:value-type="float">
            <text:p>0</text:p>
          </table:table-cell>
          <table:table-cell table:formula="of:=IF([.F24]=&quot;-&quot;;0;[.F24]-1)" office:value-type="float" office:value="0" calcext:value-type="float">
            <text:p>0</text:p>
          </table:table-cell>
          <table:table-cell table:formula="of:=IF([.G24]=&quot;-&quot;;0;[.G24]-1)" office:value-type="float" office:value="0" calcext:value-type="float">
            <text:p>0</text:p>
          </table:table-cell>
          <table:table-cell table:formula="of:=IF([.H24]=&quot;-&quot;;0;[.H24]-1)" office:value-type="float" office:value="0" calcext:value-type="float">
            <text:p>0</text:p>
          </table:table-cell>
          <table:table-cell table:formula="of:=IF([.I24]=&quot;-&quot;;0;[.I24]-1)" office:value-type="float" office:value="0.231" calcext:value-type="float">
            <text:p>0.2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CDscale_VVV</text:p>
          </table:table-cell>
          <table:table-cell office:value-type="string" calcext:value-type="string">
            <text:p>ln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04997" calcext:value-type="float">
            <text:p>1.04997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formula="of:=IF([.C25]=&quot;-&quot;;0;[.C25]-1)" office:value-type="float" office:value="0" calcext:value-type="float">
            <text:p>0</text:p>
          </table:table-cell>
          <table:table-cell table:formula="of:=IF([.D25]=&quot;-&quot;;0;[.D25]-1)" office:value-type="float" office:value="0" calcext:value-type="float">
            <text:p>0</text:p>
          </table:table-cell>
          <table:table-cell table:formula="of:=IF([.E25]=&quot;-&quot;;0;[.E25]-1)" office:value-type="float" office:value="0.0499700000000001" calcext:value-type="float">
            <text:p>0.04997</text:p>
          </table:table-cell>
          <table:table-cell table:formula="of:=IF([.F25]=&quot;-&quot;;0;[.F25]-1)" office:value-type="float" office:value="0" calcext:value-type="float">
            <text:p>0</text:p>
          </table:table-cell>
          <table:table-cell table:formula="of:=IF([.G25]=&quot;-&quot;;0;[.G25]-1)" office:value-type="float" office:value="0" calcext:value-type="float">
            <text:p>0</text:p>
          </table:table-cell>
          <table:table-cell table:formula="of:=IF([.H25]=&quot;-&quot;;0;[.H25]-1)" office:value-type="float" office:value="0" calcext:value-type="float">
            <text:p>0</text:p>
          </table:table-cell>
          <table:table-cell table:formula="of:=IF([.I25]=&quot;-&quot;;0;[.I25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CDscale_VV</text:p>
          </table:table-cell>
          <table:table-cell office:value-type="string" calcext:value-type="string">
            <text:p>ln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0303" calcext:value-type="float">
            <text:p>1.0303</text:p>
          </table:table-cell>
          <table:table-cell office:value-type="float" office:value="1.01969" calcext:value-type="float">
            <text:p>1.01969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formula="of:=IF([.C26]=&quot;-&quot;;0;[.C26]-1)" office:value-type="float" office:value="0" calcext:value-type="float">
            <text:p>0</text:p>
          </table:table-cell>
          <table:table-cell table:formula="of:=IF([.D26]=&quot;-&quot;;0;[.D26]-1)" office:value-type="float" office:value="0" calcext:value-type="float">
            <text:p>0</text:p>
          </table:table-cell>
          <table:table-cell table:formula="of:=IF([.E26]=&quot;-&quot;;0;[.E26]-1)" office:value-type="float" office:value="0" calcext:value-type="float">
            <text:p>0</text:p>
          </table:table-cell>
          <table:table-cell table:formula="of:=IF([.F26]=&quot;-&quot;;0;[.F26]-1)" office:value-type="float" office:value="0.0303" calcext:value-type="float">
            <text:p>0.0303</text:p>
          </table:table-cell>
          <table:table-cell table:formula="of:=IF([.G26]=&quot;-&quot;;0;[.G26]-1)" office:value-type="float" office:value="0.01969" calcext:value-type="float">
            <text:p>0.01969</text:p>
          </table:table-cell>
          <table:table-cell table:formula="of:=IF([.H26]=&quot;-&quot;;0;[.H26]-1)" office:value-type="float" office:value="0" calcext:value-type="float">
            <text:p>0</text:p>
          </table:table-cell>
          <table:table-cell table:formula="of:=IF([.I26]=&quot;-&quot;;0;[.I26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WZ_EWKCorr</text:p>
          </table:table-cell>
          <table:table-cell office:value-type="string" calcext:value-type="string">
            <text:p>ln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.03000/0.97000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IF([.C27]=&quot;-&quot;;0;[.C27]-1)" office:value-type="float" office:value="0" calcext:value-type="float">
            <text:p>0</text:p>
          </table:table-cell>
          <table:table-cell table:formula="of:=IF([.D27]=&quot;-&quot;;0;[.D27]-1)" office:value-type="float" office:value="0" calcext:value-type="float">
            <text:p>0</text:p>
          </table:table-cell>
          <table:table-cell table:formula="of:=IF([.E27]=&quot;-&quot;;0;[.E27]-1)" office:value-type="float" office:value="0" calcext:value-type="float">
            <text:p>0</text:p>
          </table:table-cell>
          <table:table-cell table:formula="of:=IF([.F27]=&quot;-&quot;;0;ABS(RIGHT([.F27];FIND(&quot;/&quot;;[.F27])-1)-LEFT([.F27];FIND(&quot;/&quot;;[.F27])-1))/2)" office:value-type="float" office:value="0.03" calcext:value-type="float">
            <text:p>0.03</text:p>
          </table:table-cell>
          <table:table-cell table:formula="of:=IF([.G27]=&quot;-&quot;;0;ABS(RIGHT([.G27];FIND(&quot;/&quot;;[.G27])-1)-LEFT([.G27];FIND(&quot;/&quot;;[.G27])-1))/2)" office:value-type="float" office:value="0" calcext:value-type="float">
            <text:p>0</text:p>
          </table:table-cell>
          <table:table-cell table:formula="of:=IF([.H27]=&quot;-&quot;;0;[.H27]-1)" office:value-type="float" office:value="0" calcext:value-type="float">
            <text:p>0</text:p>
          </table:table-cell>
          <table:table-cell table:formula="of:=IF([.I27]=&quot;-&quot;;0;[.I27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ZZ_EWKCorr</text:p>
          </table:table-cell>
          <table:table-cell office:value-type="string" calcext:value-type="string">
            <text:p>ln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.06734/0.93266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formula="of:=IF([.C28]=&quot;-&quot;;0;[.C28]-1)" office:value-type="float" office:value="0" calcext:value-type="float">
            <text:p>0</text:p>
          </table:table-cell>
          <table:table-cell table:formula="of:=IF([.D28]=&quot;-&quot;;0;[.D28]-1)" office:value-type="float" office:value="0" calcext:value-type="float">
            <text:p>0</text:p>
          </table:table-cell>
          <table:table-cell table:formula="of:=IF([.E28]=&quot;-&quot;;0;[.E28]-1)" office:value-type="float" office:value="0" calcext:value-type="float">
            <text:p>0</text:p>
          </table:table-cell>
          <table:table-cell table:formula="of:=IF([.F28]=&quot;-&quot;;0;ABS(RIGHT([.F28];FIND(&quot;/&quot;;[.F28])-1)-LEFT([.F28];FIND(&quot;/&quot;;[.F28])-1))/2)" office:value-type="float" office:value="0" calcext:value-type="float">
            <text:p>0</text:p>
          </table:table-cell>
          <table:table-cell table:formula="of:=IF([.G28]=&quot;-&quot;;0;ABS(RIGHT([.G28];FIND(&quot;/&quot;;[.G28])-1)-LEFT([.G28];FIND(&quot;/&quot;;[.G28])-1))/2)" office:value-type="float" office:value="0.06734" calcext:value-type="float">
            <text:p>0.06734</text:p>
          </table:table-cell>
          <table:table-cell table:formula="of:=IF([.H28]=&quot;-&quot;;0;[.H28]-1)" office:value-type="float" office:value="0" calcext:value-type="float">
            <text:p>0</text:p>
          </table:table-cell>
          <table:table-cell table:formula="of:=IF([.I28]=&quot;-&quot;;0;[.I28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ggZZCorr</text:p>
          </table:table-cell>
          <table:table-cell office:value-type="string" calcext:value-type="string">
            <text:p>ln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.00604/0.99396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formula="of:=IF([.C29]=&quot;-&quot;;0;[.C29]-1)" office:value-type="float" office:value="0" calcext:value-type="float">
            <text:p>0</text:p>
          </table:table-cell>
          <table:table-cell table:formula="of:=IF([.D29]=&quot;-&quot;;0;[.D29]-1)" office:value-type="float" office:value="0" calcext:value-type="float">
            <text:p>0</text:p>
          </table:table-cell>
          <table:table-cell table:formula="of:=IF([.E29]=&quot;-&quot;;0;[.E29]-1)" office:value-type="float" office:value="0" calcext:value-type="float">
            <text:p>0</text:p>
          </table:table-cell>
          <table:table-cell table:formula="of:=IF([.F29]=&quot;-&quot;;0;ABS(RIGHT([.F29];FIND(&quot;/&quot;;[.F29])-1)-LEFT([.F29];FIND(&quot;/&quot;;[.F29])-1))/2)" office:value-type="float" office:value="0" calcext:value-type="float">
            <text:p>0</text:p>
          </table:table-cell>
          <table:table-cell table:formula="of:=IF([.G29]=&quot;-&quot;;0;ABS(RIGHT([.G29];FIND(&quot;/&quot;;[.G29])-1)-LEFT([.G29];FIND(&quot;/&quot;;[.G29])-1))/2)" office:value-type="float" office:value="0.00603999999999999" calcext:value-type="float">
            <text:p>0.00604</text:p>
          </table:table-cell>
          <table:table-cell table:formula="of:=IF([.H29]=&quot;-&quot;;0;[.H29]-1)" office:value-type="float" office:value="0" calcext:value-type="float">
            <text:p>0</text:p>
          </table:table-cell>
          <table:table-cell table:formula="of:=IF([.I29]=&quot;-&quot;;0;[.I29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WZ_lep2016</text:p>
          </table:table-cell>
          <table:table-cell office:value-type="string" calcext:value-type="string">
            <text:p>ln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01" calcext:value-type="float">
            <text:p>1.01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IF([.C30]=&quot;-&quot;;0;[.C30]-1)" office:value-type="float" office:value="0" calcext:value-type="float">
            <text:p>0</text:p>
          </table:table-cell>
          <table:table-cell table:formula="of:=IF([.D30]=&quot;-&quot;;0;[.D30]-1)" office:value-type="float" office:value="0" calcext:value-type="float">
            <text:p>0</text:p>
          </table:table-cell>
          <table:table-cell table:formula="of:=IF([.E30]=&quot;-&quot;;0;[.E30]-1)" office:value-type="float" office:value="0" calcext:value-type="float">
            <text:p>0</text:p>
          </table:table-cell>
          <table:table-cell table:formula="of:=IF([.F30]=&quot;-&quot;;0;[.F30]-1)" office:value-type="float" office:value="0.01" calcext:value-type="float">
            <text:p>0.01</text:p>
          </table:table-cell>
          <table:table-cell table:formula="of:=IF([.G30]=&quot;-&quot;;0;[.G30]-1)" office:value-type="float" office:value="0" calcext:value-type="float">
            <text:p>0</text:p>
          </table:table-cell>
          <table:table-cell table:formula="of:=IF([.H30]=&quot;-&quot;;0;[.H30]-1)" office:value-type="float" office:value="0" calcext:value-type="float">
            <text:p>0</text:p>
          </table:table-cell>
          <table:table-cell table:formula="of:=IF([.I30]=&quot;-&quot;;0;[.I30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WZ_tau2016</text:p>
          </table:table-cell>
          <table:table-cell office:value-type="string" calcext:value-type="string">
            <text:p>ln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012" calcext:value-type="float">
            <text:p>1.012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IF([.C31]=&quot;-&quot;;0;[.C31]-1)" office:value-type="float" office:value="0" calcext:value-type="float">
            <text:p>0</text:p>
          </table:table-cell>
          <table:table-cell table:formula="of:=IF([.D31]=&quot;-&quot;;0;[.D31]-1)" office:value-type="float" office:value="0" calcext:value-type="float">
            <text:p>0</text:p>
          </table:table-cell>
          <table:table-cell table:formula="of:=IF([.E31]=&quot;-&quot;;0;[.E31]-1)" office:value-type="float" office:value="0" calcext:value-type="float">
            <text:p>0</text:p>
          </table:table-cell>
          <table:table-cell table:formula="of:=IF([.F31]=&quot;-&quot;;0;[.F31]-1)" office:value-type="float" office:value="0.012" calcext:value-type="float">
            <text:p>0.012</text:p>
          </table:table-cell>
          <table:table-cell table:formula="of:=IF([.G31]=&quot;-&quot;;0;[.G31]-1)" office:value-type="float" office:value="0" calcext:value-type="float">
            <text:p>0</text:p>
          </table:table-cell>
          <table:table-cell table:formula="of:=IF([.H31]=&quot;-&quot;;0;[.H31]-1)" office:value-type="float" office:value="0" calcext:value-type="float">
            <text:p>0</text:p>
          </table:table-cell>
          <table:table-cell table:formula="of:=IF([.I31]=&quot;-&quot;;0;[.I31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ZLLNorm2016_mm1j_13TeV2015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/>
          <table:table-cell table:formula="of:=IF([.C32]=&quot;-&quot;;0;[.C32]-1)" office:value-type="float" office:value="0" calcext:value-type="float">
            <text:p>0</text:p>
          </table:table-cell>
          <table:table-cell table:formula="of:=IF([.D32]=&quot;-&quot;;0;[.D32]-1)" office:value-type="float" office:value="1" calcext:value-type="float">
            <text:p>1</text:p>
          </table:table-cell>
          <table:table-cell table:formula="of:=IF([.E32]=&quot;-&quot;;0;[.E32]-1)" office:value-type="float" office:value="0" calcext:value-type="float">
            <text:p>0</text:p>
          </table:table-cell>
          <table:table-cell table:formula="of:=IF([.F32]=&quot;-&quot;;0;[.F32]-1)" office:value-type="float" office:value="0" calcext:value-type="float">
            <text:p>0</text:p>
          </table:table-cell>
          <table:table-cell table:formula="of:=IF([.G32]=&quot;-&quot;;0;[.G32]-1)" office:value-type="float" office:value="0" calcext:value-type="float">
            <text:p>0</text:p>
          </table:table-cell>
          <table:table-cell table:formula="of:=IF([.H32]=&quot;-&quot;;0;[.H32]-1)" office:value-type="float" office:value="0" calcext:value-type="float">
            <text:p>0</text:p>
          </table:table-cell>
          <table:table-cell table:formula="of:=IF([.I32]=&quot;-&quot;;0;[.I32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ZLLFit2016_mm1j_13TeV2015</text:p>
          </table:table-cell>
          <table:table-cell office:value-type="string" calcext:value-type="string">
            <text:p>lnU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EMSyst2016_mm1j_13TeV2015</text:p>
          </table:table-cell>
          <table:table-cell office:value-type="string" calcext:value-type="string">
            <text:p>lnN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-</text:p>
          </table:table-cell>
          <table:table-cell/>
          <table:table-cell table:formula="of:=IF([.C34]=&quot;-&quot;;0;[.C34]-1)" office:value-type="float" office:value="0" calcext:value-type="float">
            <text:p>0</text:p>
          </table:table-cell>
          <table:table-cell table:formula="of:=IF([.D34]=&quot;-&quot;;0;[.D34]-1)" office:value-type="float" office:value="0" calcext:value-type="float">
            <text:p>0</text:p>
          </table:table-cell>
          <table:table-cell table:formula="of:=IF([.E34]=&quot;-&quot;;0;[.E34]-1)" office:value-type="float" office:value="0" calcext:value-type="float">
            <text:p>0</text:p>
          </table:table-cell>
          <table:table-cell table:formula="of:=IF([.F34]=&quot;-&quot;;0;[.F34]-1)" office:value-type="float" office:value="0" calcext:value-type="float">
            <text:p>0</text:p>
          </table:table-cell>
          <table:table-cell table:formula="of:=IF([.G34]=&quot;-&quot;;0;[.G34]-1)" office:value-type="float" office:value="0" calcext:value-type="float">
            <text:p>0</text:p>
          </table:table-cell>
          <table:table-cell table:formula="of:=IF([.H34]=&quot;-&quot;;0;[.H34]-1)" office:value-type="float" office:value="0.2" calcext:value-type="float">
            <text:p>0.2</text:p>
          </table:table-cell>
          <table:table-cell table:formula="of:=IF([.I34]=&quot;-&quot;;0;[.I34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EMNorm2016_mm1j_13TeV2015</text:p>
          </table:table-cell>
          <table:table-cell office:value-type="string" calcext:value-type="string">
            <text:p>gmN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4667" calcext:value-type="float">
            <text:p>0.4667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G8]=0;0;SQRT([.C35])*[.I35]/[.G8])" office:value-type="float" office:value="0.333335714132663" calcext:value-type="float">
            <text:p>0.333335714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CMS_zllhinvmm1j_MVAZHStatBounding2016_13TeV2015_Bin1</text:p>
          </table:table-cell>
          <table:table-cell table:style-name="ce4" office:value-type="string" calcext:value-type="string">
            <text:p>lnN</text:p>
          </table:table-cell>
          <table:table-cell table:style-name="ce4" office:value-type="float" office:value="1.03672" calcext:value-type="float">
            <text:p>1.03672</text:p>
          </table:table-cell>
          <table:table-cell table:number-columns-repeated="6" table:style-name="ce4" office:value-type="string" calcext:value-type="string">
            <text:p>-</text:p>
          </table:table-cell>
          <table:table-cell table:style-name="ce4"/>
          <table:table-cell table:formula="of:=IF([.C36]=&quot;-&quot;;0;[.C36]-1)" office:value-type="float" office:value="0.0367200000000001" calcext:value-type="float">
            <text:p>0.03672</text:p>
          </table:table-cell>
          <table:table-cell table:formula="of:=IF([.D36]=&quot;-&quot;;0;[.D36]-1)" office:value-type="float" office:value="0" calcext:value-type="float">
            <text:p>0</text:p>
          </table:table-cell>
          <table:table-cell table:formula="of:=IF([.E36]=&quot;-&quot;;0;[.E36]-1)" office:value-type="float" office:value="0" calcext:value-type="float">
            <text:p>0</text:p>
          </table:table-cell>
          <table:table-cell table:formula="of:=IF([.F36]=&quot;-&quot;;0;[.F36]-1)" office:value-type="float" office:value="0" calcext:value-type="float">
            <text:p>0</text:p>
          </table:table-cell>
          <table:table-cell table:formula="of:=IF([.G36]=&quot;-&quot;;0;[.G36]-1)" office:value-type="float" office:value="0" calcext:value-type="float">
            <text:p>0</text:p>
          </table:table-cell>
          <table:table-cell table:formula="of:=IF([.H36]=&quot;-&quot;;0;[.H36]-1)" office:value-type="float" office:value="0" calcext:value-type="float">
            <text:p>0</text:p>
          </table:table-cell>
          <table:table-cell table:formula="of:=IF([.I36]=&quot;-&quot;;0;[.I36]-1)" office:value-type="float" office:value="0" calcext:value-type="float">
            <text:p>0</text:p>
          </table:table-cell>
          <table:table-cell table:style-name="ce4" table:number-columns-repeated="1007"/>
        </table:table-row>
        <table:table-row table:style-name="ro1">
          <table:table-cell table:style-name="ce2" office:value-type="string" calcext:value-type="string">
            <text:p>CMS_zllhinvmm1j_MVAZjetsSatBounding2016_13TeV2015_Bin1</text:p>
          </table:table-cell>
          <table:table-cell table:style-name="ce4" office:value-type="string" calcext:value-type="string">
            <text:p>lnN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.49434" calcext:value-type="float">
            <text:p>1.49434</text:p>
          </table:table-cell>
          <table:table-cell table:number-columns-repeated="5" table:style-name="ce4" office:value-type="string" calcext:value-type="string">
            <text:p>-</text:p>
          </table:table-cell>
          <table:table-cell table:style-name="ce4"/>
          <table:table-cell table:formula="of:=IF([.C37]=&quot;-&quot;;0;[.C37]-1)" office:value-type="float" office:value="0" calcext:value-type="float">
            <text:p>0</text:p>
          </table:table-cell>
          <table:table-cell table:formula="of:=IF([.D37]=&quot;-&quot;;0;[.D37]-1)" office:value-type="float" office:value="0.49434" calcext:value-type="float">
            <text:p>0.49434</text:p>
          </table:table-cell>
          <table:table-cell table:formula="of:=IF([.E37]=&quot;-&quot;;0;[.E37]-1)" office:value-type="float" office:value="0" calcext:value-type="float">
            <text:p>0</text:p>
          </table:table-cell>
          <table:table-cell table:formula="of:=IF([.F37]=&quot;-&quot;;0;[.F37]-1)" office:value-type="float" office:value="0" calcext:value-type="float">
            <text:p>0</text:p>
          </table:table-cell>
          <table:table-cell table:formula="of:=IF([.G37]=&quot;-&quot;;0;[.G37]-1)" office:value-type="float" office:value="0" calcext:value-type="float">
            <text:p>0</text:p>
          </table:table-cell>
          <table:table-cell table:formula="of:=IF([.H37]=&quot;-&quot;;0;[.H37]-1)" office:value-type="float" office:value="0" calcext:value-type="float">
            <text:p>0</text:p>
          </table:table-cell>
          <table:table-cell table:formula="of:=IF([.I37]=&quot;-&quot;;0;[.I37]-1)" office:value-type="float" office:value="0" calcext:value-type="float">
            <text:p>0</text:p>
          </table:table-cell>
          <table:table-cell table:style-name="ce4" table:number-columns-repeated="1007"/>
        </table:table-row>
        <table:table-row table:style-name="ro1">
          <table:table-cell table:style-name="ce2" office:value-type="string" calcext:value-type="string">
            <text:p>CMS_zllhinvmm1j_MVAVVVSatBounding2016_13TeV2015_Bin1</text:p>
          </table:table-cell>
          <table:table-cell table:style-name="ce4" office:value-type="string" calcext:value-type="string">
            <text:p>lnN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1.26194" calcext:value-type="float">
            <text:p>1.26194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4"/>
          <table:table-cell table:formula="of:=IF([.C38]=&quot;-&quot;;0;[.C38]-1)" office:value-type="float" office:value="0" calcext:value-type="float">
            <text:p>0</text:p>
          </table:table-cell>
          <table:table-cell table:formula="of:=IF([.D38]=&quot;-&quot;;0;[.D38]-1)" office:value-type="float" office:value="0" calcext:value-type="float">
            <text:p>0</text:p>
          </table:table-cell>
          <table:table-cell table:formula="of:=IF([.E38]=&quot;-&quot;;0;[.E38]-1)" office:value-type="float" office:value="0.26194" calcext:value-type="float">
            <text:p>0.26194</text:p>
          </table:table-cell>
          <table:table-cell table:formula="of:=IF([.F38]=&quot;-&quot;;0;[.F38]-1)" office:value-type="float" office:value="0" calcext:value-type="float">
            <text:p>0</text:p>
          </table:table-cell>
          <table:table-cell table:formula="of:=IF([.G38]=&quot;-&quot;;0;[.G38]-1)" office:value-type="float" office:value="0" calcext:value-type="float">
            <text:p>0</text:p>
          </table:table-cell>
          <table:table-cell table:formula="of:=IF([.H38]=&quot;-&quot;;0;[.H38]-1)" office:value-type="float" office:value="0" calcext:value-type="float">
            <text:p>0</text:p>
          </table:table-cell>
          <table:table-cell table:formula="of:=IF([.I38]=&quot;-&quot;;0;[.I38]-1)" office:value-type="float" office:value="0" calcext:value-type="float">
            <text:p>0</text:p>
          </table:table-cell>
          <table:table-cell table:style-name="ce4" table:number-columns-repeated="1007"/>
        </table:table-row>
        <table:table-row table:style-name="ro1">
          <table:table-cell table:style-name="ce2" office:value-type="string" calcext:value-type="string">
            <text:p>CMS_zllhinvmm1j_MVAWZSatBounding2016_13TeV2015_Bin1</text:p>
          </table:table-cell>
          <table:table-cell table:style-name="ce4" office:value-type="string" calcext:value-type="string">
            <text:p>lnN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1.05752" calcext:value-type="float">
            <text:p>1.05752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/>
          <table:table-cell table:formula="of:=IF([.C39]=&quot;-&quot;;0;[.C39]-1)" office:value-type="float" office:value="0" calcext:value-type="float">
            <text:p>0</text:p>
          </table:table-cell>
          <table:table-cell table:formula="of:=IF([.D39]=&quot;-&quot;;0;[.D39]-1)" office:value-type="float" office:value="0" calcext:value-type="float">
            <text:p>0</text:p>
          </table:table-cell>
          <table:table-cell table:formula="of:=IF([.E39]=&quot;-&quot;;0;[.E39]-1)" office:value-type="float" office:value="0" calcext:value-type="float">
            <text:p>0</text:p>
          </table:table-cell>
          <table:table-cell table:formula="of:=IF([.F39]=&quot;-&quot;;0;[.F39]-1)" office:value-type="float" office:value="0.05752" calcext:value-type="float">
            <text:p>0.05752</text:p>
          </table:table-cell>
          <table:table-cell table:formula="of:=IF([.G39]=&quot;-&quot;;0;[.G39]-1)" office:value-type="float" office:value="0" calcext:value-type="float">
            <text:p>0</text:p>
          </table:table-cell>
          <table:table-cell table:formula="of:=IF([.H39]=&quot;-&quot;;0;[.H39]-1)" office:value-type="float" office:value="0" calcext:value-type="float">
            <text:p>0</text:p>
          </table:table-cell>
          <table:table-cell table:formula="of:=IF([.I39]=&quot;-&quot;;0;[.I39]-1)" office:value-type="float" office:value="0" calcext:value-type="float">
            <text:p>0</text:p>
          </table:table-cell>
          <table:table-cell table:style-name="ce4" table:number-columns-repeated="1007"/>
        </table:table-row>
        <table:table-row table:style-name="ro1">
          <table:table-cell table:style-name="ce2" office:value-type="string" calcext:value-type="string">
            <text:p>CMS_zllhinvmm1j_MVAZZSatBounding2016_13TeV2015_Bin1</text:p>
          </table:table-cell>
          <table:table-cell table:style-name="ce4" office:value-type="string" calcext:value-type="string">
            <text:p>ln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4" office:value-type="float" office:value="1.00648" calcext:value-type="float">
            <text:p>1.00648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/>
          <table:table-cell table:formula="of:=IF([.C40]=&quot;-&quot;;0;[.C40]-1)" office:value-type="float" office:value="0" calcext:value-type="float">
            <text:p>0</text:p>
          </table:table-cell>
          <table:table-cell table:formula="of:=IF([.D40]=&quot;-&quot;;0;[.D40]-1)" office:value-type="float" office:value="0" calcext:value-type="float">
            <text:p>0</text:p>
          </table:table-cell>
          <table:table-cell table:formula="of:=IF([.E40]=&quot;-&quot;;0;[.E40]-1)" office:value-type="float" office:value="0" calcext:value-type="float">
            <text:p>0</text:p>
          </table:table-cell>
          <table:table-cell table:formula="of:=IF([.F40]=&quot;-&quot;;0;[.F40]-1)" office:value-type="float" office:value="0" calcext:value-type="float">
            <text:p>0</text:p>
          </table:table-cell>
          <table:table-cell table:formula="of:=IF([.G40]=&quot;-&quot;;0;[.G40]-1)" office:value-type="float" office:value="0.00648000000000004" calcext:value-type="float">
            <text:p>0.00648</text:p>
          </table:table-cell>
          <table:table-cell table:formula="of:=IF([.H40]=&quot;-&quot;;0;[.H40]-1)" office:value-type="float" office:value="0" calcext:value-type="float">
            <text:p>0</text:p>
          </table:table-cell>
          <table:table-cell table:formula="of:=IF([.I40]=&quot;-&quot;;0;[.I40]-1)" office:value-type="float" office:value="0" calcext:value-type="float">
            <text:p>0</text:p>
          </table:table-cell>
          <table:table-cell table:style-name="ce4" table:number-columns-repeated="1007"/>
        </table:table-row>
        <table:table-row table:style-name="ro1">
          <table:table-cell table:style-name="ce2" office:value-type="string" calcext:value-type="string">
            <text:p>CMS_zllhinvmm1j_MVAEMSatBounding2016_13TeV2015_Bin1</text:p>
          </table:table-cell>
          <table:table-cell table:style-name="ce4" office:value-type="string" calcext:value-type="string">
            <text:p>lnN</text:p>
          </table:table-cell>
          <table:table-cell table:number-columns-repeated="5" table:style-name="ce4" office:value-type="string" calcext:value-type="string">
            <text:p>-</text:p>
          </table:table-cell>
          <table:table-cell table:style-name="ce4" office:value-type="float" office:value="1.15245" calcext:value-type="float">
            <text:p>1.15245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formula="of:=IF([.C41]=&quot;-&quot;;0;[.C41]-1)" office:value-type="float" office:value="0" calcext:value-type="float">
            <text:p>0</text:p>
          </table:table-cell>
          <table:table-cell table:formula="of:=IF([.D41]=&quot;-&quot;;0;[.D41]-1)" office:value-type="float" office:value="0" calcext:value-type="float">
            <text:p>0</text:p>
          </table:table-cell>
          <table:table-cell table:formula="of:=IF([.E41]=&quot;-&quot;;0;[.E41]-1)" office:value-type="float" office:value="0" calcext:value-type="float">
            <text:p>0</text:p>
          </table:table-cell>
          <table:table-cell table:formula="of:=IF([.F41]=&quot;-&quot;;0;[.F41]-1)" office:value-type="float" office:value="0" calcext:value-type="float">
            <text:p>0</text:p>
          </table:table-cell>
          <table:table-cell table:formula="of:=IF([.G41]=&quot;-&quot;;0;[.G41]-1)" office:value-type="float" office:value="0" calcext:value-type="float">
            <text:p>0</text:p>
          </table:table-cell>
          <table:table-cell table:formula="of:=IF([.H41]=&quot;-&quot;;0;[.H41]-1)" office:value-type="float" office:value="0.15245" calcext:value-type="float">
            <text:p>0.15245</text:p>
          </table:table-cell>
          <table:table-cell table:formula="of:=IF([.I41]=&quot;-&quot;;0;[.I41]-1)" office:value-type="float" office:value="0" calcext:value-type="float">
            <text:p>0</text:p>
          </table:table-cell>
          <table:table-cell table:style-name="ce4" table:number-columns-repeated="1007"/>
        </table:table-row>
        <table:table-row table:style-name="ro1">
          <table:table-cell table:style-name="ce2" office:value-type="string" calcext:value-type="string">
            <text:p>CMS_zllhinvmm1j_MVAggZHSatBounding2016_13TeV2015_Bin1</text:p>
          </table:table-cell>
          <table:table-cell table:style-name="ce4" office:value-type="string" calcext:value-type="string">
            <text:p>lnN</text:p>
          </table:table-cell>
          <table:table-cell table:number-columns-repeated="6" table:style-name="ce4" office:value-type="string" calcext:value-type="string">
            <text:p>-</text:p>
          </table:table-cell>
          <table:table-cell table:style-name="ce4" office:value-type="float" office:value="1.01812" calcext:value-type="float">
            <text:p>1.01812</text:p>
          </table:table-cell>
          <table:table-cell table:style-name="ce4"/>
          <table:table-cell table:formula="of:=IF([.C42]=&quot;-&quot;;0;[.C42]-1)" office:value-type="float" office:value="0" calcext:value-type="float">
            <text:p>0</text:p>
          </table:table-cell>
          <table:table-cell table:formula="of:=IF([.D42]=&quot;-&quot;;0;[.D42]-1)" office:value-type="float" office:value="0" calcext:value-type="float">
            <text:p>0</text:p>
          </table:table-cell>
          <table:table-cell table:formula="of:=IF([.E42]=&quot;-&quot;;0;[.E42]-1)" office:value-type="float" office:value="0" calcext:value-type="float">
            <text:p>0</text:p>
          </table:table-cell>
          <table:table-cell table:formula="of:=IF([.F42]=&quot;-&quot;;0;[.F42]-1)" office:value-type="float" office:value="0" calcext:value-type="float">
            <text:p>0</text:p>
          </table:table-cell>
          <table:table-cell table:formula="of:=IF([.G42]=&quot;-&quot;;0;[.G42]-1)" office:value-type="float" office:value="0" calcext:value-type="float">
            <text:p>0</text:p>
          </table:table-cell>
          <table:table-cell table:formula="of:=IF([.H42]=&quot;-&quot;;0;[.H42]-1)" office:value-type="float" office:value="0" calcext:value-type="float">
            <text:p>0</text:p>
          </table:table-cell>
          <table:table-cell table:formula="of:=IF([.I42]=&quot;-&quot;;0;[.I42]-1)" office:value-type="float" office:value="0.0181199999999999" calcext:value-type="float">
            <text:p>0.01812</text:p>
          </table:table-cell>
          <table:table-cell table:style-name="ce4"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sig. % unc</text:p>
          </table:table-cell>
          <table:table-cell table:style-name="ce9" office:value-type="string" calcext:value-type="string">
            <text:p>yield</text:p>
          </table:table-cell>
          <table:table-cell table:style-name="ce5" office:value-type="string" calcext:value-type="string">
            <text:p>Bkg. % unc</text:p>
          </table:table-cell>
          <table:table-cell table:style-name="ce5" office:value-type="string" calcext:value-type="string">
            <text:p>yiel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Yield</text:p>
          </table:table-cell>
          <table:table-cell table:style-name="ce6" office:value-type="string" calcext:value-type="string">
            <text:p>-</text:p>
          </table:table-cell>
          <table:table-cell table:style-name="ce6" table:formula="of:=[.B8]+[.H8]" office:value-type="float" office:value="2.29262" calcext:value-type="float">
            <text:p>2.293</text:p>
          </table:table-cell>
          <table:table-cell table:style-name="ce10" office:value-type="string" calcext:value-type="string">
            <text:p>-</text:p>
          </table:table-cell>
          <table:table-cell table:style-name="ce10" table:formula="of:=[.C8]+[.D8]+[.E8]+[.F8]+[.G8]" office:value-type="float" office:value="15.50621" calcext:value-type="float">
            <text:p>15.506</text:p>
          </table:table-cell>
          <table:table-cell/>
          <table:table-cell table:style-name="ce13"/>
          <table:table-cell table:number-columns-repeated="1017"/>
        </table:table-row>
        <table:table-row table:style-name="ro1">
          <table:table-cell table:style-name="ce3" office:value-type="string" calcext:value-type="string">
            <text:p>Lepton trigger &amp;identification efficiency</text:p>
          </table:table-cell>
          <table:table-cell table:style-name="ce7" table:formula="of:=([.B8]*([.C10]-1+[.C11]-1)+[.H8]*([.I10]-1+[.I11]-1))/([.B8]+[.H8])" office:value-type="percentage" office:value="0.02" calcext:value-type="percentage">
            <text:p>2.0%</text:p>
          </table:table-cell>
          <table:table-cell table:style-name="ce10" table:formula="of:=[.B8]+[.H8]" office:value-type="float" office:value="2.29262" calcext:value-type="float">
            <text:p>2.293</text:p>
          </table:table-cell>
          <table:table-cell table:style-name="ce7" table:formula="of:=([.D8]*([.E10]+[.E11]-2)+[.E8]*([.F10]+[.F11]-2)+[.F8]*([.G10]+[.G11]-2))/([.D8]+[.E8]+[.F8])" office:value-type="percentage" office:value="0.02" calcext:value-type="percentage">
            <text:p>2.0%</text:p>
          </table:table-cell>
          <table:table-cell table:style-name="ce10" table:formula="of:=[.D8]+[.E8]+[.F8]" office:value-type="float" office:value="9.76283" calcext:value-type="float">
            <text:p>9.76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epton momentum scale, resolution</text:p>
          </table:table-cell>
          <table:table-cell table:style-name="ce8" table:formula="of:=([.B8]*([.C12]-1+[.C13]-1)+[.H8]*([.I12]-1+[.I13]-1))/([.B8]+[.H8])" office:value-type="percentage" office:value="0.02" calcext:value-type="percentage">
            <text:p>2.0%</text:p>
          </table:table-cell>
          <table:table-cell table:style-name="ce11" table:formula="of:=[.B8]+[.H8]" office:value-type="float" office:value="2.29262" calcext:value-type="float">
            <text:p>2.293</text:p>
          </table:table-cell>
          <table:table-cell table:style-name="ce7" table:formula="of:=([.D8]*([.E12]+[.E13]-2)+[.E8]*([.F12]+[.F13]-2)+[.F8]*([.G12]+[.G13]-2))/([.D8]+[.E8]+[.F8])" office:value-type="percentage" office:value="0.02" calcext:value-type="percentage">
            <text:p>2.0%</text:p>
          </table:table-cell>
          <table:table-cell table:style-name="ce10" table:formula="of:=[.D8]+[.E8]+[.F8]" office:value-type="float" office:value="9.76283" calcext:value-type="float">
            <text:p>9.76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et energy scale, resolution</text:p>
          </table:table-cell>
          <table:table-cell table:style-name="ce7" table:formula="of:=((RIGHT([.C16]; FIND(&quot;/&quot;; [.C16])-1)-LEFT([.C16]; FIND(&quot;/&quot;; [.C16])-1))/2*[.B8]+(RIGHT([.I16]; FIND(&quot;/&quot;; [.I16])-1)-LEFT([.I16]; FIND(&quot;/&quot;; [.I16])-1))/2*[.H8])/([.B8]+[.H8])" office:value-type="percentage" office:value="0.00278999999999996" calcext:value-type="percentage">
            <text:p>0.3%</text:p>
          </table:table-cell>
          <table:table-cell table:style-name="ce12" table:formula="of:=[.B8]+[.H8]" office:value-type="float" office:value="2.29262" calcext:value-type="float">
            <text:p>2.293</text:p>
          </table:table-cell>
          <table:table-cell table:style-name="ce7" table:formula="of:=((RIGHT([.E16]; FIND(&quot;/&quot;; [.E16])-1)-LEFT([.E16]; FIND(&quot;/&quot;; [.E16])-1))/2*[.D8]+(RIGHT([.F16]; FIND(&quot;/&quot;; [.F16])-1)-LEFT([.F16]; FIND(&quot;/&quot;; [.F16])-1))/2*[.E8]+(RIGHT([.G16]; FIND(&quot;/&quot;; [.G16])-1)-LEFT([.G16]; FIND(&quot;/&quot;; [.G16])-1))/2*[.F8])/([.D8]+[.E8]+[.F8])" office:value-type="percentage" office:value="0.00410789158983606" calcext:value-type="percentage">
            <text:p>0.4%</text:p>
          </table:table-cell>
          <table:table-cell table:style-name="ce10" table:formula="of:=[.D8]+[.E8]+[.F8]" office:value-type="float" office:value="9.76283" calcext:value-type="float">
            <text:p>9.76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-jet tagging efficiency</text:p>
          </table:table-cell>
          <table:table-cell table:style-name="ce7" table:formula="of:=([.B8]*([.C18]-1)+[.H8]*([.C18]-1))/([.B8]+[.H8])" office:value-type="percentage" office:value="0.02" calcext:value-type="percentage">
            <text:p>2.0%</text:p>
          </table:table-cell>
          <table:table-cell table:style-name="ce10" table:formula="of:=[.B8]+[.H8]" office:value-type="float" office:value="2.29262" calcext:value-type="float">
            <text:p>2.293</text:p>
          </table:table-cell>
          <table:table-cell table:style-name="ce7" table:formula="of:=([.D8]*([.E18]-1)+[.E8]*([.F18]-1)+[.F8]*([.G18]-1))/([.D8]+[.E8]+[.F8])" office:value-type="percentage" office:value="0.02" calcext:value-type="percentage">
            <text:p>2.0%</text:p>
          </table:table-cell>
          <table:table-cell table:style-name="ce10" table:formula="of:=[.D8]+[.E8]+[.F8]" office:value-type="float" office:value="9.76283" calcext:value-type="float">
            <text:p>9.76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ileup</text:p>
          </table:table-cell>
          <table:table-cell table:style-name="ce7" table:formula="of:=((RIGHT([.C14]; FIND(&quot;/&quot;; [.C14])-1)-LEFT([.C14]; FIND(&quot;/&quot;; [.C14])-1))/2*[.B8]+(RIGHT([.I14]; FIND(&quot;/&quot;; [.I14])-1)-LEFT([.I14]; FIND(&quot;/&quot;; [.I14])-1))/2*[.H8])/([.B8]+[.H8])" office:value-type="percentage" office:value="0.01173" calcext:value-type="percentage">
            <text:p>1.2%</text:p>
          </table:table-cell>
          <table:table-cell table:style-name="ce10" table:formula="of:=[.B8]+[.H8]" office:value-type="float" office:value="2.29262" calcext:value-type="float">
            <text:p>2.293</text:p>
          </table:table-cell>
          <table:table-cell table:style-name="ce7" table:formula="of:=((RIGHT([.E14]; FIND(&quot;/&quot;; [.E14])-1)-LEFT([.E14]; FIND(&quot;/&quot;; [.E14])-1))/2*[.D8]+(RIGHT([.F14]; FIND(&quot;/&quot;; [.F14])-1)-LEFT([.F14]; FIND(&quot;/&quot;; [.F14])-1))/2*[.E8]+(RIGHT([.G14]; FIND(&quot;/&quot;; [.G14])-1)-LEFT([.G14]; FIND(&quot;/&quot;; [.G14])-1))/2*[.F8])/([.D8]+[.E8]+[.F8])" office:value-type="percentage" office:value="0.00585650356505229" calcext:value-type="percentage">
            <text:p>0.6%</text:p>
          </table:table-cell>
          <table:table-cell table:style-name="ce10" table:formula="of:=[.D8]+[.E8]+[.F8]" office:value-type="float" office:value="9.76283" calcext:value-type="float">
            <text:p>9.76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fficiency for missed lepton (WZ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([.F30]+[.F31]-2)" office:value-type="percentage" office:value="0.0220000000000002" calcext:value-type="percentage">
            <text:p>2.2%</text:p>
          </table:table-cell>
          <table:table-cell table:style-name="ce10" table:formula="of:=[.E8]" office:value-type="float" office:value="3.0593" calcext:value-type="float">
            <text:p>3.05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DF, αS,</text:p>
          </table:table-cell>
          <table:table-cell table:style-name="ce7" table:formula="of:=(([.C19]+[.C20]-2)*[.B8]+([.I24]-1)*[.H8])/([.B8]+[.H8])" office:value-type="percentage" office:value="0.0526659413247728" calcext:value-type="percentage">
            <text:p>5.3%</text:p>
          </table:table-cell>
          <table:table-cell table:style-name="ce10" table:formula="of:=[.B8]+[.H8]" office:value-type="float" office:value="2.29262" calcext:value-type="float">
            <text:p>2.293</text:p>
          </table:table-cell>
          <table:table-cell table:style-name="ce7" table:formula="of:=(([.E19]-1)*[.D8]+([.F19]-1)*[.E8]+([.G19]-1)*[.F8])/([.D8]+[.E8]+[.F8])" office:value-type="percentage" office:value="0.0135934299275927" calcext:value-type="percentage">
            <text:p>1.4%</text:p>
          </table:table-cell>
          <table:table-cell table:style-name="ce11" table:formula="of:=[.D8]+[.E8]+[.F8]" office:value-type="float" office:value="9.76283" calcext:value-type="float">
            <text:p>9.76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nderlying event</text:p>
          </table:table-cell>
          <table:table-cell table:style-name="ce7" table:formula="of:=(([.C17]-1)*[.B8]+([.I17]-1)*[.H8])/([.B8]+[.H8])" office:value-type="percentage" office:value="0.03" calcext:value-type="percentage">
            <text:p>3.0%</text:p>
          </table:table-cell>
          <table:table-cell table:style-name="ce10" table:formula="of:=[.B8]+[.H8]" office:value-type="float" office:value="2.29262" calcext:value-type="float">
            <text:p>2.293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actorization, renormalization scales (signal)</text:p>
          </table:table-cell>
          <table:table-cell table:style-name="ce7" table:formula="of:=(([.C22]+[.C23]-2)*[.B8]+([.I24]-1)*[.H8])/([.B8]+[.H8])" office:value-type="percentage" office:value="0.116068363357207" calcext:value-type="percentage">
            <text:p>11.6%</text:p>
          </table:table-cell>
          <table:table-cell table:style-name="ce10" table:formula="of:=[.B8]+[.H8]" office:value-type="float" office:value="2.29262" calcext:value-type="float">
            <text:p>2.293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actorization, renormalization scales (VV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((([.F26]-1)*[.E8]+([.G26]-1)*[.F8]))/([.E8]+[.F8])" office:value-type="percentage" office:value="0.0230227795329677" calcext:value-type="percentage">
            <text:p>2.3%</text:p>
          </table:table-cell>
          <table:table-cell table:style-name="ce10" table:formula="of:=[.E8]+[.F8]" office:value-type="float" office:value="9.73937" calcext:value-type="float">
            <text:p>9.73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actorization, renormalization scales (VVV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[.E25]-1" office:value-type="percentage" office:value="0.0499700000000001" calcext:value-type="percentage">
            <text:p>5.0%</text:p>
          </table:table-cell>
          <table:table-cell table:style-name="ce10" table:formula="of:=[.D8]" office:value-type="float" office:value="0.02346" calcext:value-type="float">
            <text:p>0.02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lectroweak corrections on qq VV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(((ABS(RIGHT([.F27];FIND(&quot;/&quot;;[.F27])-1)-LEFT([.F27];FIND(&quot;/&quot;;[.F27])-1))/2)*[.E8]+(ABS(RIGHT([.G28];FIND(&quot;/&quot;;[.G28])-1)-LEFT([.G28];FIND(&quot;/&quot;;[.G28])-1))/2+ABS(RIGHT([.G29];FIND(&quot;/&quot;;[.G29])-1)-LEFT([.G29];FIND(&quot;/&quot;;[.G29])-1))/2)*[.F8]))/([.E8]+[.F8])" office:value-type="percentage" office:value="0.0597536120508821" calcext:value-type="percentage">
            <text:p>6.0%</text:p>
          </table:table-cell>
          <table:table-cell table:style-name="ce10" table:formula="of:=[.E8]+[.F8]" office:value-type="float" office:value="9.73937" calcext:value-type="float">
            <text:p>9.73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Y normalization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([.D32]-1)" office:value-type="percentage" office:value="1" calcext:value-type="percentage">
            <text:p>100.0%</text:p>
          </table:table-cell>
          <table:table-cell table:style-name="ce10" table:formula="of:=[.C8]" office:value-type="float" office:value="1.54311" calcext:value-type="float">
            <text:p>1.54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t, tW, W+ W~H~R , W+ jets normalization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IF([.G8]=0; 0; SQRT([.C35])*[.I35]/[.G8])" office:value-type="percentage" office:value="0.333335714132663" calcext:value-type="percentage">
            <text:p>33.3%</text:p>
          </table:table-cell>
          <table:table-cell table:style-name="ce10" table:formula="of:=[.G8]" office:value-type="float" office:value="4.20027" calcext:value-type="float">
            <text:p>4.2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C statistics (signal)</text:p>
          </table:table-cell>
          <table:table-cell table:style-name="ce7" table:formula="of:=SQRT((([.C36]-1)*[.B8])^2+(([.I42]-1)*[.H8])^2)/([.B8]+[.H8])" office:value-type="percentage" office:value="0.0310738585575165" calcext:value-type="percentage">
            <text:p>3.1%</text:p>
          </table:table-cell>
          <table:table-cell table:style-name="ce10" table:formula="of:=[.B8]+[.H8]" office:value-type="float" office:value="2.29262" calcext:value-type="float">
            <text:p>2.293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C statistics (ZZ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[.C36]-1" office:value-type="percentage" office:value="0.0367200000000001" calcext:value-type="percentage">
            <text:p>3.7%</text:p>
          </table:table-cell>
          <table:table-cell table:style-name="ce10" table:formula="of:=[.F8]" office:value-type="float" office:value="6.68007" calcext:value-type="float">
            <text:p>6.68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C statistics (WZ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[.F39]-1" office:value-type="percentage" office:value="0.05752" calcext:value-type="percentage">
            <text:p>5.8%</text:p>
          </table:table-cell>
          <table:table-cell table:style-name="ce10" table:formula="of:=[.E8]" office:value-type="float" office:value="3.0593" calcext:value-type="float">
            <text:p>3.05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C statistics (VVV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[.E38]-1" office:value-type="percentage" office:value="0.26194" calcext:value-type="percentage">
            <text:p>26.2%</text:p>
          </table:table-cell>
          <table:table-cell table:style-name="ce10" table:formula="of:=[.D8]" office:value-type="float" office:value="0.02346" calcext:value-type="float">
            <text:p>0.02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C statistics (DY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([.D37]-1)" office:value-type="percentage" office:value="0.49434" calcext:value-type="percentage">
            <text:p>49.4%</text:p>
          </table:table-cell>
          <table:table-cell table:style-name="ce10" table:formula="of:=[.C8]" office:value-type="float" office:value="1.54311" calcext:value-type="float">
            <text:p>1.54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C statistics (tt, tW, W+ W~H~R )~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([.H41]-1)" office:value-type="percentage" office:value="0.15245" calcext:value-type="percentage">
            <text:p>15.2%</text:p>
          </table:table-cell>
          <table:table-cell table:style-name="ce10" table:formula="of:=[.G8]" office:value-type="float" office:value="4.20027" calcext:value-type="float">
            <text:p>4.200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n2" table:style-name="ta1">
        <table:table-column table:style-name="co8" table:default-cell-style-name="Default"/>
        <table:table-column table:style-name="co2" table:number-columns-repeated="9" table:default-cell-style-name="Default"/>
        <table:table-column table:style-name="co2" table:number-columns-repeated="7" table:default-cell-style-name="ce1"/>
        <table:table-column table:style-name="co2" table:number-columns-repeated="1007" table:default-cell-style-name="Default"/>
        <table:table-row table:style-name="ro1">
          <table:table-cell office:value-type="string" calcext:value-type="string">
            <text:p>i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hannels</text:p>
          </table:table-cell>
          <table:table-cell table:number-columns-repeated="5"/>
          <table:table-cell table:style-name="Default" table:number-columns-repeated="7"/>
          <table:table-cell table:number-columns-repeated="1007"/>
        </table:table-row>
        <table:table-row table:style-name="ro1">
          <table:table-cell office:value-type="string" calcext:value-type="string">
            <text:p>jmax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ackground</text:p>
          </table:table-cell>
          <table:table-cell table:number-columns-repeated="5"/>
          <table:table-cell table:style-name="Default" table:number-columns-repeated="7"/>
          <table:table-cell table:number-columns-repeated="1007"/>
        </table:table-row>
        <table:table-row table:style-name="ro1">
          <table:table-cell office:value-type="string" calcext:value-type="string">
            <text:p>kmax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uisance</text:p>
          </table:table-cell>
          <table:table-cell office:value-type="string" calcext:value-type="string">
            <text:p>parameters</text:p>
          </table:table-cell>
          <table:table-cell table:number-columns-repeated="4"/>
          <table:table-cell table:style-name="Default" table:number-columns-repeated="7"/>
          <table:table-cell table:number-columns-repeated="1007"/>
        </table:table-row>
        <table:table-row table:style-name="ro1">
          <table:table-cell office:value-type="string" calcext:value-type="string">
            <text:p>Observation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Default" table:number-columns-repeated="7"/>
          <table:table-cell table:number-columns-repeated="1007"/>
        </table:table-row>
        <table:table-row table:style-name="ro1">
          <table:table-cell office:value-type="string" calcext:value-type="string">
            <text:p>bin</text:p>
          </table:table-cell>
          <table:table-cell table:number-columns-repeated="7" office:value-type="string" calcext:value-type="string">
            <text:p>hinvmm1j13TeV20152</text:p>
          </table:table-cell>
          <table:table-cell table:number-columns-repeated="2"/>
          <table:table-cell table:style-name="Default" table:number-columns-repeated="7"/>
          <table:table-cell table:number-columns-repeated="1007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ZH_hinv</text:p>
          </table:table-cell>
          <table:table-cell office:value-type="string" calcext:value-type="string">
            <text:p>Zjets</text:p>
          </table:table-cell>
          <table:table-cell office:value-type="string" calcext:value-type="string">
            <text:p>VVV</text:p>
          </table:table-cell>
          <table:table-cell office:value-type="string" calcext:value-type="string">
            <text:p>WZ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ggZH_hinv</text:p>
          </table:table-cell>
          <table:table-cell table:number-columns-repeated="2"/>
          <table:table-cell table:style-name="ce5" office:value-type="string" calcext:value-type="string">
            <text:p>ZH_hinv</text:p>
          </table:table-cell>
          <table:table-cell table:style-name="ce5" office:value-type="string" calcext:value-type="string">
            <text:p>Zjets</text:p>
          </table:table-cell>
          <table:table-cell table:style-name="ce5" office:value-type="string" calcext:value-type="string">
            <text:p>VVV</text:p>
          </table:table-cell>
          <table:table-cell table:style-name="ce5" office:value-type="string" calcext:value-type="string">
            <text:p>WZ</text:p>
          </table:table-cell>
          <table:table-cell table:style-name="ce5" office:value-type="string" calcext:value-type="string">
            <text:p>ZZ</text:p>
          </table:table-cell>
          <table:table-cell table:style-name="ce5" office:value-type="string" calcext:value-type="string">
            <text:p>EM</text:p>
          </table:table-cell>
          <table:table-cell table:style-name="ce5" office:value-type="string" calcext:value-type="string">
            <text:p>ggZH_hinv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oc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te</text:p>
          </table:table-cell>
          <table:table-cell office:value-type="float" office:value="1.55066" calcext:value-type="float">
            <text:p>1.55066</text:p>
          </table:table-cell>
          <table:table-cell office:value-type="float" office:value="0" calcext:value-type="float">
            <text:p>0</text:p>
          </table:table-cell>
          <table:table-cell office:value-type="float" office:value="0.0161" calcext:value-type="float">
            <text:p>0.0161</text:p>
          </table:table-cell>
          <table:table-cell office:value-type="float" office:value="1.75587" calcext:value-type="float">
            <text:p>1.75587</text:p>
          </table:table-cell>
          <table:table-cell office:value-type="float" office:value="3.98376" calcext:value-type="float">
            <text:p>3.98376</text:p>
          </table:table-cell>
          <table:table-cell office:value-type="float" office:value="1.00547" calcext:value-type="float">
            <text:p>1.00547</text:p>
          </table:table-cell>
          <table:table-cell office:value-type="float" office:value="0.42425" calcext:value-type="float">
            <text:p>0.42425</text:p>
          </table:table-cell>
          <table:table-cell table:number-columns-repeated="2"/>
          <table:table-cell table:formula="of:=[.B8]" office:value-type="float" office:value="1.55066" calcext:value-type="float">
            <text:p>1.55066</text:p>
          </table:table-cell>
          <table:table-cell table:formula="of:=[.C8]" office:value-type="float" office:value="0" calcext:value-type="float">
            <text:p>0</text:p>
          </table:table-cell>
          <table:table-cell table:formula="of:=[.D8]" office:value-type="float" office:value="0.0161" calcext:value-type="float">
            <text:p>0.0161</text:p>
          </table:table-cell>
          <table:table-cell table:formula="of:=[.E8]" office:value-type="float" office:value="1.75587" calcext:value-type="float">
            <text:p>1.75587</text:p>
          </table:table-cell>
          <table:table-cell table:formula="of:=[.F8]" office:value-type="float" office:value="3.98376" calcext:value-type="float">
            <text:p>3.98376</text:p>
          </table:table-cell>
          <table:table-cell table:formula="of:=[.G8]" office:value-type="float" office:value="1.00547" calcext:value-type="float">
            <text:p>1.00547</text:p>
          </table:table-cell>
          <table:table-cell table:formula="of:=[.H8]" office:value-type="float" office:value="0.42425" calcext:value-type="float">
            <text:p>0.424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mi2106_13TeV2015</text:p>
          </table:table-cell>
          <table:table-cell office:value-type="string" calcext:value-type="string">
            <text:p>lnN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.05" calcext:value-type="float">
            <text:p>1.05</text:p>
          </table:table-cell>
          <table:table-cell office:value-type="string" calcext:value-type="string">
            <text:p>-</text:p>
          </table:table-cell>
          <table:table-cell office:value-type="float" office:value="1.05" calcext:value-type="float">
            <text:p>1.05</text:p>
          </table:table-cell>
          <table:table-cell/>
          <table:table-cell table:style-name="Default" table:number-columns-repeated="7"/>
          <table:table-cell table:number-columns-repeated="1007"/>
        </table:table-row>
        <table:table-row table:style-name="ro1">
          <table:table-cell office:value-type="string" calcext:value-type="string">
            <text:p>CMS_eff2016_m</text:p>
          </table:table-cell>
          <table:table-cell office:value-type="string" calcext:value-type="string">
            <text:p>lnN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.02" calcext:value-type="float">
            <text:p>1.02</text:p>
          </table:table-cell>
          <table:table-cell office:value-type="string" calcext:value-type="string">
            <text:p>-</text:p>
          </table:table-cell>
          <table:table-cell office:value-type="float" office:value="1.02" calcext:value-type="float">
            <text:p>1.02</text:p>
          </table:table-cell>
          <table:table-cell/>
          <table:table-cell table:formula="of:=IF([.C10]=&quot;-&quot;;0;[.C10]-1)" office:value-type="float" office:value="0.02" calcext:value-type="float">
            <text:p>0.02</text:p>
          </table:table-cell>
          <table:table-cell table:formula="of:=IF([.D10]=&quot;-&quot;;0;[.D10]-1)" office:value-type="float" office:value="0" calcext:value-type="float">
            <text:p>0</text:p>
          </table:table-cell>
          <table:table-cell table:formula="of:=IF([.E10]=&quot;-&quot;;0;[.E10]-1)" office:value-type="float" office:value="0.02" calcext:value-type="float">
            <text:p>0.02</text:p>
          </table:table-cell>
          <table:table-cell table:formula="of:=IF([.F10]=&quot;-&quot;;0;[.F10]-1)" office:value-type="float" office:value="0.02" calcext:value-type="float">
            <text:p>0.02</text:p>
          </table:table-cell>
          <table:table-cell table:formula="of:=IF([.G10]=&quot;-&quot;;0;[.G10]-1)" office:value-type="float" office:value="0.02" calcext:value-type="float">
            <text:p>0.02</text:p>
          </table:table-cell>
          <table:table-cell table:formula="of:=IF([.H10]=&quot;-&quot;;0;[.H10]-1)" office:value-type="float" office:value="0" calcext:value-type="float">
            <text:p>0</text:p>
          </table:table-cell>
          <table:table-cell table:formula="of:=IF([.I10]=&quot;-&quot;;0;[.I10]-1)" office:value-type="float" office:value="0.02" calcext:value-type="float">
            <text:p>0.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eff2016_e</text:p>
          </table:table-cell>
          <table:table-cell office:value-type="string" calcext:value-type="string">
            <text:p>l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11]=&quot;-&quot;;0;[.C11]-1)" office:value-type="float" office:value="0" calcext:value-type="float">
            <text:p>0</text:p>
          </table:table-cell>
          <table:table-cell table:formula="of:=IF([.D11]=&quot;-&quot;;0;[.D11]-1)" office:value-type="float" office:value="0" calcext:value-type="float">
            <text:p>0</text:p>
          </table:table-cell>
          <table:table-cell table:formula="of:=IF([.E11]=&quot;-&quot;;0;[.E11]-1)" office:value-type="float" office:value="0" calcext:value-type="float">
            <text:p>0</text:p>
          </table:table-cell>
          <table:table-cell table:formula="of:=IF([.F11]=&quot;-&quot;;0;[.F11]-1)" office:value-type="float" office:value="0" calcext:value-type="float">
            <text:p>0</text:p>
          </table:table-cell>
          <table:table-cell table:formula="of:=IF([.G11]=&quot;-&quot;;0;[.G11]-1)" office:value-type="float" office:value="0" calcext:value-type="float">
            <text:p>0</text:p>
          </table:table-cell>
          <table:table-cell table:formula="of:=IF([.H11]=&quot;-&quot;;0;[.H11]-1)" office:value-type="float" office:value="0" calcext:value-type="float">
            <text:p>0</text:p>
          </table:table-cell>
          <table:table-cell table:formula="of:=IF([.I11]=&quot;-&quot;;0;[.I11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scale2016_m</text:p>
          </table:table-cell>
          <table:table-cell office:value-type="string" calcext:value-type="string">
            <text:p>lnN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.01" calcext:value-type="float">
            <text:p>1.01</text:p>
          </table:table-cell>
          <table:table-cell office:value-type="string" calcext:value-type="string">
            <text:p>-</text:p>
          </table:table-cell>
          <table:table-cell office:value-type="float" office:value="1.01" calcext:value-type="float">
            <text:p>1.01</text:p>
          </table:table-cell>
          <table:table-cell/>
          <table:table-cell table:formula="of:=IF([.C12]=&quot;-&quot;;0;[.C12]-1)" office:value-type="float" office:value="0.01" calcext:value-type="float">
            <text:p>0.01</text:p>
          </table:table-cell>
          <table:table-cell table:formula="of:=IF([.D12]=&quot;-&quot;;0;[.D12]-1)" office:value-type="float" office:value="0" calcext:value-type="float">
            <text:p>0</text:p>
          </table:table-cell>
          <table:table-cell table:formula="of:=IF([.E12]=&quot;-&quot;;0;[.E12]-1)" office:value-type="float" office:value="0.01" calcext:value-type="float">
            <text:p>0.01</text:p>
          </table:table-cell>
          <table:table-cell table:formula="of:=IF([.F12]=&quot;-&quot;;0;[.F12]-1)" office:value-type="float" office:value="0.01" calcext:value-type="float">
            <text:p>0.01</text:p>
          </table:table-cell>
          <table:table-cell table:formula="of:=IF([.G12]=&quot;-&quot;;0;[.G12]-1)" office:value-type="float" office:value="0.01" calcext:value-type="float">
            <text:p>0.01</text:p>
          </table:table-cell>
          <table:table-cell table:formula="of:=IF([.H12]=&quot;-&quot;;0;[.H12]-1)" office:value-type="float" office:value="0" calcext:value-type="float">
            <text:p>0</text:p>
          </table:table-cell>
          <table:table-cell table:formula="of:=IF([.I12]=&quot;-&quot;;0;[.I12]-1)" office:value-type="float" office:value="0.01" calcext:value-type="float">
            <text:p>0.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scale2016_e</text:p>
          </table:table-cell>
          <table:table-cell office:value-type="string" calcext:value-type="string">
            <text:p>lnN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.01" calcext:value-type="float">
            <text:p>1.01</text:p>
          </table:table-cell>
          <table:table-cell office:value-type="string" calcext:value-type="string">
            <text:p>-</text:p>
          </table:table-cell>
          <table:table-cell office:value-type="float" office:value="1.01" calcext:value-type="float">
            <text:p>1.01</text:p>
          </table:table-cell>
          <table:table-cell/>
          <table:table-cell table:formula="of:=IF([.C13]=&quot;-&quot;;0;[.C13]-1)" office:value-type="float" office:value="0.01" calcext:value-type="float">
            <text:p>0.01</text:p>
          </table:table-cell>
          <table:table-cell table:formula="of:=IF([.D13]=&quot;-&quot;;0;[.D13]-1)" office:value-type="float" office:value="0" calcext:value-type="float">
            <text:p>0</text:p>
          </table:table-cell>
          <table:table-cell table:formula="of:=IF([.E13]=&quot;-&quot;;0;[.E13]-1)" office:value-type="float" office:value="0.01" calcext:value-type="float">
            <text:p>0.01</text:p>
          </table:table-cell>
          <table:table-cell table:formula="of:=IF([.F13]=&quot;-&quot;;0;[.F13]-1)" office:value-type="float" office:value="0.01" calcext:value-type="float">
            <text:p>0.01</text:p>
          </table:table-cell>
          <table:table-cell table:formula="of:=IF([.G13]=&quot;-&quot;;0;[.G13]-1)" office:value-type="float" office:value="0.01" calcext:value-type="float">
            <text:p>0.01</text:p>
          </table:table-cell>
          <table:table-cell table:formula="of:=IF([.H13]=&quot;-&quot;;0;[.H13]-1)" office:value-type="float" office:value="0" calcext:value-type="float">
            <text:p>0</text:p>
          </table:table-cell>
          <table:table-cell table:formula="of:=IF([.I13]=&quot;-&quot;;0;[.I13]-1)" office:value-type="float" office:value="0.01" calcext:value-type="float">
            <text:p>0.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pu2016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0.98378/1.018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02000/0.98000</text:p>
          </table:table-cell>
          <table:table-cell office:value-type="string" calcext:value-type="string">
            <text:p>0.99149/1.00885</text:p>
          </table:table-cell>
          <table:table-cell office:value-type="string" calcext:value-type="string">
            <text:p>0.99493/1.005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8378/1.01867</text:p>
          </table:table-cell>
          <table:table-cell/>
          <table:table-cell table:formula="of:=IF([.C14]=&quot;-&quot;;0;(RIGHT([.C14];FIND(&quot;/&quot;;[.C14])-1)-LEFT([.C14];FIND(&quot;/&quot;;[.C14])-1))/2)" office:value-type="float" office:value="0.0174449999999999" calcext:value-type="float">
            <text:p>0.017445</text:p>
          </table:table-cell>
          <table:table-cell table:formula="of:=IF([.D14]=&quot;-&quot;;0;(RIGHT([.D14];FIND(&quot;/&quot;;[.D14])-1)-LEFT([.D14];FIND(&quot;/&quot;;[.D14])-1))/2)" office:value-type="float" office:value="0" calcext:value-type="float">
            <text:p>0</text:p>
          </table:table-cell>
          <table:table-cell table:formula="of:=IF([.E14]=&quot;-&quot;;0;(RIGHT([.E14];FIND(&quot;/&quot;;[.E14])-1)-LEFT([.E14];FIND(&quot;/&quot;;[.E14])-1))/2)" office:value-type="float" office:value="-0.02" calcext:value-type="float">
            <text:p>-0.02</text:p>
          </table:table-cell>
          <table:table-cell table:formula="of:=IF([.F14]=&quot;-&quot;;0;(RIGHT([.F14];FIND(&quot;/&quot;;[.F14])-1)-LEFT([.F14];FIND(&quot;/&quot;;[.F14])-1))/2)" office:value-type="float" office:value="0.00867999999999997" calcext:value-type="float">
            <text:p>0.00868</text:p>
          </table:table-cell>
          <table:table-cell table:formula="of:=IF([.G14]=&quot;-&quot;;0;(RIGHT([.G14];FIND(&quot;/&quot;;[.G14])-1)-LEFT([.G14];FIND(&quot;/&quot;;[.G14])-1))/2)" office:value-type="float" office:value="0.00524999999999998" calcext:value-type="float">
            <text:p>0.00525</text:p>
          </table:table-cell>
          <table:table-cell table:formula="of:=IF([.H14]=&quot;-&quot;;0;(RIGHT([.H14];FIND(&quot;/&quot;;[.H14])-1)-LEFT([.H14];FIND(&quot;/&quot;;[.H14])-1))/2)" office:value-type="float" office:value="0" calcext:value-type="float">
            <text:p>0</text:p>
          </table:table-cell>
          <table:table-cell table:formula="of:=IF([.I14]=&quot;-&quot;;0;(RIGHT([.I14];FIND(&quot;/&quot;;[.I14])-1)-LEFT([.I14];FIND(&quot;/&quot;;[.I14])-1))/2)" office:value-type="float" office:value="0.0174449999999999" calcext:value-type="float">
            <text:p>0.0174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scale_met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0.99800/1.00200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0.99800/1.002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9800/1.00200</text:p>
          </table:table-cell>
          <table:table-cell/>
          <table:table-cell table:formula="of:=IF([.C15]=&quot;-&quot;;0;(RIGHT([.C15];FIND(&quot;/&quot;;[.C15])-1)-LEFT([.C15];FIND(&quot;/&quot;;[.C15])-1))/2)" office:value-type="float" office:value="0.00199999999999995" calcext:value-type="float">
            <text:p>0.002</text:p>
          </table:table-cell>
          <table:table-cell table:formula="of:=IF([.D15]=&quot;-&quot;;0;(RIGHT([.D15];FIND(&quot;/&quot;;[.D15])-1)-LEFT([.D15];FIND(&quot;/&quot;;[.D15])-1))/2)" office:value-type="float" office:value="0" calcext:value-type="float">
            <text:p>0</text:p>
          </table:table-cell>
          <table:table-cell table:formula="of:=IF([.E15]=&quot;-&quot;;0;(RIGHT([.E15];FIND(&quot;/&quot;;[.E15])-1)-LEFT([.E15];FIND(&quot;/&quot;;[.E15])-1))/2)" office:value-type="float" office:value="0.00199999999999995" calcext:value-type="float">
            <text:p>0.002</text:p>
          </table:table-cell>
          <table:table-cell table:formula="of:=IF([.F15]=&quot;-&quot;;0;(RIGHT([.F15];FIND(&quot;/&quot;;[.F15])-1)-LEFT([.F15];FIND(&quot;/&quot;;[.F15])-1))/2)" office:value-type="float" office:value="0.00199999999999995" calcext:value-type="float">
            <text:p>0.002</text:p>
          </table:table-cell>
          <table:table-cell table:formula="of:=IF([.G15]=&quot;-&quot;;0;(RIGHT([.G15];FIND(&quot;/&quot;;[.G15])-1)-LEFT([.G15];FIND(&quot;/&quot;;[.G15])-1))/2)" office:value-type="float" office:value="0.00199999999999995" calcext:value-type="float">
            <text:p>0.002</text:p>
          </table:table-cell>
          <table:table-cell table:formula="of:=IF([.H15]=&quot;-&quot;;0;(RIGHT([.H15];FIND(&quot;/&quot;;[.H15])-1)-LEFT([.H15];FIND(&quot;/&quot;;[.H15])-1))/2)" office:value-type="float" office:value="0" calcext:value-type="float">
            <text:p>0</text:p>
          </table:table-cell>
          <table:table-cell table:formula="of:=IF([.I15]=&quot;-&quot;;0;(RIGHT([.I15];FIND(&quot;/&quot;;[.I15])-1)-LEFT([.I15];FIND(&quot;/&quot;;[.I15])-1))/2)" office:value-type="float" office:value="0.00199999999999995" calcext:value-type="float">
            <text:p>0.0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scale_j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0.99766/1.001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6467/1.11765</text:p>
          </table:table-cell>
          <table:table-cell office:value-type="string" calcext:value-type="string">
            <text:p>1.00000/1.01737</text:p>
          </table:table-cell>
          <table:table-cell office:value-type="string" calcext:value-type="string">
            <text:p>0.99705/1.002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9766/1.00157</text:p>
          </table:table-cell>
          <table:table-cell/>
          <table:table-cell table:formula="of:=IF([.C16]=&quot;-&quot;;0;(RIGHT([.C16];FIND(&quot;/&quot;;[.C16])-1)-LEFT([.C16];FIND(&quot;/&quot;;[.C16])-1))/2)" office:value-type="float" office:value="0.00195499999999998" calcext:value-type="float">
            <text:p>0.001955</text:p>
          </table:table-cell>
          <table:table-cell table:formula="of:=IF([.D16]=&quot;-&quot;;0;(RIGHT([.D16];FIND(&quot;/&quot;;[.D16])-1)-LEFT([.D16];FIND(&quot;/&quot;;[.D16])-1))/2)" office:value-type="float" office:value="0" calcext:value-type="float">
            <text:p>0</text:p>
          </table:table-cell>
          <table:table-cell table:formula="of:=IF([.E16]=&quot;-&quot;;0;(RIGHT([.E16];FIND(&quot;/&quot;;[.E16])-1)-LEFT([.E16];FIND(&quot;/&quot;;[.E16])-1))/2)" office:value-type="float" office:value="0.07649" calcext:value-type="float">
            <text:p>0.07649</text:p>
          </table:table-cell>
          <table:table-cell table:formula="of:=IF([.F16]=&quot;-&quot;;0;(RIGHT([.F16];FIND(&quot;/&quot;;[.F16])-1)-LEFT([.F16];FIND(&quot;/&quot;;[.F16])-1))/2)" office:value-type="float" office:value="0.00868500000000005" calcext:value-type="float">
            <text:p>0.008685</text:p>
          </table:table-cell>
          <table:table-cell table:formula="of:=IF([.G16]=&quot;-&quot;;0;(RIGHT([.G16];FIND(&quot;/&quot;;[.G16])-1)-LEFT([.G16];FIND(&quot;/&quot;;[.G16])-1))/2)" office:value-type="float" office:value="0.00261499999999998" calcext:value-type="float">
            <text:p>0.002615</text:p>
          </table:table-cell>
          <table:table-cell table:formula="of:=IF([.H16]=&quot;-&quot;;0;(RIGHT([.H16];FIND(&quot;/&quot;;[.H16])-1)-LEFT([.H16];FIND(&quot;/&quot;;[.H16])-1))/2)" office:value-type="float" office:value="0" calcext:value-type="float">
            <text:p>0</text:p>
          </table:table-cell>
          <table:table-cell table:formula="of:=IF([.I16]=&quot;-&quot;;0;(RIGHT([.I16];FIND(&quot;/&quot;;[.I16])-1)-LEFT([.I16];FIND(&quot;/&quot;;[.I16])-1))/2)" office:value-type="float" office:value="0.00195499999999998" calcext:value-type="float">
            <text:p>0.0019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EPS</text:p>
          </table:table-cell>
          <table:table-cell office:value-type="string" calcext:value-type="string">
            <text:p>lnN</text:p>
          </table:table-cell>
          <table:table-cell office:value-type="float" office:value="1.03" calcext:value-type="float">
            <text:p>1.0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03" calcext:value-type="float">
            <text:p>1.03</text:p>
          </table:table-cell>
          <table:table-cell/>
          <table:table-cell table:formula="of:=IF([.C17]=&quot;-&quot;;0;[.C17]-1)" office:value-type="float" office:value="0.03" calcext:value-type="float">
            <text:p>0.03</text:p>
          </table:table-cell>
          <table:table-cell table:formula="of:=IF([.D17]=&quot;-&quot;;0;[.D17]-1)" office:value-type="float" office:value="0" calcext:value-type="float">
            <text:p>0</text:p>
          </table:table-cell>
          <table:table-cell table:formula="of:=IF([.E17]=&quot;-&quot;;0;[.E17]-1)" office:value-type="float" office:value="0" calcext:value-type="float">
            <text:p>0</text:p>
          </table:table-cell>
          <table:table-cell table:formula="of:=IF([.F17]=&quot;-&quot;;0;[.F17]-1)" office:value-type="float" office:value="0" calcext:value-type="float">
            <text:p>0</text:p>
          </table:table-cell>
          <table:table-cell table:formula="of:=IF([.G17]=&quot;-&quot;;0;[.G17]-1)" office:value-type="float" office:value="0" calcext:value-type="float">
            <text:p>0</text:p>
          </table:table-cell>
          <table:table-cell table:formula="of:=IF([.H17]=&quot;-&quot;;0;[.H17]-1)" office:value-type="float" office:value="0" calcext:value-type="float">
            <text:p>0</text:p>
          </table:table-cell>
          <table:table-cell table:formula="of:=IF([.I17]=&quot;-&quot;;0;[.I17]-1)" office:value-type="float" office:value="0.03" calcext:value-type="float">
            <text:p>0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eff_b2016</text:p>
          </table:table-cell>
          <table:table-cell office:value-type="string" calcext:value-type="string">
            <text:p>lnN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.02" calcext:value-type="float">
            <text:p>1.02</text:p>
          </table:table-cell>
          <table:table-cell office:value-type="string" calcext:value-type="string">
            <text:p>-</text:p>
          </table:table-cell>
          <table:table-cell office:value-type="float" office:value="1.02" calcext:value-type="float">
            <text:p>1.02</text:p>
          </table:table-cell>
          <table:table-cell/>
          <table:table-cell table:formula="of:=IF([.C18]=&quot;-&quot;;0;[.C18]-1)" office:value-type="float" office:value="0.02" calcext:value-type="float">
            <text:p>0.02</text:p>
          </table:table-cell>
          <table:table-cell table:formula="of:=IF([.D18]=&quot;-&quot;;0;[.D18]-1)" office:value-type="float" office:value="0" calcext:value-type="float">
            <text:p>0</text:p>
          </table:table-cell>
          <table:table-cell table:formula="of:=IF([.E18]=&quot;-&quot;;0;[.E18]-1)" office:value-type="float" office:value="0.02" calcext:value-type="float">
            <text:p>0.02</text:p>
          </table:table-cell>
          <table:table-cell table:formula="of:=IF([.F18]=&quot;-&quot;;0;[.F18]-1)" office:value-type="float" office:value="0.02" calcext:value-type="float">
            <text:p>0.02</text:p>
          </table:table-cell>
          <table:table-cell table:formula="of:=IF([.G18]=&quot;-&quot;;0;[.G18]-1)" office:value-type="float" office:value="0.02" calcext:value-type="float">
            <text:p>0.02</text:p>
          </table:table-cell>
          <table:table-cell table:formula="of:=IF([.H18]=&quot;-&quot;;0;[.H18]-1)" office:value-type="float" office:value="0" calcext:value-type="float">
            <text:p>0</text:p>
          </table:table-cell>
          <table:table-cell table:formula="of:=IF([.I18]=&quot;-&quot;;0;[.I18]-1)" office:value-type="float" office:value="0.02" calcext:value-type="float">
            <text:p>0.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df_qqbar_ACCEPT</text:p>
          </table:table-cell>
          <table:table-cell office:value-type="string" calcext:value-type="string">
            <text:p>l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01186" calcext:value-type="float">
            <text:p>1.01186</text:p>
          </table:table-cell>
          <table:table-cell office:value-type="float" office:value="1.01315" calcext:value-type="float">
            <text:p>1.01315</text:p>
          </table:table-cell>
          <table:table-cell office:value-type="float" office:value="1.01384" calcext:value-type="float">
            <text:p>1.01384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formula="of:=IF([.C19]=&quot;-&quot;;0;[.C19]-1)" office:value-type="float" office:value="0" calcext:value-type="float">
            <text:p>0</text:p>
          </table:table-cell>
          <table:table-cell table:formula="of:=IF([.D19]=&quot;-&quot;;0;[.D19]-1)" office:value-type="float" office:value="0" calcext:value-type="float">
            <text:p>0</text:p>
          </table:table-cell>
          <table:table-cell table:formula="of:=IF([.E19]=&quot;-&quot;;0;[.E19]-1)" office:value-type="float" office:value="0.01186" calcext:value-type="float">
            <text:p>0.01186</text:p>
          </table:table-cell>
          <table:table-cell table:formula="of:=IF([.F19]=&quot;-&quot;;0;[.F19]-1)" office:value-type="float" office:value="0.01315" calcext:value-type="float">
            <text:p>0.01315</text:p>
          </table:table-cell>
          <table:table-cell table:formula="of:=IF([.G19]=&quot;-&quot;;0;[.G19]-1)" office:value-type="float" office:value="0.0138400000000001" calcext:value-type="float">
            <text:p>0.01384</text:p>
          </table:table-cell>
          <table:table-cell table:formula="of:=IF([.H19]=&quot;-&quot;;0;[.H19]-1)" office:value-type="float" office:value="0" calcext:value-type="float">
            <text:p>0</text:p>
          </table:table-cell>
          <table:table-cell table:formula="of:=IF([.I19]=&quot;-&quot;;0;[.I19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df_qqbar</text:p>
          </table:table-cell>
          <table:table-cell office:value-type="string" calcext:value-type="string">
            <text:p>lnN</text:p>
          </table:table-cell>
          <table:table-cell office:value-type="float" office:value="1.016" calcext:value-type="float">
            <text:p>1.016</text:p>
          </table:table-cell>
          <table:table-cell table:number-columns-repeated="6" office:value-type="string" calcext:value-type="string">
            <text:p>-</text:p>
          </table:table-cell>
          <table:table-cell/>
          <table:table-cell table:formula="of:=IF([.C20]=&quot;-&quot;;0;[.C20]-1)" office:value-type="float" office:value="0.016" calcext:value-type="float">
            <text:p>0.016</text:p>
          </table:table-cell>
          <table:table-cell table:formula="of:=IF([.D20]=&quot;-&quot;;0;[.D20]-1)" office:value-type="float" office:value="0" calcext:value-type="float">
            <text:p>0</text:p>
          </table:table-cell>
          <table:table-cell table:formula="of:=IF([.E20]=&quot;-&quot;;0;[.E20]-1)" office:value-type="float" office:value="0" calcext:value-type="float">
            <text:p>0</text:p>
          </table:table-cell>
          <table:table-cell table:formula="of:=IF([.F20]=&quot;-&quot;;0;[.F20]-1)" office:value-type="float" office:value="0" calcext:value-type="float">
            <text:p>0</text:p>
          </table:table-cell>
          <table:table-cell table:formula="of:=IF([.G20]=&quot;-&quot;;0;[.G20]-1)" office:value-type="float" office:value="0" calcext:value-type="float">
            <text:p>0</text:p>
          </table:table-cell>
          <table:table-cell table:formula="of:=IF([.H20]=&quot;-&quot;;0;[.H20]-1)" office:value-type="float" office:value="0" calcext:value-type="float">
            <text:p>0</text:p>
          </table:table-cell>
          <table:table-cell table:formula="of:=IF([.I20]=&quot;-&quot;;0;[.I20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df_gg</text:p>
          </table:table-cell>
          <table:table-cell office:value-type="string" calcext:value-type="string">
            <text:p>ln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.051" calcext:value-type="float">
            <text:p>1.051</text:p>
          </table:table-cell>
          <table:table-cell/>
          <table:table-cell table:formula="of:=IF([.C21]=&quot;-&quot;;0;[.C21]-1)" office:value-type="float" office:value="0" calcext:value-type="float">
            <text:p>0</text:p>
          </table:table-cell>
          <table:table-cell table:formula="of:=IF([.D21]=&quot;-&quot;;0;[.D21]-1)" office:value-type="float" office:value="0" calcext:value-type="float">
            <text:p>0</text:p>
          </table:table-cell>
          <table:table-cell table:formula="of:=IF([.E21]=&quot;-&quot;;0;[.E21]-1)" office:value-type="float" office:value="0" calcext:value-type="float">
            <text:p>0</text:p>
          </table:table-cell>
          <table:table-cell table:formula="of:=IF([.F21]=&quot;-&quot;;0;[.F21]-1)" office:value-type="float" office:value="0" calcext:value-type="float">
            <text:p>0</text:p>
          </table:table-cell>
          <table:table-cell table:formula="of:=IF([.G21]=&quot;-&quot;;0;[.G21]-1)" office:value-type="float" office:value="0" calcext:value-type="float">
            <text:p>0</text:p>
          </table:table-cell>
          <table:table-cell table:formula="of:=IF([.H21]=&quot;-&quot;;0;[.H21]-1)" office:value-type="float" office:value="0" calcext:value-type="float">
            <text:p>0</text:p>
          </table:table-cell>
          <table:table-cell table:formula="of:=IF([.I21]=&quot;-&quot;;0;[.I21]-1)" office:value-type="float" office:value="0.0509999999999999" calcext:value-type="float">
            <text:p>0.0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CDscale_VH_ACCEPT</text:p>
          </table:table-cell>
          <table:table-cell office:value-type="string" calcext:value-type="string">
            <text:p>lnN</text:p>
          </table:table-cell>
          <table:table-cell office:value-type="float" office:value="1.07669" calcext:value-type="float">
            <text:p>1.07669</text:p>
          </table:table-cell>
          <table:table-cell table:number-columns-repeated="6" office:value-type="string" calcext:value-type="string">
            <text:p>-</text:p>
          </table:table-cell>
          <table:table-cell/>
          <table:table-cell table:formula="of:=IF([.C22]=&quot;-&quot;;0;[.C22]-1)" office:value-type="float" office:value="0.0766899999999999" calcext:value-type="float">
            <text:p>0.07669</text:p>
          </table:table-cell>
          <table:table-cell table:formula="of:=IF([.D22]=&quot;-&quot;;0;[.D22]-1)" office:value-type="float" office:value="0" calcext:value-type="float">
            <text:p>0</text:p>
          </table:table-cell>
          <table:table-cell table:formula="of:=IF([.E22]=&quot;-&quot;;0;[.E22]-1)" office:value-type="float" office:value="0" calcext:value-type="float">
            <text:p>0</text:p>
          </table:table-cell>
          <table:table-cell table:formula="of:=IF([.F22]=&quot;-&quot;;0;[.F22]-1)" office:value-type="float" office:value="0" calcext:value-type="float">
            <text:p>0</text:p>
          </table:table-cell>
          <table:table-cell table:formula="of:=IF([.G22]=&quot;-&quot;;0;[.G22]-1)" office:value-type="float" office:value="0" calcext:value-type="float">
            <text:p>0</text:p>
          </table:table-cell>
          <table:table-cell table:formula="of:=IF([.H22]=&quot;-&quot;;0;[.H22]-1)" office:value-type="float" office:value="0" calcext:value-type="float">
            <text:p>0</text:p>
          </table:table-cell>
          <table:table-cell table:formula="of:=IF([.I22]=&quot;-&quot;;0;[.I22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CDscale_VH</text:p>
          </table:table-cell>
          <table:table-cell office:value-type="string" calcext:value-type="string">
            <text:p>lnN</text:p>
          </table:table-cell>
          <table:table-cell office:value-type="float" office:value="1.035" calcext:value-type="float">
            <text:p>1.035</text:p>
          </table:table-cell>
          <table:table-cell table:number-columns-repeated="6" office:value-type="string" calcext:value-type="string">
            <text:p>-</text:p>
          </table:table-cell>
          <table:table-cell/>
          <table:table-cell table:formula="of:=IF([.C23]=&quot;-&quot;;0;[.C23]-1)" office:value-type="float" office:value="0.0349999999999999" calcext:value-type="float">
            <text:p>0.035</text:p>
          </table:table-cell>
          <table:table-cell table:formula="of:=IF([.D23]=&quot;-&quot;;0;[.D23]-1)" office:value-type="float" office:value="0" calcext:value-type="float">
            <text:p>0</text:p>
          </table:table-cell>
          <table:table-cell table:formula="of:=IF([.E23]=&quot;-&quot;;0;[.E23]-1)" office:value-type="float" office:value="0" calcext:value-type="float">
            <text:p>0</text:p>
          </table:table-cell>
          <table:table-cell table:formula="of:=IF([.F23]=&quot;-&quot;;0;[.F23]-1)" office:value-type="float" office:value="0" calcext:value-type="float">
            <text:p>0</text:p>
          </table:table-cell>
          <table:table-cell table:formula="of:=IF([.G23]=&quot;-&quot;;0;[.G23]-1)" office:value-type="float" office:value="0" calcext:value-type="float">
            <text:p>0</text:p>
          </table:table-cell>
          <table:table-cell table:formula="of:=IF([.H23]=&quot;-&quot;;0;[.H23]-1)" office:value-type="float" office:value="0" calcext:value-type="float">
            <text:p>0</text:p>
          </table:table-cell>
          <table:table-cell table:formula="of:=IF([.I23]=&quot;-&quot;;0;[.I23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CDscale_ggVH</text:p>
          </table:table-cell>
          <table:table-cell office:value-type="string" calcext:value-type="string">
            <text:p>ln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.231" calcext:value-type="float">
            <text:p>1.231</text:p>
          </table:table-cell>
          <table:table-cell/>
          <table:table-cell table:formula="of:=IF([.C24]=&quot;-&quot;;0;[.C24]-1)" office:value-type="float" office:value="0" calcext:value-type="float">
            <text:p>0</text:p>
          </table:table-cell>
          <table:table-cell table:formula="of:=IF([.D24]=&quot;-&quot;;0;[.D24]-1)" office:value-type="float" office:value="0" calcext:value-type="float">
            <text:p>0</text:p>
          </table:table-cell>
          <table:table-cell table:formula="of:=IF([.E24]=&quot;-&quot;;0;[.E24]-1)" office:value-type="float" office:value="0" calcext:value-type="float">
            <text:p>0</text:p>
          </table:table-cell>
          <table:table-cell table:formula="of:=IF([.F24]=&quot;-&quot;;0;[.F24]-1)" office:value-type="float" office:value="0" calcext:value-type="float">
            <text:p>0</text:p>
          </table:table-cell>
          <table:table-cell table:formula="of:=IF([.G24]=&quot;-&quot;;0;[.G24]-1)" office:value-type="float" office:value="0" calcext:value-type="float">
            <text:p>0</text:p>
          </table:table-cell>
          <table:table-cell table:formula="of:=IF([.H24]=&quot;-&quot;;0;[.H24]-1)" office:value-type="float" office:value="0" calcext:value-type="float">
            <text:p>0</text:p>
          </table:table-cell>
          <table:table-cell table:formula="of:=IF([.I24]=&quot;-&quot;;0;[.I24]-1)" office:value-type="float" office:value="0.231" calcext:value-type="float">
            <text:p>0.2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CDscale_VVV</text:p>
          </table:table-cell>
          <table:table-cell office:value-type="string" calcext:value-type="string">
            <text:p>ln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07926" calcext:value-type="float">
            <text:p>1.07926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formula="of:=IF([.C25]=&quot;-&quot;;0;[.C25]-1)" office:value-type="float" office:value="0" calcext:value-type="float">
            <text:p>0</text:p>
          </table:table-cell>
          <table:table-cell table:formula="of:=IF([.D25]=&quot;-&quot;;0;[.D25]-1)" office:value-type="float" office:value="0" calcext:value-type="float">
            <text:p>0</text:p>
          </table:table-cell>
          <table:table-cell table:formula="of:=IF([.E25]=&quot;-&quot;;0;[.E25]-1)" office:value-type="float" office:value="0.0792600000000001" calcext:value-type="float">
            <text:p>0.07926</text:p>
          </table:table-cell>
          <table:table-cell table:formula="of:=IF([.F25]=&quot;-&quot;;0;[.F25]-1)" office:value-type="float" office:value="0" calcext:value-type="float">
            <text:p>0</text:p>
          </table:table-cell>
          <table:table-cell table:formula="of:=IF([.G25]=&quot;-&quot;;0;[.G25]-1)" office:value-type="float" office:value="0" calcext:value-type="float">
            <text:p>0</text:p>
          </table:table-cell>
          <table:table-cell table:formula="of:=IF([.H25]=&quot;-&quot;;0;[.H25]-1)" office:value-type="float" office:value="0" calcext:value-type="float">
            <text:p>0</text:p>
          </table:table-cell>
          <table:table-cell table:formula="of:=IF([.I25]=&quot;-&quot;;0;[.I25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CDscale_VV</text:p>
          </table:table-cell>
          <table:table-cell office:value-type="string" calcext:value-type="string">
            <text:p>ln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03094" calcext:value-type="float">
            <text:p>1.03094</text:p>
          </table:table-cell>
          <table:table-cell office:value-type="float" office:value="1.02027" calcext:value-type="float">
            <text:p>1.02027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formula="of:=IF([.C26]=&quot;-&quot;;0;[.C26]-1)" office:value-type="float" office:value="0" calcext:value-type="float">
            <text:p>0</text:p>
          </table:table-cell>
          <table:table-cell table:formula="of:=IF([.D26]=&quot;-&quot;;0;[.D26]-1)" office:value-type="float" office:value="0" calcext:value-type="float">
            <text:p>0</text:p>
          </table:table-cell>
          <table:table-cell table:formula="of:=IF([.E26]=&quot;-&quot;;0;[.E26]-1)" office:value-type="float" office:value="0" calcext:value-type="float">
            <text:p>0</text:p>
          </table:table-cell>
          <table:table-cell table:formula="of:=IF([.F26]=&quot;-&quot;;0;[.F26]-1)" office:value-type="float" office:value="0.03094" calcext:value-type="float">
            <text:p>0.03094</text:p>
          </table:table-cell>
          <table:table-cell table:formula="of:=IF([.G26]=&quot;-&quot;;0;[.G26]-1)" office:value-type="float" office:value="0.02027" calcext:value-type="float">
            <text:p>0.02027</text:p>
          </table:table-cell>
          <table:table-cell table:formula="of:=IF([.H26]=&quot;-&quot;;0;[.H26]-1)" office:value-type="float" office:value="0" calcext:value-type="float">
            <text:p>0</text:p>
          </table:table-cell>
          <table:table-cell table:formula="of:=IF([.I26]=&quot;-&quot;;0;[.I26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WZ_EWKCorr</text:p>
          </table:table-cell>
          <table:table-cell office:value-type="string" calcext:value-type="string">
            <text:p>ln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.03000/0.97000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IF([.C27]=&quot;-&quot;;0;[.C27]-1)" office:value-type="float" office:value="0" calcext:value-type="float">
            <text:p>0</text:p>
          </table:table-cell>
          <table:table-cell table:formula="of:=IF([.D27]=&quot;-&quot;;0;[.D27]-1)" office:value-type="float" office:value="0" calcext:value-type="float">
            <text:p>0</text:p>
          </table:table-cell>
          <table:table-cell table:formula="of:=IF([.E27]=&quot;-&quot;;0;[.E27]-1)" office:value-type="float" office:value="0" calcext:value-type="float">
            <text:p>0</text:p>
          </table:table-cell>
          <table:table-cell table:formula="of:=IF([.F27]=&quot;-&quot;;0;ABS(RIGHT([.F27];FIND(&quot;/&quot;;[.F27])-1)-LEFT([.F27];FIND(&quot;/&quot;;[.F27])-1))/2)" office:value-type="float" office:value="0.03" calcext:value-type="float">
            <text:p>0.03</text:p>
          </table:table-cell>
          <table:table-cell table:formula="of:=IF([.G27]=&quot;-&quot;;0;ABS(RIGHT([.G27];FIND(&quot;/&quot;;[.G27])-1)-LEFT([.G27];FIND(&quot;/&quot;;[.G27])-1))/2)" office:value-type="float" office:value="0" calcext:value-type="float">
            <text:p>0</text:p>
          </table:table-cell>
          <table:table-cell table:formula="of:=IF([.H27]=&quot;-&quot;;0;[.H27]-1)" office:value-type="float" office:value="0" calcext:value-type="float">
            <text:p>0</text:p>
          </table:table-cell>
          <table:table-cell table:formula="of:=IF([.I27]=&quot;-&quot;;0;[.I27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ZZ_EWKCorr</text:p>
          </table:table-cell>
          <table:table-cell office:value-type="string" calcext:value-type="string">
            <text:p>ln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.08042/0.91958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formula="of:=IF([.C28]=&quot;-&quot;;0;[.C28]-1)" office:value-type="float" office:value="0" calcext:value-type="float">
            <text:p>0</text:p>
          </table:table-cell>
          <table:table-cell table:formula="of:=IF([.D28]=&quot;-&quot;;0;[.D28]-1)" office:value-type="float" office:value="0" calcext:value-type="float">
            <text:p>0</text:p>
          </table:table-cell>
          <table:table-cell table:formula="of:=IF([.E28]=&quot;-&quot;;0;[.E28]-1)" office:value-type="float" office:value="0" calcext:value-type="float">
            <text:p>0</text:p>
          </table:table-cell>
          <table:table-cell table:formula="of:=IF([.F28]=&quot;-&quot;;0;ABS(RIGHT([.F28];FIND(&quot;/&quot;;[.F28])-1)-LEFT([.F28];FIND(&quot;/&quot;;[.F28])-1))/2)" office:value-type="float" office:value="0" calcext:value-type="float">
            <text:p>0</text:p>
          </table:table-cell>
          <table:table-cell table:formula="of:=IF([.G28]=&quot;-&quot;;0;ABS(RIGHT([.G28];FIND(&quot;/&quot;;[.G28])-1)-LEFT([.G28];FIND(&quot;/&quot;;[.G28])-1))/2)" office:value-type="float" office:value="0.0804199999999999" calcext:value-type="float">
            <text:p>0.08042</text:p>
          </table:table-cell>
          <table:table-cell table:formula="of:=IF([.H28]=&quot;-&quot;;0;[.H28]-1)" office:value-type="float" office:value="0" calcext:value-type="float">
            <text:p>0</text:p>
          </table:table-cell>
          <table:table-cell table:formula="of:=IF([.I28]=&quot;-&quot;;0;[.I28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ggZZCorr</text:p>
          </table:table-cell>
          <table:table-cell office:value-type="string" calcext:value-type="string">
            <text:p>ln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.00615/0.99385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formula="of:=IF([.C29]=&quot;-&quot;;0;[.C29]-1)" office:value-type="float" office:value="0" calcext:value-type="float">
            <text:p>0</text:p>
          </table:table-cell>
          <table:table-cell table:formula="of:=IF([.D29]=&quot;-&quot;;0;[.D29]-1)" office:value-type="float" office:value="0" calcext:value-type="float">
            <text:p>0</text:p>
          </table:table-cell>
          <table:table-cell table:formula="of:=IF([.E29]=&quot;-&quot;;0;[.E29]-1)" office:value-type="float" office:value="0" calcext:value-type="float">
            <text:p>0</text:p>
          </table:table-cell>
          <table:table-cell table:formula="of:=IF([.F29]=&quot;-&quot;;0;ABS(RIGHT([.F29];FIND(&quot;/&quot;;[.F29])-1)-LEFT([.F29];FIND(&quot;/&quot;;[.F29])-1))/2)" office:value-type="float" office:value="0" calcext:value-type="float">
            <text:p>0</text:p>
          </table:table-cell>
          <table:table-cell table:formula="of:=IF([.G29]=&quot;-&quot;;0;ABS(RIGHT([.G29];FIND(&quot;/&quot;;[.G29])-1)-LEFT([.G29];FIND(&quot;/&quot;;[.G29])-1))/2)" office:value-type="float" office:value="0.00614999999999999" calcext:value-type="float">
            <text:p>0.00615</text:p>
          </table:table-cell>
          <table:table-cell table:formula="of:=IF([.H29]=&quot;-&quot;;0;[.H29]-1)" office:value-type="float" office:value="0" calcext:value-type="float">
            <text:p>0</text:p>
          </table:table-cell>
          <table:table-cell table:formula="of:=IF([.I29]=&quot;-&quot;;0;[.I29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WZ_lep2016</text:p>
          </table:table-cell>
          <table:table-cell office:value-type="string" calcext:value-type="string">
            <text:p>ln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01" calcext:value-type="float">
            <text:p>1.01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IF([.C30]=&quot;-&quot;;0;[.C30]-1)" office:value-type="float" office:value="0" calcext:value-type="float">
            <text:p>0</text:p>
          </table:table-cell>
          <table:table-cell table:formula="of:=IF([.D30]=&quot;-&quot;;0;[.D30]-1)" office:value-type="float" office:value="0" calcext:value-type="float">
            <text:p>0</text:p>
          </table:table-cell>
          <table:table-cell table:formula="of:=IF([.E30]=&quot;-&quot;;0;[.E30]-1)" office:value-type="float" office:value="0" calcext:value-type="float">
            <text:p>0</text:p>
          </table:table-cell>
          <table:table-cell table:formula="of:=IF([.F30]=&quot;-&quot;;0;[.F30]-1)" office:value-type="float" office:value="0.01" calcext:value-type="float">
            <text:p>0.01</text:p>
          </table:table-cell>
          <table:table-cell table:formula="of:=IF([.G30]=&quot;-&quot;;0;[.G30]-1)" office:value-type="float" office:value="0" calcext:value-type="float">
            <text:p>0</text:p>
          </table:table-cell>
          <table:table-cell table:formula="of:=IF([.H30]=&quot;-&quot;;0;[.H30]-1)" office:value-type="float" office:value="0" calcext:value-type="float">
            <text:p>0</text:p>
          </table:table-cell>
          <table:table-cell table:formula="of:=IF([.I30]=&quot;-&quot;;0;[.I30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WZ_tau2016</text:p>
          </table:table-cell>
          <table:table-cell office:value-type="string" calcext:value-type="string">
            <text:p>ln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012" calcext:value-type="float">
            <text:p>1.012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IF([.C31]=&quot;-&quot;;0;[.C31]-1)" office:value-type="float" office:value="0" calcext:value-type="float">
            <text:p>0</text:p>
          </table:table-cell>
          <table:table-cell table:formula="of:=IF([.D31]=&quot;-&quot;;0;[.D31]-1)" office:value-type="float" office:value="0" calcext:value-type="float">
            <text:p>0</text:p>
          </table:table-cell>
          <table:table-cell table:formula="of:=IF([.E31]=&quot;-&quot;;0;[.E31]-1)" office:value-type="float" office:value="0" calcext:value-type="float">
            <text:p>0</text:p>
          </table:table-cell>
          <table:table-cell table:formula="of:=IF([.F31]=&quot;-&quot;;0;[.F31]-1)" office:value-type="float" office:value="0.012" calcext:value-type="float">
            <text:p>0.012</text:p>
          </table:table-cell>
          <table:table-cell table:formula="of:=IF([.G31]=&quot;-&quot;;0;[.G31]-1)" office:value-type="float" office:value="0" calcext:value-type="float">
            <text:p>0</text:p>
          </table:table-cell>
          <table:table-cell table:formula="of:=IF([.H31]=&quot;-&quot;;0;[.H31]-1)" office:value-type="float" office:value="0" calcext:value-type="float">
            <text:p>0</text:p>
          </table:table-cell>
          <table:table-cell table:formula="of:=IF([.I31]=&quot;-&quot;;0;[.I31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ZLLNorm2016_mm1j_13TeV2015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/>
          <table:table-cell table:formula="of:=IF([.C32]=&quot;-&quot;;0;[.C32]-1)" office:value-type="float" office:value="0" calcext:value-type="float">
            <text:p>0</text:p>
          </table:table-cell>
          <table:table-cell table:formula="of:=IF([.D32]=&quot;-&quot;;0;[.D32]-1)" office:value-type="float" office:value="1" calcext:value-type="float">
            <text:p>1</text:p>
          </table:table-cell>
          <table:table-cell table:formula="of:=IF([.E32]=&quot;-&quot;;0;[.E32]-1)" office:value-type="float" office:value="0" calcext:value-type="float">
            <text:p>0</text:p>
          </table:table-cell>
          <table:table-cell table:formula="of:=IF([.F32]=&quot;-&quot;;0;[.F32]-1)" office:value-type="float" office:value="0" calcext:value-type="float">
            <text:p>0</text:p>
          </table:table-cell>
          <table:table-cell table:formula="of:=IF([.G32]=&quot;-&quot;;0;[.G32]-1)" office:value-type="float" office:value="0" calcext:value-type="float">
            <text:p>0</text:p>
          </table:table-cell>
          <table:table-cell table:formula="of:=IF([.H32]=&quot;-&quot;;0;[.H32]-1)" office:value-type="float" office:value="0" calcext:value-type="float">
            <text:p>0</text:p>
          </table:table-cell>
          <table:table-cell table:formula="of:=IF([.I32]=&quot;-&quot;;0;[.I32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ZLLFit2016_mm1j_13TeV2015</text:p>
          </table:table-cell>
          <table:table-cell office:value-type="string" calcext:value-type="string">
            <text:p>lnU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EMSyst2016_mm1j_13TeV2015</text:p>
          </table:table-cell>
          <table:table-cell office:value-type="string" calcext:value-type="string">
            <text:p>lnN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-</text:p>
          </table:table-cell>
          <table:table-cell/>
          <table:table-cell table:formula="of:=IF([.C34]=&quot;-&quot;;0;[.C34]-1)" office:value-type="float" office:value="0" calcext:value-type="float">
            <text:p>0</text:p>
          </table:table-cell>
          <table:table-cell table:formula="of:=IF([.D34]=&quot;-&quot;;0;[.D34]-1)" office:value-type="float" office:value="0" calcext:value-type="float">
            <text:p>0</text:p>
          </table:table-cell>
          <table:table-cell table:formula="of:=IF([.E34]=&quot;-&quot;;0;[.E34]-1)" office:value-type="float" office:value="0" calcext:value-type="float">
            <text:p>0</text:p>
          </table:table-cell>
          <table:table-cell table:formula="of:=IF([.F34]=&quot;-&quot;;0;[.F34]-1)" office:value-type="float" office:value="0" calcext:value-type="float">
            <text:p>0</text:p>
          </table:table-cell>
          <table:table-cell table:formula="of:=IF([.G34]=&quot;-&quot;;0;[.G34]-1)" office:value-type="float" office:value="0" calcext:value-type="float">
            <text:p>0</text:p>
          </table:table-cell>
          <table:table-cell table:formula="of:=IF([.H34]=&quot;-&quot;;0;[.H34]-1)" office:value-type="float" office:value="0.2" calcext:value-type="float">
            <text:p>0.2</text:p>
          </table:table-cell>
          <table:table-cell table:formula="of:=IF([.I34]=&quot;-&quot;;0;[.I34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EMNorm2016_mm1j_13TeV2015</text:p>
          </table:table-cell>
          <table:table-cell office:value-type="string" calcext:value-type="string">
            <text:p>gmN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11172" calcext:value-type="float">
            <text:p>0.11172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G8]=0;0;SQRT([.C35])*[.I35]/[.G8])" office:value-type="float" office:value="0.333336648532527" calcext:value-type="float">
            <text:p>0.333336648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mm1j_MVAZHStatBounding2016_13TeV2015_Bin2</text:p>
          </table:table-cell>
          <table:table-cell office:value-type="string" calcext:value-type="string">
            <text:p>lnN</text:p>
          </table:table-cell>
          <table:table-cell office:value-type="float" office:value="1.04077" calcext:value-type="float">
            <text:p>1.04077</text:p>
          </table:table-cell>
          <table:table-cell table:number-columns-repeated="6" office:value-type="string" calcext:value-type="string">
            <text:p>-</text:p>
          </table:table-cell>
          <table:table-cell/>
          <table:table-cell table:formula="of:=IF([.C36]=&quot;-&quot;;0;[.C36]-1)" office:value-type="float" office:value="0.04077" calcext:value-type="float">
            <text:p>0.04077</text:p>
          </table:table-cell>
          <table:table-cell table:formula="of:=IF([.D36]=&quot;-&quot;;0;[.D36]-1)" office:value-type="float" office:value="0" calcext:value-type="float">
            <text:p>0</text:p>
          </table:table-cell>
          <table:table-cell table:formula="of:=IF([.E36]=&quot;-&quot;;0;[.E36]-1)" office:value-type="float" office:value="0" calcext:value-type="float">
            <text:p>0</text:p>
          </table:table-cell>
          <table:table-cell table:formula="of:=IF([.F36]=&quot;-&quot;;0;[.F36]-1)" office:value-type="float" office:value="0" calcext:value-type="float">
            <text:p>0</text:p>
          </table:table-cell>
          <table:table-cell table:formula="of:=IF([.G36]=&quot;-&quot;;0;[.G36]-1)" office:value-type="float" office:value="0" calcext:value-type="float">
            <text:p>0</text:p>
          </table:table-cell>
          <table:table-cell table:formula="of:=IF([.H36]=&quot;-&quot;;0;[.H36]-1)" office:value-type="float" office:value="0" calcext:value-type="float">
            <text:p>0</text:p>
          </table:table-cell>
          <table:table-cell table:formula="of:=IF([.I36]=&quot;-&quot;;0;[.I36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mm1j_MVAZjetsSatBounding2016_13TeV2015_Bin2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/>
          <table:table-cell table:formula="of:=IF([.C37]=&quot;-&quot;;0;[.C37]-1)" office:value-type="float" office:value="0" calcext:value-type="float">
            <text:p>0</text:p>
          </table:table-cell>
          <table:table-cell table:formula="of:=IF([.D37]=&quot;-&quot;;0;[.D37]-1)" office:value-type="float" office:value="0" calcext:value-type="float">
            <text:p>0</text:p>
          </table:table-cell>
          <table:table-cell table:formula="of:=IF([.E37]=&quot;-&quot;;0;[.E37]-1)" office:value-type="float" office:value="0" calcext:value-type="float">
            <text:p>0</text:p>
          </table:table-cell>
          <table:table-cell table:formula="of:=IF([.F37]=&quot;-&quot;;0;[.F37]-1)" office:value-type="float" office:value="0" calcext:value-type="float">
            <text:p>0</text:p>
          </table:table-cell>
          <table:table-cell table:formula="of:=IF([.G37]=&quot;-&quot;;0;[.G37]-1)" office:value-type="float" office:value="0" calcext:value-type="float">
            <text:p>0</text:p>
          </table:table-cell>
          <table:table-cell table:formula="of:=IF([.H37]=&quot;-&quot;;0;[.H37]-1)" office:value-type="float" office:value="0" calcext:value-type="float">
            <text:p>0</text:p>
          </table:table-cell>
          <table:table-cell table:formula="of:=IF([.I37]=&quot;-&quot;;0;[.I37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mm1j_MVAVVVSatBounding2016_13TeV2015_Bin2</text:p>
          </table:table-cell>
          <table:table-cell office:value-type="string" calcext:value-type="string">
            <text:p>ln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24843" calcext:value-type="float">
            <text:p>1.24843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formula="of:=IF([.C38]=&quot;-&quot;;0;[.C38]-1)" office:value-type="float" office:value="0" calcext:value-type="float">
            <text:p>0</text:p>
          </table:table-cell>
          <table:table-cell table:formula="of:=IF([.D38]=&quot;-&quot;;0;[.D38]-1)" office:value-type="float" office:value="0" calcext:value-type="float">
            <text:p>0</text:p>
          </table:table-cell>
          <table:table-cell table:formula="of:=IF([.E38]=&quot;-&quot;;0;[.E38]-1)" office:value-type="float" office:value="0.24843" calcext:value-type="float">
            <text:p>0.24843</text:p>
          </table:table-cell>
          <table:table-cell table:formula="of:=IF([.F38]=&quot;-&quot;;0;[.F38]-1)" office:value-type="float" office:value="0" calcext:value-type="float">
            <text:p>0</text:p>
          </table:table-cell>
          <table:table-cell table:formula="of:=IF([.G38]=&quot;-&quot;;0;[.G38]-1)" office:value-type="float" office:value="0" calcext:value-type="float">
            <text:p>0</text:p>
          </table:table-cell>
          <table:table-cell table:formula="of:=IF([.H38]=&quot;-&quot;;0;[.H38]-1)" office:value-type="float" office:value="0" calcext:value-type="float">
            <text:p>0</text:p>
          </table:table-cell>
          <table:table-cell table:formula="of:=IF([.I38]=&quot;-&quot;;0;[.I38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mm1j_MVAWZSatBounding2016_13TeV2015_Bin2</text:p>
          </table:table-cell>
          <table:table-cell office:value-type="string" calcext:value-type="string">
            <text:p>ln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07747" calcext:value-type="float">
            <text:p>1.07747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IF([.C39]=&quot;-&quot;;0;[.C39]-1)" office:value-type="float" office:value="0" calcext:value-type="float">
            <text:p>0</text:p>
          </table:table-cell>
          <table:table-cell table:formula="of:=IF([.D39]=&quot;-&quot;;0;[.D39]-1)" office:value-type="float" office:value="0" calcext:value-type="float">
            <text:p>0</text:p>
          </table:table-cell>
          <table:table-cell table:formula="of:=IF([.E39]=&quot;-&quot;;0;[.E39]-1)" office:value-type="float" office:value="0" calcext:value-type="float">
            <text:p>0</text:p>
          </table:table-cell>
          <table:table-cell table:formula="of:=IF([.F39]=&quot;-&quot;;0;[.F39]-1)" office:value-type="float" office:value="0.0774699999999999" calcext:value-type="float">
            <text:p>0.07747</text:p>
          </table:table-cell>
          <table:table-cell table:formula="of:=IF([.G39]=&quot;-&quot;;0;[.G39]-1)" office:value-type="float" office:value="0" calcext:value-type="float">
            <text:p>0</text:p>
          </table:table-cell>
          <table:table-cell table:formula="of:=IF([.H39]=&quot;-&quot;;0;[.H39]-1)" office:value-type="float" office:value="0" calcext:value-type="float">
            <text:p>0</text:p>
          </table:table-cell>
          <table:table-cell table:formula="of:=IF([.I39]=&quot;-&quot;;0;[.I39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mm1j_MVAZZSatBounding2016_13TeV2015_Bin2</text:p>
          </table:table-cell>
          <table:table-cell office:value-type="string" calcext:value-type="string">
            <text:p>ln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.00832" calcext:value-type="float">
            <text:p>1.00832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formula="of:=IF([.C40]=&quot;-&quot;;0;[.C40]-1)" office:value-type="float" office:value="0" calcext:value-type="float">
            <text:p>0</text:p>
          </table:table-cell>
          <table:table-cell table:formula="of:=IF([.D40]=&quot;-&quot;;0;[.D40]-1)" office:value-type="float" office:value="0" calcext:value-type="float">
            <text:p>0</text:p>
          </table:table-cell>
          <table:table-cell table:formula="of:=IF([.E40]=&quot;-&quot;;0;[.E40]-1)" office:value-type="float" office:value="0" calcext:value-type="float">
            <text:p>0</text:p>
          </table:table-cell>
          <table:table-cell table:formula="of:=IF([.F40]=&quot;-&quot;;0;[.F40]-1)" office:value-type="float" office:value="0" calcext:value-type="float">
            <text:p>0</text:p>
          </table:table-cell>
          <table:table-cell table:formula="of:=IF([.G40]=&quot;-&quot;;0;[.G40]-1)" office:value-type="float" office:value="0.00832000000000011" calcext:value-type="float">
            <text:p>0.00832</text:p>
          </table:table-cell>
          <table:table-cell table:formula="of:=IF([.H40]=&quot;-&quot;;0;[.H40]-1)" office:value-type="float" office:value="0" calcext:value-type="float">
            <text:p>0</text:p>
          </table:table-cell>
          <table:table-cell table:formula="of:=IF([.I40]=&quot;-&quot;;0;[.I40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mm1j_MVAEMSatBounding2016_13TeV2015_Bin2</text:p>
          </table:table-cell>
          <table:table-cell office:value-type="string" calcext:value-type="string">
            <text:p>lnN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37892" calcext:value-type="float">
            <text:p>1.37892</text:p>
          </table:table-cell>
          <table:table-cell office:value-type="string" calcext:value-type="string">
            <text:p>-</text:p>
          </table:table-cell>
          <table:table-cell/>
          <table:table-cell table:formula="of:=IF([.C41]=&quot;-&quot;;0;[.C41]-1)" office:value-type="float" office:value="0" calcext:value-type="float">
            <text:p>0</text:p>
          </table:table-cell>
          <table:table-cell table:formula="of:=IF([.D41]=&quot;-&quot;;0;[.D41]-1)" office:value-type="float" office:value="0" calcext:value-type="float">
            <text:p>0</text:p>
          </table:table-cell>
          <table:table-cell table:formula="of:=IF([.E41]=&quot;-&quot;;0;[.E41]-1)" office:value-type="float" office:value="0" calcext:value-type="float">
            <text:p>0</text:p>
          </table:table-cell>
          <table:table-cell table:formula="of:=IF([.F41]=&quot;-&quot;;0;[.F41]-1)" office:value-type="float" office:value="0" calcext:value-type="float">
            <text:p>0</text:p>
          </table:table-cell>
          <table:table-cell table:formula="of:=IF([.G41]=&quot;-&quot;;0;[.G41]-1)" office:value-type="float" office:value="0" calcext:value-type="float">
            <text:p>0</text:p>
          </table:table-cell>
          <table:table-cell table:formula="of:=IF([.H41]=&quot;-&quot;;0;[.H41]-1)" office:value-type="float" office:value="0.37892" calcext:value-type="float">
            <text:p>0.37892</text:p>
          </table:table-cell>
          <table:table-cell table:formula="of:=IF([.I41]=&quot;-&quot;;0;[.I41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mm1j_MVAggZHSatBounding2016_13TeV2015_Bin2</text:p>
          </table:table-cell>
          <table:table-cell office:value-type="string" calcext:value-type="string">
            <text:p>ln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.01671" calcext:value-type="float">
            <text:p>1.01671</text:p>
          </table:table-cell>
          <table:table-cell/>
          <table:table-cell table:formula="of:=IF([.C42]=&quot;-&quot;;0;[.C42]-1)" office:value-type="float" office:value="0" calcext:value-type="float">
            <text:p>0</text:p>
          </table:table-cell>
          <table:table-cell table:formula="of:=IF([.D42]=&quot;-&quot;;0;[.D42]-1)" office:value-type="float" office:value="0" calcext:value-type="float">
            <text:p>0</text:p>
          </table:table-cell>
          <table:table-cell table:formula="of:=IF([.E42]=&quot;-&quot;;0;[.E42]-1)" office:value-type="float" office:value="0" calcext:value-type="float">
            <text:p>0</text:p>
          </table:table-cell>
          <table:table-cell table:formula="of:=IF([.F42]=&quot;-&quot;;0;[.F42]-1)" office:value-type="float" office:value="0" calcext:value-type="float">
            <text:p>0</text:p>
          </table:table-cell>
          <table:table-cell table:formula="of:=IF([.G42]=&quot;-&quot;;0;[.G42]-1)" office:value-type="float" office:value="0" calcext:value-type="float">
            <text:p>0</text:p>
          </table:table-cell>
          <table:table-cell table:formula="of:=IF([.H42]=&quot;-&quot;;0;[.H42]-1)" office:value-type="float" office:value="0" calcext:value-type="float">
            <text:p>0</text:p>
          </table:table-cell>
          <table:table-cell table:formula="of:=IF([.I42]=&quot;-&quot;;0;[.I42]-1)" office:value-type="float" office:value="0.01671" calcext:value-type="float">
            <text:p>0.01671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Default" table:number-columns-repeated="7"/>
          <table:table-cell table:number-columns-repeated="1007"/>
        </table:table-row>
        <table:table-row table:style-name="ro1">
          <table:table-cell table:style-name="ce1"/>
          <table:table-cell table:style-name="ce5" office:value-type="string" calcext:value-type="string">
            <text:p>sig. % unc</text:p>
          </table:table-cell>
          <table:table-cell table:style-name="ce9" office:value-type="string" calcext:value-type="string">
            <text:p>yield</text:p>
          </table:table-cell>
          <table:table-cell table:style-name="ce5" office:value-type="string" calcext:value-type="string">
            <text:p>Bkg. % unc</text:p>
          </table:table-cell>
          <table:table-cell table:style-name="ce5" office:value-type="string" calcext:value-type="string">
            <text:p>yield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Yield</text:p>
          </table:table-cell>
          <table:table-cell table:style-name="ce6" office:value-type="string" calcext:value-type="string">
            <text:p>-</text:p>
          </table:table-cell>
          <table:table-cell table:style-name="ce6" table:formula="of:=[.B8]+[.H8]" office:value-type="float" office:value="1.97491" calcext:value-type="float">
            <text:p>1.975</text:p>
          </table:table-cell>
          <table:table-cell table:style-name="ce10" office:value-type="string" calcext:value-type="string">
            <text:p>-</text:p>
          </table:table-cell>
          <table:table-cell table:style-name="ce10" table:formula="of:=[.C8]+[.D8]+[.E8]+[.F8]+[.G8]" office:value-type="float" office:value="6.7612" calcext:value-type="float">
            <text:p>6.761</text:p>
          </table:table-cell>
          <table:table-cell table:style-name="ce1"/>
          <table:table-cell table:style-name="ce13"/>
          <table:table-cell table:style-name="ce1" table:number-columns-repeated="3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Lepton trigger &amp;identification efficiency</text:p>
          </table:table-cell>
          <table:table-cell table:style-name="ce7" table:formula="of:=([.B8]*([.C10]-1+[.C11]-1)+[.H8]*([.I10]-1+[.I11]-1))/([.B8]+[.H8])" office:value-type="percentage" office:value="0.02" calcext:value-type="percentage">
            <text:p>2.0%</text:p>
          </table:table-cell>
          <table:table-cell table:style-name="ce10" table:formula="of:=[.B8]+[.H8]" office:value-type="float" office:value="1.97491" calcext:value-type="float">
            <text:p>1.975</text:p>
          </table:table-cell>
          <table:table-cell table:style-name="ce7" table:formula="of:=([.D8]*([.E10]+[.E11]-2)+[.E8]*([.F10]+[.F11]-2)+[.F8]*([.G10]+[.G11]-2))/([.D8]+[.E8]+[.F8])" office:value-type="percentage" office:value="0.02" calcext:value-type="percentage">
            <text:p>2.0%</text:p>
          </table:table-cell>
          <table:table-cell table:style-name="ce10" table:formula="of:=[.D8]+[.E8]+[.F8]" office:value-type="float" office:value="5.75573" calcext:value-type="float">
            <text:p>5.756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Lepton momentum scale, resolution</text:p>
          </table:table-cell>
          <table:table-cell table:style-name="ce8" table:formula="of:=([.B8]*([.C12]-1+[.C13]-1)+[.H8]*([.I12]-1+[.I13]-1))/([.B8]+[.H8])" office:value-type="percentage" office:value="0.02" calcext:value-type="percentage">
            <text:p>2.0%</text:p>
          </table:table-cell>
          <table:table-cell table:style-name="ce11" table:formula="of:=[.B8]+[.H8]" office:value-type="float" office:value="1.97491" calcext:value-type="float">
            <text:p>1.975</text:p>
          </table:table-cell>
          <table:table-cell table:style-name="ce7" table:formula="of:=([.D8]*([.E12]+[.E13]-2)+[.E8]*([.F12]+[.F13]-2)+[.F8]*([.G12]+[.G13]-2))/([.D8]+[.E8]+[.F8])" office:value-type="percentage" office:value="0.02" calcext:value-type="percentage">
            <text:p>2.0%</text:p>
          </table:table-cell>
          <table:table-cell table:style-name="ce10" table:formula="of:=[.D8]+[.E8]+[.F8]" office:value-type="float" office:value="5.75573" calcext:value-type="float">
            <text:p>5.756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Jet energy scale, resolution</text:p>
          </table:table-cell>
          <table:table-cell table:style-name="ce7" table:formula="of:=((RIGHT([.C16]; FIND(&quot;/&quot;; [.C16])-1)-LEFT([.C16]; FIND(&quot;/&quot;; [.C16])-1))/2*[.B8]+(RIGHT([.I16]; FIND(&quot;/&quot;; [.I16])-1)-LEFT([.I16]; FIND(&quot;/&quot;; [.I16])-1))/2*[.H8])/([.B8]+[.H8])" office:value-type="percentage" office:value="0.00195499999999998" calcext:value-type="percentage">
            <text:p>0.2%</text:p>
          </table:table-cell>
          <table:table-cell table:style-name="ce12" table:formula="of:=[.B8]+[.H8]" office:value-type="float" office:value="1.97491" calcext:value-type="float">
            <text:p>1.975</text:p>
          </table:table-cell>
          <table:table-cell table:style-name="ce7" table:formula="of:=((RIGHT([.E16]; FIND(&quot;/&quot;; [.E16])-1)-LEFT([.E16]; FIND(&quot;/&quot;; [.E16])-1))/2*[.D8]+(RIGHT([.F16]; FIND(&quot;/&quot;; [.F16])-1)-LEFT([.F16]; FIND(&quot;/&quot;; [.F16])-1))/2*[.E8]+(RIGHT([.G16]; FIND(&quot;/&quot;; [.G16])-1)-LEFT([.G16]; FIND(&quot;/&quot;; [.G16])-1))/2*[.F8])/([.D8]+[.E8]+[.F8])" office:value-type="percentage" office:value="0.00467338675545934" calcext:value-type="percentage">
            <text:p>0.5%</text:p>
          </table:table-cell>
          <table:table-cell table:style-name="ce10" table:formula="of:=[.D8]+[.E8]+[.F8]" office:value-type="float" office:value="5.75573" calcext:value-type="float">
            <text:p>5.756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b-jet tagging efficiency</text:p>
          </table:table-cell>
          <table:table-cell table:style-name="ce7" table:formula="of:=([.B8]*([.C18]-1)+[.H8]*([.C18]-1))/([.B8]+[.H8])" office:value-type="percentage" office:value="0.02" calcext:value-type="percentage">
            <text:p>2.0%</text:p>
          </table:table-cell>
          <table:table-cell table:style-name="ce10" table:formula="of:=[.B8]+[.H8]" office:value-type="float" office:value="1.97491" calcext:value-type="float">
            <text:p>1.975</text:p>
          </table:table-cell>
          <table:table-cell table:style-name="ce7" table:formula="of:=([.D8]*([.E18]-1)+[.E8]*([.F18]-1)+[.F8]*([.G18]-1))/([.D8]+[.E8]+[.F8])" office:value-type="percentage" office:value="0.02" calcext:value-type="percentage">
            <text:p>2.0%</text:p>
          </table:table-cell>
          <table:table-cell table:style-name="ce10" table:formula="of:=[.D8]+[.E8]+[.F8]" office:value-type="float" office:value="5.75573" calcext:value-type="float">
            <text:p>5.756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Pileup</text:p>
          </table:table-cell>
          <table:table-cell table:style-name="ce7" table:formula="of:=((RIGHT([.C14]; FIND(&quot;/&quot;; [.C14])-1)-LEFT([.C14]; FIND(&quot;/&quot;; [.C14])-1))/2*[.B8]+(RIGHT([.I14]; FIND(&quot;/&quot;; [.I14])-1)-LEFT([.I14]; FIND(&quot;/&quot;; [.I14])-1))/2*[.H8])/([.B8]+[.H8])" office:value-type="percentage" office:value="0.0174449999999999" calcext:value-type="percentage">
            <text:p>1.7%</text:p>
          </table:table-cell>
          <table:table-cell table:style-name="ce10" table:formula="of:=[.B8]+[.H8]" office:value-type="float" office:value="1.97491" calcext:value-type="float">
            <text:p>1.975</text:p>
          </table:table-cell>
          <table:table-cell table:style-name="ce7" table:formula="of:=((RIGHT([.E14]; FIND(&quot;/&quot;; [.E14])-1)-LEFT([.E14]; FIND(&quot;/&quot;; [.E14])-1))/2*[.D8]+(RIGHT([.F14]; FIND(&quot;/&quot;; [.F14])-1)-LEFT([.F14]; FIND(&quot;/&quot;; [.F14])-1))/2*[.E8]+(RIGHT([.G14]; FIND(&quot;/&quot;; [.G14])-1)-LEFT([.G14]; FIND(&quot;/&quot;; [.G14])-1))/2*[.F8])/([.D8]+[.E8]+[.F8])" office:value-type="percentage" office:value="0.00622574227769542" calcext:value-type="percentage">
            <text:p>0.6%</text:p>
          </table:table-cell>
          <table:table-cell table:style-name="ce10" table:formula="of:=[.D8]+[.E8]+[.F8]" office:value-type="float" office:value="5.75573" calcext:value-type="float">
            <text:p>5.756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Efficiency for missed lepton (WZ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([.F30]+[.F31]-2)" office:value-type="percentage" office:value="0.0220000000000002" calcext:value-type="percentage">
            <text:p>2.2%</text:p>
          </table:table-cell>
          <table:table-cell table:style-name="ce10" table:formula="of:=[.E8]" office:value-type="float" office:value="1.75587" calcext:value-type="float">
            <text:p>1.756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PDF, αS,</text:p>
          </table:table-cell>
          <table:table-cell table:style-name="ce7" table:formula="of:=(([.C19]+[.C20]-2)*[.B8]+([.I24]-1)*[.H8])/([.B8]+[.H8])" office:value-type="percentage" office:value="0.0621862819065173" calcext:value-type="percentage">
            <text:p>6.2%</text:p>
          </table:table-cell>
          <table:table-cell table:style-name="ce10" table:formula="of:=[.B8]+[.H8]" office:value-type="float" office:value="1.97491" calcext:value-type="float">
            <text:p>1.975</text:p>
          </table:table-cell>
          <table:table-cell table:style-name="ce7" table:formula="of:=(([.E19]-1)*[.D8]+([.F19]-1)*[.E8]+([.G19]-1)*[.F8])/([.D8]+[.E8]+[.F8])" office:value-type="percentage" office:value="0.0136239668816988" calcext:value-type="percentage">
            <text:p>1.4%</text:p>
          </table:table-cell>
          <table:table-cell table:style-name="ce11" table:formula="of:=[.D8]+[.E8]+[.F8]" office:value-type="float" office:value="5.75573" calcext:value-type="float">
            <text:p>5.756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Underlying event</text:p>
          </table:table-cell>
          <table:table-cell table:style-name="ce7" table:formula="of:=(([.C17]-1)*[.B8]+([.I17]-1)*[.H8])/([.B8]+[.H8])" office:value-type="percentage" office:value="0.03" calcext:value-type="percentage">
            <text:p>3.0%</text:p>
          </table:table-cell>
          <table:table-cell table:style-name="ce10" table:formula="of:=[.B8]+[.H8]" office:value-type="float" office:value="1.97491" calcext:value-type="float">
            <text:p>1.975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Factorization, renormalization scales (signal)</text:p>
          </table:table-cell>
          <table:table-cell table:style-name="ce7" table:formula="of:=(([.C22]+[.C23]-2)*[.B8]+([.I24]-1)*[.H8])/([.B8]+[.H8])" office:value-type="percentage" office:value="0.137320164159379" calcext:value-type="percentage">
            <text:p>13.7%</text:p>
          </table:table-cell>
          <table:table-cell table:style-name="ce10" table:formula="of:=[.B8]+[.H8]" office:value-type="float" office:value="1.97491" calcext:value-type="float">
            <text:p>1.975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Factorization, renormalization scales (VV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((([.F26]-1)*[.E8]+([.G26]-1)*[.F8]))/([.E8]+[.F8])" office:value-type="percentage" office:value="0.0235341708437652" calcext:value-type="percentage">
            <text:p>2.4%</text:p>
          </table:table-cell>
          <table:table-cell table:style-name="ce10" table:formula="of:=[.E8]+[.F8]" office:value-type="float" office:value="5.73963" calcext:value-type="float">
            <text:p>5.74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Factorization, renormalization scales (VVV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[.E25]-1" office:value-type="percentage" office:value="0.0792600000000001" calcext:value-type="percentage">
            <text:p>7.9%</text:p>
          </table:table-cell>
          <table:table-cell table:style-name="ce10" table:formula="of:=[.D8]" office:value-type="float" office:value="0.0161" calcext:value-type="float">
            <text:p>0.016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Electroweak corrections on qq VV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(((ABS(RIGHT([.F27];FIND(&quot;/&quot;;[.F27])-1)-LEFT([.F27];FIND(&quot;/&quot;;[.F27])-1))/2)*[.E8]+(ABS(RIGHT([.G28];FIND(&quot;/&quot;;[.G28])-1)-LEFT([.G28];FIND(&quot;/&quot;;[.G28])-1))/2+ABS(RIGHT([.G29];FIND(&quot;/&quot;;[.G29])-1)-LEFT([.G29];FIND(&quot;/&quot;;[.G29])-1))/2)*[.F8]))/([.E8]+[.F8])" office:value-type="percentage" office:value="0.0692640820401314" calcext:value-type="percentage">
            <text:p>6.9%</text:p>
          </table:table-cell>
          <table:table-cell table:style-name="ce10" table:formula="of:=[.E8]+[.F8]" office:value-type="float" office:value="5.73963" calcext:value-type="float">
            <text:p>5.74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DY normalization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([.D32]-1)" office:value-type="percentage" office:value="1" calcext:value-type="percentage">
            <text:p>100.0%</text:p>
          </table:table-cell>
          <table:table-cell table:style-name="ce10" table:formula="of:=[.C8]" office:value-type="float" office:value="0" calcext:value-type="float">
            <text:p>0.00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tt, tW, W+ W~H~R , W+ jets normalization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IF([.G8]=0; 0; SQRT([.C35])*[.I35]/[.G8])" office:value-type="percentage" office:value="0.333336648532527" calcext:value-type="percentage">
            <text:p>33.3%</text:p>
          </table:table-cell>
          <table:table-cell table:style-name="ce10" table:formula="of:=[.G8]" office:value-type="float" office:value="1.00547" calcext:value-type="float">
            <text:p>1.005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MC statistics (signal)</text:p>
          </table:table-cell>
          <table:table-cell table:style-name="ce7" table:formula="of:=SQRT((([.C36]-1)*[.B8])^2+(([.I42]-1)*[.H8])^2)/([.B8]+[.H8])" office:value-type="percentage" office:value="0.0322124253986886" calcext:value-type="percentage">
            <text:p>3.2%</text:p>
          </table:table-cell>
          <table:table-cell table:style-name="ce10" table:formula="of:=[.B8]+[.H8]" office:value-type="float" office:value="1.97491" calcext:value-type="float">
            <text:p>1.975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MC statistics (ZZ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[.C36]-1" office:value-type="percentage" office:value="0.04077" calcext:value-type="percentage">
            <text:p>4.1%</text:p>
          </table:table-cell>
          <table:table-cell table:style-name="ce10" table:formula="of:=[.F8]" office:value-type="float" office:value="3.98376" calcext:value-type="float">
            <text:p>3.984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MC statistics (WZ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[.F39]-1" office:value-type="percentage" office:value="0.0774699999999999" calcext:value-type="percentage">
            <text:p>7.7%</text:p>
          </table:table-cell>
          <table:table-cell table:style-name="ce10" table:formula="of:=[.E8]" office:value-type="float" office:value="1.75587" calcext:value-type="float">
            <text:p>1.756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MC statistics (VVV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[.E38]-1" office:value-type="percentage" office:value="0.24843" calcext:value-type="percentage">
            <text:p>24.8%</text:p>
          </table:table-cell>
          <table:table-cell table:style-name="ce10" table:formula="of:=[.D8]" office:value-type="float" office:value="0.0161" calcext:value-type="float">
            <text:p>0.016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MC statistics (DY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([.D37]-1)" office:value-type="percentage" office:value="0" calcext:value-type="percentage">
            <text:p>0.0%</text:p>
          </table:table-cell>
          <table:table-cell table:style-name="ce10" table:formula="of:=[.C8]" office:value-type="float" office:value="0" calcext:value-type="float">
            <text:p>0.00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MC statistics (tt, tW, W+ W~H~R )~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([.H41]-1)" office:value-type="percentage" office:value="0.37892" calcext:value-type="percentage">
            <text:p>37.9%</text:p>
          </table:table-cell>
          <table:table-cell table:style-name="ce10" table:formula="of:=[.G8]" office:value-type="float" office:value="1.00547" calcext:value-type="float">
            <text:p>1.005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</table:table>
      <table:table table:name="bin3" table:style-name="ta1">
        <table:table-column table:style-name="co2" table:number-columns-repeated="10" table:default-cell-style-name="Default"/>
        <table:table-column table:style-name="co2" table:number-columns-repeated="7" table:default-cell-style-name="ce1"/>
        <table:table-column table:style-name="co2" table:number-columns-repeated="1007" table:default-cell-style-name="Default"/>
        <table:table-row table:style-name="ro1">
          <table:table-cell office:value-type="string" calcext:value-type="string">
            <text:p>i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hannels</text:p>
          </table:table-cell>
          <table:table-cell table:number-columns-repeated="5"/>
          <table:table-cell table:style-name="Default" table:number-columns-repeated="7"/>
          <table:table-cell table:number-columns-repeated="1007"/>
        </table:table-row>
        <table:table-row table:style-name="ro1">
          <table:table-cell office:value-type="string" calcext:value-type="string">
            <text:p>jmax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ackground</text:p>
          </table:table-cell>
          <table:table-cell table:number-columns-repeated="5"/>
          <table:table-cell table:style-name="Default" table:number-columns-repeated="7"/>
          <table:table-cell table:number-columns-repeated="1007"/>
        </table:table-row>
        <table:table-row table:style-name="ro1">
          <table:table-cell office:value-type="string" calcext:value-type="string">
            <text:p>kmax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uisance</text:p>
          </table:table-cell>
          <table:table-cell office:value-type="string" calcext:value-type="string">
            <text:p>parameters</text:p>
          </table:table-cell>
          <table:table-cell table:number-columns-repeated="4"/>
          <table:table-cell table:style-name="Default" table:number-columns-repeated="7"/>
          <table:table-cell table:number-columns-repeated="1007"/>
        </table:table-row>
        <table:table-row table:style-name="ro1">
          <table:table-cell office:value-type="string" calcext:value-type="string">
            <text:p>Observation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 table:number-columns-repeated="7"/>
          <table:table-cell table:number-columns-repeated="1007"/>
        </table:table-row>
        <table:table-row table:style-name="ro1">
          <table:table-cell office:value-type="string" calcext:value-type="string">
            <text:p>bin</text:p>
          </table:table-cell>
          <table:table-cell table:number-columns-repeated="7" office:value-type="string" calcext:value-type="string">
            <text:p>hinvmm1j13TeV20153</text:p>
          </table:table-cell>
          <table:table-cell table:number-columns-repeated="2"/>
          <table:table-cell table:style-name="Default" table:number-columns-repeated="7"/>
          <table:table-cell table:number-columns-repeated="1007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ZH_hinv</text:p>
          </table:table-cell>
          <table:table-cell office:value-type="string" calcext:value-type="string">
            <text:p>Zjets</text:p>
          </table:table-cell>
          <table:table-cell office:value-type="string" calcext:value-type="string">
            <text:p>VVV</text:p>
          </table:table-cell>
          <table:table-cell office:value-type="string" calcext:value-type="string">
            <text:p>WZ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ggZH_hinv</text:p>
          </table:table-cell>
          <table:table-cell table:number-columns-repeated="2"/>
          <table:table-cell table:style-name="ce5" office:value-type="string" calcext:value-type="string">
            <text:p>ZH_hinv</text:p>
          </table:table-cell>
          <table:table-cell table:style-name="ce5" office:value-type="string" calcext:value-type="string">
            <text:p>Zjets</text:p>
          </table:table-cell>
          <table:table-cell table:style-name="ce5" office:value-type="string" calcext:value-type="string">
            <text:p>VVV</text:p>
          </table:table-cell>
          <table:table-cell table:style-name="ce5" office:value-type="string" calcext:value-type="string">
            <text:p>WZ</text:p>
          </table:table-cell>
          <table:table-cell table:style-name="ce5" office:value-type="string" calcext:value-type="string">
            <text:p>ZZ</text:p>
          </table:table-cell>
          <table:table-cell table:style-name="ce5" office:value-type="string" calcext:value-type="string">
            <text:p>EM</text:p>
          </table:table-cell>
          <table:table-cell table:style-name="ce5" office:value-type="string" calcext:value-type="string">
            <text:p>ggZH_hinv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oc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te</text:p>
          </table:table-cell>
          <table:table-cell office:value-type="float" office:value="1.09497" calcext:value-type="float">
            <text:p>1.09497</text:p>
          </table:table-cell>
          <table:table-cell office:value-type="float" office:value="0" calcext:value-type="float">
            <text:p>0</text:p>
          </table:table-cell>
          <table:table-cell office:value-type="float" office:value="0.01677" calcext:value-type="float">
            <text:p>0.01677</text:p>
          </table:table-cell>
          <table:table-cell office:value-type="float" office:value="0.88759" calcext:value-type="float">
            <text:p>0.88759</text:p>
          </table:table-cell>
          <table:table-cell office:value-type="float" office:value="2.37263" calcext:value-type="float">
            <text:p>2.37263</text:p>
          </table:table-cell>
          <table:table-cell office:value-type="float" office:value="0.08507" calcext:value-type="float">
            <text:p>0.08507</text:p>
          </table:table-cell>
          <table:table-cell office:value-type="float" office:value="0.34344" calcext:value-type="float">
            <text:p>0.34344</text:p>
          </table:table-cell>
          <table:table-cell table:number-columns-repeated="2"/>
          <table:table-cell table:formula="of:=[.B8]" office:value-type="float" office:value="1.09497" calcext:value-type="float">
            <text:p>1.09497</text:p>
          </table:table-cell>
          <table:table-cell table:formula="of:=[.C8]" office:value-type="float" office:value="0" calcext:value-type="float">
            <text:p>0</text:p>
          </table:table-cell>
          <table:table-cell table:formula="of:=[.D8]" office:value-type="float" office:value="0.01677" calcext:value-type="float">
            <text:p>0.01677</text:p>
          </table:table-cell>
          <table:table-cell table:formula="of:=[.E8]" office:value-type="float" office:value="0.88759" calcext:value-type="float">
            <text:p>0.88759</text:p>
          </table:table-cell>
          <table:table-cell table:formula="of:=[.F8]" office:value-type="float" office:value="2.37263" calcext:value-type="float">
            <text:p>2.37263</text:p>
          </table:table-cell>
          <table:table-cell table:formula="of:=[.G8]" office:value-type="float" office:value="0.08507" calcext:value-type="float">
            <text:p>0.08507</text:p>
          </table:table-cell>
          <table:table-cell table:formula="of:=[.H8]" office:value-type="float" office:value="0.34344" calcext:value-type="float">
            <text:p>0.343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mi2106_13TeV2015</text:p>
          </table:table-cell>
          <table:table-cell office:value-type="string" calcext:value-type="string">
            <text:p>lnN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.05" calcext:value-type="float">
            <text:p>1.05</text:p>
          </table:table-cell>
          <table:table-cell office:value-type="string" calcext:value-type="string">
            <text:p>-</text:p>
          </table:table-cell>
          <table:table-cell office:value-type="float" office:value="1.05" calcext:value-type="float">
            <text:p>1.05</text:p>
          </table:table-cell>
          <table:table-cell/>
          <table:table-cell table:style-name="Default" table:number-columns-repeated="7"/>
          <table:table-cell table:number-columns-repeated="1007"/>
        </table:table-row>
        <table:table-row table:style-name="ro1">
          <table:table-cell office:value-type="string" calcext:value-type="string">
            <text:p>CMS_eff2016_m</text:p>
          </table:table-cell>
          <table:table-cell office:value-type="string" calcext:value-type="string">
            <text:p>lnN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.02" calcext:value-type="float">
            <text:p>1.02</text:p>
          </table:table-cell>
          <table:table-cell office:value-type="string" calcext:value-type="string">
            <text:p>-</text:p>
          </table:table-cell>
          <table:table-cell office:value-type="float" office:value="1.02" calcext:value-type="float">
            <text:p>1.02</text:p>
          </table:table-cell>
          <table:table-cell/>
          <table:table-cell table:formula="of:=IF([.C10]=&quot;-&quot;;0;[.C10]-1)" office:value-type="float" office:value="0.02" calcext:value-type="float">
            <text:p>0.02</text:p>
          </table:table-cell>
          <table:table-cell table:formula="of:=IF([.D10]=&quot;-&quot;;0;[.D10]-1)" office:value-type="float" office:value="0" calcext:value-type="float">
            <text:p>0</text:p>
          </table:table-cell>
          <table:table-cell table:formula="of:=IF([.E10]=&quot;-&quot;;0;[.E10]-1)" office:value-type="float" office:value="0.02" calcext:value-type="float">
            <text:p>0.02</text:p>
          </table:table-cell>
          <table:table-cell table:formula="of:=IF([.F10]=&quot;-&quot;;0;[.F10]-1)" office:value-type="float" office:value="0.02" calcext:value-type="float">
            <text:p>0.02</text:p>
          </table:table-cell>
          <table:table-cell table:formula="of:=IF([.G10]=&quot;-&quot;;0;[.G10]-1)" office:value-type="float" office:value="0.02" calcext:value-type="float">
            <text:p>0.02</text:p>
          </table:table-cell>
          <table:table-cell table:formula="of:=IF([.H10]=&quot;-&quot;;0;[.H10]-1)" office:value-type="float" office:value="0" calcext:value-type="float">
            <text:p>0</text:p>
          </table:table-cell>
          <table:table-cell table:formula="of:=IF([.I10]=&quot;-&quot;;0;[.I10]-1)" office:value-type="float" office:value="0.02" calcext:value-type="float">
            <text:p>0.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eff2016_e</text:p>
          </table:table-cell>
          <table:table-cell office:value-type="string" calcext:value-type="string">
            <text:p>l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11]=&quot;-&quot;;0;[.C11]-1)" office:value-type="float" office:value="0" calcext:value-type="float">
            <text:p>0</text:p>
          </table:table-cell>
          <table:table-cell table:formula="of:=IF([.D11]=&quot;-&quot;;0;[.D11]-1)" office:value-type="float" office:value="0" calcext:value-type="float">
            <text:p>0</text:p>
          </table:table-cell>
          <table:table-cell table:formula="of:=IF([.E11]=&quot;-&quot;;0;[.E11]-1)" office:value-type="float" office:value="0" calcext:value-type="float">
            <text:p>0</text:p>
          </table:table-cell>
          <table:table-cell table:formula="of:=IF([.F11]=&quot;-&quot;;0;[.F11]-1)" office:value-type="float" office:value="0" calcext:value-type="float">
            <text:p>0</text:p>
          </table:table-cell>
          <table:table-cell table:formula="of:=IF([.G11]=&quot;-&quot;;0;[.G11]-1)" office:value-type="float" office:value="0" calcext:value-type="float">
            <text:p>0</text:p>
          </table:table-cell>
          <table:table-cell table:formula="of:=IF([.H11]=&quot;-&quot;;0;[.H11]-1)" office:value-type="float" office:value="0" calcext:value-type="float">
            <text:p>0</text:p>
          </table:table-cell>
          <table:table-cell table:formula="of:=IF([.I11]=&quot;-&quot;;0;[.I11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scale2016_m</text:p>
          </table:table-cell>
          <table:table-cell office:value-type="string" calcext:value-type="string">
            <text:p>lnN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.01" calcext:value-type="float">
            <text:p>1.01</text:p>
          </table:table-cell>
          <table:table-cell office:value-type="string" calcext:value-type="string">
            <text:p>-</text:p>
          </table:table-cell>
          <table:table-cell office:value-type="float" office:value="1.01" calcext:value-type="float">
            <text:p>1.01</text:p>
          </table:table-cell>
          <table:table-cell/>
          <table:table-cell table:formula="of:=IF([.C12]=&quot;-&quot;;0;[.C12]-1)" office:value-type="float" office:value="0.01" calcext:value-type="float">
            <text:p>0.01</text:p>
          </table:table-cell>
          <table:table-cell table:formula="of:=IF([.D12]=&quot;-&quot;;0;[.D12]-1)" office:value-type="float" office:value="0" calcext:value-type="float">
            <text:p>0</text:p>
          </table:table-cell>
          <table:table-cell table:formula="of:=IF([.E12]=&quot;-&quot;;0;[.E12]-1)" office:value-type="float" office:value="0.01" calcext:value-type="float">
            <text:p>0.01</text:p>
          </table:table-cell>
          <table:table-cell table:formula="of:=IF([.F12]=&quot;-&quot;;0;[.F12]-1)" office:value-type="float" office:value="0.01" calcext:value-type="float">
            <text:p>0.01</text:p>
          </table:table-cell>
          <table:table-cell table:formula="of:=IF([.G12]=&quot;-&quot;;0;[.G12]-1)" office:value-type="float" office:value="0.01" calcext:value-type="float">
            <text:p>0.01</text:p>
          </table:table-cell>
          <table:table-cell table:formula="of:=IF([.H12]=&quot;-&quot;;0;[.H12]-1)" office:value-type="float" office:value="0" calcext:value-type="float">
            <text:p>0</text:p>
          </table:table-cell>
          <table:table-cell table:formula="of:=IF([.I12]=&quot;-&quot;;0;[.I12]-1)" office:value-type="float" office:value="0.01" calcext:value-type="float">
            <text:p>0.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scale2016_e</text:p>
          </table:table-cell>
          <table:table-cell office:value-type="string" calcext:value-type="string">
            <text:p>lnN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.01" calcext:value-type="float">
            <text:p>1.01</text:p>
          </table:table-cell>
          <table:table-cell office:value-type="string" calcext:value-type="string">
            <text:p>-</text:p>
          </table:table-cell>
          <table:table-cell office:value-type="float" office:value="1.01" calcext:value-type="float">
            <text:p>1.01</text:p>
          </table:table-cell>
          <table:table-cell/>
          <table:table-cell table:formula="of:=IF([.C13]=&quot;-&quot;;0;[.C13]-1)" office:value-type="float" office:value="0.01" calcext:value-type="float">
            <text:p>0.01</text:p>
          </table:table-cell>
          <table:table-cell table:formula="of:=IF([.D13]=&quot;-&quot;;0;[.D13]-1)" office:value-type="float" office:value="0" calcext:value-type="float">
            <text:p>0</text:p>
          </table:table-cell>
          <table:table-cell table:formula="of:=IF([.E13]=&quot;-&quot;;0;[.E13]-1)" office:value-type="float" office:value="0.01" calcext:value-type="float">
            <text:p>0.01</text:p>
          </table:table-cell>
          <table:table-cell table:formula="of:=IF([.F13]=&quot;-&quot;;0;[.F13]-1)" office:value-type="float" office:value="0.01" calcext:value-type="float">
            <text:p>0.01</text:p>
          </table:table-cell>
          <table:table-cell table:formula="of:=IF([.G13]=&quot;-&quot;;0;[.G13]-1)" office:value-type="float" office:value="0.01" calcext:value-type="float">
            <text:p>0.01</text:p>
          </table:table-cell>
          <table:table-cell table:formula="of:=IF([.H13]=&quot;-&quot;;0;[.H13]-1)" office:value-type="float" office:value="0" calcext:value-type="float">
            <text:p>0</text:p>
          </table:table-cell>
          <table:table-cell table:formula="of:=IF([.I13]=&quot;-&quot;;0;[.I13]-1)" office:value-type="float" office:value="0.01" calcext:value-type="float">
            <text:p>0.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pu2016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0.98951/1.0129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01323/0.98765</text:p>
          </table:table-cell>
          <table:table-cell office:value-type="string" calcext:value-type="string">
            <text:p>1.02000/0.98000</text:p>
          </table:table-cell>
          <table:table-cell office:value-type="string" calcext:value-type="string">
            <text:p>0.99886/1.001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8951/1.01298</text:p>
          </table:table-cell>
          <table:table-cell/>
          <table:table-cell table:formula="of:=IF([.C14]=&quot;-&quot;;0;(RIGHT([.C14];FIND(&quot;/&quot;;[.C14])-1)-LEFT([.C14];FIND(&quot;/&quot;;[.C14])-1))/2)" office:value-type="float" office:value="0.0117349999999999" calcext:value-type="float">
            <text:p>0.011735</text:p>
          </table:table-cell>
          <table:table-cell table:formula="of:=IF([.D14]=&quot;-&quot;;0;(RIGHT([.D14];FIND(&quot;/&quot;;[.D14])-1)-LEFT([.D14];FIND(&quot;/&quot;;[.D14])-1))/2)" office:value-type="float" office:value="0" calcext:value-type="float">
            <text:p>0</text:p>
          </table:table-cell>
          <table:table-cell table:formula="of:=IF([.E14]=&quot;-&quot;;0;(RIGHT([.E14];FIND(&quot;/&quot;;[.E14])-1)-LEFT([.E14];FIND(&quot;/&quot;;[.E14])-1))/2)" office:value-type="float" office:value="-0.01279" calcext:value-type="float">
            <text:p>-0.01279</text:p>
          </table:table-cell>
          <table:table-cell table:formula="of:=IF([.F14]=&quot;-&quot;;0;(RIGHT([.F14];FIND(&quot;/&quot;;[.F14])-1)-LEFT([.F14];FIND(&quot;/&quot;;[.F14])-1))/2)" office:value-type="float" office:value="-0.02" calcext:value-type="float">
            <text:p>-0.02</text:p>
          </table:table-cell>
          <table:table-cell table:formula="of:=IF([.G14]=&quot;-&quot;;0;(RIGHT([.G14];FIND(&quot;/&quot;;[.G14])-1)-LEFT([.G14];FIND(&quot;/&quot;;[.G14])-1))/2)" office:value-type="float" office:value="0.00124499999999994" calcext:value-type="float">
            <text:p>0.001245</text:p>
          </table:table-cell>
          <table:table-cell table:formula="of:=IF([.H14]=&quot;-&quot;;0;(RIGHT([.H14];FIND(&quot;/&quot;;[.H14])-1)-LEFT([.H14];FIND(&quot;/&quot;;[.H14])-1))/2)" office:value-type="float" office:value="0" calcext:value-type="float">
            <text:p>0</text:p>
          </table:table-cell>
          <table:table-cell table:formula="of:=IF([.I14]=&quot;-&quot;;0;(RIGHT([.I14];FIND(&quot;/&quot;;[.I14])-1)-LEFT([.I14];FIND(&quot;/&quot;;[.I14])-1))/2)" office:value-type="float" office:value="0.0117349999999999" calcext:value-type="float">
            <text:p>0.0117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scale_met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0.99800/1.00200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0.99800/1.002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9800/1.00200</text:p>
          </table:table-cell>
          <table:table-cell/>
          <table:table-cell table:formula="of:=IF([.C15]=&quot;-&quot;;0;(RIGHT([.C15];FIND(&quot;/&quot;;[.C15])-1)-LEFT([.C15];FIND(&quot;/&quot;;[.C15])-1))/2)" office:value-type="float" office:value="0.00199999999999995" calcext:value-type="float">
            <text:p>0.002</text:p>
          </table:table-cell>
          <table:table-cell table:formula="of:=IF([.D15]=&quot;-&quot;;0;(RIGHT([.D15];FIND(&quot;/&quot;;[.D15])-1)-LEFT([.D15];FIND(&quot;/&quot;;[.D15])-1))/2)" office:value-type="float" office:value="0" calcext:value-type="float">
            <text:p>0</text:p>
          </table:table-cell>
          <table:table-cell table:formula="of:=IF([.E15]=&quot;-&quot;;0;(RIGHT([.E15];FIND(&quot;/&quot;;[.E15])-1)-LEFT([.E15];FIND(&quot;/&quot;;[.E15])-1))/2)" office:value-type="float" office:value="0.00199999999999995" calcext:value-type="float">
            <text:p>0.002</text:p>
          </table:table-cell>
          <table:table-cell table:formula="of:=IF([.F15]=&quot;-&quot;;0;(RIGHT([.F15];FIND(&quot;/&quot;;[.F15])-1)-LEFT([.F15];FIND(&quot;/&quot;;[.F15])-1))/2)" office:value-type="float" office:value="0.00199999999999995" calcext:value-type="float">
            <text:p>0.002</text:p>
          </table:table-cell>
          <table:table-cell table:formula="of:=IF([.G15]=&quot;-&quot;;0;(RIGHT([.G15];FIND(&quot;/&quot;;[.G15])-1)-LEFT([.G15];FIND(&quot;/&quot;;[.G15])-1))/2)" office:value-type="float" office:value="0.00199999999999995" calcext:value-type="float">
            <text:p>0.002</text:p>
          </table:table-cell>
          <table:table-cell table:formula="of:=IF([.H15]=&quot;-&quot;;0;(RIGHT([.H15];FIND(&quot;/&quot;;[.H15])-1)-LEFT([.H15];FIND(&quot;/&quot;;[.H15])-1))/2)" office:value-type="float" office:value="0" calcext:value-type="float">
            <text:p>0</text:p>
          </table:table-cell>
          <table:table-cell table:formula="of:=IF([.I15]=&quot;-&quot;;0;(RIGHT([.I15];FIND(&quot;/&quot;;[.I15])-1)-LEFT([.I15];FIND(&quot;/&quot;;[.I15])-1))/2)" office:value-type="float" office:value="0.00199999999999995" calcext:value-type="float">
            <text:p>0.0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scale_j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0.99169/1.000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00462/0.98193</text:p>
          </table:table-cell>
          <table:table-cell office:value-type="string" calcext:value-type="string">
            <text:p>0.98448/1.00000</text:p>
          </table:table-cell>
          <table:table-cell office:value-type="string" calcext:value-type="string">
            <text:p>0.99593/1.002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9169/1.00017</text:p>
          </table:table-cell>
          <table:table-cell/>
          <table:table-cell table:formula="of:=IF([.C16]=&quot;-&quot;;0;(RIGHT([.C16];FIND(&quot;/&quot;;[.C16])-1)-LEFT([.C16];FIND(&quot;/&quot;;[.C16])-1))/2)" office:value-type="float" office:value="0.00423999999999997" calcext:value-type="float">
            <text:p>0.00424</text:p>
          </table:table-cell>
          <table:table-cell table:formula="of:=IF([.D16]=&quot;-&quot;;0;(RIGHT([.D16];FIND(&quot;/&quot;;[.D16])-1)-LEFT([.D16];FIND(&quot;/&quot;;[.D16])-1))/2)" office:value-type="float" office:value="0" calcext:value-type="float">
            <text:p>0</text:p>
          </table:table-cell>
          <table:table-cell table:formula="of:=IF([.E16]=&quot;-&quot;;0;(RIGHT([.E16];FIND(&quot;/&quot;;[.E16])-1)-LEFT([.E16];FIND(&quot;/&quot;;[.E16])-1))/2)" office:value-type="float" office:value="-0.011345" calcext:value-type="float">
            <text:p>-0.011345</text:p>
          </table:table-cell>
          <table:table-cell table:formula="of:=IF([.F16]=&quot;-&quot;;0;(RIGHT([.F16];FIND(&quot;/&quot;;[.F16])-1)-LEFT([.F16];FIND(&quot;/&quot;;[.F16])-1))/2)" office:value-type="float" office:value="0.00775999999999993" calcext:value-type="float">
            <text:p>0.00776</text:p>
          </table:table-cell>
          <table:table-cell table:formula="of:=IF([.G16]=&quot;-&quot;;0;(RIGHT([.G16];FIND(&quot;/&quot;;[.G16])-1)-LEFT([.G16];FIND(&quot;/&quot;;[.G16])-1))/2)" office:value-type="float" office:value="0.0030949999999999" calcext:value-type="float">
            <text:p>0.003095</text:p>
          </table:table-cell>
          <table:table-cell table:formula="of:=IF([.H16]=&quot;-&quot;;0;(RIGHT([.H16];FIND(&quot;/&quot;;[.H16])-1)-LEFT([.H16];FIND(&quot;/&quot;;[.H16])-1))/2)" office:value-type="float" office:value="0" calcext:value-type="float">
            <text:p>0</text:p>
          </table:table-cell>
          <table:table-cell table:formula="of:=IF([.I16]=&quot;-&quot;;0;(RIGHT([.I16];FIND(&quot;/&quot;;[.I16])-1)-LEFT([.I16];FIND(&quot;/&quot;;[.I16])-1))/2)" office:value-type="float" office:value="0.00423999999999997" calcext:value-type="float">
            <text:p>0.004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EPS</text:p>
          </table:table-cell>
          <table:table-cell office:value-type="string" calcext:value-type="string">
            <text:p>lnN</text:p>
          </table:table-cell>
          <table:table-cell office:value-type="float" office:value="1.03" calcext:value-type="float">
            <text:p>1.0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03" calcext:value-type="float">
            <text:p>1.03</text:p>
          </table:table-cell>
          <table:table-cell/>
          <table:table-cell table:formula="of:=IF([.C17]=&quot;-&quot;;0;[.C17]-1)" office:value-type="float" office:value="0.03" calcext:value-type="float">
            <text:p>0.03</text:p>
          </table:table-cell>
          <table:table-cell table:formula="of:=IF([.D17]=&quot;-&quot;;0;[.D17]-1)" office:value-type="float" office:value="0" calcext:value-type="float">
            <text:p>0</text:p>
          </table:table-cell>
          <table:table-cell table:formula="of:=IF([.E17]=&quot;-&quot;;0;[.E17]-1)" office:value-type="float" office:value="0" calcext:value-type="float">
            <text:p>0</text:p>
          </table:table-cell>
          <table:table-cell table:formula="of:=IF([.F17]=&quot;-&quot;;0;[.F17]-1)" office:value-type="float" office:value="0" calcext:value-type="float">
            <text:p>0</text:p>
          </table:table-cell>
          <table:table-cell table:formula="of:=IF([.G17]=&quot;-&quot;;0;[.G17]-1)" office:value-type="float" office:value="0" calcext:value-type="float">
            <text:p>0</text:p>
          </table:table-cell>
          <table:table-cell table:formula="of:=IF([.H17]=&quot;-&quot;;0;[.H17]-1)" office:value-type="float" office:value="0" calcext:value-type="float">
            <text:p>0</text:p>
          </table:table-cell>
          <table:table-cell table:formula="of:=IF([.I17]=&quot;-&quot;;0;[.I17]-1)" office:value-type="float" office:value="0.03" calcext:value-type="float">
            <text:p>0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eff_b2016</text:p>
          </table:table-cell>
          <table:table-cell office:value-type="string" calcext:value-type="string">
            <text:p>lnN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.02" calcext:value-type="float">
            <text:p>1.02</text:p>
          </table:table-cell>
          <table:table-cell office:value-type="string" calcext:value-type="string">
            <text:p>-</text:p>
          </table:table-cell>
          <table:table-cell office:value-type="float" office:value="1.02" calcext:value-type="float">
            <text:p>1.02</text:p>
          </table:table-cell>
          <table:table-cell/>
          <table:table-cell table:formula="of:=IF([.C18]=&quot;-&quot;;0;[.C18]-1)" office:value-type="float" office:value="0.02" calcext:value-type="float">
            <text:p>0.02</text:p>
          </table:table-cell>
          <table:table-cell table:formula="of:=IF([.D18]=&quot;-&quot;;0;[.D18]-1)" office:value-type="float" office:value="0" calcext:value-type="float">
            <text:p>0</text:p>
          </table:table-cell>
          <table:table-cell table:formula="of:=IF([.E18]=&quot;-&quot;;0;[.E18]-1)" office:value-type="float" office:value="0.02" calcext:value-type="float">
            <text:p>0.02</text:p>
          </table:table-cell>
          <table:table-cell table:formula="of:=IF([.F18]=&quot;-&quot;;0;[.F18]-1)" office:value-type="float" office:value="0.02" calcext:value-type="float">
            <text:p>0.02</text:p>
          </table:table-cell>
          <table:table-cell table:formula="of:=IF([.G18]=&quot;-&quot;;0;[.G18]-1)" office:value-type="float" office:value="0.02" calcext:value-type="float">
            <text:p>0.02</text:p>
          </table:table-cell>
          <table:table-cell table:formula="of:=IF([.H18]=&quot;-&quot;;0;[.H18]-1)" office:value-type="float" office:value="0" calcext:value-type="float">
            <text:p>0</text:p>
          </table:table-cell>
          <table:table-cell table:formula="of:=IF([.I18]=&quot;-&quot;;0;[.I18]-1)" office:value-type="float" office:value="0.02" calcext:value-type="float">
            <text:p>0.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df_qqbar_ACCEPT</text:p>
          </table:table-cell>
          <table:table-cell office:value-type="string" calcext:value-type="string">
            <text:p>lnN</text:p>
          </table:table-cell>
          <table:table-cell office:value-type="float" office:value="1.00485" calcext:value-type="float">
            <text:p>1.00485</text:p>
          </table:table-cell>
          <table:table-cell office:value-type="string" calcext:value-type="string">
            <text:p>-</text:p>
          </table:table-cell>
          <table:table-cell office:value-type="float" office:value="1.01831" calcext:value-type="float">
            <text:p>1.01831</text:p>
          </table:table-cell>
          <table:table-cell office:value-type="float" office:value="1.0133" calcext:value-type="float">
            <text:p>1.0133</text:p>
          </table:table-cell>
          <table:table-cell office:value-type="float" office:value="1.014" calcext:value-type="float">
            <text:p>1.014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formula="of:=IF([.C19]=&quot;-&quot;;0;[.C19]-1)" office:value-type="float" office:value="0.00485000000000002" calcext:value-type="float">
            <text:p>0.00485</text:p>
          </table:table-cell>
          <table:table-cell table:formula="of:=IF([.D19]=&quot;-&quot;;0;[.D19]-1)" office:value-type="float" office:value="0" calcext:value-type="float">
            <text:p>0</text:p>
          </table:table-cell>
          <table:table-cell table:formula="of:=IF([.E19]=&quot;-&quot;;0;[.E19]-1)" office:value-type="float" office:value="0.01831" calcext:value-type="float">
            <text:p>0.01831</text:p>
          </table:table-cell>
          <table:table-cell table:formula="of:=IF([.F19]=&quot;-&quot;;0;[.F19]-1)" office:value-type="float" office:value="0.0133000000000001" calcext:value-type="float">
            <text:p>0.0133</text:p>
          </table:table-cell>
          <table:table-cell table:formula="of:=IF([.G19]=&quot;-&quot;;0;[.G19]-1)" office:value-type="float" office:value="0.014" calcext:value-type="float">
            <text:p>0.014</text:p>
          </table:table-cell>
          <table:table-cell table:formula="of:=IF([.H19]=&quot;-&quot;;0;[.H19]-1)" office:value-type="float" office:value="0" calcext:value-type="float">
            <text:p>0</text:p>
          </table:table-cell>
          <table:table-cell table:formula="of:=IF([.I19]=&quot;-&quot;;0;[.I19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df_qqbar</text:p>
          </table:table-cell>
          <table:table-cell office:value-type="string" calcext:value-type="string">
            <text:p>lnN</text:p>
          </table:table-cell>
          <table:table-cell office:value-type="float" office:value="1.016" calcext:value-type="float">
            <text:p>1.016</text:p>
          </table:table-cell>
          <table:table-cell table:number-columns-repeated="6" office:value-type="string" calcext:value-type="string">
            <text:p>-</text:p>
          </table:table-cell>
          <table:table-cell/>
          <table:table-cell table:formula="of:=IF([.C20]=&quot;-&quot;;0;[.C20]-1)" office:value-type="float" office:value="0.016" calcext:value-type="float">
            <text:p>0.016</text:p>
          </table:table-cell>
          <table:table-cell table:formula="of:=IF([.D20]=&quot;-&quot;;0;[.D20]-1)" office:value-type="float" office:value="0" calcext:value-type="float">
            <text:p>0</text:p>
          </table:table-cell>
          <table:table-cell table:formula="of:=IF([.E20]=&quot;-&quot;;0;[.E20]-1)" office:value-type="float" office:value="0" calcext:value-type="float">
            <text:p>0</text:p>
          </table:table-cell>
          <table:table-cell table:formula="of:=IF([.F20]=&quot;-&quot;;0;[.F20]-1)" office:value-type="float" office:value="0" calcext:value-type="float">
            <text:p>0</text:p>
          </table:table-cell>
          <table:table-cell table:formula="of:=IF([.G20]=&quot;-&quot;;0;[.G20]-1)" office:value-type="float" office:value="0" calcext:value-type="float">
            <text:p>0</text:p>
          </table:table-cell>
          <table:table-cell table:formula="of:=IF([.H20]=&quot;-&quot;;0;[.H20]-1)" office:value-type="float" office:value="0" calcext:value-type="float">
            <text:p>0</text:p>
          </table:table-cell>
          <table:table-cell table:formula="of:=IF([.I20]=&quot;-&quot;;0;[.I20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df_gg</text:p>
          </table:table-cell>
          <table:table-cell office:value-type="string" calcext:value-type="string">
            <text:p>ln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.051" calcext:value-type="float">
            <text:p>1.051</text:p>
          </table:table-cell>
          <table:table-cell/>
          <table:table-cell table:formula="of:=IF([.C21]=&quot;-&quot;;0;[.C21]-1)" office:value-type="float" office:value="0" calcext:value-type="float">
            <text:p>0</text:p>
          </table:table-cell>
          <table:table-cell table:formula="of:=IF([.D21]=&quot;-&quot;;0;[.D21]-1)" office:value-type="float" office:value="0" calcext:value-type="float">
            <text:p>0</text:p>
          </table:table-cell>
          <table:table-cell table:formula="of:=IF([.E21]=&quot;-&quot;;0;[.E21]-1)" office:value-type="float" office:value="0" calcext:value-type="float">
            <text:p>0</text:p>
          </table:table-cell>
          <table:table-cell table:formula="of:=IF([.F21]=&quot;-&quot;;0;[.F21]-1)" office:value-type="float" office:value="0" calcext:value-type="float">
            <text:p>0</text:p>
          </table:table-cell>
          <table:table-cell table:formula="of:=IF([.G21]=&quot;-&quot;;0;[.G21]-1)" office:value-type="float" office:value="0" calcext:value-type="float">
            <text:p>0</text:p>
          </table:table-cell>
          <table:table-cell table:formula="of:=IF([.H21]=&quot;-&quot;;0;[.H21]-1)" office:value-type="float" office:value="0" calcext:value-type="float">
            <text:p>0</text:p>
          </table:table-cell>
          <table:table-cell table:formula="of:=IF([.I21]=&quot;-&quot;;0;[.I21]-1)" office:value-type="float" office:value="0.0509999999999999" calcext:value-type="float">
            <text:p>0.0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CDscale_VH_ACCEPT</text:p>
          </table:table-cell>
          <table:table-cell office:value-type="string" calcext:value-type="string">
            <text:p>lnN</text:p>
          </table:table-cell>
          <table:table-cell office:value-type="float" office:value="1.09235" calcext:value-type="float">
            <text:p>1.09235</text:p>
          </table:table-cell>
          <table:table-cell table:number-columns-repeated="6" office:value-type="string" calcext:value-type="string">
            <text:p>-</text:p>
          </table:table-cell>
          <table:table-cell/>
          <table:table-cell table:formula="of:=IF([.C22]=&quot;-&quot;;0;[.C22]-1)" office:value-type="float" office:value="0.0923499999999999" calcext:value-type="float">
            <text:p>0.09235</text:p>
          </table:table-cell>
          <table:table-cell table:formula="of:=IF([.D22]=&quot;-&quot;;0;[.D22]-1)" office:value-type="float" office:value="0" calcext:value-type="float">
            <text:p>0</text:p>
          </table:table-cell>
          <table:table-cell table:formula="of:=IF([.E22]=&quot;-&quot;;0;[.E22]-1)" office:value-type="float" office:value="0" calcext:value-type="float">
            <text:p>0</text:p>
          </table:table-cell>
          <table:table-cell table:formula="of:=IF([.F22]=&quot;-&quot;;0;[.F22]-1)" office:value-type="float" office:value="0" calcext:value-type="float">
            <text:p>0</text:p>
          </table:table-cell>
          <table:table-cell table:formula="of:=IF([.G22]=&quot;-&quot;;0;[.G22]-1)" office:value-type="float" office:value="0" calcext:value-type="float">
            <text:p>0</text:p>
          </table:table-cell>
          <table:table-cell table:formula="of:=IF([.H22]=&quot;-&quot;;0;[.H22]-1)" office:value-type="float" office:value="0" calcext:value-type="float">
            <text:p>0</text:p>
          </table:table-cell>
          <table:table-cell table:formula="of:=IF([.I22]=&quot;-&quot;;0;[.I22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CDscale_VH</text:p>
          </table:table-cell>
          <table:table-cell office:value-type="string" calcext:value-type="string">
            <text:p>lnN</text:p>
          </table:table-cell>
          <table:table-cell office:value-type="float" office:value="1.035" calcext:value-type="float">
            <text:p>1.035</text:p>
          </table:table-cell>
          <table:table-cell table:number-columns-repeated="6" office:value-type="string" calcext:value-type="string">
            <text:p>-</text:p>
          </table:table-cell>
          <table:table-cell/>
          <table:table-cell table:formula="of:=IF([.C23]=&quot;-&quot;;0;[.C23]-1)" office:value-type="float" office:value="0.0349999999999999" calcext:value-type="float">
            <text:p>0.035</text:p>
          </table:table-cell>
          <table:table-cell table:formula="of:=IF([.D23]=&quot;-&quot;;0;[.D23]-1)" office:value-type="float" office:value="0" calcext:value-type="float">
            <text:p>0</text:p>
          </table:table-cell>
          <table:table-cell table:formula="of:=IF([.E23]=&quot;-&quot;;0;[.E23]-1)" office:value-type="float" office:value="0" calcext:value-type="float">
            <text:p>0</text:p>
          </table:table-cell>
          <table:table-cell table:formula="of:=IF([.F23]=&quot;-&quot;;0;[.F23]-1)" office:value-type="float" office:value="0" calcext:value-type="float">
            <text:p>0</text:p>
          </table:table-cell>
          <table:table-cell table:formula="of:=IF([.G23]=&quot;-&quot;;0;[.G23]-1)" office:value-type="float" office:value="0" calcext:value-type="float">
            <text:p>0</text:p>
          </table:table-cell>
          <table:table-cell table:formula="of:=IF([.H23]=&quot;-&quot;;0;[.H23]-1)" office:value-type="float" office:value="0" calcext:value-type="float">
            <text:p>0</text:p>
          </table:table-cell>
          <table:table-cell table:formula="of:=IF([.I23]=&quot;-&quot;;0;[.I23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CDscale_ggVH</text:p>
          </table:table-cell>
          <table:table-cell office:value-type="string" calcext:value-type="string">
            <text:p>ln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.231" calcext:value-type="float">
            <text:p>1.231</text:p>
          </table:table-cell>
          <table:table-cell/>
          <table:table-cell table:formula="of:=IF([.C24]=&quot;-&quot;;0;[.C24]-1)" office:value-type="float" office:value="0" calcext:value-type="float">
            <text:p>0</text:p>
          </table:table-cell>
          <table:table-cell table:formula="of:=IF([.D24]=&quot;-&quot;;0;[.D24]-1)" office:value-type="float" office:value="0" calcext:value-type="float">
            <text:p>0</text:p>
          </table:table-cell>
          <table:table-cell table:formula="of:=IF([.E24]=&quot;-&quot;;0;[.E24]-1)" office:value-type="float" office:value="0" calcext:value-type="float">
            <text:p>0</text:p>
          </table:table-cell>
          <table:table-cell table:formula="of:=IF([.F24]=&quot;-&quot;;0;[.F24]-1)" office:value-type="float" office:value="0" calcext:value-type="float">
            <text:p>0</text:p>
          </table:table-cell>
          <table:table-cell table:formula="of:=IF([.G24]=&quot;-&quot;;0;[.G24]-1)" office:value-type="float" office:value="0" calcext:value-type="float">
            <text:p>0</text:p>
          </table:table-cell>
          <table:table-cell table:formula="of:=IF([.H24]=&quot;-&quot;;0;[.H24]-1)" office:value-type="float" office:value="0" calcext:value-type="float">
            <text:p>0</text:p>
          </table:table-cell>
          <table:table-cell table:formula="of:=IF([.I24]=&quot;-&quot;;0;[.I24]-1)" office:value-type="float" office:value="0.231" calcext:value-type="float">
            <text:p>0.2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CDscale_VVV</text:p>
          </table:table-cell>
          <table:table-cell office:value-type="string" calcext:value-type="string">
            <text:p>ln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07045" calcext:value-type="float">
            <text:p>1.07045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formula="of:=IF([.C25]=&quot;-&quot;;0;[.C25]-1)" office:value-type="float" office:value="0" calcext:value-type="float">
            <text:p>0</text:p>
          </table:table-cell>
          <table:table-cell table:formula="of:=IF([.D25]=&quot;-&quot;;0;[.D25]-1)" office:value-type="float" office:value="0" calcext:value-type="float">
            <text:p>0</text:p>
          </table:table-cell>
          <table:table-cell table:formula="of:=IF([.E25]=&quot;-&quot;;0;[.E25]-1)" office:value-type="float" office:value="0.0704500000000001" calcext:value-type="float">
            <text:p>0.07045</text:p>
          </table:table-cell>
          <table:table-cell table:formula="of:=IF([.F25]=&quot;-&quot;;0;[.F25]-1)" office:value-type="float" office:value="0" calcext:value-type="float">
            <text:p>0</text:p>
          </table:table-cell>
          <table:table-cell table:formula="of:=IF([.G25]=&quot;-&quot;;0;[.G25]-1)" office:value-type="float" office:value="0" calcext:value-type="float">
            <text:p>0</text:p>
          </table:table-cell>
          <table:table-cell table:formula="of:=IF([.H25]=&quot;-&quot;;0;[.H25]-1)" office:value-type="float" office:value="0" calcext:value-type="float">
            <text:p>0</text:p>
          </table:table-cell>
          <table:table-cell table:formula="of:=IF([.I25]=&quot;-&quot;;0;[.I25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CDscale_VV</text:p>
          </table:table-cell>
          <table:table-cell office:value-type="string" calcext:value-type="string">
            <text:p>ln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03034" calcext:value-type="float">
            <text:p>1.03034</text:p>
          </table:table-cell>
          <table:table-cell office:value-type="float" office:value="1.02061" calcext:value-type="float">
            <text:p>1.02061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formula="of:=IF([.C26]=&quot;-&quot;;0;[.C26]-1)" office:value-type="float" office:value="0" calcext:value-type="float">
            <text:p>0</text:p>
          </table:table-cell>
          <table:table-cell table:formula="of:=IF([.D26]=&quot;-&quot;;0;[.D26]-1)" office:value-type="float" office:value="0" calcext:value-type="float">
            <text:p>0</text:p>
          </table:table-cell>
          <table:table-cell table:formula="of:=IF([.E26]=&quot;-&quot;;0;[.E26]-1)" office:value-type="float" office:value="0" calcext:value-type="float">
            <text:p>0</text:p>
          </table:table-cell>
          <table:table-cell table:formula="of:=IF([.F26]=&quot;-&quot;;0;[.F26]-1)" office:value-type="float" office:value="0.03034" calcext:value-type="float">
            <text:p>0.03034</text:p>
          </table:table-cell>
          <table:table-cell table:formula="of:=IF([.G26]=&quot;-&quot;;0;[.G26]-1)" office:value-type="float" office:value="0.02061" calcext:value-type="float">
            <text:p>0.02061</text:p>
          </table:table-cell>
          <table:table-cell table:formula="of:=IF([.H26]=&quot;-&quot;;0;[.H26]-1)" office:value-type="float" office:value="0" calcext:value-type="float">
            <text:p>0</text:p>
          </table:table-cell>
          <table:table-cell table:formula="of:=IF([.I26]=&quot;-&quot;;0;[.I26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WZ_EWKCorr</text:p>
          </table:table-cell>
          <table:table-cell office:value-type="string" calcext:value-type="string">
            <text:p>ln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.03000/0.97000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IF([.C27]=&quot;-&quot;;0;[.C27]-1)" office:value-type="float" office:value="0" calcext:value-type="float">
            <text:p>0</text:p>
          </table:table-cell>
          <table:table-cell table:formula="of:=IF([.D27]=&quot;-&quot;;0;[.D27]-1)" office:value-type="float" office:value="0" calcext:value-type="float">
            <text:p>0</text:p>
          </table:table-cell>
          <table:table-cell table:formula="of:=IF([.E27]=&quot;-&quot;;0;[.E27]-1)" office:value-type="float" office:value="0" calcext:value-type="float">
            <text:p>0</text:p>
          </table:table-cell>
          <table:table-cell table:formula="of:=IF([.F27]=&quot;-&quot;;0;ABS(RIGHT([.F27];FIND(&quot;/&quot;;[.F27])-1)-LEFT([.F27];FIND(&quot;/&quot;;[.F27])-1))/2)" office:value-type="float" office:value="0.03" calcext:value-type="float">
            <text:p>0.03</text:p>
          </table:table-cell>
          <table:table-cell table:formula="of:=IF([.G27]=&quot;-&quot;;0;ABS(RIGHT([.G27];FIND(&quot;/&quot;;[.G27])-1)-LEFT([.G27];FIND(&quot;/&quot;;[.G27])-1))/2)" office:value-type="float" office:value="0" calcext:value-type="float">
            <text:p>0</text:p>
          </table:table-cell>
          <table:table-cell table:formula="of:=IF([.H27]=&quot;-&quot;;0;[.H27]-1)" office:value-type="float" office:value="0" calcext:value-type="float">
            <text:p>0</text:p>
          </table:table-cell>
          <table:table-cell table:formula="of:=IF([.I27]=&quot;-&quot;;0;[.I27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ZZ_EWKCorr</text:p>
          </table:table-cell>
          <table:table-cell office:value-type="string" calcext:value-type="string">
            <text:p>ln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.09344/0.90656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formula="of:=IF([.C28]=&quot;-&quot;;0;[.C28]-1)" office:value-type="float" office:value="0" calcext:value-type="float">
            <text:p>0</text:p>
          </table:table-cell>
          <table:table-cell table:formula="of:=IF([.D28]=&quot;-&quot;;0;[.D28]-1)" office:value-type="float" office:value="0" calcext:value-type="float">
            <text:p>0</text:p>
          </table:table-cell>
          <table:table-cell table:formula="of:=IF([.E28]=&quot;-&quot;;0;[.E28]-1)" office:value-type="float" office:value="0" calcext:value-type="float">
            <text:p>0</text:p>
          </table:table-cell>
          <table:table-cell table:formula="of:=IF([.F28]=&quot;-&quot;;0;ABS(RIGHT([.F28];FIND(&quot;/&quot;;[.F28])-1)-LEFT([.F28];FIND(&quot;/&quot;;[.F28])-1))/2)" office:value-type="float" office:value="0" calcext:value-type="float">
            <text:p>0</text:p>
          </table:table-cell>
          <table:table-cell table:formula="of:=IF([.G28]=&quot;-&quot;;0;ABS(RIGHT([.G28];FIND(&quot;/&quot;;[.G28])-1)-LEFT([.G28];FIND(&quot;/&quot;;[.G28])-1))/2)" office:value-type="float" office:value="0.09344" calcext:value-type="float">
            <text:p>0.09344</text:p>
          </table:table-cell>
          <table:table-cell table:formula="of:=IF([.H28]=&quot;-&quot;;0;[.H28]-1)" office:value-type="float" office:value="0" calcext:value-type="float">
            <text:p>0</text:p>
          </table:table-cell>
          <table:table-cell table:formula="of:=IF([.I28]=&quot;-&quot;;0;[.I28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ggZZCorr</text:p>
          </table:table-cell>
          <table:table-cell office:value-type="string" calcext:value-type="string">
            <text:p>ln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.00596/0.99404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formula="of:=IF([.C29]=&quot;-&quot;;0;[.C29]-1)" office:value-type="float" office:value="0" calcext:value-type="float">
            <text:p>0</text:p>
          </table:table-cell>
          <table:table-cell table:formula="of:=IF([.D29]=&quot;-&quot;;0;[.D29]-1)" office:value-type="float" office:value="0" calcext:value-type="float">
            <text:p>0</text:p>
          </table:table-cell>
          <table:table-cell table:formula="of:=IF([.E29]=&quot;-&quot;;0;[.E29]-1)" office:value-type="float" office:value="0" calcext:value-type="float">
            <text:p>0</text:p>
          </table:table-cell>
          <table:table-cell table:formula="of:=IF([.F29]=&quot;-&quot;;0;ABS(RIGHT([.F29];FIND(&quot;/&quot;;[.F29])-1)-LEFT([.F29];FIND(&quot;/&quot;;[.F29])-1))/2)" office:value-type="float" office:value="0" calcext:value-type="float">
            <text:p>0</text:p>
          </table:table-cell>
          <table:table-cell table:formula="of:=IF([.G29]=&quot;-&quot;;0;ABS(RIGHT([.G29];FIND(&quot;/&quot;;[.G29])-1)-LEFT([.G29];FIND(&quot;/&quot;;[.G29])-1))/2)" office:value-type="float" office:value="0.00595999999999997" calcext:value-type="float">
            <text:p>0.00596</text:p>
          </table:table-cell>
          <table:table-cell table:formula="of:=IF([.H29]=&quot;-&quot;;0;[.H29]-1)" office:value-type="float" office:value="0" calcext:value-type="float">
            <text:p>0</text:p>
          </table:table-cell>
          <table:table-cell table:formula="of:=IF([.I29]=&quot;-&quot;;0;[.I29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WZ_lep2016</text:p>
          </table:table-cell>
          <table:table-cell office:value-type="string" calcext:value-type="string">
            <text:p>ln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01" calcext:value-type="float">
            <text:p>1.01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IF([.C30]=&quot;-&quot;;0;[.C30]-1)" office:value-type="float" office:value="0" calcext:value-type="float">
            <text:p>0</text:p>
          </table:table-cell>
          <table:table-cell table:formula="of:=IF([.D30]=&quot;-&quot;;0;[.D30]-1)" office:value-type="float" office:value="0" calcext:value-type="float">
            <text:p>0</text:p>
          </table:table-cell>
          <table:table-cell table:formula="of:=IF([.E30]=&quot;-&quot;;0;[.E30]-1)" office:value-type="float" office:value="0" calcext:value-type="float">
            <text:p>0</text:p>
          </table:table-cell>
          <table:table-cell table:formula="of:=IF([.F30]=&quot;-&quot;;0;[.F30]-1)" office:value-type="float" office:value="0.01" calcext:value-type="float">
            <text:p>0.01</text:p>
          </table:table-cell>
          <table:table-cell table:formula="of:=IF([.G30]=&quot;-&quot;;0;[.G30]-1)" office:value-type="float" office:value="0" calcext:value-type="float">
            <text:p>0</text:p>
          </table:table-cell>
          <table:table-cell table:formula="of:=IF([.H30]=&quot;-&quot;;0;[.H30]-1)" office:value-type="float" office:value="0" calcext:value-type="float">
            <text:p>0</text:p>
          </table:table-cell>
          <table:table-cell table:formula="of:=IF([.I30]=&quot;-&quot;;0;[.I30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WZ_tau2016</text:p>
          </table:table-cell>
          <table:table-cell office:value-type="string" calcext:value-type="string">
            <text:p>ln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012" calcext:value-type="float">
            <text:p>1.012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IF([.C31]=&quot;-&quot;;0;[.C31]-1)" office:value-type="float" office:value="0" calcext:value-type="float">
            <text:p>0</text:p>
          </table:table-cell>
          <table:table-cell table:formula="of:=IF([.D31]=&quot;-&quot;;0;[.D31]-1)" office:value-type="float" office:value="0" calcext:value-type="float">
            <text:p>0</text:p>
          </table:table-cell>
          <table:table-cell table:formula="of:=IF([.E31]=&quot;-&quot;;0;[.E31]-1)" office:value-type="float" office:value="0" calcext:value-type="float">
            <text:p>0</text:p>
          </table:table-cell>
          <table:table-cell table:formula="of:=IF([.F31]=&quot;-&quot;;0;[.F31]-1)" office:value-type="float" office:value="0.012" calcext:value-type="float">
            <text:p>0.012</text:p>
          </table:table-cell>
          <table:table-cell table:formula="of:=IF([.G31]=&quot;-&quot;;0;[.G31]-1)" office:value-type="float" office:value="0" calcext:value-type="float">
            <text:p>0</text:p>
          </table:table-cell>
          <table:table-cell table:formula="of:=IF([.H31]=&quot;-&quot;;0;[.H31]-1)" office:value-type="float" office:value="0" calcext:value-type="float">
            <text:p>0</text:p>
          </table:table-cell>
          <table:table-cell table:formula="of:=IF([.I31]=&quot;-&quot;;0;[.I31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ZLLNorm2016_mm1j_13TeV2015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/>
          <table:table-cell table:formula="of:=IF([.C32]=&quot;-&quot;;0;[.C32]-1)" office:value-type="float" office:value="0" calcext:value-type="float">
            <text:p>0</text:p>
          </table:table-cell>
          <table:table-cell table:formula="of:=IF([.D32]=&quot;-&quot;;0;[.D32]-1)" office:value-type="float" office:value="1" calcext:value-type="float">
            <text:p>1</text:p>
          </table:table-cell>
          <table:table-cell table:formula="of:=IF([.E32]=&quot;-&quot;;0;[.E32]-1)" office:value-type="float" office:value="0" calcext:value-type="float">
            <text:p>0</text:p>
          </table:table-cell>
          <table:table-cell table:formula="of:=IF([.F32]=&quot;-&quot;;0;[.F32]-1)" office:value-type="float" office:value="0" calcext:value-type="float">
            <text:p>0</text:p>
          </table:table-cell>
          <table:table-cell table:formula="of:=IF([.G32]=&quot;-&quot;;0;[.G32]-1)" office:value-type="float" office:value="0" calcext:value-type="float">
            <text:p>0</text:p>
          </table:table-cell>
          <table:table-cell table:formula="of:=IF([.H32]=&quot;-&quot;;0;[.H32]-1)" office:value-type="float" office:value="0" calcext:value-type="float">
            <text:p>0</text:p>
          </table:table-cell>
          <table:table-cell table:formula="of:=IF([.I32]=&quot;-&quot;;0;[.I32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ZLLFit2016_mm1j_13TeV2015</text:p>
          </table:table-cell>
          <table:table-cell office:value-type="string" calcext:value-type="string">
            <text:p>lnU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EMSyst2016_mm1j_13TeV2015</text:p>
          </table:table-cell>
          <table:table-cell office:value-type="string" calcext:value-type="string">
            <text:p>lnN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-</text:p>
          </table:table-cell>
          <table:table-cell/>
          <table:table-cell table:formula="of:=IF([.C34]=&quot;-&quot;;0;[.C34]-1)" office:value-type="float" office:value="0" calcext:value-type="float">
            <text:p>0</text:p>
          </table:table-cell>
          <table:table-cell table:formula="of:=IF([.D34]=&quot;-&quot;;0;[.D34]-1)" office:value-type="float" office:value="0" calcext:value-type="float">
            <text:p>0</text:p>
          </table:table-cell>
          <table:table-cell table:formula="of:=IF([.E34]=&quot;-&quot;;0;[.E34]-1)" office:value-type="float" office:value="0" calcext:value-type="float">
            <text:p>0</text:p>
          </table:table-cell>
          <table:table-cell table:formula="of:=IF([.F34]=&quot;-&quot;;0;[.F34]-1)" office:value-type="float" office:value="0" calcext:value-type="float">
            <text:p>0</text:p>
          </table:table-cell>
          <table:table-cell table:formula="of:=IF([.G34]=&quot;-&quot;;0;[.G34]-1)" office:value-type="float" office:value="0" calcext:value-type="float">
            <text:p>0</text:p>
          </table:table-cell>
          <table:table-cell table:formula="of:=IF([.H34]=&quot;-&quot;;0;[.H34]-1)" office:value-type="float" office:value="0.2" calcext:value-type="float">
            <text:p>0.2</text:p>
          </table:table-cell>
          <table:table-cell table:formula="of:=IF([.I34]=&quot;-&quot;;0;[.I34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EMNorm2016_mm1j_13TeV2015</text:p>
          </table:table-cell>
          <table:table-cell office:value-type="string" calcext:value-type="string">
            <text:p>gmN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00945" calcext:value-type="float">
            <text:p>0.00945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G8]=0;0;SQRT([.C35])*[.I35]/[.G8])" office:value-type="float" office:value="0.333254966498178" calcext:value-type="float">
            <text:p>0.333254966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mm1j_MVAZHStatBounding2016_13TeV2015_Bin3</text:p>
          </table:table-cell>
          <table:table-cell office:value-type="string" calcext:value-type="string">
            <text:p>lnN</text:p>
          </table:table-cell>
          <table:table-cell office:value-type="float" office:value="1.04842" calcext:value-type="float">
            <text:p>1.04842</text:p>
          </table:table-cell>
          <table:table-cell table:number-columns-repeated="6" office:value-type="string" calcext:value-type="string">
            <text:p>-</text:p>
          </table:table-cell>
          <table:table-cell/>
          <table:table-cell table:formula="of:=IF([.C36]=&quot;-&quot;;0;[.C36]-1)" office:value-type="float" office:value="0.0484199999999999" calcext:value-type="float">
            <text:p>0.04842</text:p>
          </table:table-cell>
          <table:table-cell table:formula="of:=IF([.D36]=&quot;-&quot;;0;[.D36]-1)" office:value-type="float" office:value="0" calcext:value-type="float">
            <text:p>0</text:p>
          </table:table-cell>
          <table:table-cell table:formula="of:=IF([.E36]=&quot;-&quot;;0;[.E36]-1)" office:value-type="float" office:value="0" calcext:value-type="float">
            <text:p>0</text:p>
          </table:table-cell>
          <table:table-cell table:formula="of:=IF([.F36]=&quot;-&quot;;0;[.F36]-1)" office:value-type="float" office:value="0" calcext:value-type="float">
            <text:p>0</text:p>
          </table:table-cell>
          <table:table-cell table:formula="of:=IF([.G36]=&quot;-&quot;;0;[.G36]-1)" office:value-type="float" office:value="0" calcext:value-type="float">
            <text:p>0</text:p>
          </table:table-cell>
          <table:table-cell table:formula="of:=IF([.H36]=&quot;-&quot;;0;[.H36]-1)" office:value-type="float" office:value="0" calcext:value-type="float">
            <text:p>0</text:p>
          </table:table-cell>
          <table:table-cell table:formula="of:=IF([.I36]=&quot;-&quot;;0;[.I36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mm1j_MVAZjetsSatBounding2016_13TeV2015_Bin3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/>
          <table:table-cell table:formula="of:=IF([.C37]=&quot;-&quot;;0;[.C37]-1)" office:value-type="float" office:value="0" calcext:value-type="float">
            <text:p>0</text:p>
          </table:table-cell>
          <table:table-cell table:formula="of:=IF([.D37]=&quot;-&quot;;0;[.D37]-1)" office:value-type="float" office:value="0" calcext:value-type="float">
            <text:p>0</text:p>
          </table:table-cell>
          <table:table-cell table:formula="of:=IF([.E37]=&quot;-&quot;;0;[.E37]-1)" office:value-type="float" office:value="0" calcext:value-type="float">
            <text:p>0</text:p>
          </table:table-cell>
          <table:table-cell table:formula="of:=IF([.F37]=&quot;-&quot;;0;[.F37]-1)" office:value-type="float" office:value="0" calcext:value-type="float">
            <text:p>0</text:p>
          </table:table-cell>
          <table:table-cell table:formula="of:=IF([.G37]=&quot;-&quot;;0;[.G37]-1)" office:value-type="float" office:value="0" calcext:value-type="float">
            <text:p>0</text:p>
          </table:table-cell>
          <table:table-cell table:formula="of:=IF([.H37]=&quot;-&quot;;0;[.H37]-1)" office:value-type="float" office:value="0" calcext:value-type="float">
            <text:p>0</text:p>
          </table:table-cell>
          <table:table-cell table:formula="of:=IF([.I37]=&quot;-&quot;;0;[.I37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mm1j_MVAVVVSatBounding2016_13TeV2015_Bin3</text:p>
          </table:table-cell>
          <table:table-cell office:value-type="string" calcext:value-type="string">
            <text:p>ln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28204" calcext:value-type="float">
            <text:p>1.28204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formula="of:=IF([.C38]=&quot;-&quot;;0;[.C38]-1)" office:value-type="float" office:value="0" calcext:value-type="float">
            <text:p>0</text:p>
          </table:table-cell>
          <table:table-cell table:formula="of:=IF([.D38]=&quot;-&quot;;0;[.D38]-1)" office:value-type="float" office:value="0" calcext:value-type="float">
            <text:p>0</text:p>
          </table:table-cell>
          <table:table-cell table:formula="of:=IF([.E38]=&quot;-&quot;;0;[.E38]-1)" office:value-type="float" office:value="0.28204" calcext:value-type="float">
            <text:p>0.28204</text:p>
          </table:table-cell>
          <table:table-cell table:formula="of:=IF([.F38]=&quot;-&quot;;0;[.F38]-1)" office:value-type="float" office:value="0" calcext:value-type="float">
            <text:p>0</text:p>
          </table:table-cell>
          <table:table-cell table:formula="of:=IF([.G38]=&quot;-&quot;;0;[.G38]-1)" office:value-type="float" office:value="0" calcext:value-type="float">
            <text:p>0</text:p>
          </table:table-cell>
          <table:table-cell table:formula="of:=IF([.H38]=&quot;-&quot;;0;[.H38]-1)" office:value-type="float" office:value="0" calcext:value-type="float">
            <text:p>0</text:p>
          </table:table-cell>
          <table:table-cell table:formula="of:=IF([.I38]=&quot;-&quot;;0;[.I38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mm1j_MVAWZSatBounding2016_13TeV2015_Bin3</text:p>
          </table:table-cell>
          <table:table-cell office:value-type="string" calcext:value-type="string">
            <text:p>ln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10535" calcext:value-type="float">
            <text:p>1.10535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IF([.C39]=&quot;-&quot;;0;[.C39]-1)" office:value-type="float" office:value="0" calcext:value-type="float">
            <text:p>0</text:p>
          </table:table-cell>
          <table:table-cell table:formula="of:=IF([.D39]=&quot;-&quot;;0;[.D39]-1)" office:value-type="float" office:value="0" calcext:value-type="float">
            <text:p>0</text:p>
          </table:table-cell>
          <table:table-cell table:formula="of:=IF([.E39]=&quot;-&quot;;0;[.E39]-1)" office:value-type="float" office:value="0" calcext:value-type="float">
            <text:p>0</text:p>
          </table:table-cell>
          <table:table-cell table:formula="of:=IF([.F39]=&quot;-&quot;;0;[.F39]-1)" office:value-type="float" office:value="0.10535" calcext:value-type="float">
            <text:p>0.10535</text:p>
          </table:table-cell>
          <table:table-cell table:formula="of:=IF([.G39]=&quot;-&quot;;0;[.G39]-1)" office:value-type="float" office:value="0" calcext:value-type="float">
            <text:p>0</text:p>
          </table:table-cell>
          <table:table-cell table:formula="of:=IF([.H39]=&quot;-&quot;;0;[.H39]-1)" office:value-type="float" office:value="0" calcext:value-type="float">
            <text:p>0</text:p>
          </table:table-cell>
          <table:table-cell table:formula="of:=IF([.I39]=&quot;-&quot;;0;[.I39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mm1j_MVAZZSatBounding2016_13TeV2015_Bin3</text:p>
          </table:table-cell>
          <table:table-cell office:value-type="string" calcext:value-type="string">
            <text:p>ln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.01067" calcext:value-type="float">
            <text:p>1.01067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formula="of:=IF([.C40]=&quot;-&quot;;0;[.C40]-1)" office:value-type="float" office:value="0" calcext:value-type="float">
            <text:p>0</text:p>
          </table:table-cell>
          <table:table-cell table:formula="of:=IF([.D40]=&quot;-&quot;;0;[.D40]-1)" office:value-type="float" office:value="0" calcext:value-type="float">
            <text:p>0</text:p>
          </table:table-cell>
          <table:table-cell table:formula="of:=IF([.E40]=&quot;-&quot;;0;[.E40]-1)" office:value-type="float" office:value="0" calcext:value-type="float">
            <text:p>0</text:p>
          </table:table-cell>
          <table:table-cell table:formula="of:=IF([.F40]=&quot;-&quot;;0;[.F40]-1)" office:value-type="float" office:value="0" calcext:value-type="float">
            <text:p>0</text:p>
          </table:table-cell>
          <table:table-cell table:formula="of:=IF([.G40]=&quot;-&quot;;0;[.G40]-1)" office:value-type="float" office:value="0.01067" calcext:value-type="float">
            <text:p>0.01067</text:p>
          </table:table-cell>
          <table:table-cell table:formula="of:=IF([.H40]=&quot;-&quot;;0;[.H40]-1)" office:value-type="float" office:value="0" calcext:value-type="float">
            <text:p>0</text:p>
          </table:table-cell>
          <table:table-cell table:formula="of:=IF([.I40]=&quot;-&quot;;0;[.I40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mm1j_MVAEMSatBounding2016_13TeV2015_Bin3</text:p>
          </table:table-cell>
          <table:table-cell office:value-type="string" calcext:value-type="string">
            <text:p>lnN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41419" calcext:value-type="float">
            <text:p>1.41419</text:p>
          </table:table-cell>
          <table:table-cell office:value-type="string" calcext:value-type="string">
            <text:p>-</text:p>
          </table:table-cell>
          <table:table-cell/>
          <table:table-cell table:formula="of:=IF([.C41]=&quot;-&quot;;0;[.C41]-1)" office:value-type="float" office:value="0" calcext:value-type="float">
            <text:p>0</text:p>
          </table:table-cell>
          <table:table-cell table:formula="of:=IF([.D41]=&quot;-&quot;;0;[.D41]-1)" office:value-type="float" office:value="0" calcext:value-type="float">
            <text:p>0</text:p>
          </table:table-cell>
          <table:table-cell table:formula="of:=IF([.E41]=&quot;-&quot;;0;[.E41]-1)" office:value-type="float" office:value="0" calcext:value-type="float">
            <text:p>0</text:p>
          </table:table-cell>
          <table:table-cell table:formula="of:=IF([.F41]=&quot;-&quot;;0;[.F41]-1)" office:value-type="float" office:value="0" calcext:value-type="float">
            <text:p>0</text:p>
          </table:table-cell>
          <table:table-cell table:formula="of:=IF([.G41]=&quot;-&quot;;0;[.G41]-1)" office:value-type="float" office:value="0" calcext:value-type="float">
            <text:p>0</text:p>
          </table:table-cell>
          <table:table-cell table:formula="of:=IF([.H41]=&quot;-&quot;;0;[.H41]-1)" office:value-type="float" office:value="0.41419" calcext:value-type="float">
            <text:p>0.41419</text:p>
          </table:table-cell>
          <table:table-cell table:formula="of:=IF([.I41]=&quot;-&quot;;0;[.I41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mm1j_MVAggZHSatBounding2016_13TeV2015_Bin3</text:p>
          </table:table-cell>
          <table:table-cell office:value-type="string" calcext:value-type="string">
            <text:p>ln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.01854" calcext:value-type="float">
            <text:p>1.01854</text:p>
          </table:table-cell>
          <table:table-cell/>
          <table:table-cell table:formula="of:=IF([.C42]=&quot;-&quot;;0;[.C42]-1)" office:value-type="float" office:value="0" calcext:value-type="float">
            <text:p>0</text:p>
          </table:table-cell>
          <table:table-cell table:formula="of:=IF([.D42]=&quot;-&quot;;0;[.D42]-1)" office:value-type="float" office:value="0" calcext:value-type="float">
            <text:p>0</text:p>
          </table:table-cell>
          <table:table-cell table:formula="of:=IF([.E42]=&quot;-&quot;;0;[.E42]-1)" office:value-type="float" office:value="0" calcext:value-type="float">
            <text:p>0</text:p>
          </table:table-cell>
          <table:table-cell table:formula="of:=IF([.F42]=&quot;-&quot;;0;[.F42]-1)" office:value-type="float" office:value="0" calcext:value-type="float">
            <text:p>0</text:p>
          </table:table-cell>
          <table:table-cell table:formula="of:=IF([.G42]=&quot;-&quot;;0;[.G42]-1)" office:value-type="float" office:value="0" calcext:value-type="float">
            <text:p>0</text:p>
          </table:table-cell>
          <table:table-cell table:formula="of:=IF([.H42]=&quot;-&quot;;0;[.H42]-1)" office:value-type="float" office:value="0" calcext:value-type="float">
            <text:p>0</text:p>
          </table:table-cell>
          <table:table-cell table:formula="of:=IF([.I42]=&quot;-&quot;;0;[.I42]-1)" office:value-type="float" office:value="0.01854" calcext:value-type="float">
            <text:p>0.01854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Default" table:number-columns-repeated="7"/>
          <table:table-cell table:number-columns-repeated="1007"/>
        </table:table-row>
        <table:table-row table:style-name="ro1">
          <table:table-cell table:style-name="ce1"/>
          <table:table-cell table:style-name="ce5" office:value-type="string" calcext:value-type="string">
            <text:p>sig. % unc</text:p>
          </table:table-cell>
          <table:table-cell table:style-name="ce9" office:value-type="string" calcext:value-type="string">
            <text:p>yield</text:p>
          </table:table-cell>
          <table:table-cell table:style-name="ce5" office:value-type="string" calcext:value-type="string">
            <text:p>Bkg. % unc</text:p>
          </table:table-cell>
          <table:table-cell table:style-name="ce5" office:value-type="string" calcext:value-type="string">
            <text:p>yield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Yield</text:p>
          </table:table-cell>
          <table:table-cell table:style-name="ce6" office:value-type="string" calcext:value-type="string">
            <text:p>-</text:p>
          </table:table-cell>
          <table:table-cell table:style-name="ce6" table:formula="of:=[.B8]+[.H8]" office:value-type="float" office:value="1.43841" calcext:value-type="float">
            <text:p>1.438</text:p>
          </table:table-cell>
          <table:table-cell table:style-name="ce10" office:value-type="string" calcext:value-type="string">
            <text:p>-</text:p>
          </table:table-cell>
          <table:table-cell table:style-name="ce10" table:formula="of:=[.C8]+[.D8]+[.E8]+[.F8]+[.G8]" office:value-type="float" office:value="3.36206" calcext:value-type="float">
            <text:p>3.362</text:p>
          </table:table-cell>
          <table:table-cell table:style-name="ce1"/>
          <table:table-cell table:style-name="ce13"/>
          <table:table-cell table:style-name="ce1" table:number-columns-repeated="3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Lepton trigger &amp;identification efficiency</text:p>
          </table:table-cell>
          <table:table-cell table:style-name="ce7" table:formula="of:=([.B8]*([.C10]-1+[.C11]-1)+[.H8]*([.I10]-1+[.I11]-1))/([.B8]+[.H8])" office:value-type="percentage" office:value="0.02" calcext:value-type="percentage">
            <text:p>2.0%</text:p>
          </table:table-cell>
          <table:table-cell table:style-name="ce10" table:formula="of:=[.B8]+[.H8]" office:value-type="float" office:value="1.43841" calcext:value-type="float">
            <text:p>1.438</text:p>
          </table:table-cell>
          <table:table-cell table:style-name="ce7" table:formula="of:=([.D8]*([.E10]+[.E11]-2)+[.E8]*([.F10]+[.F11]-2)+[.F8]*([.G10]+[.G11]-2))/([.D8]+[.E8]+[.F8])" office:value-type="percentage" office:value="0.02" calcext:value-type="percentage">
            <text:p>2.0%</text:p>
          </table:table-cell>
          <table:table-cell table:style-name="ce10" table:formula="of:=[.D8]+[.E8]+[.F8]" office:value-type="float" office:value="3.27699" calcext:value-type="float">
            <text:p>3.277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Lepton momentum scale, resolution</text:p>
          </table:table-cell>
          <table:table-cell table:style-name="ce8" table:formula="of:=([.B8]*([.C12]-1+[.C13]-1)+[.H8]*([.I12]-1+[.I13]-1))/([.B8]+[.H8])" office:value-type="percentage" office:value="0.02" calcext:value-type="percentage">
            <text:p>2.0%</text:p>
          </table:table-cell>
          <table:table-cell table:style-name="ce11" table:formula="of:=[.B8]+[.H8]" office:value-type="float" office:value="1.43841" calcext:value-type="float">
            <text:p>1.438</text:p>
          </table:table-cell>
          <table:table-cell table:style-name="ce7" table:formula="of:=([.D8]*([.E12]+[.E13]-2)+[.E8]*([.F12]+[.F13]-2)+[.F8]*([.G12]+[.G13]-2))/([.D8]+[.E8]+[.F8])" office:value-type="percentage" office:value="0.02" calcext:value-type="percentage">
            <text:p>2.0%</text:p>
          </table:table-cell>
          <table:table-cell table:style-name="ce10" table:formula="of:=[.D8]+[.E8]+[.F8]" office:value-type="float" office:value="3.27699" calcext:value-type="float">
            <text:p>3.277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Jet energy scale, resolution</text:p>
          </table:table-cell>
          <table:table-cell table:style-name="ce7" table:formula="of:=((RIGHT([.C16]; FIND(&quot;/&quot;; [.C16])-1)-LEFT([.C16]; FIND(&quot;/&quot;; [.C16])-1))/2*[.B8]+(RIGHT([.I16]; FIND(&quot;/&quot;; [.I16])-1)-LEFT([.I16]; FIND(&quot;/&quot;; [.I16])-1))/2*[.H8])/([.B8]+[.H8])" office:value-type="percentage" office:value="0.00423999999999997" calcext:value-type="percentage">
            <text:p>0.4%</text:p>
          </table:table-cell>
          <table:table-cell table:style-name="ce12" table:formula="of:=[.B8]+[.H8]" office:value-type="float" office:value="1.43841" calcext:value-type="float">
            <text:p>1.438</text:p>
          </table:table-cell>
          <table:table-cell table:style-name="ce7" table:formula="of:=((RIGHT([.E16]; FIND(&quot;/&quot;; [.E16])-1)-LEFT([.E16]; FIND(&quot;/&quot;; [.E16])-1))/2*[.D8]+(RIGHT([.F16]; FIND(&quot;/&quot;; [.F16])-1)-LEFT([.F16]; FIND(&quot;/&quot;; [.F16])-1))/2*[.E8]+(RIGHT([.G16]; FIND(&quot;/&quot;; [.G16])-1)-LEFT([.G16]; FIND(&quot;/&quot;; [.G16])-1))/2*[.F8])/([.D8]+[.E8]+[.F8])" office:value-type="percentage" office:value="0.00428464310235909" calcext:value-type="percentage">
            <text:p>0.4%</text:p>
          </table:table-cell>
          <table:table-cell table:style-name="ce10" table:formula="of:=[.D8]+[.E8]+[.F8]" office:value-type="float" office:value="3.27699" calcext:value-type="float">
            <text:p>3.277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b-jet tagging efficiency</text:p>
          </table:table-cell>
          <table:table-cell table:style-name="ce7" table:formula="of:=([.B8]*([.C18]-1)+[.H8]*([.C18]-1))/([.B8]+[.H8])" office:value-type="percentage" office:value="0.02" calcext:value-type="percentage">
            <text:p>2.0%</text:p>
          </table:table-cell>
          <table:table-cell table:style-name="ce10" table:formula="of:=[.B8]+[.H8]" office:value-type="float" office:value="1.43841" calcext:value-type="float">
            <text:p>1.438</text:p>
          </table:table-cell>
          <table:table-cell table:style-name="ce7" table:formula="of:=([.D8]*([.E18]-1)+[.E8]*([.F18]-1)+[.F8]*([.G18]-1))/([.D8]+[.E8]+[.F8])" office:value-type="percentage" office:value="0.02" calcext:value-type="percentage">
            <text:p>2.0%</text:p>
          </table:table-cell>
          <table:table-cell table:style-name="ce10" table:formula="of:=[.D8]+[.E8]+[.F8]" office:value-type="float" office:value="3.27699" calcext:value-type="float">
            <text:p>3.277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Pileup</text:p>
          </table:table-cell>
          <table:table-cell table:style-name="ce7" table:formula="of:=((RIGHT([.C14]; FIND(&quot;/&quot;; [.C14])-1)-LEFT([.C14]; FIND(&quot;/&quot;; [.C14])-1))/2*[.B8]+(RIGHT([.I14]; FIND(&quot;/&quot;; [.I14])-1)-LEFT([.I14]; FIND(&quot;/&quot;; [.I14])-1))/2*[.H8])/([.B8]+[.H8])" office:value-type="percentage" office:value="0.0117349999999999" calcext:value-type="percentage">
            <text:p>1.2%</text:p>
          </table:table-cell>
          <table:table-cell table:style-name="ce10" table:formula="of:=[.B8]+[.H8]" office:value-type="float" office:value="1.43841" calcext:value-type="float">
            <text:p>1.438</text:p>
          </table:table-cell>
          <table:table-cell table:style-name="ce7" table:formula="of:=((RIGHT([.E14]; FIND(&quot;/&quot;; [.E14])-1)-LEFT([.E14]; FIND(&quot;/&quot;; [.E14])-1))/2*[.D8]+(RIGHT([.F14]; FIND(&quot;/&quot;; [.F14])-1)-LEFT([.F14]; FIND(&quot;/&quot;; [.F14])-1))/2*[.E8]+(RIGHT([.G14]; FIND(&quot;/&quot;; [.G14])-1)-LEFT([.G14]; FIND(&quot;/&quot;; [.G14])-1))/2*[.F8])/([.D8]+[.E8]+[.F8])" office:value-type="percentage" office:value="-0.00458114426653731" calcext:value-type="percentage">
            <text:p>-0.5%</text:p>
          </table:table-cell>
          <table:table-cell table:style-name="ce10" table:formula="of:=[.D8]+[.E8]+[.F8]" office:value-type="float" office:value="3.27699" calcext:value-type="float">
            <text:p>3.277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Efficiency for missed lepton (WZ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([.F30]+[.F31]-2)" office:value-type="percentage" office:value="0.0220000000000002" calcext:value-type="percentage">
            <text:p>2.2%</text:p>
          </table:table-cell>
          <table:table-cell table:style-name="ce10" table:formula="of:=[.E8]" office:value-type="float" office:value="0.88759" calcext:value-type="float">
            <text:p>0.888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PDF, αS,</text:p>
          </table:table-cell>
          <table:table-cell table:style-name="ce7" table:formula="of:=(([.C19]+[.C20]-2)*[.B8]+([.I24]-1)*[.H8])/([.B8]+[.H8])" office:value-type="percentage" office:value="0.0710261778630574" calcext:value-type="percentage">
            <text:p>7.1%</text:p>
          </table:table-cell>
          <table:table-cell table:style-name="ce10" table:formula="of:=[.B8]+[.H8]" office:value-type="float" office:value="1.43841" calcext:value-type="float">
            <text:p>1.438</text:p>
          </table:table-cell>
          <table:table-cell table:style-name="ce7" table:formula="of:=(([.E19]-1)*[.D8]+([.F19]-1)*[.E8]+([.G19]-1)*[.F8])/([.D8]+[.E8]+[.F8])" office:value-type="percentage" office:value="0.0138324577432339" calcext:value-type="percentage">
            <text:p>1.4%</text:p>
          </table:table-cell>
          <table:table-cell table:style-name="ce11" table:formula="of:=[.D8]+[.E8]+[.F8]" office:value-type="float" office:value="3.27699" calcext:value-type="float">
            <text:p>3.277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Underlying event</text:p>
          </table:table-cell>
          <table:table-cell table:style-name="ce7" table:formula="of:=(([.C17]-1)*[.B8]+([.I17]-1)*[.H8])/([.B8]+[.H8])" office:value-type="percentage" office:value="0.03" calcext:value-type="percentage">
            <text:p>3.0%</text:p>
          </table:table-cell>
          <table:table-cell table:style-name="ce10" table:formula="of:=[.B8]+[.H8]" office:value-type="float" office:value="1.43841" calcext:value-type="float">
            <text:p>1.438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Factorization, renormalization scales (signal)</text:p>
          </table:table-cell>
          <table:table-cell table:style-name="ce7" table:formula="of:=(([.C22]+[.C23]-2)*[.B8]+([.I24]-1)*[.H8])/([.B8]+[.H8])" office:value-type="percentage" office:value="0.152097850751872" calcext:value-type="percentage">
            <text:p>15.2%</text:p>
          </table:table-cell>
          <table:table-cell table:style-name="ce10" table:formula="of:=[.B8]+[.H8]" office:value-type="float" office:value="1.43841" calcext:value-type="float">
            <text:p>1.438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Factorization, renormalization scales (VV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((([.F26]-1)*[.E8]+([.G26]-1)*[.F8]))/([.E8]+[.F8])" office:value-type="percentage" office:value="0.0232589778910626" calcext:value-type="percentage">
            <text:p>2.3%</text:p>
          </table:table-cell>
          <table:table-cell table:style-name="ce10" table:formula="of:=[.E8]+[.F8]" office:value-type="float" office:value="3.26022" calcext:value-type="float">
            <text:p>3.26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Factorization, renormalization scales (VVV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[.E25]-1" office:value-type="percentage" office:value="0.0704500000000001" calcext:value-type="percentage">
            <text:p>7.0%</text:p>
          </table:table-cell>
          <table:table-cell table:style-name="ce10" table:formula="of:=[.D8]" office:value-type="float" office:value="0.01677" calcext:value-type="float">
            <text:p>0.017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Electroweak corrections on qq VV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(((ABS(RIGHT([.F27];FIND(&quot;/&quot;;[.F27])-1)-LEFT([.F27];FIND(&quot;/&quot;;[.F27])-1))/2)*[.E8]+(ABS(RIGHT([.G28];FIND(&quot;/&quot;;[.G28])-1)-LEFT([.G28];FIND(&quot;/&quot;;[.G28])-1))/2+ABS(RIGHT([.G29];FIND(&quot;/&quot;;[.G29])-1)-LEFT([.G29];FIND(&quot;/&quot;;[.G29])-1))/2)*[.F8]))/([.E8]+[.F8])" office:value-type="percentage" office:value="0.0805059541994098" calcext:value-type="percentage">
            <text:p>8.1%</text:p>
          </table:table-cell>
          <table:table-cell table:style-name="ce10" table:formula="of:=[.E8]+[.F8]" office:value-type="float" office:value="3.26022" calcext:value-type="float">
            <text:p>3.26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DY normalization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([.D32]-1)" office:value-type="percentage" office:value="1" calcext:value-type="percentage">
            <text:p>100.0%</text:p>
          </table:table-cell>
          <table:table-cell table:style-name="ce10" table:formula="of:=[.C8]" office:value-type="float" office:value="0" calcext:value-type="float">
            <text:p>0.00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tt, tW, W+ W~H~R , W+ jets normalization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IF([.G8]=0; 0; SQRT([.C35])*[.I35]/[.G8])" office:value-type="percentage" office:value="0.333254966498178" calcext:value-type="percentage">
            <text:p>33.3%</text:p>
          </table:table-cell>
          <table:table-cell table:style-name="ce10" table:formula="of:=[.G8]" office:value-type="float" office:value="0.08507" calcext:value-type="float">
            <text:p>0.085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MC statistics (signal)</text:p>
          </table:table-cell>
          <table:table-cell table:style-name="ce7" table:formula="of:=SQRT((([.C36]-1)*[.B8])^2+(([.I42]-1)*[.H8])^2)/([.B8]+[.H8])" office:value-type="percentage" office:value="0.0371239294019436" calcext:value-type="percentage">
            <text:p>3.7%</text:p>
          </table:table-cell>
          <table:table-cell table:style-name="ce10" table:formula="of:=[.B8]+[.H8]" office:value-type="float" office:value="1.43841" calcext:value-type="float">
            <text:p>1.438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MC statistics (ZZ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[.C36]-1" office:value-type="percentage" office:value="0.0484199999999999" calcext:value-type="percentage">
            <text:p>4.8%</text:p>
          </table:table-cell>
          <table:table-cell table:style-name="ce10" table:formula="of:=[.F8]" office:value-type="float" office:value="2.37263" calcext:value-type="float">
            <text:p>2.373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MC statistics (WZ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[.F39]-1" office:value-type="percentage" office:value="0.10535" calcext:value-type="percentage">
            <text:p>10.5%</text:p>
          </table:table-cell>
          <table:table-cell table:style-name="ce10" table:formula="of:=[.E8]" office:value-type="float" office:value="0.88759" calcext:value-type="float">
            <text:p>0.888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MC statistics (VVV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[.E38]-1" office:value-type="percentage" office:value="0.28204" calcext:value-type="percentage">
            <text:p>28.2%</text:p>
          </table:table-cell>
          <table:table-cell table:style-name="ce10" table:formula="of:=[.D8]" office:value-type="float" office:value="0.01677" calcext:value-type="float">
            <text:p>0.017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MC statistics (DY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([.D37]-1)" office:value-type="percentage" office:value="0" calcext:value-type="percentage">
            <text:p>0.0%</text:p>
          </table:table-cell>
          <table:table-cell table:style-name="ce10" table:formula="of:=[.C8]" office:value-type="float" office:value="0" calcext:value-type="float">
            <text:p>0.00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MC statistics (tt, tW, W+ W~H~R )~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([.H41]-1)" office:value-type="percentage" office:value="0.41419" calcext:value-type="percentage">
            <text:p>41.4%</text:p>
          </table:table-cell>
          <table:table-cell table:style-name="ce10" table:formula="of:=[.G8]" office:value-type="float" office:value="0.08507" calcext:value-type="float">
            <text:p>0.085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</table:table>
      <table:table table:name="bin4" table:style-name="ta1">
        <table:table-column table:style-name="co2" table:number-columns-repeated="10" table:default-cell-style-name="Default"/>
        <table:table-column table:style-name="co2" table:number-columns-repeated="7" table:default-cell-style-name="ce1"/>
        <table:table-column table:style-name="co2" table:number-columns-repeated="1007" table:default-cell-style-name="Default"/>
        <table:table-row table:style-name="ro1">
          <table:table-cell office:value-type="string" calcext:value-type="string">
            <text:p>i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hannels</text:p>
          </table:table-cell>
          <table:table-cell table:number-columns-repeated="5"/>
          <table:table-cell table:style-name="Default" table:number-columns-repeated="7"/>
          <table:table-cell table:number-columns-repeated="1007"/>
        </table:table-row>
        <table:table-row table:style-name="ro1">
          <table:table-cell office:value-type="string" calcext:value-type="string">
            <text:p>jmax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ackground</text:p>
          </table:table-cell>
          <table:table-cell table:number-columns-repeated="5"/>
          <table:table-cell table:style-name="Default" table:number-columns-repeated="7"/>
          <table:table-cell table:number-columns-repeated="1007"/>
        </table:table-row>
        <table:table-row table:style-name="ro1">
          <table:table-cell office:value-type="string" calcext:value-type="string">
            <text:p>kmax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uisance</text:p>
          </table:table-cell>
          <table:table-cell office:value-type="string" calcext:value-type="string">
            <text:p>parameters</text:p>
          </table:table-cell>
          <table:table-cell table:number-columns-repeated="4"/>
          <table:table-cell table:style-name="Default" table:number-columns-repeated="7"/>
          <table:table-cell table:number-columns-repeated="1007"/>
        </table:table-row>
        <table:table-row table:style-name="ro1">
          <table:table-cell office:value-type="string" calcext:value-type="string">
            <text:p>Observation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Default" table:number-columns-repeated="7"/>
          <table:table-cell table:number-columns-repeated="1007"/>
        </table:table-row>
        <table:table-row table:style-name="ro1">
          <table:table-cell office:value-type="string" calcext:value-type="string">
            <text:p>bin</text:p>
          </table:table-cell>
          <table:table-cell table:number-columns-repeated="7" office:value-type="string" calcext:value-type="string">
            <text:p>hinvmm1j13TeV20154</text:p>
          </table:table-cell>
          <table:table-cell table:number-columns-repeated="2"/>
          <table:table-cell table:style-name="Default" table:number-columns-repeated="7"/>
          <table:table-cell table:number-columns-repeated="1007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ZH_hinv</text:p>
          </table:table-cell>
          <table:table-cell office:value-type="string" calcext:value-type="string">
            <text:p>Zjets</text:p>
          </table:table-cell>
          <table:table-cell office:value-type="string" calcext:value-type="string">
            <text:p>VVV</text:p>
          </table:table-cell>
          <table:table-cell office:value-type="string" calcext:value-type="string">
            <text:p>WZ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ggZH_hinv</text:p>
          </table:table-cell>
          <table:table-cell table:number-columns-repeated="2"/>
          <table:table-cell table:style-name="ce5" office:value-type="string" calcext:value-type="string">
            <text:p>ZH_hinv</text:p>
          </table:table-cell>
          <table:table-cell table:style-name="ce5" office:value-type="string" calcext:value-type="string">
            <text:p>Zjets</text:p>
          </table:table-cell>
          <table:table-cell table:style-name="ce5" office:value-type="string" calcext:value-type="string">
            <text:p>VVV</text:p>
          </table:table-cell>
          <table:table-cell table:style-name="ce5" office:value-type="string" calcext:value-type="string">
            <text:p>WZ</text:p>
          </table:table-cell>
          <table:table-cell table:style-name="ce5" office:value-type="string" calcext:value-type="string">
            <text:p>ZZ</text:p>
          </table:table-cell>
          <table:table-cell table:style-name="ce5" office:value-type="string" calcext:value-type="string">
            <text:p>EM</text:p>
          </table:table-cell>
          <table:table-cell table:style-name="ce5" office:value-type="string" calcext:value-type="string">
            <text:p>ggZH_hinv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oc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te</text:p>
          </table:table-cell>
          <table:table-cell office:value-type="float" office:value="0.6937" calcext:value-type="float">
            <text:p>0.6937</text:p>
          </table:table-cell>
          <table:table-cell office:value-type="float" office:value="0" calcext:value-type="float">
            <text:p>0</text:p>
          </table:table-cell>
          <table:table-cell office:value-type="float" office:value="0.02507" calcext:value-type="float">
            <text:p>0.02507</text:p>
          </table:table-cell>
          <table:table-cell office:value-type="float" office:value="0.58115" calcext:value-type="float">
            <text:p>0.58115</text:p>
          </table:table-cell>
          <table:table-cell office:value-type="float" office:value="1.45715" calcext:value-type="float">
            <text:p>1.45715</text:p>
          </table:table-cell>
          <table:table-cell office:value-type="float" office:value="0" calcext:value-type="float">
            <text:p>0</text:p>
          </table:table-cell>
          <table:table-cell office:value-type="float" office:value="0.23524" calcext:value-type="float">
            <text:p>0.23524</text:p>
          </table:table-cell>
          <table:table-cell table:number-columns-repeated="2"/>
          <table:table-cell table:formula="of:=[.B8]" office:value-type="float" office:value="0.6937" calcext:value-type="float">
            <text:p>0.6937</text:p>
          </table:table-cell>
          <table:table-cell table:formula="of:=[.C8]" office:value-type="float" office:value="0" calcext:value-type="float">
            <text:p>0</text:p>
          </table:table-cell>
          <table:table-cell table:formula="of:=[.D8]" office:value-type="float" office:value="0.02507" calcext:value-type="float">
            <text:p>0.02507</text:p>
          </table:table-cell>
          <table:table-cell table:formula="of:=[.E8]" office:value-type="float" office:value="0.58115" calcext:value-type="float">
            <text:p>0.58115</text:p>
          </table:table-cell>
          <table:table-cell table:formula="of:=[.F8]" office:value-type="float" office:value="1.45715" calcext:value-type="float">
            <text:p>1.45715</text:p>
          </table:table-cell>
          <table:table-cell table:formula="of:=[.G8]" office:value-type="float" office:value="0" calcext:value-type="float">
            <text:p>0</text:p>
          </table:table-cell>
          <table:table-cell table:formula="of:=[.H8]" office:value-type="float" office:value="0.23524" calcext:value-type="float">
            <text:p>0.235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mi2106_13TeV2015</text:p>
          </table:table-cell>
          <table:table-cell office:value-type="string" calcext:value-type="string">
            <text:p>lnN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.05" calcext:value-type="float">
            <text:p>1.05</text:p>
          </table:table-cell>
          <table:table-cell office:value-type="string" calcext:value-type="string">
            <text:p>-</text:p>
          </table:table-cell>
          <table:table-cell office:value-type="float" office:value="1.05" calcext:value-type="float">
            <text:p>1.05</text:p>
          </table:table-cell>
          <table:table-cell/>
          <table:table-cell table:style-name="Default" table:number-columns-repeated="7"/>
          <table:table-cell table:number-columns-repeated="1007"/>
        </table:table-row>
        <table:table-row table:style-name="ro1">
          <table:table-cell office:value-type="string" calcext:value-type="string">
            <text:p>CMS_eff2016_m</text:p>
          </table:table-cell>
          <table:table-cell office:value-type="string" calcext:value-type="string">
            <text:p>lnN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.02" calcext:value-type="float">
            <text:p>1.02</text:p>
          </table:table-cell>
          <table:table-cell office:value-type="string" calcext:value-type="string">
            <text:p>-</text:p>
          </table:table-cell>
          <table:table-cell office:value-type="float" office:value="1.02" calcext:value-type="float">
            <text:p>1.02</text:p>
          </table:table-cell>
          <table:table-cell/>
          <table:table-cell table:formula="of:=IF([.C10]=&quot;-&quot;;0;[.C10]-1)" office:value-type="float" office:value="0.02" calcext:value-type="float">
            <text:p>0.02</text:p>
          </table:table-cell>
          <table:table-cell table:formula="of:=IF([.D10]=&quot;-&quot;;0;[.D10]-1)" office:value-type="float" office:value="0" calcext:value-type="float">
            <text:p>0</text:p>
          </table:table-cell>
          <table:table-cell table:formula="of:=IF([.E10]=&quot;-&quot;;0;[.E10]-1)" office:value-type="float" office:value="0.02" calcext:value-type="float">
            <text:p>0.02</text:p>
          </table:table-cell>
          <table:table-cell table:formula="of:=IF([.F10]=&quot;-&quot;;0;[.F10]-1)" office:value-type="float" office:value="0.02" calcext:value-type="float">
            <text:p>0.02</text:p>
          </table:table-cell>
          <table:table-cell table:formula="of:=IF([.G10]=&quot;-&quot;;0;[.G10]-1)" office:value-type="float" office:value="0.02" calcext:value-type="float">
            <text:p>0.02</text:p>
          </table:table-cell>
          <table:table-cell table:formula="of:=IF([.H10]=&quot;-&quot;;0;[.H10]-1)" office:value-type="float" office:value="0" calcext:value-type="float">
            <text:p>0</text:p>
          </table:table-cell>
          <table:table-cell table:formula="of:=IF([.I10]=&quot;-&quot;;0;[.I10]-1)" office:value-type="float" office:value="0.02" calcext:value-type="float">
            <text:p>0.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eff2016_e</text:p>
          </table:table-cell>
          <table:table-cell office:value-type="string" calcext:value-type="string">
            <text:p>l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11]=&quot;-&quot;;0;[.C11]-1)" office:value-type="float" office:value="0" calcext:value-type="float">
            <text:p>0</text:p>
          </table:table-cell>
          <table:table-cell table:formula="of:=IF([.D11]=&quot;-&quot;;0;[.D11]-1)" office:value-type="float" office:value="0" calcext:value-type="float">
            <text:p>0</text:p>
          </table:table-cell>
          <table:table-cell table:formula="of:=IF([.E11]=&quot;-&quot;;0;[.E11]-1)" office:value-type="float" office:value="0" calcext:value-type="float">
            <text:p>0</text:p>
          </table:table-cell>
          <table:table-cell table:formula="of:=IF([.F11]=&quot;-&quot;;0;[.F11]-1)" office:value-type="float" office:value="0" calcext:value-type="float">
            <text:p>0</text:p>
          </table:table-cell>
          <table:table-cell table:formula="of:=IF([.G11]=&quot;-&quot;;0;[.G11]-1)" office:value-type="float" office:value="0" calcext:value-type="float">
            <text:p>0</text:p>
          </table:table-cell>
          <table:table-cell table:formula="of:=IF([.H11]=&quot;-&quot;;0;[.H11]-1)" office:value-type="float" office:value="0" calcext:value-type="float">
            <text:p>0</text:p>
          </table:table-cell>
          <table:table-cell table:formula="of:=IF([.I11]=&quot;-&quot;;0;[.I11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scale2016_m</text:p>
          </table:table-cell>
          <table:table-cell office:value-type="string" calcext:value-type="string">
            <text:p>lnN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.01" calcext:value-type="float">
            <text:p>1.01</text:p>
          </table:table-cell>
          <table:table-cell office:value-type="string" calcext:value-type="string">
            <text:p>-</text:p>
          </table:table-cell>
          <table:table-cell office:value-type="float" office:value="1.01" calcext:value-type="float">
            <text:p>1.01</text:p>
          </table:table-cell>
          <table:table-cell/>
          <table:table-cell table:formula="of:=IF([.C12]=&quot;-&quot;;0;[.C12]-1)" office:value-type="float" office:value="0.01" calcext:value-type="float">
            <text:p>0.01</text:p>
          </table:table-cell>
          <table:table-cell table:formula="of:=IF([.D12]=&quot;-&quot;;0;[.D12]-1)" office:value-type="float" office:value="0" calcext:value-type="float">
            <text:p>0</text:p>
          </table:table-cell>
          <table:table-cell table:formula="of:=IF([.E12]=&quot;-&quot;;0;[.E12]-1)" office:value-type="float" office:value="0.01" calcext:value-type="float">
            <text:p>0.01</text:p>
          </table:table-cell>
          <table:table-cell table:formula="of:=IF([.F12]=&quot;-&quot;;0;[.F12]-1)" office:value-type="float" office:value="0.01" calcext:value-type="float">
            <text:p>0.01</text:p>
          </table:table-cell>
          <table:table-cell table:formula="of:=IF([.G12]=&quot;-&quot;;0;[.G12]-1)" office:value-type="float" office:value="0.01" calcext:value-type="float">
            <text:p>0.01</text:p>
          </table:table-cell>
          <table:table-cell table:formula="of:=IF([.H12]=&quot;-&quot;;0;[.H12]-1)" office:value-type="float" office:value="0" calcext:value-type="float">
            <text:p>0</text:p>
          </table:table-cell>
          <table:table-cell table:formula="of:=IF([.I12]=&quot;-&quot;;0;[.I12]-1)" office:value-type="float" office:value="0.01" calcext:value-type="float">
            <text:p>0.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scale2016_e</text:p>
          </table:table-cell>
          <table:table-cell office:value-type="string" calcext:value-type="string">
            <text:p>lnN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.01" calcext:value-type="float">
            <text:p>1.01</text:p>
          </table:table-cell>
          <table:table-cell office:value-type="string" calcext:value-type="string">
            <text:p>-</text:p>
          </table:table-cell>
          <table:table-cell office:value-type="float" office:value="1.01" calcext:value-type="float">
            <text:p>1.01</text:p>
          </table:table-cell>
          <table:table-cell/>
          <table:table-cell table:formula="of:=IF([.C13]=&quot;-&quot;;0;[.C13]-1)" office:value-type="float" office:value="0.01" calcext:value-type="float">
            <text:p>0.01</text:p>
          </table:table-cell>
          <table:table-cell table:formula="of:=IF([.D13]=&quot;-&quot;;0;[.D13]-1)" office:value-type="float" office:value="0" calcext:value-type="float">
            <text:p>0</text:p>
          </table:table-cell>
          <table:table-cell table:formula="of:=IF([.E13]=&quot;-&quot;;0;[.E13]-1)" office:value-type="float" office:value="0.01" calcext:value-type="float">
            <text:p>0.01</text:p>
          </table:table-cell>
          <table:table-cell table:formula="of:=IF([.F13]=&quot;-&quot;;0;[.F13]-1)" office:value-type="float" office:value="0.01" calcext:value-type="float">
            <text:p>0.01</text:p>
          </table:table-cell>
          <table:table-cell table:formula="of:=IF([.G13]=&quot;-&quot;;0;[.G13]-1)" office:value-type="float" office:value="0.01" calcext:value-type="float">
            <text:p>0.01</text:p>
          </table:table-cell>
          <table:table-cell table:formula="of:=IF([.H13]=&quot;-&quot;;0;[.H13]-1)" office:value-type="float" office:value="0" calcext:value-type="float">
            <text:p>0</text:p>
          </table:table-cell>
          <table:table-cell table:formula="of:=IF([.I13]=&quot;-&quot;;0;[.I13]-1)" office:value-type="float" office:value="0.01" calcext:value-type="float">
            <text:p>0.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pu2016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0.99555/1.003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8000/0.99916</text:p>
          </table:table-cell>
          <table:table-cell office:value-type="string" calcext:value-type="string">
            <text:p>1.00975/0.98846</text:p>
          </table:table-cell>
          <table:table-cell office:value-type="string" calcext:value-type="string">
            <text:p>1.00009/0.998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9555/1.00341</text:p>
          </table:table-cell>
          <table:table-cell/>
          <table:table-cell table:formula="of:=IF([.C14]=&quot;-&quot;;0;(RIGHT([.C14];FIND(&quot;/&quot;;[.C14])-1)-LEFT([.C14];FIND(&quot;/&quot;;[.C14])-1))/2)" office:value-type="float" office:value="0.00392999999999993" calcext:value-type="float">
            <text:p>0.00393</text:p>
          </table:table-cell>
          <table:table-cell table:formula="of:=IF([.D14]=&quot;-&quot;;0;(RIGHT([.D14];FIND(&quot;/&quot;;[.D14])-1)-LEFT([.D14];FIND(&quot;/&quot;;[.D14])-1))/2)" office:value-type="float" office:value="0" calcext:value-type="float">
            <text:p>0</text:p>
          </table:table-cell>
          <table:table-cell table:formula="of:=IF([.E14]=&quot;-&quot;;0;(RIGHT([.E14];FIND(&quot;/&quot;;[.E14])-1)-LEFT([.E14];FIND(&quot;/&quot;;[.E14])-1))/2)" office:value-type="float" office:value="0.00957999999999998" calcext:value-type="float">
            <text:p>0.00958</text:p>
          </table:table-cell>
          <table:table-cell table:formula="of:=IF([.F14]=&quot;-&quot;;0;(RIGHT([.F14];FIND(&quot;/&quot;;[.F14])-1)-LEFT([.F14];FIND(&quot;/&quot;;[.F14])-1))/2)" office:value-type="float" office:value="-0.0106449999999999" calcext:value-type="float">
            <text:p>-0.010645</text:p>
          </table:table-cell>
          <table:table-cell table:formula="of:=IF([.G14]=&quot;-&quot;;0;(RIGHT([.G14];FIND(&quot;/&quot;;[.G14])-1)-LEFT([.G14];FIND(&quot;/&quot;;[.G14])-1))/2)" office:value-type="float" office:value="-0.000764999999999905" calcext:value-type="float">
            <text:p>-0.000765</text:p>
          </table:table-cell>
          <table:table-cell table:formula="of:=IF([.H14]=&quot;-&quot;;0;(RIGHT([.H14];FIND(&quot;/&quot;;[.H14])-1)-LEFT([.H14];FIND(&quot;/&quot;;[.H14])-1))/2)" office:value-type="float" office:value="0" calcext:value-type="float">
            <text:p>0</text:p>
          </table:table-cell>
          <table:table-cell table:formula="of:=IF([.I14]=&quot;-&quot;;0;(RIGHT([.I14];FIND(&quot;/&quot;;[.I14])-1)-LEFT([.I14];FIND(&quot;/&quot;;[.I14])-1))/2)" office:value-type="float" office:value="0.00392999999999993" calcext:value-type="float">
            <text:p>0.0039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scale_met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0.99800/1.00200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0.99800/1.002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9800/1.00200</text:p>
          </table:table-cell>
          <table:table-cell/>
          <table:table-cell table:formula="of:=IF([.C15]=&quot;-&quot;;0;(RIGHT([.C15];FIND(&quot;/&quot;;[.C15])-1)-LEFT([.C15];FIND(&quot;/&quot;;[.C15])-1))/2)" office:value-type="float" office:value="0.00199999999999995" calcext:value-type="float">
            <text:p>0.002</text:p>
          </table:table-cell>
          <table:table-cell table:formula="of:=IF([.D15]=&quot;-&quot;;0;(RIGHT([.D15];FIND(&quot;/&quot;;[.D15])-1)-LEFT([.D15];FIND(&quot;/&quot;;[.D15])-1))/2)" office:value-type="float" office:value="0" calcext:value-type="float">
            <text:p>0</text:p>
          </table:table-cell>
          <table:table-cell table:formula="of:=IF([.E15]=&quot;-&quot;;0;(RIGHT([.E15];FIND(&quot;/&quot;;[.E15])-1)-LEFT([.E15];FIND(&quot;/&quot;;[.E15])-1))/2)" office:value-type="float" office:value="0.00199999999999995" calcext:value-type="float">
            <text:p>0.002</text:p>
          </table:table-cell>
          <table:table-cell table:formula="of:=IF([.F15]=&quot;-&quot;;0;(RIGHT([.F15];FIND(&quot;/&quot;;[.F15])-1)-LEFT([.F15];FIND(&quot;/&quot;;[.F15])-1))/2)" office:value-type="float" office:value="0.00199999999999995" calcext:value-type="float">
            <text:p>0.002</text:p>
          </table:table-cell>
          <table:table-cell table:formula="of:=IF([.G15]=&quot;-&quot;;0;(RIGHT([.G15];FIND(&quot;/&quot;;[.G15])-1)-LEFT([.G15];FIND(&quot;/&quot;;[.G15])-1))/2)" office:value-type="float" office:value="0.00199999999999995" calcext:value-type="float">
            <text:p>0.002</text:p>
          </table:table-cell>
          <table:table-cell table:formula="of:=IF([.H15]=&quot;-&quot;;0;(RIGHT([.H15];FIND(&quot;/&quot;;[.H15])-1)-LEFT([.H15];FIND(&quot;/&quot;;[.H15])-1))/2)" office:value-type="float" office:value="0" calcext:value-type="float">
            <text:p>0</text:p>
          </table:table-cell>
          <table:table-cell table:formula="of:=IF([.I15]=&quot;-&quot;;0;(RIGHT([.I15];FIND(&quot;/&quot;;[.I15])-1)-LEFT([.I15];FIND(&quot;/&quot;;[.I15])-1))/2)" office:value-type="float" office:value="0.00199999999999995" calcext:value-type="float">
            <text:p>0.0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scale_j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0.99603/1.006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5524/1.00000</text:p>
          </table:table-cell>
          <table:table-cell office:value-type="string" calcext:value-type="string">
            <text:p>0.99121/1.00000</text:p>
          </table:table-cell>
          <table:table-cell office:value-type="string" calcext:value-type="string">
            <text:p>0.99458/1.005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9603/1.00621</text:p>
          </table:table-cell>
          <table:table-cell/>
          <table:table-cell table:formula="of:=IF([.C16]=&quot;-&quot;;0;(RIGHT([.C16];FIND(&quot;/&quot;;[.C16])-1)-LEFT([.C16];FIND(&quot;/&quot;;[.C16])-1))/2)" office:value-type="float" office:value="0.00508999999999998" calcext:value-type="float">
            <text:p>0.00509</text:p>
          </table:table-cell>
          <table:table-cell table:formula="of:=IF([.D16]=&quot;-&quot;;0;(RIGHT([.D16];FIND(&quot;/&quot;;[.D16])-1)-LEFT([.D16];FIND(&quot;/&quot;;[.D16])-1))/2)" office:value-type="float" office:value="0" calcext:value-type="float">
            <text:p>0</text:p>
          </table:table-cell>
          <table:table-cell table:formula="of:=IF([.E16]=&quot;-&quot;;0;(RIGHT([.E16];FIND(&quot;/&quot;;[.E16])-1)-LEFT([.E16];FIND(&quot;/&quot;;[.E16])-1))/2)" office:value-type="float" office:value="0.02238" calcext:value-type="float">
            <text:p>0.02238</text:p>
          </table:table-cell>
          <table:table-cell table:formula="of:=IF([.F16]=&quot;-&quot;;0;(RIGHT([.F16];FIND(&quot;/&quot;;[.F16])-1)-LEFT([.F16];FIND(&quot;/&quot;;[.F16])-1))/2)" office:value-type="float" office:value="0.00439499999999998" calcext:value-type="float">
            <text:p>0.004395</text:p>
          </table:table-cell>
          <table:table-cell table:formula="of:=IF([.G16]=&quot;-&quot;;0;(RIGHT([.G16];FIND(&quot;/&quot;;[.G16])-1)-LEFT([.G16];FIND(&quot;/&quot;;[.G16])-1))/2)" office:value-type="float" office:value="0.00562499999999994" calcext:value-type="float">
            <text:p>0.005625</text:p>
          </table:table-cell>
          <table:table-cell table:formula="of:=IF([.H16]=&quot;-&quot;;0;(RIGHT([.H16];FIND(&quot;/&quot;;[.H16])-1)-LEFT([.H16];FIND(&quot;/&quot;;[.H16])-1))/2)" office:value-type="float" office:value="0" calcext:value-type="float">
            <text:p>0</text:p>
          </table:table-cell>
          <table:table-cell table:formula="of:=IF([.I16]=&quot;-&quot;;0;(RIGHT([.I16];FIND(&quot;/&quot;;[.I16])-1)-LEFT([.I16];FIND(&quot;/&quot;;[.I16])-1))/2)" office:value-type="float" office:value="0.00508999999999998" calcext:value-type="float">
            <text:p>0.005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EPS</text:p>
          </table:table-cell>
          <table:table-cell office:value-type="string" calcext:value-type="string">
            <text:p>lnN</text:p>
          </table:table-cell>
          <table:table-cell office:value-type="float" office:value="1.03" calcext:value-type="float">
            <text:p>1.0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03" calcext:value-type="float">
            <text:p>1.03</text:p>
          </table:table-cell>
          <table:table-cell/>
          <table:table-cell table:formula="of:=IF([.C17]=&quot;-&quot;;0;[.C17]-1)" office:value-type="float" office:value="0.03" calcext:value-type="float">
            <text:p>0.03</text:p>
          </table:table-cell>
          <table:table-cell table:formula="of:=IF([.D17]=&quot;-&quot;;0;[.D17]-1)" office:value-type="float" office:value="0" calcext:value-type="float">
            <text:p>0</text:p>
          </table:table-cell>
          <table:table-cell table:formula="of:=IF([.E17]=&quot;-&quot;;0;[.E17]-1)" office:value-type="float" office:value="0" calcext:value-type="float">
            <text:p>0</text:p>
          </table:table-cell>
          <table:table-cell table:formula="of:=IF([.F17]=&quot;-&quot;;0;[.F17]-1)" office:value-type="float" office:value="0" calcext:value-type="float">
            <text:p>0</text:p>
          </table:table-cell>
          <table:table-cell table:formula="of:=IF([.G17]=&quot;-&quot;;0;[.G17]-1)" office:value-type="float" office:value="0" calcext:value-type="float">
            <text:p>0</text:p>
          </table:table-cell>
          <table:table-cell table:formula="of:=IF([.H17]=&quot;-&quot;;0;[.H17]-1)" office:value-type="float" office:value="0" calcext:value-type="float">
            <text:p>0</text:p>
          </table:table-cell>
          <table:table-cell table:formula="of:=IF([.I17]=&quot;-&quot;;0;[.I17]-1)" office:value-type="float" office:value="0.03" calcext:value-type="float">
            <text:p>0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eff_b2016</text:p>
          </table:table-cell>
          <table:table-cell office:value-type="string" calcext:value-type="string">
            <text:p>lnN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.02" calcext:value-type="float">
            <text:p>1.02</text:p>
          </table:table-cell>
          <table:table-cell office:value-type="string" calcext:value-type="string">
            <text:p>-</text:p>
          </table:table-cell>
          <table:table-cell office:value-type="float" office:value="1.02" calcext:value-type="float">
            <text:p>1.02</text:p>
          </table:table-cell>
          <table:table-cell/>
          <table:table-cell table:formula="of:=IF([.C18]=&quot;-&quot;;0;[.C18]-1)" office:value-type="float" office:value="0.02" calcext:value-type="float">
            <text:p>0.02</text:p>
          </table:table-cell>
          <table:table-cell table:formula="of:=IF([.D18]=&quot;-&quot;;0;[.D18]-1)" office:value-type="float" office:value="0" calcext:value-type="float">
            <text:p>0</text:p>
          </table:table-cell>
          <table:table-cell table:formula="of:=IF([.E18]=&quot;-&quot;;0;[.E18]-1)" office:value-type="float" office:value="0.02" calcext:value-type="float">
            <text:p>0.02</text:p>
          </table:table-cell>
          <table:table-cell table:formula="of:=IF([.F18]=&quot;-&quot;;0;[.F18]-1)" office:value-type="float" office:value="0.02" calcext:value-type="float">
            <text:p>0.02</text:p>
          </table:table-cell>
          <table:table-cell table:formula="of:=IF([.G18]=&quot;-&quot;;0;[.G18]-1)" office:value-type="float" office:value="0.02" calcext:value-type="float">
            <text:p>0.02</text:p>
          </table:table-cell>
          <table:table-cell table:formula="of:=IF([.H18]=&quot;-&quot;;0;[.H18]-1)" office:value-type="float" office:value="0" calcext:value-type="float">
            <text:p>0</text:p>
          </table:table-cell>
          <table:table-cell table:formula="of:=IF([.I18]=&quot;-&quot;;0;[.I18]-1)" office:value-type="float" office:value="0.02" calcext:value-type="float">
            <text:p>0.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df_qqbar_ACCEPT</text:p>
          </table:table-cell>
          <table:table-cell office:value-type="string" calcext:value-type="string">
            <text:p>lnN</text:p>
          </table:table-cell>
          <table:table-cell office:value-type="float" office:value="1.0039" calcext:value-type="float">
            <text:p>1.0039</text:p>
          </table:table-cell>
          <table:table-cell office:value-type="string" calcext:value-type="string">
            <text:p>-</text:p>
          </table:table-cell>
          <table:table-cell office:value-type="float" office:value="1.01558" calcext:value-type="float">
            <text:p>1.01558</text:p>
          </table:table-cell>
          <table:table-cell office:value-type="float" office:value="1.01582" calcext:value-type="float">
            <text:p>1.01582</text:p>
          </table:table-cell>
          <table:table-cell office:value-type="float" office:value="1.01404" calcext:value-type="float">
            <text:p>1.01404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formula="of:=IF([.C19]=&quot;-&quot;;0;[.C19]-1)" office:value-type="float" office:value="0.00390000000000001" calcext:value-type="float">
            <text:p>0.0039</text:p>
          </table:table-cell>
          <table:table-cell table:formula="of:=IF([.D19]=&quot;-&quot;;0;[.D19]-1)" office:value-type="float" office:value="0" calcext:value-type="float">
            <text:p>0</text:p>
          </table:table-cell>
          <table:table-cell table:formula="of:=IF([.E19]=&quot;-&quot;;0;[.E19]-1)" office:value-type="float" office:value="0.0155799999999999" calcext:value-type="float">
            <text:p>0.01558</text:p>
          </table:table-cell>
          <table:table-cell table:formula="of:=IF([.F19]=&quot;-&quot;;0;[.F19]-1)" office:value-type="float" office:value="0.0158199999999999" calcext:value-type="float">
            <text:p>0.01582</text:p>
          </table:table-cell>
          <table:table-cell table:formula="of:=IF([.G19]=&quot;-&quot;;0;[.G19]-1)" office:value-type="float" office:value="0.0140400000000001" calcext:value-type="float">
            <text:p>0.01404</text:p>
          </table:table-cell>
          <table:table-cell table:formula="of:=IF([.H19]=&quot;-&quot;;0;[.H19]-1)" office:value-type="float" office:value="0" calcext:value-type="float">
            <text:p>0</text:p>
          </table:table-cell>
          <table:table-cell table:formula="of:=IF([.I19]=&quot;-&quot;;0;[.I19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df_qqbar</text:p>
          </table:table-cell>
          <table:table-cell office:value-type="string" calcext:value-type="string">
            <text:p>lnN</text:p>
          </table:table-cell>
          <table:table-cell office:value-type="float" office:value="1.016" calcext:value-type="float">
            <text:p>1.016</text:p>
          </table:table-cell>
          <table:table-cell table:number-columns-repeated="6" office:value-type="string" calcext:value-type="string">
            <text:p>-</text:p>
          </table:table-cell>
          <table:table-cell/>
          <table:table-cell table:formula="of:=IF([.C20]=&quot;-&quot;;0;[.C20]-1)" office:value-type="float" office:value="0.016" calcext:value-type="float">
            <text:p>0.016</text:p>
          </table:table-cell>
          <table:table-cell table:formula="of:=IF([.D20]=&quot;-&quot;;0;[.D20]-1)" office:value-type="float" office:value="0" calcext:value-type="float">
            <text:p>0</text:p>
          </table:table-cell>
          <table:table-cell table:formula="of:=IF([.E20]=&quot;-&quot;;0;[.E20]-1)" office:value-type="float" office:value="0" calcext:value-type="float">
            <text:p>0</text:p>
          </table:table-cell>
          <table:table-cell table:formula="of:=IF([.F20]=&quot;-&quot;;0;[.F20]-1)" office:value-type="float" office:value="0" calcext:value-type="float">
            <text:p>0</text:p>
          </table:table-cell>
          <table:table-cell table:formula="of:=IF([.G20]=&quot;-&quot;;0;[.G20]-1)" office:value-type="float" office:value="0" calcext:value-type="float">
            <text:p>0</text:p>
          </table:table-cell>
          <table:table-cell table:formula="of:=IF([.H20]=&quot;-&quot;;0;[.H20]-1)" office:value-type="float" office:value="0" calcext:value-type="float">
            <text:p>0</text:p>
          </table:table-cell>
          <table:table-cell table:formula="of:=IF([.I20]=&quot;-&quot;;0;[.I20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df_gg</text:p>
          </table:table-cell>
          <table:table-cell office:value-type="string" calcext:value-type="string">
            <text:p>ln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.051" calcext:value-type="float">
            <text:p>1.051</text:p>
          </table:table-cell>
          <table:table-cell/>
          <table:table-cell table:formula="of:=IF([.C21]=&quot;-&quot;;0;[.C21]-1)" office:value-type="float" office:value="0" calcext:value-type="float">
            <text:p>0</text:p>
          </table:table-cell>
          <table:table-cell table:formula="of:=IF([.D21]=&quot;-&quot;;0;[.D21]-1)" office:value-type="float" office:value="0" calcext:value-type="float">
            <text:p>0</text:p>
          </table:table-cell>
          <table:table-cell table:formula="of:=IF([.E21]=&quot;-&quot;;0;[.E21]-1)" office:value-type="float" office:value="0" calcext:value-type="float">
            <text:p>0</text:p>
          </table:table-cell>
          <table:table-cell table:formula="of:=IF([.F21]=&quot;-&quot;;0;[.F21]-1)" office:value-type="float" office:value="0" calcext:value-type="float">
            <text:p>0</text:p>
          </table:table-cell>
          <table:table-cell table:formula="of:=IF([.G21]=&quot;-&quot;;0;[.G21]-1)" office:value-type="float" office:value="0" calcext:value-type="float">
            <text:p>0</text:p>
          </table:table-cell>
          <table:table-cell table:formula="of:=IF([.H21]=&quot;-&quot;;0;[.H21]-1)" office:value-type="float" office:value="0" calcext:value-type="float">
            <text:p>0</text:p>
          </table:table-cell>
          <table:table-cell table:formula="of:=IF([.I21]=&quot;-&quot;;0;[.I21]-1)" office:value-type="float" office:value="0.0509999999999999" calcext:value-type="float">
            <text:p>0.0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CDscale_VH_ACCEPT</text:p>
          </table:table-cell>
          <table:table-cell office:value-type="string" calcext:value-type="string">
            <text:p>lnN</text:p>
          </table:table-cell>
          <table:table-cell office:value-type="float" office:value="1.10453" calcext:value-type="float">
            <text:p>1.10453</text:p>
          </table:table-cell>
          <table:table-cell table:number-columns-repeated="6" office:value-type="string" calcext:value-type="string">
            <text:p>-</text:p>
          </table:table-cell>
          <table:table-cell/>
          <table:table-cell table:formula="of:=IF([.C22]=&quot;-&quot;;0;[.C22]-1)" office:value-type="float" office:value="0.10453" calcext:value-type="float">
            <text:p>0.10453</text:p>
          </table:table-cell>
          <table:table-cell table:formula="of:=IF([.D22]=&quot;-&quot;;0;[.D22]-1)" office:value-type="float" office:value="0" calcext:value-type="float">
            <text:p>0</text:p>
          </table:table-cell>
          <table:table-cell table:formula="of:=IF([.E22]=&quot;-&quot;;0;[.E22]-1)" office:value-type="float" office:value="0" calcext:value-type="float">
            <text:p>0</text:p>
          </table:table-cell>
          <table:table-cell table:formula="of:=IF([.F22]=&quot;-&quot;;0;[.F22]-1)" office:value-type="float" office:value="0" calcext:value-type="float">
            <text:p>0</text:p>
          </table:table-cell>
          <table:table-cell table:formula="of:=IF([.G22]=&quot;-&quot;;0;[.G22]-1)" office:value-type="float" office:value="0" calcext:value-type="float">
            <text:p>0</text:p>
          </table:table-cell>
          <table:table-cell table:formula="of:=IF([.H22]=&quot;-&quot;;0;[.H22]-1)" office:value-type="float" office:value="0" calcext:value-type="float">
            <text:p>0</text:p>
          </table:table-cell>
          <table:table-cell table:formula="of:=IF([.I22]=&quot;-&quot;;0;[.I22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CDscale_VH</text:p>
          </table:table-cell>
          <table:table-cell office:value-type="string" calcext:value-type="string">
            <text:p>lnN</text:p>
          </table:table-cell>
          <table:table-cell office:value-type="float" office:value="1.035" calcext:value-type="float">
            <text:p>1.035</text:p>
          </table:table-cell>
          <table:table-cell table:number-columns-repeated="6" office:value-type="string" calcext:value-type="string">
            <text:p>-</text:p>
          </table:table-cell>
          <table:table-cell/>
          <table:table-cell table:formula="of:=IF([.C23]=&quot;-&quot;;0;[.C23]-1)" office:value-type="float" office:value="0.0349999999999999" calcext:value-type="float">
            <text:p>0.035</text:p>
          </table:table-cell>
          <table:table-cell table:formula="of:=IF([.D23]=&quot;-&quot;;0;[.D23]-1)" office:value-type="float" office:value="0" calcext:value-type="float">
            <text:p>0</text:p>
          </table:table-cell>
          <table:table-cell table:formula="of:=IF([.E23]=&quot;-&quot;;0;[.E23]-1)" office:value-type="float" office:value="0" calcext:value-type="float">
            <text:p>0</text:p>
          </table:table-cell>
          <table:table-cell table:formula="of:=IF([.F23]=&quot;-&quot;;0;[.F23]-1)" office:value-type="float" office:value="0" calcext:value-type="float">
            <text:p>0</text:p>
          </table:table-cell>
          <table:table-cell table:formula="of:=IF([.G23]=&quot;-&quot;;0;[.G23]-1)" office:value-type="float" office:value="0" calcext:value-type="float">
            <text:p>0</text:p>
          </table:table-cell>
          <table:table-cell table:formula="of:=IF([.H23]=&quot;-&quot;;0;[.H23]-1)" office:value-type="float" office:value="0" calcext:value-type="float">
            <text:p>0</text:p>
          </table:table-cell>
          <table:table-cell table:formula="of:=IF([.I23]=&quot;-&quot;;0;[.I23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CDscale_ggVH</text:p>
          </table:table-cell>
          <table:table-cell office:value-type="string" calcext:value-type="string">
            <text:p>ln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.231" calcext:value-type="float">
            <text:p>1.231</text:p>
          </table:table-cell>
          <table:table-cell/>
          <table:table-cell table:formula="of:=IF([.C24]=&quot;-&quot;;0;[.C24]-1)" office:value-type="float" office:value="0" calcext:value-type="float">
            <text:p>0</text:p>
          </table:table-cell>
          <table:table-cell table:formula="of:=IF([.D24]=&quot;-&quot;;0;[.D24]-1)" office:value-type="float" office:value="0" calcext:value-type="float">
            <text:p>0</text:p>
          </table:table-cell>
          <table:table-cell table:formula="of:=IF([.E24]=&quot;-&quot;;0;[.E24]-1)" office:value-type="float" office:value="0" calcext:value-type="float">
            <text:p>0</text:p>
          </table:table-cell>
          <table:table-cell table:formula="of:=IF([.F24]=&quot;-&quot;;0;[.F24]-1)" office:value-type="float" office:value="0" calcext:value-type="float">
            <text:p>0</text:p>
          </table:table-cell>
          <table:table-cell table:formula="of:=IF([.G24]=&quot;-&quot;;0;[.G24]-1)" office:value-type="float" office:value="0" calcext:value-type="float">
            <text:p>0</text:p>
          </table:table-cell>
          <table:table-cell table:formula="of:=IF([.H24]=&quot;-&quot;;0;[.H24]-1)" office:value-type="float" office:value="0" calcext:value-type="float">
            <text:p>0</text:p>
          </table:table-cell>
          <table:table-cell table:formula="of:=IF([.I24]=&quot;-&quot;;0;[.I24]-1)" office:value-type="float" office:value="0.231" calcext:value-type="float">
            <text:p>0.2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CDscale_VVV</text:p>
          </table:table-cell>
          <table:table-cell office:value-type="string" calcext:value-type="string">
            <text:p>ln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14262" calcext:value-type="float">
            <text:p>1.14262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formula="of:=IF([.C25]=&quot;-&quot;;0;[.C25]-1)" office:value-type="float" office:value="0" calcext:value-type="float">
            <text:p>0</text:p>
          </table:table-cell>
          <table:table-cell table:formula="of:=IF([.D25]=&quot;-&quot;;0;[.D25]-1)" office:value-type="float" office:value="0" calcext:value-type="float">
            <text:p>0</text:p>
          </table:table-cell>
          <table:table-cell table:formula="of:=IF([.E25]=&quot;-&quot;;0;[.E25]-1)" office:value-type="float" office:value="0.14262" calcext:value-type="float">
            <text:p>0.14262</text:p>
          </table:table-cell>
          <table:table-cell table:formula="of:=IF([.F25]=&quot;-&quot;;0;[.F25]-1)" office:value-type="float" office:value="0" calcext:value-type="float">
            <text:p>0</text:p>
          </table:table-cell>
          <table:table-cell table:formula="of:=IF([.G25]=&quot;-&quot;;0;[.G25]-1)" office:value-type="float" office:value="0" calcext:value-type="float">
            <text:p>0</text:p>
          </table:table-cell>
          <table:table-cell table:formula="of:=IF([.H25]=&quot;-&quot;;0;[.H25]-1)" office:value-type="float" office:value="0" calcext:value-type="float">
            <text:p>0</text:p>
          </table:table-cell>
          <table:table-cell table:formula="of:=IF([.I25]=&quot;-&quot;;0;[.I25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CDscale_VV</text:p>
          </table:table-cell>
          <table:table-cell office:value-type="string" calcext:value-type="string">
            <text:p>ln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04502" calcext:value-type="float">
            <text:p>1.04502</text:p>
          </table:table-cell>
          <table:table-cell office:value-type="float" office:value="1.02224" calcext:value-type="float">
            <text:p>1.02224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formula="of:=IF([.C26]=&quot;-&quot;;0;[.C26]-1)" office:value-type="float" office:value="0" calcext:value-type="float">
            <text:p>0</text:p>
          </table:table-cell>
          <table:table-cell table:formula="of:=IF([.D26]=&quot;-&quot;;0;[.D26]-1)" office:value-type="float" office:value="0" calcext:value-type="float">
            <text:p>0</text:p>
          </table:table-cell>
          <table:table-cell table:formula="of:=IF([.E26]=&quot;-&quot;;0;[.E26]-1)" office:value-type="float" office:value="0" calcext:value-type="float">
            <text:p>0</text:p>
          </table:table-cell>
          <table:table-cell table:formula="of:=IF([.F26]=&quot;-&quot;;0;[.F26]-1)" office:value-type="float" office:value="0.0450200000000001" calcext:value-type="float">
            <text:p>0.04502</text:p>
          </table:table-cell>
          <table:table-cell table:formula="of:=IF([.G26]=&quot;-&quot;;0;[.G26]-1)" office:value-type="float" office:value="0.02224" calcext:value-type="float">
            <text:p>0.02224</text:p>
          </table:table-cell>
          <table:table-cell table:formula="of:=IF([.H26]=&quot;-&quot;;0;[.H26]-1)" office:value-type="float" office:value="0" calcext:value-type="float">
            <text:p>0</text:p>
          </table:table-cell>
          <table:table-cell table:formula="of:=IF([.I26]=&quot;-&quot;;0;[.I26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WZ_EWKCorr</text:p>
          </table:table-cell>
          <table:table-cell office:value-type="string" calcext:value-type="string">
            <text:p>ln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.03000/0.97000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IF([.C27]=&quot;-&quot;;0;[.C27]-1)" office:value-type="float" office:value="0" calcext:value-type="float">
            <text:p>0</text:p>
          </table:table-cell>
          <table:table-cell table:formula="of:=IF([.D27]=&quot;-&quot;;0;[.D27]-1)" office:value-type="float" office:value="0" calcext:value-type="float">
            <text:p>0</text:p>
          </table:table-cell>
          <table:table-cell table:formula="of:=IF([.E27]=&quot;-&quot;;0;[.E27]-1)" office:value-type="float" office:value="0" calcext:value-type="float">
            <text:p>0</text:p>
          </table:table-cell>
          <table:table-cell table:formula="of:=IF([.F27]=&quot;-&quot;;0;ABS(RIGHT([.F27];FIND(&quot;/&quot;;[.F27])-1)-LEFT([.F27];FIND(&quot;/&quot;;[.F27])-1))/2)" office:value-type="float" office:value="0.03" calcext:value-type="float">
            <text:p>0.03</text:p>
          </table:table-cell>
          <table:table-cell table:formula="of:=IF([.G27]=&quot;-&quot;;0;ABS(RIGHT([.G27];FIND(&quot;/&quot;;[.G27])-1)-LEFT([.G27];FIND(&quot;/&quot;;[.G27])-1))/2)" office:value-type="float" office:value="0" calcext:value-type="float">
            <text:p>0</text:p>
          </table:table-cell>
          <table:table-cell table:formula="of:=IF([.H27]=&quot;-&quot;;0;[.H27]-1)" office:value-type="float" office:value="0" calcext:value-type="float">
            <text:p>0</text:p>
          </table:table-cell>
          <table:table-cell table:formula="of:=IF([.I27]=&quot;-&quot;;0;[.I27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ZZ_EWKCorr</text:p>
          </table:table-cell>
          <table:table-cell office:value-type="string" calcext:value-type="string">
            <text:p>ln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.10568/0.89432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formula="of:=IF([.C28]=&quot;-&quot;;0;[.C28]-1)" office:value-type="float" office:value="0" calcext:value-type="float">
            <text:p>0</text:p>
          </table:table-cell>
          <table:table-cell table:formula="of:=IF([.D28]=&quot;-&quot;;0;[.D28]-1)" office:value-type="float" office:value="0" calcext:value-type="float">
            <text:p>0</text:p>
          </table:table-cell>
          <table:table-cell table:formula="of:=IF([.E28]=&quot;-&quot;;0;[.E28]-1)" office:value-type="float" office:value="0" calcext:value-type="float">
            <text:p>0</text:p>
          </table:table-cell>
          <table:table-cell table:formula="of:=IF([.F28]=&quot;-&quot;;0;ABS(RIGHT([.F28];FIND(&quot;/&quot;;[.F28])-1)-LEFT([.F28];FIND(&quot;/&quot;;[.F28])-1))/2)" office:value-type="float" office:value="0" calcext:value-type="float">
            <text:p>0</text:p>
          </table:table-cell>
          <table:table-cell table:formula="of:=IF([.G28]=&quot;-&quot;;0;ABS(RIGHT([.G28];FIND(&quot;/&quot;;[.G28])-1)-LEFT([.G28];FIND(&quot;/&quot;;[.G28])-1))/2)" office:value-type="float" office:value="0.10568" calcext:value-type="float">
            <text:p>0.10568</text:p>
          </table:table-cell>
          <table:table-cell table:formula="of:=IF([.H28]=&quot;-&quot;;0;[.H28]-1)" office:value-type="float" office:value="0" calcext:value-type="float">
            <text:p>0</text:p>
          </table:table-cell>
          <table:table-cell table:formula="of:=IF([.I28]=&quot;-&quot;;0;[.I28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ggZZCorr</text:p>
          </table:table-cell>
          <table:table-cell office:value-type="string" calcext:value-type="string">
            <text:p>ln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.00610/0.9939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formula="of:=IF([.C29]=&quot;-&quot;;0;[.C29]-1)" office:value-type="float" office:value="0" calcext:value-type="float">
            <text:p>0</text:p>
          </table:table-cell>
          <table:table-cell table:formula="of:=IF([.D29]=&quot;-&quot;;0;[.D29]-1)" office:value-type="float" office:value="0" calcext:value-type="float">
            <text:p>0</text:p>
          </table:table-cell>
          <table:table-cell table:formula="of:=IF([.E29]=&quot;-&quot;;0;[.E29]-1)" office:value-type="float" office:value="0" calcext:value-type="float">
            <text:p>0</text:p>
          </table:table-cell>
          <table:table-cell table:formula="of:=IF([.F29]=&quot;-&quot;;0;ABS(RIGHT([.F29];FIND(&quot;/&quot;;[.F29])-1)-LEFT([.F29];FIND(&quot;/&quot;;[.F29])-1))/2)" office:value-type="float" office:value="0" calcext:value-type="float">
            <text:p>0</text:p>
          </table:table-cell>
          <table:table-cell table:formula="of:=IF([.G29]=&quot;-&quot;;0;ABS(RIGHT([.G29];FIND(&quot;/&quot;;[.G29])-1)-LEFT([.G29];FIND(&quot;/&quot;;[.G29])-1))/2)" office:value-type="float" office:value="0.00609999999999994" calcext:value-type="float">
            <text:p>0.0061</text:p>
          </table:table-cell>
          <table:table-cell table:formula="of:=IF([.H29]=&quot;-&quot;;0;[.H29]-1)" office:value-type="float" office:value="0" calcext:value-type="float">
            <text:p>0</text:p>
          </table:table-cell>
          <table:table-cell table:formula="of:=IF([.I29]=&quot;-&quot;;0;[.I29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WZ_lep2016</text:p>
          </table:table-cell>
          <table:table-cell office:value-type="string" calcext:value-type="string">
            <text:p>ln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01" calcext:value-type="float">
            <text:p>1.01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IF([.C30]=&quot;-&quot;;0;[.C30]-1)" office:value-type="float" office:value="0" calcext:value-type="float">
            <text:p>0</text:p>
          </table:table-cell>
          <table:table-cell table:formula="of:=IF([.D30]=&quot;-&quot;;0;[.D30]-1)" office:value-type="float" office:value="0" calcext:value-type="float">
            <text:p>0</text:p>
          </table:table-cell>
          <table:table-cell table:formula="of:=IF([.E30]=&quot;-&quot;;0;[.E30]-1)" office:value-type="float" office:value="0" calcext:value-type="float">
            <text:p>0</text:p>
          </table:table-cell>
          <table:table-cell table:formula="of:=IF([.F30]=&quot;-&quot;;0;[.F30]-1)" office:value-type="float" office:value="0.01" calcext:value-type="float">
            <text:p>0.01</text:p>
          </table:table-cell>
          <table:table-cell table:formula="of:=IF([.G30]=&quot;-&quot;;0;[.G30]-1)" office:value-type="float" office:value="0" calcext:value-type="float">
            <text:p>0</text:p>
          </table:table-cell>
          <table:table-cell table:formula="of:=IF([.H30]=&quot;-&quot;;0;[.H30]-1)" office:value-type="float" office:value="0" calcext:value-type="float">
            <text:p>0</text:p>
          </table:table-cell>
          <table:table-cell table:formula="of:=IF([.I30]=&quot;-&quot;;0;[.I30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WZ_tau2016</text:p>
          </table:table-cell>
          <table:table-cell office:value-type="string" calcext:value-type="string">
            <text:p>ln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012" calcext:value-type="float">
            <text:p>1.012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IF([.C31]=&quot;-&quot;;0;[.C31]-1)" office:value-type="float" office:value="0" calcext:value-type="float">
            <text:p>0</text:p>
          </table:table-cell>
          <table:table-cell table:formula="of:=IF([.D31]=&quot;-&quot;;0;[.D31]-1)" office:value-type="float" office:value="0" calcext:value-type="float">
            <text:p>0</text:p>
          </table:table-cell>
          <table:table-cell table:formula="of:=IF([.E31]=&quot;-&quot;;0;[.E31]-1)" office:value-type="float" office:value="0" calcext:value-type="float">
            <text:p>0</text:p>
          </table:table-cell>
          <table:table-cell table:formula="of:=IF([.F31]=&quot;-&quot;;0;[.F31]-1)" office:value-type="float" office:value="0.012" calcext:value-type="float">
            <text:p>0.012</text:p>
          </table:table-cell>
          <table:table-cell table:formula="of:=IF([.G31]=&quot;-&quot;;0;[.G31]-1)" office:value-type="float" office:value="0" calcext:value-type="float">
            <text:p>0</text:p>
          </table:table-cell>
          <table:table-cell table:formula="of:=IF([.H31]=&quot;-&quot;;0;[.H31]-1)" office:value-type="float" office:value="0" calcext:value-type="float">
            <text:p>0</text:p>
          </table:table-cell>
          <table:table-cell table:formula="of:=IF([.I31]=&quot;-&quot;;0;[.I31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ZLLNorm2016_mm1j_13TeV2015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/>
          <table:table-cell table:formula="of:=IF([.C32]=&quot;-&quot;;0;[.C32]-1)" office:value-type="float" office:value="0" calcext:value-type="float">
            <text:p>0</text:p>
          </table:table-cell>
          <table:table-cell table:formula="of:=IF([.D32]=&quot;-&quot;;0;[.D32]-1)" office:value-type="float" office:value="1" calcext:value-type="float">
            <text:p>1</text:p>
          </table:table-cell>
          <table:table-cell table:formula="of:=IF([.E32]=&quot;-&quot;;0;[.E32]-1)" office:value-type="float" office:value="0" calcext:value-type="float">
            <text:p>0</text:p>
          </table:table-cell>
          <table:table-cell table:formula="of:=IF([.F32]=&quot;-&quot;;0;[.F32]-1)" office:value-type="float" office:value="0" calcext:value-type="float">
            <text:p>0</text:p>
          </table:table-cell>
          <table:table-cell table:formula="of:=IF([.G32]=&quot;-&quot;;0;[.G32]-1)" office:value-type="float" office:value="0" calcext:value-type="float">
            <text:p>0</text:p>
          </table:table-cell>
          <table:table-cell table:formula="of:=IF([.H32]=&quot;-&quot;;0;[.H32]-1)" office:value-type="float" office:value="0" calcext:value-type="float">
            <text:p>0</text:p>
          </table:table-cell>
          <table:table-cell table:formula="of:=IF([.I32]=&quot;-&quot;;0;[.I32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ZLLFit2016_mm1j_13TeV2015</text:p>
          </table:table-cell>
          <table:table-cell office:value-type="string" calcext:value-type="string">
            <text:p>lnU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EMSyst2016_mm1j_13TeV2015</text:p>
          </table:table-cell>
          <table:table-cell office:value-type="string" calcext:value-type="string">
            <text:p>lnN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-</text:p>
          </table:table-cell>
          <table:table-cell/>
          <table:table-cell table:formula="of:=IF([.C34]=&quot;-&quot;;0;[.C34]-1)" office:value-type="float" office:value="0" calcext:value-type="float">
            <text:p>0</text:p>
          </table:table-cell>
          <table:table-cell table:formula="of:=IF([.D34]=&quot;-&quot;;0;[.D34]-1)" office:value-type="float" office:value="0" calcext:value-type="float">
            <text:p>0</text:p>
          </table:table-cell>
          <table:table-cell table:formula="of:=IF([.E34]=&quot;-&quot;;0;[.E34]-1)" office:value-type="float" office:value="0" calcext:value-type="float">
            <text:p>0</text:p>
          </table:table-cell>
          <table:table-cell table:formula="of:=IF([.F34]=&quot;-&quot;;0;[.F34]-1)" office:value-type="float" office:value="0" calcext:value-type="float">
            <text:p>0</text:p>
          </table:table-cell>
          <table:table-cell table:formula="of:=IF([.G34]=&quot;-&quot;;0;[.G34]-1)" office:value-type="float" office:value="0" calcext:value-type="float">
            <text:p>0</text:p>
          </table:table-cell>
          <table:table-cell table:formula="of:=IF([.H34]=&quot;-&quot;;0;[.H34]-1)" office:value-type="float" office:value="0.2" calcext:value-type="float">
            <text:p>0.2</text:p>
          </table:table-cell>
          <table:table-cell table:formula="of:=IF([.I34]=&quot;-&quot;;0;[.I34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EMNorm2016_mm1j_13TeV2015</text:p>
          </table:table-cell>
          <table:table-cell office:value-type="string" calcext:value-type="string">
            <text:p>gmN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G8]=0;0;SQRT([.C35])*[.I35]/[.G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mm1j_MVAZHStatBounding2016_13TeV2015_Bin4</text:p>
          </table:table-cell>
          <table:table-cell office:value-type="string" calcext:value-type="string">
            <text:p>lnN</text:p>
          </table:table-cell>
          <table:table-cell office:value-type="float" office:value="1.06188" calcext:value-type="float">
            <text:p>1.06188</text:p>
          </table:table-cell>
          <table:table-cell table:number-columns-repeated="6" office:value-type="string" calcext:value-type="string">
            <text:p>-</text:p>
          </table:table-cell>
          <table:table-cell/>
          <table:table-cell table:formula="of:=IF([.C36]=&quot;-&quot;;0;[.C36]-1)" office:value-type="float" office:value="0.0618799999999999" calcext:value-type="float">
            <text:p>0.06188</text:p>
          </table:table-cell>
          <table:table-cell table:formula="of:=IF([.D36]=&quot;-&quot;;0;[.D36]-1)" office:value-type="float" office:value="0" calcext:value-type="float">
            <text:p>0</text:p>
          </table:table-cell>
          <table:table-cell table:formula="of:=IF([.E36]=&quot;-&quot;;0;[.E36]-1)" office:value-type="float" office:value="0" calcext:value-type="float">
            <text:p>0</text:p>
          </table:table-cell>
          <table:table-cell table:formula="of:=IF([.F36]=&quot;-&quot;;0;[.F36]-1)" office:value-type="float" office:value="0" calcext:value-type="float">
            <text:p>0</text:p>
          </table:table-cell>
          <table:table-cell table:formula="of:=IF([.G36]=&quot;-&quot;;0;[.G36]-1)" office:value-type="float" office:value="0" calcext:value-type="float">
            <text:p>0</text:p>
          </table:table-cell>
          <table:table-cell table:formula="of:=IF([.H36]=&quot;-&quot;;0;[.H36]-1)" office:value-type="float" office:value="0" calcext:value-type="float">
            <text:p>0</text:p>
          </table:table-cell>
          <table:table-cell table:formula="of:=IF([.I36]=&quot;-&quot;;0;[.I36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mm1j_MVAZjetsSatBounding2016_13TeV2015_Bin4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/>
          <table:table-cell table:formula="of:=IF([.C37]=&quot;-&quot;;0;[.C37]-1)" office:value-type="float" office:value="0" calcext:value-type="float">
            <text:p>0</text:p>
          </table:table-cell>
          <table:table-cell table:formula="of:=IF([.D37]=&quot;-&quot;;0;[.D37]-1)" office:value-type="float" office:value="0" calcext:value-type="float">
            <text:p>0</text:p>
          </table:table-cell>
          <table:table-cell table:formula="of:=IF([.E37]=&quot;-&quot;;0;[.E37]-1)" office:value-type="float" office:value="0" calcext:value-type="float">
            <text:p>0</text:p>
          </table:table-cell>
          <table:table-cell table:formula="of:=IF([.F37]=&quot;-&quot;;0;[.F37]-1)" office:value-type="float" office:value="0" calcext:value-type="float">
            <text:p>0</text:p>
          </table:table-cell>
          <table:table-cell table:formula="of:=IF([.G37]=&quot;-&quot;;0;[.G37]-1)" office:value-type="float" office:value="0" calcext:value-type="float">
            <text:p>0</text:p>
          </table:table-cell>
          <table:table-cell table:formula="of:=IF([.H37]=&quot;-&quot;;0;[.H37]-1)" office:value-type="float" office:value="0" calcext:value-type="float">
            <text:p>0</text:p>
          </table:table-cell>
          <table:table-cell table:formula="of:=IF([.I37]=&quot;-&quot;;0;[.I37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mm1j_MVAVVVSatBounding2016_13TeV2015_Bin4</text:p>
          </table:table-cell>
          <table:table-cell office:value-type="string" calcext:value-type="string">
            <text:p>ln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38259" calcext:value-type="float">
            <text:p>1.38259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formula="of:=IF([.C38]=&quot;-&quot;;0;[.C38]-1)" office:value-type="float" office:value="0" calcext:value-type="float">
            <text:p>0</text:p>
          </table:table-cell>
          <table:table-cell table:formula="of:=IF([.D38]=&quot;-&quot;;0;[.D38]-1)" office:value-type="float" office:value="0" calcext:value-type="float">
            <text:p>0</text:p>
          </table:table-cell>
          <table:table-cell table:formula="of:=IF([.E38]=&quot;-&quot;;0;[.E38]-1)" office:value-type="float" office:value="0.38259" calcext:value-type="float">
            <text:p>0.38259</text:p>
          </table:table-cell>
          <table:table-cell table:formula="of:=IF([.F38]=&quot;-&quot;;0;[.F38]-1)" office:value-type="float" office:value="0" calcext:value-type="float">
            <text:p>0</text:p>
          </table:table-cell>
          <table:table-cell table:formula="of:=IF([.G38]=&quot;-&quot;;0;[.G38]-1)" office:value-type="float" office:value="0" calcext:value-type="float">
            <text:p>0</text:p>
          </table:table-cell>
          <table:table-cell table:formula="of:=IF([.H38]=&quot;-&quot;;0;[.H38]-1)" office:value-type="float" office:value="0" calcext:value-type="float">
            <text:p>0</text:p>
          </table:table-cell>
          <table:table-cell table:formula="of:=IF([.I38]=&quot;-&quot;;0;[.I38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mm1j_MVAWZSatBounding2016_13TeV2015_Bin4</text:p>
          </table:table-cell>
          <table:table-cell office:value-type="string" calcext:value-type="string">
            <text:p>ln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13074" calcext:value-type="float">
            <text:p>1.13074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IF([.C39]=&quot;-&quot;;0;[.C39]-1)" office:value-type="float" office:value="0" calcext:value-type="float">
            <text:p>0</text:p>
          </table:table-cell>
          <table:table-cell table:formula="of:=IF([.D39]=&quot;-&quot;;0;[.D39]-1)" office:value-type="float" office:value="0" calcext:value-type="float">
            <text:p>0</text:p>
          </table:table-cell>
          <table:table-cell table:formula="of:=IF([.E39]=&quot;-&quot;;0;[.E39]-1)" office:value-type="float" office:value="0" calcext:value-type="float">
            <text:p>0</text:p>
          </table:table-cell>
          <table:table-cell table:formula="of:=IF([.F39]=&quot;-&quot;;0;[.F39]-1)" office:value-type="float" office:value="0.13074" calcext:value-type="float">
            <text:p>0.13074</text:p>
          </table:table-cell>
          <table:table-cell table:formula="of:=IF([.G39]=&quot;-&quot;;0;[.G39]-1)" office:value-type="float" office:value="0" calcext:value-type="float">
            <text:p>0</text:p>
          </table:table-cell>
          <table:table-cell table:formula="of:=IF([.H39]=&quot;-&quot;;0;[.H39]-1)" office:value-type="float" office:value="0" calcext:value-type="float">
            <text:p>0</text:p>
          </table:table-cell>
          <table:table-cell table:formula="of:=IF([.I39]=&quot;-&quot;;0;[.I39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mm1j_MVAZZSatBounding2016_13TeV2015_Bin4</text:p>
          </table:table-cell>
          <table:table-cell office:value-type="string" calcext:value-type="string">
            <text:p>ln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.01343" calcext:value-type="float">
            <text:p>1.01343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formula="of:=IF([.C40]=&quot;-&quot;;0;[.C40]-1)" office:value-type="float" office:value="0" calcext:value-type="float">
            <text:p>0</text:p>
          </table:table-cell>
          <table:table-cell table:formula="of:=IF([.D40]=&quot;-&quot;;0;[.D40]-1)" office:value-type="float" office:value="0" calcext:value-type="float">
            <text:p>0</text:p>
          </table:table-cell>
          <table:table-cell table:formula="of:=IF([.E40]=&quot;-&quot;;0;[.E40]-1)" office:value-type="float" office:value="0" calcext:value-type="float">
            <text:p>0</text:p>
          </table:table-cell>
          <table:table-cell table:formula="of:=IF([.F40]=&quot;-&quot;;0;[.F40]-1)" office:value-type="float" office:value="0" calcext:value-type="float">
            <text:p>0</text:p>
          </table:table-cell>
          <table:table-cell table:formula="of:=IF([.G40]=&quot;-&quot;;0;[.G40]-1)" office:value-type="float" office:value="0.0134300000000001" calcext:value-type="float">
            <text:p>0.01343</text:p>
          </table:table-cell>
          <table:table-cell table:formula="of:=IF([.H40]=&quot;-&quot;;0;[.H40]-1)" office:value-type="float" office:value="0" calcext:value-type="float">
            <text:p>0</text:p>
          </table:table-cell>
          <table:table-cell table:formula="of:=IF([.I40]=&quot;-&quot;;0;[.I40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mm1j_MVAggZHSatBounding2016_13TeV2015_Bin4</text:p>
          </table:table-cell>
          <table:table-cell office:value-type="string" calcext:value-type="string">
            <text:p>ln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.02249" calcext:value-type="float">
            <text:p>1.02249</text:p>
          </table:table-cell>
          <table:table-cell/>
          <table:table-cell table:formula="of:=IF([.C41]=&quot;-&quot;;0;[.C41]-1)" office:value-type="float" office:value="0" calcext:value-type="float">
            <text:p>0</text:p>
          </table:table-cell>
          <table:table-cell table:formula="of:=IF([.D41]=&quot;-&quot;;0;[.D41]-1)" office:value-type="float" office:value="0" calcext:value-type="float">
            <text:p>0</text:p>
          </table:table-cell>
          <table:table-cell table:formula="of:=IF([.E41]=&quot;-&quot;;0;[.E41]-1)" office:value-type="float" office:value="0" calcext:value-type="float">
            <text:p>0</text:p>
          </table:table-cell>
          <table:table-cell table:formula="of:=IF([.F41]=&quot;-&quot;;0;[.F41]-1)" office:value-type="float" office:value="0" calcext:value-type="float">
            <text:p>0</text:p>
          </table:table-cell>
          <table:table-cell table:formula="of:=IF([.G41]=&quot;-&quot;;0;[.G41]-1)" office:value-type="float" office:value="0" calcext:value-type="float">
            <text:p>0</text:p>
          </table:table-cell>
          <table:table-cell table:formula="of:=IF([.H41]=&quot;-&quot;;0;[.H41]-1)" office:value-type="float" office:value="0" calcext:value-type="float">
            <text:p>0</text:p>
          </table:table-cell>
          <table:table-cell table:formula="of:=IF([.I41]=&quot;-&quot;;0;[.I41]-1)" office:value-type="float" office:value="0.0224899999999999" calcext:value-type="float">
            <text:p>0.0224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ee1j_MVAggZHSatBounding2016_13TeV2015_Bin4</text:p>
          </table:table-cell>
          <table:table-cell office:value-type="string" calcext:value-type="string">
            <text:p>ln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.02612" calcext:value-type="float">
            <text:p>1.02612</text:p>
          </table:table-cell>
          <table:table-cell/>
          <table:table-cell table:formula="of:=IF([.C42]=&quot;-&quot;;0;[.C42]-1)" office:value-type="float" office:value="0" calcext:value-type="float">
            <text:p>0</text:p>
          </table:table-cell>
          <table:table-cell table:formula="of:=IF([.D42]=&quot;-&quot;;0;[.D42]-1)" office:value-type="float" office:value="0" calcext:value-type="float">
            <text:p>0</text:p>
          </table:table-cell>
          <table:table-cell table:formula="of:=IF([.E42]=&quot;-&quot;;0;[.E42]-1)" office:value-type="float" office:value="0" calcext:value-type="float">
            <text:p>0</text:p>
          </table:table-cell>
          <table:table-cell table:formula="of:=IF([.F42]=&quot;-&quot;;0;[.F42]-1)" office:value-type="float" office:value="0" calcext:value-type="float">
            <text:p>0</text:p>
          </table:table-cell>
          <table:table-cell table:formula="of:=IF([.G42]=&quot;-&quot;;0;[.G42]-1)" office:value-type="float" office:value="0" calcext:value-type="float">
            <text:p>0</text:p>
          </table:table-cell>
          <table:table-cell table:formula="of:=IF([.H42]=&quot;-&quot;;0;[.H42]-1)" office:value-type="float" office:value="0" calcext:value-type="float">
            <text:p>0</text:p>
          </table:table-cell>
          <table:table-cell table:formula="of:=IF([.I42]=&quot;-&quot;;0;[.I42]-1)" office:value-type="float" office:value="0.0261199999999999" calcext:value-type="float">
            <text:p>0.02612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Default" table:number-columns-repeated="7"/>
          <table:table-cell table:number-columns-repeated="1007"/>
        </table:table-row>
        <table:table-row table:style-name="ro1">
          <table:table-cell table:style-name="ce1"/>
          <table:table-cell table:style-name="ce5" office:value-type="string" calcext:value-type="string">
            <text:p>sig. % unc</text:p>
          </table:table-cell>
          <table:table-cell table:style-name="ce9" office:value-type="string" calcext:value-type="string">
            <text:p>yield</text:p>
          </table:table-cell>
          <table:table-cell table:style-name="ce5" office:value-type="string" calcext:value-type="string">
            <text:p>Bkg. % unc</text:p>
          </table:table-cell>
          <table:table-cell table:style-name="ce5" office:value-type="string" calcext:value-type="string">
            <text:p>yield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Yield</text:p>
          </table:table-cell>
          <table:table-cell table:style-name="ce6" office:value-type="string" calcext:value-type="string">
            <text:p>-</text:p>
          </table:table-cell>
          <table:table-cell table:style-name="ce6" table:formula="of:=[.B8]+[.H8]" office:value-type="float" office:value="0.92894" calcext:value-type="float">
            <text:p>0.929</text:p>
          </table:table-cell>
          <table:table-cell table:style-name="ce10" office:value-type="string" calcext:value-type="string">
            <text:p>-</text:p>
          </table:table-cell>
          <table:table-cell table:style-name="ce10" table:formula="of:=[.C8]+[.D8]+[.E8]+[.F8]+[.G8]" office:value-type="float" office:value="2.06337" calcext:value-type="float">
            <text:p>2.063</text:p>
          </table:table-cell>
          <table:table-cell table:style-name="ce1"/>
          <table:table-cell table:style-name="ce13"/>
          <table:table-cell table:style-name="ce1" table:number-columns-repeated="3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Lepton trigger &amp;identification efficiency</text:p>
          </table:table-cell>
          <table:table-cell table:style-name="ce7" table:formula="of:=([.B8]*([.C10]-1+[.C11]-1)+[.H8]*([.I10]-1+[.I11]-1))/([.B8]+[.H8])" office:value-type="percentage" office:value="0.02" calcext:value-type="percentage">
            <text:p>2.0%</text:p>
          </table:table-cell>
          <table:table-cell table:style-name="ce10" table:formula="of:=[.B8]+[.H8]" office:value-type="float" office:value="0.92894" calcext:value-type="float">
            <text:p>0.929</text:p>
          </table:table-cell>
          <table:table-cell table:style-name="ce7" table:formula="of:=([.D8]*([.E10]+[.E11]-2)+[.E8]*([.F10]+[.F11]-2)+[.F8]*([.G10]+[.G11]-2))/([.D8]+[.E8]+[.F8])" office:value-type="percentage" office:value="0.02" calcext:value-type="percentage">
            <text:p>2.0%</text:p>
          </table:table-cell>
          <table:table-cell table:style-name="ce10" table:formula="of:=[.D8]+[.E8]+[.F8]" office:value-type="float" office:value="2.06337" calcext:value-type="float">
            <text:p>2.063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Lepton momentum scale, resolution</text:p>
          </table:table-cell>
          <table:table-cell table:style-name="ce8" table:formula="of:=([.B8]*([.C12]-1+[.C13]-1)+[.H8]*([.I12]-1+[.I13]-1))/([.B8]+[.H8])" office:value-type="percentage" office:value="0.02" calcext:value-type="percentage">
            <text:p>2.0%</text:p>
          </table:table-cell>
          <table:table-cell table:style-name="ce11" table:formula="of:=[.B8]+[.H8]" office:value-type="float" office:value="0.92894" calcext:value-type="float">
            <text:p>0.929</text:p>
          </table:table-cell>
          <table:table-cell table:style-name="ce7" table:formula="of:=([.D8]*([.E12]+[.E13]-2)+[.E8]*([.F12]+[.F13]-2)+[.F8]*([.G12]+[.G13]-2))/([.D8]+[.E8]+[.F8])" office:value-type="percentage" office:value="0.02" calcext:value-type="percentage">
            <text:p>2.0%</text:p>
          </table:table-cell>
          <table:table-cell table:style-name="ce10" table:formula="of:=[.D8]+[.E8]+[.F8]" office:value-type="float" office:value="2.06337" calcext:value-type="float">
            <text:p>2.063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Jet energy scale, resolution</text:p>
          </table:table-cell>
          <table:table-cell table:style-name="ce7" table:formula="of:=((RIGHT([.C16]; FIND(&quot;/&quot;; [.C16])-1)-LEFT([.C16]; FIND(&quot;/&quot;; [.C16])-1))/2*[.B8]+(RIGHT([.I16]; FIND(&quot;/&quot;; [.I16])-1)-LEFT([.I16]; FIND(&quot;/&quot;; [.I16])-1))/2*[.H8])/([.B8]+[.H8])" office:value-type="percentage" office:value="0.00508999999999998" calcext:value-type="percentage">
            <text:p>0.5%</text:p>
          </table:table-cell>
          <table:table-cell table:style-name="ce12" table:formula="of:=[.B8]+[.H8]" office:value-type="float" office:value="0.92894" calcext:value-type="float">
            <text:p>0.929</text:p>
          </table:table-cell>
          <table:table-cell table:style-name="ce7" table:formula="of:=((RIGHT([.E16]; FIND(&quot;/&quot;; [.E16])-1)-LEFT([.E16]; FIND(&quot;/&quot;; [.E16])-1))/2*[.D8]+(RIGHT([.F16]; FIND(&quot;/&quot;; [.F16])-1)-LEFT([.F16]; FIND(&quot;/&quot;; [.F16])-1))/2*[.E8]+(RIGHT([.G16]; FIND(&quot;/&quot;; [.G16])-1)-LEFT([.G16]; FIND(&quot;/&quot;; [.G16])-1))/2*[.F8])/([.D8]+[.E8]+[.F8])" office:value-type="percentage" office:value="0.00548214309600309" calcext:value-type="percentage">
            <text:p>0.5%</text:p>
          </table:table-cell>
          <table:table-cell table:style-name="ce10" table:formula="of:=[.D8]+[.E8]+[.F8]" office:value-type="float" office:value="2.06337" calcext:value-type="float">
            <text:p>2.063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b-jet tagging efficiency</text:p>
          </table:table-cell>
          <table:table-cell table:style-name="ce7" table:formula="of:=([.B8]*([.C18]-1)+[.H8]*([.C18]-1))/([.B8]+[.H8])" office:value-type="percentage" office:value="0.02" calcext:value-type="percentage">
            <text:p>2.0%</text:p>
          </table:table-cell>
          <table:table-cell table:style-name="ce10" table:formula="of:=[.B8]+[.H8]" office:value-type="float" office:value="0.92894" calcext:value-type="float">
            <text:p>0.929</text:p>
          </table:table-cell>
          <table:table-cell table:style-name="ce7" table:formula="of:=([.D8]*([.E18]-1)+[.E8]*([.F18]-1)+[.F8]*([.G18]-1))/([.D8]+[.E8]+[.F8])" office:value-type="percentage" office:value="0.02" calcext:value-type="percentage">
            <text:p>2.0%</text:p>
          </table:table-cell>
          <table:table-cell table:style-name="ce10" table:formula="of:=[.D8]+[.E8]+[.F8]" office:value-type="float" office:value="2.06337" calcext:value-type="float">
            <text:p>2.063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Pileup</text:p>
          </table:table-cell>
          <table:table-cell table:style-name="ce7" table:formula="of:=((RIGHT([.C14]; FIND(&quot;/&quot;; [.C14])-1)-LEFT([.C14]; FIND(&quot;/&quot;; [.C14])-1))/2*[.B8]+(RIGHT([.I14]; FIND(&quot;/&quot;; [.I14])-1)-LEFT([.I14]; FIND(&quot;/&quot;; [.I14])-1))/2*[.H8])/([.B8]+[.H8])" office:value-type="percentage" office:value="0.00392999999999993" calcext:value-type="percentage">
            <text:p>0.4%</text:p>
          </table:table-cell>
          <table:table-cell table:style-name="ce10" table:formula="of:=[.B8]+[.H8]" office:value-type="float" office:value="0.92894" calcext:value-type="float">
            <text:p>0.929</text:p>
          </table:table-cell>
          <table:table-cell table:style-name="ce7" table:formula="of:=((RIGHT([.E14]; FIND(&quot;/&quot;; [.E14])-1)-LEFT([.E14]; FIND(&quot;/&quot;; [.E14])-1))/2*[.D8]+(RIGHT([.F14]; FIND(&quot;/&quot;; [.F14])-1)-LEFT([.F14]; FIND(&quot;/&quot;; [.F14])-1))/2*[.E8]+(RIGHT([.G14]; FIND(&quot;/&quot;; [.G14])-1)-LEFT([.G14]; FIND(&quot;/&quot;; [.G14])-1))/2*[.F8])/([.D8]+[.E8]+[.F8])" office:value-type="percentage" office:value="-0.00342201878480341" calcext:value-type="percentage">
            <text:p>-0.3%</text:p>
          </table:table-cell>
          <table:table-cell table:style-name="ce10" table:formula="of:=[.D8]+[.E8]+[.F8]" office:value-type="float" office:value="2.06337" calcext:value-type="float">
            <text:p>2.063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Efficiency for missed lepton (WZ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([.F30]+[.F31]-2)" office:value-type="percentage" office:value="0.0220000000000002" calcext:value-type="percentage">
            <text:p>2.2%</text:p>
          </table:table-cell>
          <table:table-cell table:style-name="ce10" table:formula="of:=[.E8]" office:value-type="float" office:value="0.58115" calcext:value-type="float">
            <text:p>0.581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PDF, αS,</text:p>
          </table:table-cell>
          <table:table-cell table:style-name="ce7" table:formula="of:=(([.C19]+[.C20]-2)*[.B8]+([.I24]-1)*[.H8])/([.B8]+[.H8])" office:value-type="percentage" office:value="0.0733578810256851" calcext:value-type="percentage">
            <text:p>7.3%</text:p>
          </table:table-cell>
          <table:table-cell table:style-name="ce10" table:formula="of:=[.B8]+[.H8]" office:value-type="float" office:value="0.92894" calcext:value-type="float">
            <text:p>0.929</text:p>
          </table:table-cell>
          <table:table-cell table:style-name="ce7" table:formula="of:=(([.E19]-1)*[.D8]+([.F19]-1)*[.E8]+([.G19]-1)*[.F8])/([.D8]+[.E8]+[.F8])" office:value-type="percentage" office:value="0.0145600496275511" calcext:value-type="percentage">
            <text:p>1.5%</text:p>
          </table:table-cell>
          <table:table-cell table:style-name="ce11" table:formula="of:=[.D8]+[.E8]+[.F8]" office:value-type="float" office:value="2.06337" calcext:value-type="float">
            <text:p>2.063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Underlying event</text:p>
          </table:table-cell>
          <table:table-cell table:style-name="ce7" table:formula="of:=(([.C17]-1)*[.B8]+([.I17]-1)*[.H8])/([.B8]+[.H8])" office:value-type="percentage" office:value="0.03" calcext:value-type="percentage">
            <text:p>3.0%</text:p>
          </table:table-cell>
          <table:table-cell table:style-name="ce10" table:formula="of:=[.B8]+[.H8]" office:value-type="float" office:value="0.92894" calcext:value-type="float">
            <text:p>0.929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Factorization, renormalization scales (signal)</text:p>
          </table:table-cell>
          <table:table-cell table:style-name="ce7" table:formula="of:=(([.C22]+[.C23]-2)*[.B8]+([.I24]-1)*[.H8])/([.B8]+[.H8])" office:value-type="percentage" office:value="0.162693393545331" calcext:value-type="percentage">
            <text:p>16.3%</text:p>
          </table:table-cell>
          <table:table-cell table:style-name="ce10" table:formula="of:=[.B8]+[.H8]" office:value-type="float" office:value="0.92894" calcext:value-type="float">
            <text:p>0.929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Factorization, renormalization scales (VV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((([.F26]-1)*[.E8]+([.G26]-1)*[.F8]))/([.E8]+[.F8])" office:value-type="percentage" office:value="0.0287349207673061" calcext:value-type="percentage">
            <text:p>2.9%</text:p>
          </table:table-cell>
          <table:table-cell table:style-name="ce10" table:formula="of:=[.E8]+[.F8]" office:value-type="float" office:value="2.0383" calcext:value-type="float">
            <text:p>2.038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Factorization, renormalization scales (VVV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[.E25]-1" office:value-type="percentage" office:value="0.14262" calcext:value-type="percentage">
            <text:p>14.3%</text:p>
          </table:table-cell>
          <table:table-cell table:style-name="ce10" table:formula="of:=[.D8]" office:value-type="float" office:value="0.02507" calcext:value-type="float">
            <text:p>0.025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Electroweak corrections on qq VV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(((ABS(RIGHT([.F27];FIND(&quot;/&quot;;[.F27])-1)-LEFT([.F27];FIND(&quot;/&quot;;[.F27])-1))/2)*[.E8]+(ABS(RIGHT([.G28];FIND(&quot;/&quot;;[.G28])-1)-LEFT([.G28];FIND(&quot;/&quot;;[.G28])-1))/2+ABS(RIGHT([.G29];FIND(&quot;/&quot;;[.G29])-1)-LEFT([.G29];FIND(&quot;/&quot;;[.G29])-1))/2)*[.F8]))/([.E8]+[.F8])" office:value-type="percentage" office:value="0.0884632914683804" calcext:value-type="percentage">
            <text:p>8.8%</text:p>
          </table:table-cell>
          <table:table-cell table:style-name="ce10" table:formula="of:=[.E8]+[.F8]" office:value-type="float" office:value="2.0383" calcext:value-type="float">
            <text:p>2.038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DY normalization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([.D32]-1)" office:value-type="percentage" office:value="1" calcext:value-type="percentage">
            <text:p>100.0%</text:p>
          </table:table-cell>
          <table:table-cell table:style-name="ce10" table:formula="of:=[.C8]" office:value-type="float" office:value="0" calcext:value-type="float">
            <text:p>0.00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tt, tW, W+ W~H~R , W+ jets normalization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IF([.G8]=0; 0; SQRT([.C35])*[.I35]/[.G8])" office:value-type="percentage" office:value="0" calcext:value-type="percentage">
            <text:p>0.0%</text:p>
          </table:table-cell>
          <table:table-cell table:style-name="ce10" table:formula="of:=[.G8]" office:value-type="float" office:value="0" calcext:value-type="float">
            <text:p>0.00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MC statistics (signal)</text:p>
          </table:table-cell>
          <table:table-cell table:style-name="ce7" table:formula="of:=SQRT((([.C36]-1)*[.B8])^2+(([.I42]-1)*[.H8])^2)/([.B8]+[.H8])" office:value-type="percentage" office:value="0.0466808267263141" calcext:value-type="percentage">
            <text:p>4.7%</text:p>
          </table:table-cell>
          <table:table-cell table:style-name="ce10" table:formula="of:=[.B8]+[.H8]" office:value-type="float" office:value="0.92894" calcext:value-type="float">
            <text:p>0.929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MC statistics (ZZ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[.C36]-1" office:value-type="percentage" office:value="0.0618799999999999" calcext:value-type="percentage">
            <text:p>6.2%</text:p>
          </table:table-cell>
          <table:table-cell table:style-name="ce10" table:formula="of:=[.F8]" office:value-type="float" office:value="1.45715" calcext:value-type="float">
            <text:p>1.457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MC statistics (WZ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[.F39]-1" office:value-type="percentage" office:value="0.13074" calcext:value-type="percentage">
            <text:p>13.1%</text:p>
          </table:table-cell>
          <table:table-cell table:style-name="ce10" table:formula="of:=[.E8]" office:value-type="float" office:value="0.58115" calcext:value-type="float">
            <text:p>0.581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MC statistics (VVV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[.E38]-1" office:value-type="percentage" office:value="0.38259" calcext:value-type="percentage">
            <text:p>38.3%</text:p>
          </table:table-cell>
          <table:table-cell table:style-name="ce10" table:formula="of:=[.D8]" office:value-type="float" office:value="0.02507" calcext:value-type="float">
            <text:p>0.025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MC statistics (DY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([.D37]-1)" office:value-type="percentage" office:value="0" calcext:value-type="percentage">
            <text:p>0.0%</text:p>
          </table:table-cell>
          <table:table-cell table:style-name="ce10" table:formula="of:=[.C8]" office:value-type="float" office:value="0" calcext:value-type="float">
            <text:p>0.00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MC statistics (tt, tW, W+ W~H~R )~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([.H41]-1)" office:value-type="string" office:string-value="" calcext:value-type="error">
            <text:p>#VALUE!</text:p>
          </table:table-cell>
          <table:table-cell table:style-name="ce10" table:formula="of:=[.G8]" office:value-type="float" office:value="0" calcext:value-type="float">
            <text:p>0.00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</table:table>
      <table:table table:name="bin5" table:style-name="ta1">
        <table:table-column table:style-name="co9" table:default-cell-style-name="Default"/>
        <table:table-column table:style-name="co2" table:number-columns-repeated="9" table:default-cell-style-name="Default"/>
        <table:table-column table:style-name="co2" table:number-columns-repeated="7" table:default-cell-style-name="ce1"/>
        <table:table-column table:style-name="co2" table:number-columns-repeated="1007" table:default-cell-style-name="Default"/>
        <table:table-row table:style-name="ro1">
          <table:table-cell office:value-type="string" calcext:value-type="string">
            <text:p>i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hannels</text:p>
          </table:table-cell>
          <table:table-cell table:number-columns-repeated="5"/>
          <table:table-cell table:style-name="Default" table:number-columns-repeated="7"/>
          <table:table-cell table:number-columns-repeated="1007"/>
        </table:table-row>
        <table:table-row table:style-name="ro1">
          <table:table-cell office:value-type="string" calcext:value-type="string">
            <text:p>jmax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ackground</text:p>
          </table:table-cell>
          <table:table-cell table:number-columns-repeated="5"/>
          <table:table-cell table:style-name="Default" table:number-columns-repeated="7"/>
          <table:table-cell table:number-columns-repeated="1007"/>
        </table:table-row>
        <table:table-row table:style-name="ro1">
          <table:table-cell office:value-type="string" calcext:value-type="string">
            <text:p>kmax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uisance</text:p>
          </table:table-cell>
          <table:table-cell office:value-type="string" calcext:value-type="string">
            <text:p>parameters</text:p>
          </table:table-cell>
          <table:table-cell table:number-columns-repeated="4"/>
          <table:table-cell table:style-name="Default" table:number-columns-repeated="7"/>
          <table:table-cell table:number-columns-repeated="1007"/>
        </table:table-row>
        <table:table-row table:style-name="ro1">
          <table:table-cell office:value-type="string" calcext:value-type="string">
            <text:p>Observation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 table:number-columns-repeated="7"/>
          <table:table-cell table:number-columns-repeated="1007"/>
        </table:table-row>
        <table:table-row table:style-name="ro1">
          <table:table-cell office:value-type="string" calcext:value-type="string">
            <text:p>bin</text:p>
          </table:table-cell>
          <table:table-cell table:number-columns-repeated="7" office:value-type="string" calcext:value-type="string">
            <text:p>hinvmm1j13TeV20155</text:p>
          </table:table-cell>
          <table:table-cell table:number-columns-repeated="2"/>
          <table:table-cell table:style-name="Default" table:number-columns-repeated="7"/>
          <table:table-cell table:number-columns-repeated="1007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ZH_hinv</text:p>
          </table:table-cell>
          <table:table-cell office:value-type="string" calcext:value-type="string">
            <text:p>Zjets</text:p>
          </table:table-cell>
          <table:table-cell office:value-type="string" calcext:value-type="string">
            <text:p>VVV</text:p>
          </table:table-cell>
          <table:table-cell office:value-type="string" calcext:value-type="string">
            <text:p>WZ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ggZH_hinv</text:p>
          </table:table-cell>
          <table:table-cell table:number-columns-repeated="2"/>
          <table:table-cell table:style-name="ce5" office:value-type="string" calcext:value-type="string">
            <text:p>ZH_hinv</text:p>
          </table:table-cell>
          <table:table-cell table:style-name="ce5" office:value-type="string" calcext:value-type="string">
            <text:p>Zjets</text:p>
          </table:table-cell>
          <table:table-cell table:style-name="ce5" office:value-type="string" calcext:value-type="string">
            <text:p>VVV</text:p>
          </table:table-cell>
          <table:table-cell table:style-name="ce5" office:value-type="string" calcext:value-type="string">
            <text:p>WZ</text:p>
          </table:table-cell>
          <table:table-cell table:style-name="ce5" office:value-type="string" calcext:value-type="string">
            <text:p>ZZ</text:p>
          </table:table-cell>
          <table:table-cell table:style-name="ce5" office:value-type="string" calcext:value-type="string">
            <text:p>EM</text:p>
          </table:table-cell>
          <table:table-cell table:style-name="ce5" office:value-type="string" calcext:value-type="string">
            <text:p>ggZH_hinv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oc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te</text:p>
          </table:table-cell>
          <table:table-cell office:value-type="float" office:value="0.88349" calcext:value-type="float">
            <text:p>0.88349</text:p>
          </table:table-cell>
          <table:table-cell office:value-type="float" office:value="0" calcext:value-type="float">
            <text:p>0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47807" calcext:value-type="float">
            <text:p>0.47807</text:p>
          </table:table-cell>
          <table:table-cell office:value-type="float" office:value="1.45234" calcext:value-type="float">
            <text:p>1.45234</text:p>
          </table:table-cell>
          <table:table-cell office:value-type="float" office:value="0" calcext:value-type="float">
            <text:p>0</text:p>
          </table:table-cell>
          <table:table-cell office:value-type="float" office:value="0.23457" calcext:value-type="float">
            <text:p>0.23457</text:p>
          </table:table-cell>
          <table:table-cell table:number-columns-repeated="2"/>
          <table:table-cell table:formula="of:=[.B8]" office:value-type="float" office:value="0.88349" calcext:value-type="float">
            <text:p>0.88349</text:p>
          </table:table-cell>
          <table:table-cell table:formula="of:=[.C8]" office:value-type="float" office:value="0" calcext:value-type="float">
            <text:p>0</text:p>
          </table:table-cell>
          <table:table-cell table:formula="of:=[.D8]" office:value-type="float" office:value="0.00426" calcext:value-type="float">
            <text:p>0.00426</text:p>
          </table:table-cell>
          <table:table-cell table:formula="of:=[.E8]" office:value-type="float" office:value="0.47807" calcext:value-type="float">
            <text:p>0.47807</text:p>
          </table:table-cell>
          <table:table-cell table:formula="of:=[.F8]" office:value-type="float" office:value="1.45234" calcext:value-type="float">
            <text:p>1.45234</text:p>
          </table:table-cell>
          <table:table-cell table:formula="of:=[.G8]" office:value-type="float" office:value="0" calcext:value-type="float">
            <text:p>0</text:p>
          </table:table-cell>
          <table:table-cell table:formula="of:=[.H8]" office:value-type="float" office:value="0.23457" calcext:value-type="float">
            <text:p>0.234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mi2106_13TeV2015</text:p>
          </table:table-cell>
          <table:table-cell office:value-type="string" calcext:value-type="string">
            <text:p>lnN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.05" calcext:value-type="float">
            <text:p>1.05</text:p>
          </table:table-cell>
          <table:table-cell office:value-type="string" calcext:value-type="string">
            <text:p>-</text:p>
          </table:table-cell>
          <table:table-cell office:value-type="float" office:value="1.05" calcext:value-type="float">
            <text:p>1.05</text:p>
          </table:table-cell>
          <table:table-cell/>
          <table:table-cell table:style-name="Default" table:number-columns-repeated="7"/>
          <table:table-cell table:number-columns-repeated="1007"/>
        </table:table-row>
        <table:table-row table:style-name="ro1">
          <table:table-cell office:value-type="string" calcext:value-type="string">
            <text:p>CMS_eff2016_m</text:p>
          </table:table-cell>
          <table:table-cell office:value-type="string" calcext:value-type="string">
            <text:p>lnN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.02" calcext:value-type="float">
            <text:p>1.02</text:p>
          </table:table-cell>
          <table:table-cell office:value-type="string" calcext:value-type="string">
            <text:p>-</text:p>
          </table:table-cell>
          <table:table-cell office:value-type="float" office:value="1.02" calcext:value-type="float">
            <text:p>1.02</text:p>
          </table:table-cell>
          <table:table-cell/>
          <table:table-cell table:formula="of:=IF([.C10]=&quot;-&quot;;0;[.C10]-1)" office:value-type="float" office:value="0.02" calcext:value-type="float">
            <text:p>0.02</text:p>
          </table:table-cell>
          <table:table-cell table:formula="of:=IF([.D10]=&quot;-&quot;;0;[.D10]-1)" office:value-type="float" office:value="0" calcext:value-type="float">
            <text:p>0</text:p>
          </table:table-cell>
          <table:table-cell table:formula="of:=IF([.E10]=&quot;-&quot;;0;[.E10]-1)" office:value-type="float" office:value="0.02" calcext:value-type="float">
            <text:p>0.02</text:p>
          </table:table-cell>
          <table:table-cell table:formula="of:=IF([.F10]=&quot;-&quot;;0;[.F10]-1)" office:value-type="float" office:value="0.02" calcext:value-type="float">
            <text:p>0.02</text:p>
          </table:table-cell>
          <table:table-cell table:formula="of:=IF([.G10]=&quot;-&quot;;0;[.G10]-1)" office:value-type="float" office:value="0.02" calcext:value-type="float">
            <text:p>0.02</text:p>
          </table:table-cell>
          <table:table-cell table:formula="of:=IF([.H10]=&quot;-&quot;;0;[.H10]-1)" office:value-type="float" office:value="0" calcext:value-type="float">
            <text:p>0</text:p>
          </table:table-cell>
          <table:table-cell table:formula="of:=IF([.I10]=&quot;-&quot;;0;[.I10]-1)" office:value-type="float" office:value="0.02" calcext:value-type="float">
            <text:p>0.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eff2016_e</text:p>
          </table:table-cell>
          <table:table-cell office:value-type="string" calcext:value-type="string">
            <text:p>l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11]=&quot;-&quot;;0;[.C11]-1)" office:value-type="float" office:value="0" calcext:value-type="float">
            <text:p>0</text:p>
          </table:table-cell>
          <table:table-cell table:formula="of:=IF([.D11]=&quot;-&quot;;0;[.D11]-1)" office:value-type="float" office:value="0" calcext:value-type="float">
            <text:p>0</text:p>
          </table:table-cell>
          <table:table-cell table:formula="of:=IF([.E11]=&quot;-&quot;;0;[.E11]-1)" office:value-type="float" office:value="0" calcext:value-type="float">
            <text:p>0</text:p>
          </table:table-cell>
          <table:table-cell table:formula="of:=IF([.F11]=&quot;-&quot;;0;[.F11]-1)" office:value-type="float" office:value="0" calcext:value-type="float">
            <text:p>0</text:p>
          </table:table-cell>
          <table:table-cell table:formula="of:=IF([.G11]=&quot;-&quot;;0;[.G11]-1)" office:value-type="float" office:value="0" calcext:value-type="float">
            <text:p>0</text:p>
          </table:table-cell>
          <table:table-cell table:formula="of:=IF([.H11]=&quot;-&quot;;0;[.H11]-1)" office:value-type="float" office:value="0" calcext:value-type="float">
            <text:p>0</text:p>
          </table:table-cell>
          <table:table-cell table:formula="of:=IF([.I11]=&quot;-&quot;;0;[.I11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scale2016_m</text:p>
          </table:table-cell>
          <table:table-cell office:value-type="string" calcext:value-type="string">
            <text:p>lnN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.01" calcext:value-type="float">
            <text:p>1.01</text:p>
          </table:table-cell>
          <table:table-cell office:value-type="string" calcext:value-type="string">
            <text:p>-</text:p>
          </table:table-cell>
          <table:table-cell office:value-type="float" office:value="1.01" calcext:value-type="float">
            <text:p>1.01</text:p>
          </table:table-cell>
          <table:table-cell/>
          <table:table-cell table:formula="of:=IF([.C12]=&quot;-&quot;;0;[.C12]-1)" office:value-type="float" office:value="0.01" calcext:value-type="float">
            <text:p>0.01</text:p>
          </table:table-cell>
          <table:table-cell table:formula="of:=IF([.D12]=&quot;-&quot;;0;[.D12]-1)" office:value-type="float" office:value="0" calcext:value-type="float">
            <text:p>0</text:p>
          </table:table-cell>
          <table:table-cell table:formula="of:=IF([.E12]=&quot;-&quot;;0;[.E12]-1)" office:value-type="float" office:value="0.01" calcext:value-type="float">
            <text:p>0.01</text:p>
          </table:table-cell>
          <table:table-cell table:formula="of:=IF([.F12]=&quot;-&quot;;0;[.F12]-1)" office:value-type="float" office:value="0.01" calcext:value-type="float">
            <text:p>0.01</text:p>
          </table:table-cell>
          <table:table-cell table:formula="of:=IF([.G12]=&quot;-&quot;;0;[.G12]-1)" office:value-type="float" office:value="0.01" calcext:value-type="float">
            <text:p>0.01</text:p>
          </table:table-cell>
          <table:table-cell table:formula="of:=IF([.H12]=&quot;-&quot;;0;[.H12]-1)" office:value-type="float" office:value="0" calcext:value-type="float">
            <text:p>0</text:p>
          </table:table-cell>
          <table:table-cell table:formula="of:=IF([.I12]=&quot;-&quot;;0;[.I12]-1)" office:value-type="float" office:value="0.01" calcext:value-type="float">
            <text:p>0.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scale2016_e</text:p>
          </table:table-cell>
          <table:table-cell office:value-type="string" calcext:value-type="string">
            <text:p>lnN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.01" calcext:value-type="float">
            <text:p>1.01</text:p>
          </table:table-cell>
          <table:table-cell office:value-type="string" calcext:value-type="string">
            <text:p>-</text:p>
          </table:table-cell>
          <table:table-cell office:value-type="float" office:value="1.01" calcext:value-type="float">
            <text:p>1.01</text:p>
          </table:table-cell>
          <table:table-cell/>
          <table:table-cell table:formula="of:=IF([.C13]=&quot;-&quot;;0;[.C13]-1)" office:value-type="float" office:value="0.01" calcext:value-type="float">
            <text:p>0.01</text:p>
          </table:table-cell>
          <table:table-cell table:formula="of:=IF([.D13]=&quot;-&quot;;0;[.D13]-1)" office:value-type="float" office:value="0" calcext:value-type="float">
            <text:p>0</text:p>
          </table:table-cell>
          <table:table-cell table:formula="of:=IF([.E13]=&quot;-&quot;;0;[.E13]-1)" office:value-type="float" office:value="0.01" calcext:value-type="float">
            <text:p>0.01</text:p>
          </table:table-cell>
          <table:table-cell table:formula="of:=IF([.F13]=&quot;-&quot;;0;[.F13]-1)" office:value-type="float" office:value="0.01" calcext:value-type="float">
            <text:p>0.01</text:p>
          </table:table-cell>
          <table:table-cell table:formula="of:=IF([.G13]=&quot;-&quot;;0;[.G13]-1)" office:value-type="float" office:value="0.01" calcext:value-type="float">
            <text:p>0.01</text:p>
          </table:table-cell>
          <table:table-cell table:formula="of:=IF([.H13]=&quot;-&quot;;0;[.H13]-1)" office:value-type="float" office:value="0" calcext:value-type="float">
            <text:p>0</text:p>
          </table:table-cell>
          <table:table-cell table:formula="of:=IF([.I13]=&quot;-&quot;;0;[.I13]-1)" office:value-type="float" office:value="0.01" calcext:value-type="float">
            <text:p>0.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pu2016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1.00553/0.989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01352/1.00450</text:p>
          </table:table-cell>
          <table:table-cell office:value-type="string" calcext:value-type="string">
            <text:p>0.99826/1.01405</text:p>
          </table:table-cell>
          <table:table-cell office:value-type="string" calcext:value-type="string">
            <text:p>1.00049/0.998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00553/0.98918</text:p>
          </table:table-cell>
          <table:table-cell/>
          <table:table-cell table:formula="of:=IF([.C14]=&quot;-&quot;;0;(RIGHT([.C14];FIND(&quot;/&quot;;[.C14])-1)-LEFT([.C14];FIND(&quot;/&quot;;[.C14])-1))/2)" office:value-type="float" office:value="-0.00817499999999999" calcext:value-type="float">
            <text:p>-0.008175</text:p>
          </table:table-cell>
          <table:table-cell table:formula="of:=IF([.D14]=&quot;-&quot;;0;(RIGHT([.D14];FIND(&quot;/&quot;;[.D14])-1)-LEFT([.D14];FIND(&quot;/&quot;;[.D14])-1))/2)" office:value-type="float" office:value="0" calcext:value-type="float">
            <text:p>0</text:p>
          </table:table-cell>
          <table:table-cell table:formula="of:=IF([.E14]=&quot;-&quot;;0;(RIGHT([.E14];FIND(&quot;/&quot;;[.E14])-1)-LEFT([.E14];FIND(&quot;/&quot;;[.E14])-1))/2)" office:value-type="float" office:value="-0.00451000000000001" calcext:value-type="float">
            <text:p>-0.00451</text:p>
          </table:table-cell>
          <table:table-cell table:formula="of:=IF([.F14]=&quot;-&quot;;0;(RIGHT([.F14];FIND(&quot;/&quot;;[.F14])-1)-LEFT([.F14];FIND(&quot;/&quot;;[.F14])-1))/2)" office:value-type="float" office:value="0.00789499999999993" calcext:value-type="float">
            <text:p>0.007895</text:p>
          </table:table-cell>
          <table:table-cell table:formula="of:=IF([.G14]=&quot;-&quot;;0;(RIGHT([.G14];FIND(&quot;/&quot;;[.G14])-1)-LEFT([.G14];FIND(&quot;/&quot;;[.G14])-1))/2)" office:value-type="float" office:value="-0.000900000000000012" calcext:value-type="float">
            <text:p>-0.0009</text:p>
          </table:table-cell>
          <table:table-cell table:formula="of:=IF([.H14]=&quot;-&quot;;0;(RIGHT([.H14];FIND(&quot;/&quot;;[.H14])-1)-LEFT([.H14];FIND(&quot;/&quot;;[.H14])-1))/2)" office:value-type="float" office:value="0" calcext:value-type="float">
            <text:p>0</text:p>
          </table:table-cell>
          <table:table-cell table:formula="of:=IF([.I14]=&quot;-&quot;;0;(RIGHT([.I14];FIND(&quot;/&quot;;[.I14])-1)-LEFT([.I14];FIND(&quot;/&quot;;[.I14])-1))/2)" office:value-type="float" office:value="-0.00817499999999999" calcext:value-type="float">
            <text:p>-0.0081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scale_met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0.99800/1.00200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0.99800/1.002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9800/1.00200</text:p>
          </table:table-cell>
          <table:table-cell/>
          <table:table-cell table:formula="of:=IF([.C15]=&quot;-&quot;;0;(RIGHT([.C15];FIND(&quot;/&quot;;[.C15])-1)-LEFT([.C15];FIND(&quot;/&quot;;[.C15])-1))/2)" office:value-type="float" office:value="0.00199999999999995" calcext:value-type="float">
            <text:p>0.002</text:p>
          </table:table-cell>
          <table:table-cell table:formula="of:=IF([.D15]=&quot;-&quot;;0;(RIGHT([.D15];FIND(&quot;/&quot;;[.D15])-1)-LEFT([.D15];FIND(&quot;/&quot;;[.D15])-1))/2)" office:value-type="float" office:value="0" calcext:value-type="float">
            <text:p>0</text:p>
          </table:table-cell>
          <table:table-cell table:formula="of:=IF([.E15]=&quot;-&quot;;0;(RIGHT([.E15];FIND(&quot;/&quot;;[.E15])-1)-LEFT([.E15];FIND(&quot;/&quot;;[.E15])-1))/2)" office:value-type="float" office:value="0.00199999999999995" calcext:value-type="float">
            <text:p>0.002</text:p>
          </table:table-cell>
          <table:table-cell table:formula="of:=IF([.F15]=&quot;-&quot;;0;(RIGHT([.F15];FIND(&quot;/&quot;;[.F15])-1)-LEFT([.F15];FIND(&quot;/&quot;;[.F15])-1))/2)" office:value-type="float" office:value="0.00199999999999995" calcext:value-type="float">
            <text:p>0.002</text:p>
          </table:table-cell>
          <table:table-cell table:formula="of:=IF([.G15]=&quot;-&quot;;0;(RIGHT([.G15];FIND(&quot;/&quot;;[.G15])-1)-LEFT([.G15];FIND(&quot;/&quot;;[.G15])-1))/2)" office:value-type="float" office:value="0.00199999999999995" calcext:value-type="float">
            <text:p>0.002</text:p>
          </table:table-cell>
          <table:table-cell table:formula="of:=IF([.H15]=&quot;-&quot;;0;(RIGHT([.H15];FIND(&quot;/&quot;;[.H15])-1)-LEFT([.H15];FIND(&quot;/&quot;;[.H15])-1))/2)" office:value-type="float" office:value="0" calcext:value-type="float">
            <text:p>0</text:p>
          </table:table-cell>
          <table:table-cell table:formula="of:=IF([.I15]=&quot;-&quot;;0;(RIGHT([.I15];FIND(&quot;/&quot;;[.I15])-1)-LEFT([.I15];FIND(&quot;/&quot;;[.I15])-1))/2)" office:value-type="float" office:value="0.00199999999999995" calcext:value-type="float">
            <text:p>0.0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scale_j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1.00001/1.006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00000/1.03007</text:p>
          </table:table-cell>
          <table:table-cell office:value-type="string" calcext:value-type="string">
            <text:p>0.98301/1.00815</text:p>
          </table:table-cell>
          <table:table-cell office:value-type="string" calcext:value-type="string">
            <text:p>0.99384/1.007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00001/1.00627</text:p>
          </table:table-cell>
          <table:table-cell/>
          <table:table-cell table:formula="of:=IF([.C16]=&quot;-&quot;;0;(RIGHT([.C16];FIND(&quot;/&quot;;[.C16])-1)-LEFT([.C16];FIND(&quot;/&quot;;[.C16])-1))/2)" office:value-type="float" office:value="0.00312999999999997" calcext:value-type="float">
            <text:p>0.00313</text:p>
          </table:table-cell>
          <table:table-cell table:formula="of:=IF([.D16]=&quot;-&quot;;0;(RIGHT([.D16];FIND(&quot;/&quot;;[.D16])-1)-LEFT([.D16];FIND(&quot;/&quot;;[.D16])-1))/2)" office:value-type="float" office:value="0" calcext:value-type="float">
            <text:p>0</text:p>
          </table:table-cell>
          <table:table-cell table:formula="of:=IF([.E16]=&quot;-&quot;;0;(RIGHT([.E16];FIND(&quot;/&quot;;[.E16])-1)-LEFT([.E16];FIND(&quot;/&quot;;[.E16])-1))/2)" office:value-type="float" office:value="0.015035" calcext:value-type="float">
            <text:p>0.015035</text:p>
          </table:table-cell>
          <table:table-cell table:formula="of:=IF([.F16]=&quot;-&quot;;0;(RIGHT([.F16];FIND(&quot;/&quot;;[.F16])-1)-LEFT([.F16];FIND(&quot;/&quot;;[.F16])-1))/2)" office:value-type="float" office:value="0.01257" calcext:value-type="float">
            <text:p>0.01257</text:p>
          </table:table-cell>
          <table:table-cell table:formula="of:=IF([.G16]=&quot;-&quot;;0;(RIGHT([.G16];FIND(&quot;/&quot;;[.G16])-1)-LEFT([.G16];FIND(&quot;/&quot;;[.G16])-1))/2)" office:value-type="float" office:value="0.00688499999999992" calcext:value-type="float">
            <text:p>0.006885</text:p>
          </table:table-cell>
          <table:table-cell table:formula="of:=IF([.H16]=&quot;-&quot;;0;(RIGHT([.H16];FIND(&quot;/&quot;;[.H16])-1)-LEFT([.H16];FIND(&quot;/&quot;;[.H16])-1))/2)" office:value-type="float" office:value="0" calcext:value-type="float">
            <text:p>0</text:p>
          </table:table-cell>
          <table:table-cell table:formula="of:=IF([.I16]=&quot;-&quot;;0;(RIGHT([.I16];FIND(&quot;/&quot;;[.I16])-1)-LEFT([.I16];FIND(&quot;/&quot;;[.I16])-1))/2)" office:value-type="float" office:value="0.00312999999999997" calcext:value-type="float">
            <text:p>0.003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EPS</text:p>
          </table:table-cell>
          <table:table-cell office:value-type="string" calcext:value-type="string">
            <text:p>lnN</text:p>
          </table:table-cell>
          <table:table-cell office:value-type="float" office:value="1.03" calcext:value-type="float">
            <text:p>1.0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03" calcext:value-type="float">
            <text:p>1.03</text:p>
          </table:table-cell>
          <table:table-cell/>
          <table:table-cell table:formula="of:=IF([.C17]=&quot;-&quot;;0;[.C17]-1)" office:value-type="float" office:value="0.03" calcext:value-type="float">
            <text:p>0.03</text:p>
          </table:table-cell>
          <table:table-cell table:formula="of:=IF([.D17]=&quot;-&quot;;0;[.D17]-1)" office:value-type="float" office:value="0" calcext:value-type="float">
            <text:p>0</text:p>
          </table:table-cell>
          <table:table-cell table:formula="of:=IF([.E17]=&quot;-&quot;;0;[.E17]-1)" office:value-type="float" office:value="0" calcext:value-type="float">
            <text:p>0</text:p>
          </table:table-cell>
          <table:table-cell table:formula="of:=IF([.F17]=&quot;-&quot;;0;[.F17]-1)" office:value-type="float" office:value="0" calcext:value-type="float">
            <text:p>0</text:p>
          </table:table-cell>
          <table:table-cell table:formula="of:=IF([.G17]=&quot;-&quot;;0;[.G17]-1)" office:value-type="float" office:value="0" calcext:value-type="float">
            <text:p>0</text:p>
          </table:table-cell>
          <table:table-cell table:formula="of:=IF([.H17]=&quot;-&quot;;0;[.H17]-1)" office:value-type="float" office:value="0" calcext:value-type="float">
            <text:p>0</text:p>
          </table:table-cell>
          <table:table-cell table:formula="of:=IF([.I17]=&quot;-&quot;;0;[.I17]-1)" office:value-type="float" office:value="0.03" calcext:value-type="float">
            <text:p>0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eff_b2016</text:p>
          </table:table-cell>
          <table:table-cell office:value-type="string" calcext:value-type="string">
            <text:p>lnN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.02" calcext:value-type="float">
            <text:p>1.02</text:p>
          </table:table-cell>
          <table:table-cell office:value-type="string" calcext:value-type="string">
            <text:p>-</text:p>
          </table:table-cell>
          <table:table-cell office:value-type="float" office:value="1.02" calcext:value-type="float">
            <text:p>1.02</text:p>
          </table:table-cell>
          <table:table-cell/>
          <table:table-cell table:formula="of:=IF([.C18]=&quot;-&quot;;0;[.C18]-1)" office:value-type="float" office:value="0.02" calcext:value-type="float">
            <text:p>0.02</text:p>
          </table:table-cell>
          <table:table-cell table:formula="of:=IF([.D18]=&quot;-&quot;;0;[.D18]-1)" office:value-type="float" office:value="0" calcext:value-type="float">
            <text:p>0</text:p>
          </table:table-cell>
          <table:table-cell table:formula="of:=IF([.E18]=&quot;-&quot;;0;[.E18]-1)" office:value-type="float" office:value="0.02" calcext:value-type="float">
            <text:p>0.02</text:p>
          </table:table-cell>
          <table:table-cell table:formula="of:=IF([.F18]=&quot;-&quot;;0;[.F18]-1)" office:value-type="float" office:value="0.02" calcext:value-type="float">
            <text:p>0.02</text:p>
          </table:table-cell>
          <table:table-cell table:formula="of:=IF([.G18]=&quot;-&quot;;0;[.G18]-1)" office:value-type="float" office:value="0.02" calcext:value-type="float">
            <text:p>0.02</text:p>
          </table:table-cell>
          <table:table-cell table:formula="of:=IF([.H18]=&quot;-&quot;;0;[.H18]-1)" office:value-type="float" office:value="0" calcext:value-type="float">
            <text:p>0</text:p>
          </table:table-cell>
          <table:table-cell table:formula="of:=IF([.I18]=&quot;-&quot;;0;[.I18]-1)" office:value-type="float" office:value="0.02" calcext:value-type="float">
            <text:p>0.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df_qqbar_ACCEPT</text:p>
          </table:table-cell>
          <table:table-cell office:value-type="string" calcext:value-type="string">
            <text:p>lnN</text:p>
          </table:table-cell>
          <table:table-cell office:value-type="float" office:value="1.00839" calcext:value-type="float">
            <text:p>1.00839</text:p>
          </table:table-cell>
          <table:table-cell office:value-type="string" calcext:value-type="string">
            <text:p>-</text:p>
          </table:table-cell>
          <table:table-cell office:value-type="float" office:value="1.03894" calcext:value-type="float">
            <text:p>1.03894</text:p>
          </table:table-cell>
          <table:table-cell office:value-type="float" office:value="1.01482" calcext:value-type="float">
            <text:p>1.01482</text:p>
          </table:table-cell>
          <table:table-cell office:value-type="float" office:value="1.01431" calcext:value-type="float">
            <text:p>1.01431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formula="of:=IF([.C19]=&quot;-&quot;;0;[.C19]-1)" office:value-type="float" office:value="0.0083899999999999" calcext:value-type="float">
            <text:p>0.00839</text:p>
          </table:table-cell>
          <table:table-cell table:formula="of:=IF([.D19]=&quot;-&quot;;0;[.D19]-1)" office:value-type="float" office:value="0" calcext:value-type="float">
            <text:p>0</text:p>
          </table:table-cell>
          <table:table-cell table:formula="of:=IF([.E19]=&quot;-&quot;;0;[.E19]-1)" office:value-type="float" office:value="0.03894" calcext:value-type="float">
            <text:p>0.03894</text:p>
          </table:table-cell>
          <table:table-cell table:formula="of:=IF([.F19]=&quot;-&quot;;0;[.F19]-1)" office:value-type="float" office:value="0.0148200000000001" calcext:value-type="float">
            <text:p>0.01482</text:p>
          </table:table-cell>
          <table:table-cell table:formula="of:=IF([.G19]=&quot;-&quot;;0;[.G19]-1)" office:value-type="float" office:value="0.01431" calcext:value-type="float">
            <text:p>0.01431</text:p>
          </table:table-cell>
          <table:table-cell table:formula="of:=IF([.H19]=&quot;-&quot;;0;[.H19]-1)" office:value-type="float" office:value="0" calcext:value-type="float">
            <text:p>0</text:p>
          </table:table-cell>
          <table:table-cell table:formula="of:=IF([.I19]=&quot;-&quot;;0;[.I19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df_qqbar</text:p>
          </table:table-cell>
          <table:table-cell office:value-type="string" calcext:value-type="string">
            <text:p>lnN</text:p>
          </table:table-cell>
          <table:table-cell office:value-type="float" office:value="1.016" calcext:value-type="float">
            <text:p>1.016</text:p>
          </table:table-cell>
          <table:table-cell table:number-columns-repeated="6" office:value-type="string" calcext:value-type="string">
            <text:p>-</text:p>
          </table:table-cell>
          <table:table-cell/>
          <table:table-cell table:formula="of:=IF([.C20]=&quot;-&quot;;0;[.C20]-1)" office:value-type="float" office:value="0.016" calcext:value-type="float">
            <text:p>0.016</text:p>
          </table:table-cell>
          <table:table-cell table:formula="of:=IF([.D20]=&quot;-&quot;;0;[.D20]-1)" office:value-type="float" office:value="0" calcext:value-type="float">
            <text:p>0</text:p>
          </table:table-cell>
          <table:table-cell table:formula="of:=IF([.E20]=&quot;-&quot;;0;[.E20]-1)" office:value-type="float" office:value="0" calcext:value-type="float">
            <text:p>0</text:p>
          </table:table-cell>
          <table:table-cell table:formula="of:=IF([.F20]=&quot;-&quot;;0;[.F20]-1)" office:value-type="float" office:value="0" calcext:value-type="float">
            <text:p>0</text:p>
          </table:table-cell>
          <table:table-cell table:formula="of:=IF([.G20]=&quot;-&quot;;0;[.G20]-1)" office:value-type="float" office:value="0" calcext:value-type="float">
            <text:p>0</text:p>
          </table:table-cell>
          <table:table-cell table:formula="of:=IF([.H20]=&quot;-&quot;;0;[.H20]-1)" office:value-type="float" office:value="0" calcext:value-type="float">
            <text:p>0</text:p>
          </table:table-cell>
          <table:table-cell table:formula="of:=IF([.I20]=&quot;-&quot;;0;[.I20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df_gg</text:p>
          </table:table-cell>
          <table:table-cell office:value-type="string" calcext:value-type="string">
            <text:p>ln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.051" calcext:value-type="float">
            <text:p>1.051</text:p>
          </table:table-cell>
          <table:table-cell/>
          <table:table-cell table:formula="of:=IF([.C21]=&quot;-&quot;;0;[.C21]-1)" office:value-type="float" office:value="0" calcext:value-type="float">
            <text:p>0</text:p>
          </table:table-cell>
          <table:table-cell table:formula="of:=IF([.D21]=&quot;-&quot;;0;[.D21]-1)" office:value-type="float" office:value="0" calcext:value-type="float">
            <text:p>0</text:p>
          </table:table-cell>
          <table:table-cell table:formula="of:=IF([.E21]=&quot;-&quot;;0;[.E21]-1)" office:value-type="float" office:value="0" calcext:value-type="float">
            <text:p>0</text:p>
          </table:table-cell>
          <table:table-cell table:formula="of:=IF([.F21]=&quot;-&quot;;0;[.F21]-1)" office:value-type="float" office:value="0" calcext:value-type="float">
            <text:p>0</text:p>
          </table:table-cell>
          <table:table-cell table:formula="of:=IF([.G21]=&quot;-&quot;;0;[.G21]-1)" office:value-type="float" office:value="0" calcext:value-type="float">
            <text:p>0</text:p>
          </table:table-cell>
          <table:table-cell table:formula="of:=IF([.H21]=&quot;-&quot;;0;[.H21]-1)" office:value-type="float" office:value="0" calcext:value-type="float">
            <text:p>0</text:p>
          </table:table-cell>
          <table:table-cell table:formula="of:=IF([.I21]=&quot;-&quot;;0;[.I21]-1)" office:value-type="float" office:value="0.0509999999999999" calcext:value-type="float">
            <text:p>0.0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CDscale_VH_ACCEPT</text:p>
          </table:table-cell>
          <table:table-cell office:value-type="string" calcext:value-type="string">
            <text:p>lnN</text:p>
          </table:table-cell>
          <table:table-cell office:value-type="float" office:value="1.08258" calcext:value-type="float">
            <text:p>1.08258</text:p>
          </table:table-cell>
          <table:table-cell table:number-columns-repeated="6" office:value-type="string" calcext:value-type="string">
            <text:p>-</text:p>
          </table:table-cell>
          <table:table-cell/>
          <table:table-cell table:formula="of:=IF([.C22]=&quot;-&quot;;0;[.C22]-1)" office:value-type="float" office:value="0.0825800000000001" calcext:value-type="float">
            <text:p>0.08258</text:p>
          </table:table-cell>
          <table:table-cell table:formula="of:=IF([.D22]=&quot;-&quot;;0;[.D22]-1)" office:value-type="float" office:value="0" calcext:value-type="float">
            <text:p>0</text:p>
          </table:table-cell>
          <table:table-cell table:formula="of:=IF([.E22]=&quot;-&quot;;0;[.E22]-1)" office:value-type="float" office:value="0" calcext:value-type="float">
            <text:p>0</text:p>
          </table:table-cell>
          <table:table-cell table:formula="of:=IF([.F22]=&quot;-&quot;;0;[.F22]-1)" office:value-type="float" office:value="0" calcext:value-type="float">
            <text:p>0</text:p>
          </table:table-cell>
          <table:table-cell table:formula="of:=IF([.G22]=&quot;-&quot;;0;[.G22]-1)" office:value-type="float" office:value="0" calcext:value-type="float">
            <text:p>0</text:p>
          </table:table-cell>
          <table:table-cell table:formula="of:=IF([.H22]=&quot;-&quot;;0;[.H22]-1)" office:value-type="float" office:value="0" calcext:value-type="float">
            <text:p>0</text:p>
          </table:table-cell>
          <table:table-cell table:formula="of:=IF([.I22]=&quot;-&quot;;0;[.I22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CDscale_VH</text:p>
          </table:table-cell>
          <table:table-cell office:value-type="string" calcext:value-type="string">
            <text:p>lnN</text:p>
          </table:table-cell>
          <table:table-cell office:value-type="float" office:value="1.035" calcext:value-type="float">
            <text:p>1.035</text:p>
          </table:table-cell>
          <table:table-cell table:number-columns-repeated="6" office:value-type="string" calcext:value-type="string">
            <text:p>-</text:p>
          </table:table-cell>
          <table:table-cell/>
          <table:table-cell table:formula="of:=IF([.C23]=&quot;-&quot;;0;[.C23]-1)" office:value-type="float" office:value="0.0349999999999999" calcext:value-type="float">
            <text:p>0.035</text:p>
          </table:table-cell>
          <table:table-cell table:formula="of:=IF([.D23]=&quot;-&quot;;0;[.D23]-1)" office:value-type="float" office:value="0" calcext:value-type="float">
            <text:p>0</text:p>
          </table:table-cell>
          <table:table-cell table:formula="of:=IF([.E23]=&quot;-&quot;;0;[.E23]-1)" office:value-type="float" office:value="0" calcext:value-type="float">
            <text:p>0</text:p>
          </table:table-cell>
          <table:table-cell table:formula="of:=IF([.F23]=&quot;-&quot;;0;[.F23]-1)" office:value-type="float" office:value="0" calcext:value-type="float">
            <text:p>0</text:p>
          </table:table-cell>
          <table:table-cell table:formula="of:=IF([.G23]=&quot;-&quot;;0;[.G23]-1)" office:value-type="float" office:value="0" calcext:value-type="float">
            <text:p>0</text:p>
          </table:table-cell>
          <table:table-cell table:formula="of:=IF([.H23]=&quot;-&quot;;0;[.H23]-1)" office:value-type="float" office:value="0" calcext:value-type="float">
            <text:p>0</text:p>
          </table:table-cell>
          <table:table-cell table:formula="of:=IF([.I23]=&quot;-&quot;;0;[.I23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CDscale_ggVH</text:p>
          </table:table-cell>
          <table:table-cell office:value-type="string" calcext:value-type="string">
            <text:p>ln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.231" calcext:value-type="float">
            <text:p>1.231</text:p>
          </table:table-cell>
          <table:table-cell/>
          <table:table-cell table:formula="of:=IF([.C24]=&quot;-&quot;;0;[.C24]-1)" office:value-type="float" office:value="0" calcext:value-type="float">
            <text:p>0</text:p>
          </table:table-cell>
          <table:table-cell table:formula="of:=IF([.D24]=&quot;-&quot;;0;[.D24]-1)" office:value-type="float" office:value="0" calcext:value-type="float">
            <text:p>0</text:p>
          </table:table-cell>
          <table:table-cell table:formula="of:=IF([.E24]=&quot;-&quot;;0;[.E24]-1)" office:value-type="float" office:value="0" calcext:value-type="float">
            <text:p>0</text:p>
          </table:table-cell>
          <table:table-cell table:formula="of:=IF([.F24]=&quot;-&quot;;0;[.F24]-1)" office:value-type="float" office:value="0" calcext:value-type="float">
            <text:p>0</text:p>
          </table:table-cell>
          <table:table-cell table:formula="of:=IF([.G24]=&quot;-&quot;;0;[.G24]-1)" office:value-type="float" office:value="0" calcext:value-type="float">
            <text:p>0</text:p>
          </table:table-cell>
          <table:table-cell table:formula="of:=IF([.H24]=&quot;-&quot;;0;[.H24]-1)" office:value-type="float" office:value="0" calcext:value-type="float">
            <text:p>0</text:p>
          </table:table-cell>
          <table:table-cell table:formula="of:=IF([.I24]=&quot;-&quot;;0;[.I24]-1)" office:value-type="float" office:value="0.231" calcext:value-type="float">
            <text:p>0.2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CDscale_VVV</text:p>
          </table:table-cell>
          <table:table-cell office:value-type="string" calcext:value-type="string">
            <text:p>ln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07487" calcext:value-type="float">
            <text:p>1.07487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formula="of:=IF([.C25]=&quot;-&quot;;0;[.C25]-1)" office:value-type="float" office:value="0" calcext:value-type="float">
            <text:p>0</text:p>
          </table:table-cell>
          <table:table-cell table:formula="of:=IF([.D25]=&quot;-&quot;;0;[.D25]-1)" office:value-type="float" office:value="0" calcext:value-type="float">
            <text:p>0</text:p>
          </table:table-cell>
          <table:table-cell table:formula="of:=IF([.E25]=&quot;-&quot;;0;[.E25]-1)" office:value-type="float" office:value="0.07487" calcext:value-type="float">
            <text:p>0.07487</text:p>
          </table:table-cell>
          <table:table-cell table:formula="of:=IF([.F25]=&quot;-&quot;;0;[.F25]-1)" office:value-type="float" office:value="0" calcext:value-type="float">
            <text:p>0</text:p>
          </table:table-cell>
          <table:table-cell table:formula="of:=IF([.G25]=&quot;-&quot;;0;[.G25]-1)" office:value-type="float" office:value="0" calcext:value-type="float">
            <text:p>0</text:p>
          </table:table-cell>
          <table:table-cell table:formula="of:=IF([.H25]=&quot;-&quot;;0;[.H25]-1)" office:value-type="float" office:value="0" calcext:value-type="float">
            <text:p>0</text:p>
          </table:table-cell>
          <table:table-cell table:formula="of:=IF([.I25]=&quot;-&quot;;0;[.I25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CDscale_VV</text:p>
          </table:table-cell>
          <table:table-cell office:value-type="string" calcext:value-type="string">
            <text:p>ln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04462" calcext:value-type="float">
            <text:p>1.04462</text:p>
          </table:table-cell>
          <table:table-cell office:value-type="float" office:value="1.02423" calcext:value-type="float">
            <text:p>1.02423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formula="of:=IF([.C26]=&quot;-&quot;;0;[.C26]-1)" office:value-type="float" office:value="0" calcext:value-type="float">
            <text:p>0</text:p>
          </table:table-cell>
          <table:table-cell table:formula="of:=IF([.D26]=&quot;-&quot;;0;[.D26]-1)" office:value-type="float" office:value="0" calcext:value-type="float">
            <text:p>0</text:p>
          </table:table-cell>
          <table:table-cell table:formula="of:=IF([.E26]=&quot;-&quot;;0;[.E26]-1)" office:value-type="float" office:value="0" calcext:value-type="float">
            <text:p>0</text:p>
          </table:table-cell>
          <table:table-cell table:formula="of:=IF([.F26]=&quot;-&quot;;0;[.F26]-1)" office:value-type="float" office:value="0.0446200000000001" calcext:value-type="float">
            <text:p>0.04462</text:p>
          </table:table-cell>
          <table:table-cell table:formula="of:=IF([.G26]=&quot;-&quot;;0;[.G26]-1)" office:value-type="float" office:value="0.02423" calcext:value-type="float">
            <text:p>0.02423</text:p>
          </table:table-cell>
          <table:table-cell table:formula="of:=IF([.H26]=&quot;-&quot;;0;[.H26]-1)" office:value-type="float" office:value="0" calcext:value-type="float">
            <text:p>0</text:p>
          </table:table-cell>
          <table:table-cell table:formula="of:=IF([.I26]=&quot;-&quot;;0;[.I26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WZ_EWKCorr</text:p>
          </table:table-cell>
          <table:table-cell office:value-type="string" calcext:value-type="string">
            <text:p>ln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.03000/0.97000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IF([.C27]=&quot;-&quot;;0;[.C27]-1)" office:value-type="float" office:value="0" calcext:value-type="float">
            <text:p>0</text:p>
          </table:table-cell>
          <table:table-cell table:formula="of:=IF([.D27]=&quot;-&quot;;0;[.D27]-1)" office:value-type="float" office:value="0" calcext:value-type="float">
            <text:p>0</text:p>
          </table:table-cell>
          <table:table-cell table:formula="of:=IF([.E27]=&quot;-&quot;;0;[.E27]-1)" office:value-type="float" office:value="0" calcext:value-type="float">
            <text:p>0</text:p>
          </table:table-cell>
          <table:table-cell table:formula="of:=IF([.F27]=&quot;-&quot;;0;ABS(RIGHT([.F27];FIND(&quot;/&quot;;[.F27])-1)-LEFT([.F27];FIND(&quot;/&quot;;[.F27])-1))/2)" office:value-type="float" office:value="0.03" calcext:value-type="float">
            <text:p>0.03</text:p>
          </table:table-cell>
          <table:table-cell table:formula="of:=IF([.G27]=&quot;-&quot;;0;ABS(RIGHT([.G27];FIND(&quot;/&quot;;[.G27])-1)-LEFT([.G27];FIND(&quot;/&quot;;[.G27])-1))/2)" office:value-type="float" office:value="0" calcext:value-type="float">
            <text:p>0</text:p>
          </table:table-cell>
          <table:table-cell table:formula="of:=IF([.H27]=&quot;-&quot;;0;[.H27]-1)" office:value-type="float" office:value="0" calcext:value-type="float">
            <text:p>0</text:p>
          </table:table-cell>
          <table:table-cell table:formula="of:=IF([.I27]=&quot;-&quot;;0;[.I27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ZZ_EWKCorr</text:p>
          </table:table-cell>
          <table:table-cell office:value-type="string" calcext:value-type="string">
            <text:p>ln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.12224/0.87776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formula="of:=IF([.C28]=&quot;-&quot;;0;[.C28]-1)" office:value-type="float" office:value="0" calcext:value-type="float">
            <text:p>0</text:p>
          </table:table-cell>
          <table:table-cell table:formula="of:=IF([.D28]=&quot;-&quot;;0;[.D28]-1)" office:value-type="float" office:value="0" calcext:value-type="float">
            <text:p>0</text:p>
          </table:table-cell>
          <table:table-cell table:formula="of:=IF([.E28]=&quot;-&quot;;0;[.E28]-1)" office:value-type="float" office:value="0" calcext:value-type="float">
            <text:p>0</text:p>
          </table:table-cell>
          <table:table-cell table:formula="of:=IF([.F28]=&quot;-&quot;;0;ABS(RIGHT([.F28];FIND(&quot;/&quot;;[.F28])-1)-LEFT([.F28];FIND(&quot;/&quot;;[.F28])-1))/2)" office:value-type="float" office:value="0" calcext:value-type="float">
            <text:p>0</text:p>
          </table:table-cell>
          <table:table-cell table:formula="of:=IF([.G28]=&quot;-&quot;;0;ABS(RIGHT([.G28];FIND(&quot;/&quot;;[.G28])-1)-LEFT([.G28];FIND(&quot;/&quot;;[.G28])-1))/2)" office:value-type="float" office:value="0.12224" calcext:value-type="float">
            <text:p>0.12224</text:p>
          </table:table-cell>
          <table:table-cell table:formula="of:=IF([.H28]=&quot;-&quot;;0;[.H28]-1)" office:value-type="float" office:value="0" calcext:value-type="float">
            <text:p>0</text:p>
          </table:table-cell>
          <table:table-cell table:formula="of:=IF([.I28]=&quot;-&quot;;0;[.I28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ggZZCorr</text:p>
          </table:table-cell>
          <table:table-cell office:value-type="string" calcext:value-type="string">
            <text:p>ln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.00722/0.99278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formula="of:=IF([.C29]=&quot;-&quot;;0;[.C29]-1)" office:value-type="float" office:value="0" calcext:value-type="float">
            <text:p>0</text:p>
          </table:table-cell>
          <table:table-cell table:formula="of:=IF([.D29]=&quot;-&quot;;0;[.D29]-1)" office:value-type="float" office:value="0" calcext:value-type="float">
            <text:p>0</text:p>
          </table:table-cell>
          <table:table-cell table:formula="of:=IF([.E29]=&quot;-&quot;;0;[.E29]-1)" office:value-type="float" office:value="0" calcext:value-type="float">
            <text:p>0</text:p>
          </table:table-cell>
          <table:table-cell table:formula="of:=IF([.F29]=&quot;-&quot;;0;ABS(RIGHT([.F29];FIND(&quot;/&quot;;[.F29])-1)-LEFT([.F29];FIND(&quot;/&quot;;[.F29])-1))/2)" office:value-type="float" office:value="0" calcext:value-type="float">
            <text:p>0</text:p>
          </table:table-cell>
          <table:table-cell table:formula="of:=IF([.G29]=&quot;-&quot;;0;ABS(RIGHT([.G29];FIND(&quot;/&quot;;[.G29])-1)-LEFT([.G29];FIND(&quot;/&quot;;[.G29])-1))/2)" office:value-type="float" office:value="0.00721999999999995" calcext:value-type="float">
            <text:p>0.00722</text:p>
          </table:table-cell>
          <table:table-cell table:formula="of:=IF([.H29]=&quot;-&quot;;0;[.H29]-1)" office:value-type="float" office:value="0" calcext:value-type="float">
            <text:p>0</text:p>
          </table:table-cell>
          <table:table-cell table:formula="of:=IF([.I29]=&quot;-&quot;;0;[.I29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WZ_lep2016</text:p>
          </table:table-cell>
          <table:table-cell office:value-type="string" calcext:value-type="string">
            <text:p>ln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01" calcext:value-type="float">
            <text:p>1.01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IF([.C30]=&quot;-&quot;;0;[.C30]-1)" office:value-type="float" office:value="0" calcext:value-type="float">
            <text:p>0</text:p>
          </table:table-cell>
          <table:table-cell table:formula="of:=IF([.D30]=&quot;-&quot;;0;[.D30]-1)" office:value-type="float" office:value="0" calcext:value-type="float">
            <text:p>0</text:p>
          </table:table-cell>
          <table:table-cell table:formula="of:=IF([.E30]=&quot;-&quot;;0;[.E30]-1)" office:value-type="float" office:value="0" calcext:value-type="float">
            <text:p>0</text:p>
          </table:table-cell>
          <table:table-cell table:formula="of:=IF([.F30]=&quot;-&quot;;0;[.F30]-1)" office:value-type="float" office:value="0.01" calcext:value-type="float">
            <text:p>0.01</text:p>
          </table:table-cell>
          <table:table-cell table:formula="of:=IF([.G30]=&quot;-&quot;;0;[.G30]-1)" office:value-type="float" office:value="0" calcext:value-type="float">
            <text:p>0</text:p>
          </table:table-cell>
          <table:table-cell table:formula="of:=IF([.H30]=&quot;-&quot;;0;[.H30]-1)" office:value-type="float" office:value="0" calcext:value-type="float">
            <text:p>0</text:p>
          </table:table-cell>
          <table:table-cell table:formula="of:=IF([.I30]=&quot;-&quot;;0;[.I30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WZ_tau2016</text:p>
          </table:table-cell>
          <table:table-cell office:value-type="string" calcext:value-type="string">
            <text:p>ln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012" calcext:value-type="float">
            <text:p>1.012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IF([.C31]=&quot;-&quot;;0;[.C31]-1)" office:value-type="float" office:value="0" calcext:value-type="float">
            <text:p>0</text:p>
          </table:table-cell>
          <table:table-cell table:formula="of:=IF([.D31]=&quot;-&quot;;0;[.D31]-1)" office:value-type="float" office:value="0" calcext:value-type="float">
            <text:p>0</text:p>
          </table:table-cell>
          <table:table-cell table:formula="of:=IF([.E31]=&quot;-&quot;;0;[.E31]-1)" office:value-type="float" office:value="0" calcext:value-type="float">
            <text:p>0</text:p>
          </table:table-cell>
          <table:table-cell table:formula="of:=IF([.F31]=&quot;-&quot;;0;[.F31]-1)" office:value-type="float" office:value="0.012" calcext:value-type="float">
            <text:p>0.012</text:p>
          </table:table-cell>
          <table:table-cell table:formula="of:=IF([.G31]=&quot;-&quot;;0;[.G31]-1)" office:value-type="float" office:value="0" calcext:value-type="float">
            <text:p>0</text:p>
          </table:table-cell>
          <table:table-cell table:formula="of:=IF([.H31]=&quot;-&quot;;0;[.H31]-1)" office:value-type="float" office:value="0" calcext:value-type="float">
            <text:p>0</text:p>
          </table:table-cell>
          <table:table-cell table:formula="of:=IF([.I31]=&quot;-&quot;;0;[.I31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ZLLNorm2016_mm1j_13TeV2015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/>
          <table:table-cell table:formula="of:=IF([.C32]=&quot;-&quot;;0;[.C32]-1)" office:value-type="float" office:value="0" calcext:value-type="float">
            <text:p>0</text:p>
          </table:table-cell>
          <table:table-cell table:formula="of:=IF([.D32]=&quot;-&quot;;0;[.D32]-1)" office:value-type="float" office:value="1" calcext:value-type="float">
            <text:p>1</text:p>
          </table:table-cell>
          <table:table-cell table:formula="of:=IF([.E32]=&quot;-&quot;;0;[.E32]-1)" office:value-type="float" office:value="0" calcext:value-type="float">
            <text:p>0</text:p>
          </table:table-cell>
          <table:table-cell table:formula="of:=IF([.F32]=&quot;-&quot;;0;[.F32]-1)" office:value-type="float" office:value="0" calcext:value-type="float">
            <text:p>0</text:p>
          </table:table-cell>
          <table:table-cell table:formula="of:=IF([.G32]=&quot;-&quot;;0;[.G32]-1)" office:value-type="float" office:value="0" calcext:value-type="float">
            <text:p>0</text:p>
          </table:table-cell>
          <table:table-cell table:formula="of:=IF([.H32]=&quot;-&quot;;0;[.H32]-1)" office:value-type="float" office:value="0" calcext:value-type="float">
            <text:p>0</text:p>
          </table:table-cell>
          <table:table-cell table:formula="of:=IF([.I32]=&quot;-&quot;;0;[.I32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ZLLFit2016_mm1j_13TeV2015</text:p>
          </table:table-cell>
          <table:table-cell office:value-type="string" calcext:value-type="string">
            <text:p>lnU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EMSyst2016_mm1j_13TeV2015</text:p>
          </table:table-cell>
          <table:table-cell office:value-type="string" calcext:value-type="string">
            <text:p>lnN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-</text:p>
          </table:table-cell>
          <table:table-cell/>
          <table:table-cell table:formula="of:=IF([.C34]=&quot;-&quot;;0;[.C34]-1)" office:value-type="float" office:value="0" calcext:value-type="float">
            <text:p>0</text:p>
          </table:table-cell>
          <table:table-cell table:formula="of:=IF([.D34]=&quot;-&quot;;0;[.D34]-1)" office:value-type="float" office:value="0" calcext:value-type="float">
            <text:p>0</text:p>
          </table:table-cell>
          <table:table-cell table:formula="of:=IF([.E34]=&quot;-&quot;;0;[.E34]-1)" office:value-type="float" office:value="0" calcext:value-type="float">
            <text:p>0</text:p>
          </table:table-cell>
          <table:table-cell table:formula="of:=IF([.F34]=&quot;-&quot;;0;[.F34]-1)" office:value-type="float" office:value="0" calcext:value-type="float">
            <text:p>0</text:p>
          </table:table-cell>
          <table:table-cell table:formula="of:=IF([.G34]=&quot;-&quot;;0;[.G34]-1)" office:value-type="float" office:value="0" calcext:value-type="float">
            <text:p>0</text:p>
          </table:table-cell>
          <table:table-cell table:formula="of:=IF([.H34]=&quot;-&quot;;0;[.H34]-1)" office:value-type="float" office:value="0.2" calcext:value-type="float">
            <text:p>0.2</text:p>
          </table:table-cell>
          <table:table-cell table:formula="of:=IF([.I34]=&quot;-&quot;;0;[.I34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EMNorm2016_mm1j_13TeV2015</text:p>
          </table:table-cell>
          <table:table-cell office:value-type="string" calcext:value-type="string">
            <text:p>gmN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G8]=0;0;SQRT([.C35])*[.I35]/[.G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mm1j_MVAZHStatBounding2016_13TeV2015_Bin5</text:p>
          </table:table-cell>
          <table:table-cell office:value-type="string" calcext:value-type="string">
            <text:p>lnN</text:p>
          </table:table-cell>
          <table:table-cell office:value-type="float" office:value="1.05463" calcext:value-type="float">
            <text:p>1.05463</text:p>
          </table:table-cell>
          <table:table-cell table:number-columns-repeated="6" office:value-type="string" calcext:value-type="string">
            <text:p>-</text:p>
          </table:table-cell>
          <table:table-cell/>
          <table:table-cell table:formula="of:=IF([.C36]=&quot;-&quot;;0;[.C36]-1)" office:value-type="float" office:value="0.05463" calcext:value-type="float">
            <text:p>0.05463</text:p>
          </table:table-cell>
          <table:table-cell table:formula="of:=IF([.D36]=&quot;-&quot;;0;[.D36]-1)" office:value-type="float" office:value="0" calcext:value-type="float">
            <text:p>0</text:p>
          </table:table-cell>
          <table:table-cell table:formula="of:=IF([.E36]=&quot;-&quot;;0;[.E36]-1)" office:value-type="float" office:value="0" calcext:value-type="float">
            <text:p>0</text:p>
          </table:table-cell>
          <table:table-cell table:formula="of:=IF([.F36]=&quot;-&quot;;0;[.F36]-1)" office:value-type="float" office:value="0" calcext:value-type="float">
            <text:p>0</text:p>
          </table:table-cell>
          <table:table-cell table:formula="of:=IF([.G36]=&quot;-&quot;;0;[.G36]-1)" office:value-type="float" office:value="0" calcext:value-type="float">
            <text:p>0</text:p>
          </table:table-cell>
          <table:table-cell table:formula="of:=IF([.H36]=&quot;-&quot;;0;[.H36]-1)" office:value-type="float" office:value="0" calcext:value-type="float">
            <text:p>0</text:p>
          </table:table-cell>
          <table:table-cell table:formula="of:=IF([.I36]=&quot;-&quot;;0;[.I36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mm1j_MVAZjetsSatBounding2016_13TeV2015_Bin5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/>
          <table:table-cell table:formula="of:=IF([.C37]=&quot;-&quot;;0;[.C37]-1)" office:value-type="float" office:value="0" calcext:value-type="float">
            <text:p>0</text:p>
          </table:table-cell>
          <table:table-cell table:formula="of:=IF([.D37]=&quot;-&quot;;0;[.D37]-1)" office:value-type="float" office:value="0" calcext:value-type="float">
            <text:p>0</text:p>
          </table:table-cell>
          <table:table-cell table:formula="of:=IF([.E37]=&quot;-&quot;;0;[.E37]-1)" office:value-type="float" office:value="0" calcext:value-type="float">
            <text:p>0</text:p>
          </table:table-cell>
          <table:table-cell table:formula="of:=IF([.F37]=&quot;-&quot;;0;[.F37]-1)" office:value-type="float" office:value="0" calcext:value-type="float">
            <text:p>0</text:p>
          </table:table-cell>
          <table:table-cell table:formula="of:=IF([.G37]=&quot;-&quot;;0;[.G37]-1)" office:value-type="float" office:value="0" calcext:value-type="float">
            <text:p>0</text:p>
          </table:table-cell>
          <table:table-cell table:formula="of:=IF([.H37]=&quot;-&quot;;0;[.H37]-1)" office:value-type="float" office:value="0" calcext:value-type="float">
            <text:p>0</text:p>
          </table:table-cell>
          <table:table-cell table:formula="of:=IF([.I37]=&quot;-&quot;;0;[.I37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mm1j_MVAVVVSatBounding2016_13TeV2015_Bin5</text:p>
          </table:table-cell>
          <table:table-cell office:value-type="string" calcext:value-type="string">
            <text:p>ln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46331" calcext:value-type="float">
            <text:p>1.46331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formula="of:=IF([.C38]=&quot;-&quot;;0;[.C38]-1)" office:value-type="float" office:value="0" calcext:value-type="float">
            <text:p>0</text:p>
          </table:table-cell>
          <table:table-cell table:formula="of:=IF([.D38]=&quot;-&quot;;0;[.D38]-1)" office:value-type="float" office:value="0" calcext:value-type="float">
            <text:p>0</text:p>
          </table:table-cell>
          <table:table-cell table:formula="of:=IF([.E38]=&quot;-&quot;;0;[.E38]-1)" office:value-type="float" office:value="0.46331" calcext:value-type="float">
            <text:p>0.46331</text:p>
          </table:table-cell>
          <table:table-cell table:formula="of:=IF([.F38]=&quot;-&quot;;0;[.F38]-1)" office:value-type="float" office:value="0" calcext:value-type="float">
            <text:p>0</text:p>
          </table:table-cell>
          <table:table-cell table:formula="of:=IF([.G38]=&quot;-&quot;;0;[.G38]-1)" office:value-type="float" office:value="0" calcext:value-type="float">
            <text:p>0</text:p>
          </table:table-cell>
          <table:table-cell table:formula="of:=IF([.H38]=&quot;-&quot;;0;[.H38]-1)" office:value-type="float" office:value="0" calcext:value-type="float">
            <text:p>0</text:p>
          </table:table-cell>
          <table:table-cell table:formula="of:=IF([.I38]=&quot;-&quot;;0;[.I38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mm1j_MVAWZSatBounding2016_13TeV2015_Bin5</text:p>
          </table:table-cell>
          <table:table-cell office:value-type="string" calcext:value-type="string">
            <text:p>ln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14375" calcext:value-type="float">
            <text:p>1.14375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IF([.C39]=&quot;-&quot;;0;[.C39]-1)" office:value-type="float" office:value="0" calcext:value-type="float">
            <text:p>0</text:p>
          </table:table-cell>
          <table:table-cell table:formula="of:=IF([.D39]=&quot;-&quot;;0;[.D39]-1)" office:value-type="float" office:value="0" calcext:value-type="float">
            <text:p>0</text:p>
          </table:table-cell>
          <table:table-cell table:formula="of:=IF([.E39]=&quot;-&quot;;0;[.E39]-1)" office:value-type="float" office:value="0" calcext:value-type="float">
            <text:p>0</text:p>
          </table:table-cell>
          <table:table-cell table:formula="of:=IF([.F39]=&quot;-&quot;;0;[.F39]-1)" office:value-type="float" office:value="0.14375" calcext:value-type="float">
            <text:p>0.14375</text:p>
          </table:table-cell>
          <table:table-cell table:formula="of:=IF([.G39]=&quot;-&quot;;0;[.G39]-1)" office:value-type="float" office:value="0" calcext:value-type="float">
            <text:p>0</text:p>
          </table:table-cell>
          <table:table-cell table:formula="of:=IF([.H39]=&quot;-&quot;;0;[.H39]-1)" office:value-type="float" office:value="0" calcext:value-type="float">
            <text:p>0</text:p>
          </table:table-cell>
          <table:table-cell table:formula="of:=IF([.I39]=&quot;-&quot;;0;[.I39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mm1j_MVAZZSatBounding2016_13TeV2015_Bin5</text:p>
          </table:table-cell>
          <table:table-cell office:value-type="string" calcext:value-type="string">
            <text:p>ln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.01306" calcext:value-type="float">
            <text:p>1.01306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formula="of:=IF([.C40]=&quot;-&quot;;0;[.C40]-1)" office:value-type="float" office:value="0" calcext:value-type="float">
            <text:p>0</text:p>
          </table:table-cell>
          <table:table-cell table:formula="of:=IF([.D40]=&quot;-&quot;;0;[.D40]-1)" office:value-type="float" office:value="0" calcext:value-type="float">
            <text:p>0</text:p>
          </table:table-cell>
          <table:table-cell table:formula="of:=IF([.E40]=&quot;-&quot;;0;[.E40]-1)" office:value-type="float" office:value="0" calcext:value-type="float">
            <text:p>0</text:p>
          </table:table-cell>
          <table:table-cell table:formula="of:=IF([.F40]=&quot;-&quot;;0;[.F40]-1)" office:value-type="float" office:value="0" calcext:value-type="float">
            <text:p>0</text:p>
          </table:table-cell>
          <table:table-cell table:formula="of:=IF([.G40]=&quot;-&quot;;0;[.G40]-1)" office:value-type="float" office:value="0.0130600000000001" calcext:value-type="float">
            <text:p>0.01306</text:p>
          </table:table-cell>
          <table:table-cell table:formula="of:=IF([.H40]=&quot;-&quot;;0;[.H40]-1)" office:value-type="float" office:value="0" calcext:value-type="float">
            <text:p>0</text:p>
          </table:table-cell>
          <table:table-cell table:formula="of:=IF([.I40]=&quot;-&quot;;0;[.I40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mm1j_MVAggZHSatBounding2016_13TeV2015_Bin5</text:p>
          </table:table-cell>
          <table:table-cell office:value-type="string" calcext:value-type="string">
            <text:p>lnN</text:p>
          </table:table-cell>
          <table:table-cell table:number-columns-repeated="7" office:value-type="string" calcext:value-type="string">
            <text:p>-</text:p>
          </table:table-cell>
          <table:table-cell/>
          <table:table-cell table:formula="of:=IF([.C41]=&quot;-&quot;;0;[.C41]-1)" office:value-type="float" office:value="0" calcext:value-type="float">
            <text:p>0</text:p>
          </table:table-cell>
          <table:table-cell table:formula="of:=IF([.D41]=&quot;-&quot;;0;[.D41]-1)" office:value-type="float" office:value="0" calcext:value-type="float">
            <text:p>0</text:p>
          </table:table-cell>
          <table:table-cell table:formula="of:=IF([.E41]=&quot;-&quot;;0;[.E41]-1)" office:value-type="float" office:value="0" calcext:value-type="float">
            <text:p>0</text:p>
          </table:table-cell>
          <table:table-cell table:formula="of:=IF([.F41]=&quot;-&quot;;0;[.F41]-1)" office:value-type="float" office:value="0" calcext:value-type="float">
            <text:p>0</text:p>
          </table:table-cell>
          <table:table-cell table:formula="of:=IF([.G41]=&quot;-&quot;;0;[.G41]-1)" office:value-type="float" office:value="0" calcext:value-type="float">
            <text:p>0</text:p>
          </table:table-cell>
          <table:table-cell table:formula="of:=IF([.H41]=&quot;-&quot;;0;[.H41]-1)" office:value-type="float" office:value="0" calcext:value-type="float">
            <text:p>0</text:p>
          </table:table-cell>
          <table:table-cell table:formula="of:=IF([.I41]=&quot;-&quot;;0;[.I41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ee1j_MVAggZHSatBounding2016_13TeV2015_Bin5</text:p>
          </table:table-cell>
          <table:table-cell office:value-type="string" calcext:value-type="string">
            <text:p>ln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.02241" calcext:value-type="float">
            <text:p>1.02241</text:p>
          </table:table-cell>
          <table:table-cell/>
          <table:table-cell table:formula="of:=IF([.C42]=&quot;-&quot;;0;[.C42]-1)" office:value-type="float" office:value="0" calcext:value-type="float">
            <text:p>0</text:p>
          </table:table-cell>
          <table:table-cell table:formula="of:=IF([.D42]=&quot;-&quot;;0;[.D42]-1)" office:value-type="float" office:value="0" calcext:value-type="float">
            <text:p>0</text:p>
          </table:table-cell>
          <table:table-cell table:formula="of:=IF([.E42]=&quot;-&quot;;0;[.E42]-1)" office:value-type="float" office:value="0" calcext:value-type="float">
            <text:p>0</text:p>
          </table:table-cell>
          <table:table-cell table:formula="of:=IF([.F42]=&quot;-&quot;;0;[.F42]-1)" office:value-type="float" office:value="0" calcext:value-type="float">
            <text:p>0</text:p>
          </table:table-cell>
          <table:table-cell table:formula="of:=IF([.G42]=&quot;-&quot;;0;[.G42]-1)" office:value-type="float" office:value="0" calcext:value-type="float">
            <text:p>0</text:p>
          </table:table-cell>
          <table:table-cell table:formula="of:=IF([.H42]=&quot;-&quot;;0;[.H42]-1)" office:value-type="float" office:value="0" calcext:value-type="float">
            <text:p>0</text:p>
          </table:table-cell>
          <table:table-cell table:formula="of:=IF([.I42]=&quot;-&quot;;0;[.I42]-1)" office:value-type="float" office:value="0.02241" calcext:value-type="float">
            <text:p>0.02241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Default" table:number-columns-repeated="7"/>
          <table:table-cell table:number-columns-repeated="1007"/>
        </table:table-row>
        <table:table-row table:style-name="ro1">
          <table:table-cell table:style-name="ce1"/>
          <table:table-cell table:style-name="ce5" office:value-type="string" calcext:value-type="string">
            <text:p>sig. % unc</text:p>
          </table:table-cell>
          <table:table-cell table:style-name="ce9" office:value-type="string" calcext:value-type="string">
            <text:p>yield</text:p>
          </table:table-cell>
          <table:table-cell table:style-name="ce5" office:value-type="string" calcext:value-type="string">
            <text:p>Bkg. % unc</text:p>
          </table:table-cell>
          <table:table-cell table:style-name="ce5" office:value-type="string" calcext:value-type="string">
            <text:p>yield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Yield</text:p>
          </table:table-cell>
          <table:table-cell table:style-name="ce6" office:value-type="string" calcext:value-type="string">
            <text:p>-</text:p>
          </table:table-cell>
          <table:table-cell table:style-name="ce6" table:formula="of:=[.B8]+[.H8]" office:value-type="float" office:value="1.11806" calcext:value-type="float">
            <text:p>1.118</text:p>
          </table:table-cell>
          <table:table-cell table:style-name="ce10" office:value-type="string" calcext:value-type="string">
            <text:p>-</text:p>
          </table:table-cell>
          <table:table-cell table:style-name="ce10" table:formula="of:=[.C8]+[.D8]+[.E8]+[.F8]+[.G8]" office:value-type="float" office:value="1.93467" calcext:value-type="float">
            <text:p>1.935</text:p>
          </table:table-cell>
          <table:table-cell table:style-name="ce1"/>
          <table:table-cell table:style-name="ce13"/>
          <table:table-cell table:style-name="ce1" table:number-columns-repeated="3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Lepton trigger &amp;identification efficiency</text:p>
          </table:table-cell>
          <table:table-cell table:style-name="ce7" table:formula="of:=([.B8]*([.C10]-1+[.C11]-1)+[.H8]*([.I10]-1+[.I11]-1))/([.B8]+[.H8])" office:value-type="percentage" office:value="0.02" calcext:value-type="percentage">
            <text:p>2.0%</text:p>
          </table:table-cell>
          <table:table-cell table:style-name="ce10" table:formula="of:=[.B8]+[.H8]" office:value-type="float" office:value="1.11806" calcext:value-type="float">
            <text:p>1.118</text:p>
          </table:table-cell>
          <table:table-cell table:style-name="ce7" table:formula="of:=([.D8]*([.E10]+[.E11]-2)+[.E8]*([.F10]+[.F11]-2)+[.F8]*([.G10]+[.G11]-2))/([.D8]+[.E8]+[.F8])" office:value-type="percentage" office:value="0.02" calcext:value-type="percentage">
            <text:p>2.0%</text:p>
          </table:table-cell>
          <table:table-cell table:style-name="ce10" table:formula="of:=[.D8]+[.E8]+[.F8]" office:value-type="float" office:value="1.93467" calcext:value-type="float">
            <text:p>1.935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Lepton momentum scale, resolution</text:p>
          </table:table-cell>
          <table:table-cell table:style-name="ce8" table:formula="of:=([.B8]*([.C12]-1+[.C13]-1)+[.H8]*([.I12]-1+[.I13]-1))/([.B8]+[.H8])" office:value-type="percentage" office:value="0.02" calcext:value-type="percentage">
            <text:p>2.0%</text:p>
          </table:table-cell>
          <table:table-cell table:style-name="ce11" table:formula="of:=[.B8]+[.H8]" office:value-type="float" office:value="1.11806" calcext:value-type="float">
            <text:p>1.118</text:p>
          </table:table-cell>
          <table:table-cell table:style-name="ce7" table:formula="of:=([.D8]*([.E12]+[.E13]-2)+[.E8]*([.F12]+[.F13]-2)+[.F8]*([.G12]+[.G13]-2))/([.D8]+[.E8]+[.F8])" office:value-type="percentage" office:value="0.02" calcext:value-type="percentage">
            <text:p>2.0%</text:p>
          </table:table-cell>
          <table:table-cell table:style-name="ce10" table:formula="of:=[.D8]+[.E8]+[.F8]" office:value-type="float" office:value="1.93467" calcext:value-type="float">
            <text:p>1.935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Jet energy scale, resolution</text:p>
          </table:table-cell>
          <table:table-cell table:style-name="ce7" table:formula="of:=((RIGHT([.C16]; FIND(&quot;/&quot;; [.C16])-1)-LEFT([.C16]; FIND(&quot;/&quot;; [.C16])-1))/2*[.B8]+(RIGHT([.I16]; FIND(&quot;/&quot;; [.I16])-1)-LEFT([.I16]; FIND(&quot;/&quot;; [.I16])-1))/2*[.H8])/([.B8]+[.H8])" office:value-type="percentage" office:value="0.00312999999999997" calcext:value-type="percentage">
            <text:p>0.3%</text:p>
          </table:table-cell>
          <table:table-cell table:style-name="ce12" table:formula="of:=[.B8]+[.H8]" office:value-type="float" office:value="1.11806" calcext:value-type="float">
            <text:p>1.118</text:p>
          </table:table-cell>
          <table:table-cell table:style-name="ce7" table:formula="of:=((RIGHT([.E16]; FIND(&quot;/&quot;; [.E16])-1)-LEFT([.E16]; FIND(&quot;/&quot;; [.E16])-1))/2*[.D8]+(RIGHT([.F16]; FIND(&quot;/&quot;; [.F16])-1)-LEFT([.F16]; FIND(&quot;/&quot;; [.F16])-1))/2*[.E8]+(RIGHT([.G16]; FIND(&quot;/&quot;; [.G16])-1)-LEFT([.G16]; FIND(&quot;/&quot;; [.G16])-1))/2*[.F8])/([.D8]+[.E8]+[.F8])" office:value-type="percentage" office:value="0.0083077475228333" calcext:value-type="percentage">
            <text:p>0.8%</text:p>
          </table:table-cell>
          <table:table-cell table:style-name="ce10" table:formula="of:=[.D8]+[.E8]+[.F8]" office:value-type="float" office:value="1.93467" calcext:value-type="float">
            <text:p>1.935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b-jet tagging efficiency</text:p>
          </table:table-cell>
          <table:table-cell table:style-name="ce7" table:formula="of:=([.B8]*([.C18]-1)+[.H8]*([.C18]-1))/([.B8]+[.H8])" office:value-type="percentage" office:value="0.02" calcext:value-type="percentage">
            <text:p>2.0%</text:p>
          </table:table-cell>
          <table:table-cell table:style-name="ce10" table:formula="of:=[.B8]+[.H8]" office:value-type="float" office:value="1.11806" calcext:value-type="float">
            <text:p>1.118</text:p>
          </table:table-cell>
          <table:table-cell table:style-name="ce7" table:formula="of:=([.D8]*([.E18]-1)+[.E8]*([.F18]-1)+[.F8]*([.G18]-1))/([.D8]+[.E8]+[.F8])" office:value-type="percentage" office:value="0.02" calcext:value-type="percentage">
            <text:p>2.0%</text:p>
          </table:table-cell>
          <table:table-cell table:style-name="ce10" table:formula="of:=[.D8]+[.E8]+[.F8]" office:value-type="float" office:value="1.93467" calcext:value-type="float">
            <text:p>1.935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Pileup</text:p>
          </table:table-cell>
          <table:table-cell table:style-name="ce7" table:formula="of:=((RIGHT([.C14]; FIND(&quot;/&quot;; [.C14])-1)-LEFT([.C14]; FIND(&quot;/&quot;; [.C14])-1))/2*[.B8]+(RIGHT([.I14]; FIND(&quot;/&quot;; [.I14])-1)-LEFT([.I14]; FIND(&quot;/&quot;; [.I14])-1))/2*[.H8])/([.B8]+[.H8])" office:value-type="percentage" office:value="-0.00817499999999999" calcext:value-type="percentage">
            <text:p>-0.8%</text:p>
          </table:table-cell>
          <table:table-cell table:style-name="ce10" table:formula="of:=[.B8]+[.H8]" office:value-type="float" office:value="1.11806" calcext:value-type="float">
            <text:p>1.118</text:p>
          </table:table-cell>
          <table:table-cell table:style-name="ce7" table:formula="of:=((RIGHT([.E14]; FIND(&quot;/&quot;; [.E14])-1)-LEFT([.E14]; FIND(&quot;/&quot;; [.E14])-1))/2*[.D8]+(RIGHT([.F14]; FIND(&quot;/&quot;; [.F14])-1)-LEFT([.F14]; FIND(&quot;/&quot;; [.F14])-1))/2*[.E8]+(RIGHT([.G14]; FIND(&quot;/&quot;; [.G14])-1)-LEFT([.G14]; FIND(&quot;/&quot;; [.G14])-1))/2*[.F8])/([.D8]+[.E8]+[.F8])" office:value-type="percentage" office:value="0.00126535484087723" calcext:value-type="percentage">
            <text:p>0.1%</text:p>
          </table:table-cell>
          <table:table-cell table:style-name="ce10" table:formula="of:=[.D8]+[.E8]+[.F8]" office:value-type="float" office:value="1.93467" calcext:value-type="float">
            <text:p>1.935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Efficiency for missed lepton (WZ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([.F30]+[.F31]-2)" office:value-type="percentage" office:value="0.0220000000000002" calcext:value-type="percentage">
            <text:p>2.2%</text:p>
          </table:table-cell>
          <table:table-cell table:style-name="ce10" table:formula="of:=[.E8]" office:value-type="float" office:value="0.47807" calcext:value-type="float">
            <text:p>0.478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PDF, αS,</text:p>
          </table:table-cell>
          <table:table-cell table:style-name="ce7" table:formula="of:=(([.C19]+[.C20]-2)*[.B8]+([.I24]-1)*[.H8])/([.B8]+[.H8])" office:value-type="percentage" office:value="0.0677369650108223" calcext:value-type="percentage">
            <text:p>6.8%</text:p>
          </table:table-cell>
          <table:table-cell table:style-name="ce10" table:formula="of:=[.B8]+[.H8]" office:value-type="float" office:value="1.11806" calcext:value-type="float">
            <text:p>1.118</text:p>
          </table:table-cell>
          <table:table-cell table:style-name="ce7" table:formula="of:=(([.E19]-1)*[.D8]+([.F19]-1)*[.E8]+([.G19]-1)*[.F8])/([.D8]+[.E8]+[.F8])" office:value-type="percentage" office:value="0.0144902578734358" calcext:value-type="percentage">
            <text:p>1.4%</text:p>
          </table:table-cell>
          <table:table-cell table:style-name="ce11" table:formula="of:=[.D8]+[.E8]+[.F8]" office:value-type="float" office:value="1.93467" calcext:value-type="float">
            <text:p>1.935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Underlying event</text:p>
          </table:table-cell>
          <table:table-cell table:style-name="ce7" table:formula="of:=(([.C17]-1)*[.B8]+([.I17]-1)*[.H8])/([.B8]+[.H8])" office:value-type="percentage" office:value="0.03" calcext:value-type="percentage">
            <text:p>3.0%</text:p>
          </table:table-cell>
          <table:table-cell table:style-name="ce10" table:formula="of:=[.B8]+[.H8]" office:value-type="float" office:value="1.11806" calcext:value-type="float">
            <text:p>1.118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Factorization, renormalization scales (signal)</text:p>
          </table:table-cell>
          <table:table-cell table:style-name="ce7" table:formula="of:=(([.C22]+[.C23]-2)*[.B8]+([.I24]-1)*[.H8])/([.B8]+[.H8])" office:value-type="percentage" office:value="0.141375618660895" calcext:value-type="percentage">
            <text:p>14.1%</text:p>
          </table:table-cell>
          <table:table-cell table:style-name="ce10" table:formula="of:=[.B8]+[.H8]" office:value-type="float" office:value="1.11806" calcext:value-type="float">
            <text:p>1.118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Factorization, renormalization scales (VV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((([.F26]-1)*[.E8]+([.G26]-1)*[.F8]))/([.E8]+[.F8])" office:value-type="percentage" office:value="0.0292796253645599" calcext:value-type="percentage">
            <text:p>2.9%</text:p>
          </table:table-cell>
          <table:table-cell table:style-name="ce10" table:formula="of:=[.E8]+[.F8]" office:value-type="float" office:value="1.93041" calcext:value-type="float">
            <text:p>1.93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Factorization, renormalization scales (VVV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[.E25]-1" office:value-type="percentage" office:value="0.07487" calcext:value-type="percentage">
            <text:p>7.5%</text:p>
          </table:table-cell>
          <table:table-cell table:style-name="ce10" table:formula="of:=[.D8]" office:value-type="float" office:value="0.00426" calcext:value-type="float">
            <text:p>0.004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Electroweak corrections on qq VV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(((ABS(RIGHT([.F27];FIND(&quot;/&quot;;[.F27])-1)-LEFT([.F27];FIND(&quot;/&quot;;[.F27])-1))/2)*[.E8]+(ABS(RIGHT([.G28];FIND(&quot;/&quot;;[.G28])-1)-LEFT([.G28];FIND(&quot;/&quot;;[.G28])-1))/2+ABS(RIGHT([.G29];FIND(&quot;/&quot;;[.G29])-1)-LEFT([.G29];FIND(&quot;/&quot;;[.G29])-1))/2)*[.F8]))/([.E8]+[.F8])" office:value-type="percentage" office:value="0.104828526789646" calcext:value-type="percentage">
            <text:p>10.5%</text:p>
          </table:table-cell>
          <table:table-cell table:style-name="ce10" table:formula="of:=[.E8]+[.F8]" office:value-type="float" office:value="1.93041" calcext:value-type="float">
            <text:p>1.93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DY normalization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([.D32]-1)" office:value-type="percentage" office:value="1" calcext:value-type="percentage">
            <text:p>100.0%</text:p>
          </table:table-cell>
          <table:table-cell table:style-name="ce10" table:formula="of:=[.C8]" office:value-type="float" office:value="0" calcext:value-type="float">
            <text:p>0.00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tt, tW, W+ W~H~R , W+ jets normalization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IF([.G8]=0; 0; SQRT([.C35])*[.I35]/[.G8])" office:value-type="percentage" office:value="0" calcext:value-type="percentage">
            <text:p>0.0%</text:p>
          </table:table-cell>
          <table:table-cell table:style-name="ce10" table:formula="of:=[.G8]" office:value-type="float" office:value="0" calcext:value-type="float">
            <text:p>0.00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MC statistics (signal)</text:p>
          </table:table-cell>
          <table:table-cell table:style-name="ce7" table:formula="of:=SQRT((([.C36]-1)*[.B8])^2+(([.I42]-1)*[.H8])^2)/([.B8]+[.H8])" office:value-type="percentage" office:value="0.0434238575451557" calcext:value-type="percentage">
            <text:p>4.3%</text:p>
          </table:table-cell>
          <table:table-cell table:style-name="ce10" table:formula="of:=[.B8]+[.H8]" office:value-type="float" office:value="1.11806" calcext:value-type="float">
            <text:p>1.118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MC statistics (ZZ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[.C36]-1" office:value-type="percentage" office:value="0.05463" calcext:value-type="percentage">
            <text:p>5.5%</text:p>
          </table:table-cell>
          <table:table-cell table:style-name="ce10" table:formula="of:=[.F8]" office:value-type="float" office:value="1.45234" calcext:value-type="float">
            <text:p>1.452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MC statistics (WZ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[.F39]-1" office:value-type="percentage" office:value="0.14375" calcext:value-type="percentage">
            <text:p>14.4%</text:p>
          </table:table-cell>
          <table:table-cell table:style-name="ce10" table:formula="of:=[.E8]" office:value-type="float" office:value="0.47807" calcext:value-type="float">
            <text:p>0.478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MC statistics (VVV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[.E38]-1" office:value-type="percentage" office:value="0.46331" calcext:value-type="percentage">
            <text:p>46.3%</text:p>
          </table:table-cell>
          <table:table-cell table:style-name="ce10" table:formula="of:=[.D8]" office:value-type="float" office:value="0.00426" calcext:value-type="float">
            <text:p>0.004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MC statistics (DY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([.D37]-1)" office:value-type="percentage" office:value="0" calcext:value-type="percentage">
            <text:p>0.0%</text:p>
          </table:table-cell>
          <table:table-cell table:style-name="ce10" table:formula="of:=[.C8]" office:value-type="float" office:value="0" calcext:value-type="float">
            <text:p>0.00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MC statistics (tt, tW, W+ W~H~R )~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([.H41]-1)" office:value-type="string" office:string-value="" calcext:value-type="error">
            <text:p>#VALUE!</text:p>
          </table:table-cell>
          <table:table-cell table:style-name="ce10" table:formula="of:=[.G8]" office:value-type="float" office:value="0" calcext:value-type="float">
            <text:p>0.00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</table:table>
      <table:table table:name="bin6" table:style-name="ta1">
        <table:table-column table:style-name="co10" table:default-cell-style-name="Default"/>
        <table:table-column table:style-name="co2" table:number-columns-repeated="9" table:default-cell-style-name="Default"/>
        <table:table-column table:style-name="co2" table:number-columns-repeated="7" table:default-cell-style-name="ce1"/>
        <table:table-column table:style-name="co2" table:number-columns-repeated="1007" table:default-cell-style-name="Default"/>
        <table:table-row table:style-name="ro1">
          <table:table-cell office:value-type="string" calcext:value-type="string">
            <text:p>i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hannels</text:p>
          </table:table-cell>
          <table:table-cell table:number-columns-repeated="5"/>
          <table:table-cell table:style-name="Default" table:number-columns-repeated="7"/>
          <table:table-cell table:number-columns-repeated="1007"/>
        </table:table-row>
        <table:table-row table:style-name="ro1">
          <table:table-cell office:value-type="string" calcext:value-type="string">
            <text:p>jmax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ackground</text:p>
          </table:table-cell>
          <table:table-cell table:number-columns-repeated="5"/>
          <table:table-cell table:style-name="Default" table:number-columns-repeated="7"/>
          <table:table-cell table:number-columns-repeated="1007"/>
        </table:table-row>
        <table:table-row table:style-name="ro1">
          <table:table-cell office:value-type="string" calcext:value-type="string">
            <text:p>kmax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uisance</text:p>
          </table:table-cell>
          <table:table-cell office:value-type="string" calcext:value-type="string">
            <text:p>parameters</text:p>
          </table:table-cell>
          <table:table-cell table:number-columns-repeated="4"/>
          <table:table-cell table:style-name="Default" table:number-columns-repeated="7"/>
          <table:table-cell table:number-columns-repeated="1007"/>
        </table:table-row>
        <table:table-row table:style-name="ro1">
          <table:table-cell office:value-type="string" calcext:value-type="string">
            <text:p>Observation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 table:number-columns-repeated="7"/>
          <table:table-cell table:number-columns-repeated="1007"/>
        </table:table-row>
        <table:table-row table:style-name="ro1">
          <table:table-cell office:value-type="string" calcext:value-type="string">
            <text:p>bin</text:p>
          </table:table-cell>
          <table:table-cell table:number-columns-repeated="7" office:value-type="string" calcext:value-type="string">
            <text:p>hinvmm1j13TeV20156</text:p>
          </table:table-cell>
          <table:table-cell table:number-columns-repeated="2"/>
          <table:table-cell table:style-name="Default" table:number-columns-repeated="7"/>
          <table:table-cell table:number-columns-repeated="1007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ZH_hinv</text:p>
          </table:table-cell>
          <table:table-cell office:value-type="string" calcext:value-type="string">
            <text:p>Zjets</text:p>
          </table:table-cell>
          <table:table-cell office:value-type="string" calcext:value-type="string">
            <text:p>VVV</text:p>
          </table:table-cell>
          <table:table-cell office:value-type="string" calcext:value-type="string">
            <text:p>WZ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ggZH_hinv</text:p>
          </table:table-cell>
          <table:table-cell table:number-columns-repeated="2"/>
          <table:table-cell table:style-name="ce5" office:value-type="string" calcext:value-type="string">
            <text:p>ZH_hinv</text:p>
          </table:table-cell>
          <table:table-cell table:style-name="ce5" office:value-type="string" calcext:value-type="string">
            <text:p>Zjets</text:p>
          </table:table-cell>
          <table:table-cell table:style-name="ce5" office:value-type="string" calcext:value-type="string">
            <text:p>VVV</text:p>
          </table:table-cell>
          <table:table-cell table:style-name="ce5" office:value-type="string" calcext:value-type="string">
            <text:p>WZ</text:p>
          </table:table-cell>
          <table:table-cell table:style-name="ce5" office:value-type="string" calcext:value-type="string">
            <text:p>ZZ</text:p>
          </table:table-cell>
          <table:table-cell table:style-name="ce5" office:value-type="string" calcext:value-type="string">
            <text:p>EM</text:p>
          </table:table-cell>
          <table:table-cell table:style-name="ce5" office:value-type="string" calcext:value-type="string">
            <text:p>ggZH_hinv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oc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te</text:p>
          </table:table-cell>
          <table:table-cell office:value-type="float" office:value="0.93037" calcext:value-type="float">
            <text:p>0.93037</text:p>
          </table:table-cell>
          <table:table-cell office:value-type="float" office:value="0" calcext:value-type="float">
            <text:p>0</text:p>
          </table:table-cell>
          <table:table-cell office:value-type="float" office:value="0.01962" calcext:value-type="float">
            <text:p>0.01962</text:p>
          </table:table-cell>
          <table:table-cell office:value-type="float" office:value="0.45873" calcext:value-type="float">
            <text:p>0.45873</text:p>
          </table:table-cell>
          <table:table-cell office:value-type="float" office:value="1.20741" calcext:value-type="float">
            <text:p>1.20741</text:p>
          </table:table-cell>
          <table:table-cell office:value-type="float" office:value="0" calcext:value-type="float">
            <text:p>0</text:p>
          </table:table-cell>
          <table:table-cell office:value-type="float" office:value="0.13663" calcext:value-type="float">
            <text:p>0.13663</text:p>
          </table:table-cell>
          <table:table-cell table:number-columns-repeated="2"/>
          <table:table-cell table:formula="of:=[.B8]" office:value-type="float" office:value="0.93037" calcext:value-type="float">
            <text:p>0.93037</text:p>
          </table:table-cell>
          <table:table-cell table:formula="of:=[.C8]" office:value-type="float" office:value="0" calcext:value-type="float">
            <text:p>0</text:p>
          </table:table-cell>
          <table:table-cell table:formula="of:=[.D8]" office:value-type="float" office:value="0.01962" calcext:value-type="float">
            <text:p>0.01962</text:p>
          </table:table-cell>
          <table:table-cell table:formula="of:=[.E8]" office:value-type="float" office:value="0.45873" calcext:value-type="float">
            <text:p>0.45873</text:p>
          </table:table-cell>
          <table:table-cell table:formula="of:=[.F8]" office:value-type="float" office:value="1.20741" calcext:value-type="float">
            <text:p>1.20741</text:p>
          </table:table-cell>
          <table:table-cell table:formula="of:=[.G8]" office:value-type="float" office:value="0" calcext:value-type="float">
            <text:p>0</text:p>
          </table:table-cell>
          <table:table-cell table:formula="of:=[.H8]" office:value-type="float" office:value="0.13663" calcext:value-type="float">
            <text:p>0.1366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mi2106_13TeV2015</text:p>
          </table:table-cell>
          <table:table-cell office:value-type="string" calcext:value-type="string">
            <text:p>lnN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.05" calcext:value-type="float">
            <text:p>1.05</text:p>
          </table:table-cell>
          <table:table-cell office:value-type="string" calcext:value-type="string">
            <text:p>-</text:p>
          </table:table-cell>
          <table:table-cell office:value-type="float" office:value="1.05" calcext:value-type="float">
            <text:p>1.05</text:p>
          </table:table-cell>
          <table:table-cell/>
          <table:table-cell table:style-name="Default" table:number-columns-repeated="7"/>
          <table:table-cell table:number-columns-repeated="1007"/>
        </table:table-row>
        <table:table-row table:style-name="ro1">
          <table:table-cell office:value-type="string" calcext:value-type="string">
            <text:p>CMS_eff2016_m</text:p>
          </table:table-cell>
          <table:table-cell office:value-type="string" calcext:value-type="string">
            <text:p>lnN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.02" calcext:value-type="float">
            <text:p>1.02</text:p>
          </table:table-cell>
          <table:table-cell office:value-type="string" calcext:value-type="string">
            <text:p>-</text:p>
          </table:table-cell>
          <table:table-cell office:value-type="float" office:value="1.02" calcext:value-type="float">
            <text:p>1.02</text:p>
          </table:table-cell>
          <table:table-cell/>
          <table:table-cell table:formula="of:=IF([.C10]=&quot;-&quot;;0;[.C10]-1)" office:value-type="float" office:value="0.02" calcext:value-type="float">
            <text:p>0.02</text:p>
          </table:table-cell>
          <table:table-cell table:formula="of:=IF([.D10]=&quot;-&quot;;0;[.D10]-1)" office:value-type="float" office:value="0" calcext:value-type="float">
            <text:p>0</text:p>
          </table:table-cell>
          <table:table-cell table:formula="of:=IF([.E10]=&quot;-&quot;;0;[.E10]-1)" office:value-type="float" office:value="0.02" calcext:value-type="float">
            <text:p>0.02</text:p>
          </table:table-cell>
          <table:table-cell table:formula="of:=IF([.F10]=&quot;-&quot;;0;[.F10]-1)" office:value-type="float" office:value="0.02" calcext:value-type="float">
            <text:p>0.02</text:p>
          </table:table-cell>
          <table:table-cell table:formula="of:=IF([.G10]=&quot;-&quot;;0;[.G10]-1)" office:value-type="float" office:value="0.02" calcext:value-type="float">
            <text:p>0.02</text:p>
          </table:table-cell>
          <table:table-cell table:formula="of:=IF([.H10]=&quot;-&quot;;0;[.H10]-1)" office:value-type="float" office:value="0" calcext:value-type="float">
            <text:p>0</text:p>
          </table:table-cell>
          <table:table-cell table:formula="of:=IF([.I10]=&quot;-&quot;;0;[.I10]-1)" office:value-type="float" office:value="0.02" calcext:value-type="float">
            <text:p>0.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eff2016_e</text:p>
          </table:table-cell>
          <table:table-cell office:value-type="string" calcext:value-type="string">
            <text:p>l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11]=&quot;-&quot;;0;[.C11]-1)" office:value-type="float" office:value="0" calcext:value-type="float">
            <text:p>0</text:p>
          </table:table-cell>
          <table:table-cell table:formula="of:=IF([.D11]=&quot;-&quot;;0;[.D11]-1)" office:value-type="float" office:value="0" calcext:value-type="float">
            <text:p>0</text:p>
          </table:table-cell>
          <table:table-cell table:formula="of:=IF([.E11]=&quot;-&quot;;0;[.E11]-1)" office:value-type="float" office:value="0" calcext:value-type="float">
            <text:p>0</text:p>
          </table:table-cell>
          <table:table-cell table:formula="of:=IF([.F11]=&quot;-&quot;;0;[.F11]-1)" office:value-type="float" office:value="0" calcext:value-type="float">
            <text:p>0</text:p>
          </table:table-cell>
          <table:table-cell table:formula="of:=IF([.G11]=&quot;-&quot;;0;[.G11]-1)" office:value-type="float" office:value="0" calcext:value-type="float">
            <text:p>0</text:p>
          </table:table-cell>
          <table:table-cell table:formula="of:=IF([.H11]=&quot;-&quot;;0;[.H11]-1)" office:value-type="float" office:value="0" calcext:value-type="float">
            <text:p>0</text:p>
          </table:table-cell>
          <table:table-cell table:formula="of:=IF([.I11]=&quot;-&quot;;0;[.I11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scale2016_m</text:p>
          </table:table-cell>
          <table:table-cell office:value-type="string" calcext:value-type="string">
            <text:p>lnN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.01" calcext:value-type="float">
            <text:p>1.01</text:p>
          </table:table-cell>
          <table:table-cell office:value-type="string" calcext:value-type="string">
            <text:p>-</text:p>
          </table:table-cell>
          <table:table-cell office:value-type="float" office:value="1.01" calcext:value-type="float">
            <text:p>1.01</text:p>
          </table:table-cell>
          <table:table-cell/>
          <table:table-cell table:formula="of:=IF([.C12]=&quot;-&quot;;0;[.C12]-1)" office:value-type="float" office:value="0.01" calcext:value-type="float">
            <text:p>0.01</text:p>
          </table:table-cell>
          <table:table-cell table:formula="of:=IF([.D12]=&quot;-&quot;;0;[.D12]-1)" office:value-type="float" office:value="0" calcext:value-type="float">
            <text:p>0</text:p>
          </table:table-cell>
          <table:table-cell table:formula="of:=IF([.E12]=&quot;-&quot;;0;[.E12]-1)" office:value-type="float" office:value="0.01" calcext:value-type="float">
            <text:p>0.01</text:p>
          </table:table-cell>
          <table:table-cell table:formula="of:=IF([.F12]=&quot;-&quot;;0;[.F12]-1)" office:value-type="float" office:value="0.01" calcext:value-type="float">
            <text:p>0.01</text:p>
          </table:table-cell>
          <table:table-cell table:formula="of:=IF([.G12]=&quot;-&quot;;0;[.G12]-1)" office:value-type="float" office:value="0.01" calcext:value-type="float">
            <text:p>0.01</text:p>
          </table:table-cell>
          <table:table-cell table:formula="of:=IF([.H12]=&quot;-&quot;;0;[.H12]-1)" office:value-type="float" office:value="0" calcext:value-type="float">
            <text:p>0</text:p>
          </table:table-cell>
          <table:table-cell table:formula="of:=IF([.I12]=&quot;-&quot;;0;[.I12]-1)" office:value-type="float" office:value="0.01" calcext:value-type="float">
            <text:p>0.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scale2016_e</text:p>
          </table:table-cell>
          <table:table-cell office:value-type="string" calcext:value-type="string">
            <text:p>lnN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.01" calcext:value-type="float">
            <text:p>1.01</text:p>
          </table:table-cell>
          <table:table-cell office:value-type="string" calcext:value-type="string">
            <text:p>-</text:p>
          </table:table-cell>
          <table:table-cell office:value-type="float" office:value="1.01" calcext:value-type="float">
            <text:p>1.01</text:p>
          </table:table-cell>
          <table:table-cell/>
          <table:table-cell table:formula="of:=IF([.C13]=&quot;-&quot;;0;[.C13]-1)" office:value-type="float" office:value="0.01" calcext:value-type="float">
            <text:p>0.01</text:p>
          </table:table-cell>
          <table:table-cell table:formula="of:=IF([.D13]=&quot;-&quot;;0;[.D13]-1)" office:value-type="float" office:value="0" calcext:value-type="float">
            <text:p>0</text:p>
          </table:table-cell>
          <table:table-cell table:formula="of:=IF([.E13]=&quot;-&quot;;0;[.E13]-1)" office:value-type="float" office:value="0.01" calcext:value-type="float">
            <text:p>0.01</text:p>
          </table:table-cell>
          <table:table-cell table:formula="of:=IF([.F13]=&quot;-&quot;;0;[.F13]-1)" office:value-type="float" office:value="0.01" calcext:value-type="float">
            <text:p>0.01</text:p>
          </table:table-cell>
          <table:table-cell table:formula="of:=IF([.G13]=&quot;-&quot;;0;[.G13]-1)" office:value-type="float" office:value="0.01" calcext:value-type="float">
            <text:p>0.01</text:p>
          </table:table-cell>
          <table:table-cell table:formula="of:=IF([.H13]=&quot;-&quot;;0;[.H13]-1)" office:value-type="float" office:value="0" calcext:value-type="float">
            <text:p>0</text:p>
          </table:table-cell>
          <table:table-cell table:formula="of:=IF([.I13]=&quot;-&quot;;0;[.I13]-1)" office:value-type="float" office:value="0.01" calcext:value-type="float">
            <text:p>0.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pu2016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1.00158/0.997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8000/1.00954</text:p>
          </table:table-cell>
          <table:table-cell office:value-type="string" calcext:value-type="string">
            <text:p>0.98000/1.02000</text:p>
          </table:table-cell>
          <table:table-cell office:value-type="string" calcext:value-type="string">
            <text:p>0.99491/1.006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00158/0.99734</text:p>
          </table:table-cell>
          <table:table-cell/>
          <table:table-cell table:formula="of:=IF([.C14]=&quot;-&quot;;0;(RIGHT([.C14];FIND(&quot;/&quot;;[.C14])-1)-LEFT([.C14];FIND(&quot;/&quot;;[.C14])-1))/2)" office:value-type="float" office:value="-0.0021199999999999" calcext:value-type="float">
            <text:p>-0.00212</text:p>
          </table:table-cell>
          <table:table-cell table:formula="of:=IF([.D14]=&quot;-&quot;;0;(RIGHT([.D14];FIND(&quot;/&quot;;[.D14])-1)-LEFT([.D14];FIND(&quot;/&quot;;[.D14])-1))/2)" office:value-type="float" office:value="0" calcext:value-type="float">
            <text:p>0</text:p>
          </table:table-cell>
          <table:table-cell table:formula="of:=IF([.E14]=&quot;-&quot;;0;(RIGHT([.E14];FIND(&quot;/&quot;;[.E14])-1)-LEFT([.E14];FIND(&quot;/&quot;;[.E14])-1))/2)" office:value-type="float" office:value="0.01477" calcext:value-type="float">
            <text:p>0.01477</text:p>
          </table:table-cell>
          <table:table-cell table:formula="of:=IF([.F14]=&quot;-&quot;;0;(RIGHT([.F14];FIND(&quot;/&quot;;[.F14])-1)-LEFT([.F14];FIND(&quot;/&quot;;[.F14])-1))/2)" office:value-type="float" office:value="0.02" calcext:value-type="float">
            <text:p>0.02</text:p>
          </table:table-cell>
          <table:table-cell table:formula="of:=IF([.G14]=&quot;-&quot;;0;(RIGHT([.G14];FIND(&quot;/&quot;;[.G14])-1)-LEFT([.G14];FIND(&quot;/&quot;;[.G14])-1))/2)" office:value-type="float" office:value="0.00584999999999997" calcext:value-type="float">
            <text:p>0.00585</text:p>
          </table:table-cell>
          <table:table-cell table:formula="of:=IF([.H14]=&quot;-&quot;;0;(RIGHT([.H14];FIND(&quot;/&quot;;[.H14])-1)-LEFT([.H14];FIND(&quot;/&quot;;[.H14])-1))/2)" office:value-type="float" office:value="0" calcext:value-type="float">
            <text:p>0</text:p>
          </table:table-cell>
          <table:table-cell table:formula="of:=IF([.I14]=&quot;-&quot;;0;(RIGHT([.I14];FIND(&quot;/&quot;;[.I14])-1)-LEFT([.I14];FIND(&quot;/&quot;;[.I14])-1))/2)" office:value-type="float" office:value="-0.0021199999999999" calcext:value-type="float">
            <text:p>-0.002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scale_met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0.99800/1.00200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0.99800/1.002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9800/1.00200</text:p>
          </table:table-cell>
          <table:table-cell/>
          <table:table-cell table:formula="of:=IF([.C15]=&quot;-&quot;;0;(RIGHT([.C15];FIND(&quot;/&quot;;[.C15])-1)-LEFT([.C15];FIND(&quot;/&quot;;[.C15])-1))/2)" office:value-type="float" office:value="0.00199999999999995" calcext:value-type="float">
            <text:p>0.002</text:p>
          </table:table-cell>
          <table:table-cell table:formula="of:=IF([.D15]=&quot;-&quot;;0;(RIGHT([.D15];FIND(&quot;/&quot;;[.D15])-1)-LEFT([.D15];FIND(&quot;/&quot;;[.D15])-1))/2)" office:value-type="float" office:value="0" calcext:value-type="float">
            <text:p>0</text:p>
          </table:table-cell>
          <table:table-cell table:formula="of:=IF([.E15]=&quot;-&quot;;0;(RIGHT([.E15];FIND(&quot;/&quot;;[.E15])-1)-LEFT([.E15];FIND(&quot;/&quot;;[.E15])-1))/2)" office:value-type="float" office:value="0.00199999999999995" calcext:value-type="float">
            <text:p>0.002</text:p>
          </table:table-cell>
          <table:table-cell table:formula="of:=IF([.F15]=&quot;-&quot;;0;(RIGHT([.F15];FIND(&quot;/&quot;;[.F15])-1)-LEFT([.F15];FIND(&quot;/&quot;;[.F15])-1))/2)" office:value-type="float" office:value="0.00199999999999995" calcext:value-type="float">
            <text:p>0.002</text:p>
          </table:table-cell>
          <table:table-cell table:formula="of:=IF([.G15]=&quot;-&quot;;0;(RIGHT([.G15];FIND(&quot;/&quot;;[.G15])-1)-LEFT([.G15];FIND(&quot;/&quot;;[.G15])-1))/2)" office:value-type="float" office:value="0.00199999999999995" calcext:value-type="float">
            <text:p>0.002</text:p>
          </table:table-cell>
          <table:table-cell table:formula="of:=IF([.H15]=&quot;-&quot;;0;(RIGHT([.H15];FIND(&quot;/&quot;;[.H15])-1)-LEFT([.H15];FIND(&quot;/&quot;;[.H15])-1))/2)" office:value-type="float" office:value="0" calcext:value-type="float">
            <text:p>0</text:p>
          </table:table-cell>
          <table:table-cell table:formula="of:=IF([.I15]=&quot;-&quot;;0;(RIGHT([.I15];FIND(&quot;/&quot;;[.I15])-1)-LEFT([.I15];FIND(&quot;/&quot;;[.I15])-1))/2)" office:value-type="float" office:value="0.00199999999999995" calcext:value-type="float">
            <text:p>0.0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scale_j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0.99566/1.003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00000/1.12738</text:p>
          </table:table-cell>
          <table:table-cell office:value-type="string" calcext:value-type="string">
            <text:p>1.00000/1.00000</text:p>
          </table:table-cell>
          <table:table-cell office:value-type="string" calcext:value-type="string">
            <text:p>0.99219/1.006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9566/1.00313</text:p>
          </table:table-cell>
          <table:table-cell/>
          <table:table-cell table:formula="of:=IF([.C16]=&quot;-&quot;;0;(RIGHT([.C16];FIND(&quot;/&quot;;[.C16])-1)-LEFT([.C16];FIND(&quot;/&quot;;[.C16])-1))/2)" office:value-type="float" office:value="0.00373499999999999" calcext:value-type="float">
            <text:p>0.003735</text:p>
          </table:table-cell>
          <table:table-cell table:formula="of:=IF([.D16]=&quot;-&quot;;0;(RIGHT([.D16];FIND(&quot;/&quot;;[.D16])-1)-LEFT([.D16];FIND(&quot;/&quot;;[.D16])-1))/2)" office:value-type="float" office:value="0" calcext:value-type="float">
            <text:p>0</text:p>
          </table:table-cell>
          <table:table-cell table:formula="of:=IF([.E16]=&quot;-&quot;;0;(RIGHT([.E16];FIND(&quot;/&quot;;[.E16])-1)-LEFT([.E16];FIND(&quot;/&quot;;[.E16])-1))/2)" office:value-type="float" office:value="0.06369" calcext:value-type="float">
            <text:p>0.06369</text:p>
          </table:table-cell>
          <table:table-cell table:formula="of:=IF([.F16]=&quot;-&quot;;0;(RIGHT([.F16];FIND(&quot;/&quot;;[.F16])-1)-LEFT([.F16];FIND(&quot;/&quot;;[.F16])-1))/2)" office:value-type="float" office:value="0" calcext:value-type="float">
            <text:p>0</text:p>
          </table:table-cell>
          <table:table-cell table:formula="of:=IF([.G16]=&quot;-&quot;;0;(RIGHT([.G16];FIND(&quot;/&quot;;[.G16])-1)-LEFT([.G16];FIND(&quot;/&quot;;[.G16])-1))/2)" office:value-type="float" office:value="0.00718999999999992" calcext:value-type="float">
            <text:p>0.00719</text:p>
          </table:table-cell>
          <table:table-cell table:formula="of:=IF([.H16]=&quot;-&quot;;0;(RIGHT([.H16];FIND(&quot;/&quot;;[.H16])-1)-LEFT([.H16];FIND(&quot;/&quot;;[.H16])-1))/2)" office:value-type="float" office:value="0" calcext:value-type="float">
            <text:p>0</text:p>
          </table:table-cell>
          <table:table-cell table:formula="of:=IF([.I16]=&quot;-&quot;;0;(RIGHT([.I16];FIND(&quot;/&quot;;[.I16])-1)-LEFT([.I16];FIND(&quot;/&quot;;[.I16])-1))/2)" office:value-type="float" office:value="0.00373499999999999" calcext:value-type="float">
            <text:p>0.0037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EPS</text:p>
          </table:table-cell>
          <table:table-cell office:value-type="string" calcext:value-type="string">
            <text:p>lnN</text:p>
          </table:table-cell>
          <table:table-cell office:value-type="float" office:value="1.03" calcext:value-type="float">
            <text:p>1.0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03" calcext:value-type="float">
            <text:p>1.03</text:p>
          </table:table-cell>
          <table:table-cell/>
          <table:table-cell table:formula="of:=IF([.C17]=&quot;-&quot;;0;[.C17]-1)" office:value-type="float" office:value="0.03" calcext:value-type="float">
            <text:p>0.03</text:p>
          </table:table-cell>
          <table:table-cell table:formula="of:=IF([.D17]=&quot;-&quot;;0;[.D17]-1)" office:value-type="float" office:value="0" calcext:value-type="float">
            <text:p>0</text:p>
          </table:table-cell>
          <table:table-cell table:formula="of:=IF([.E17]=&quot;-&quot;;0;[.E17]-1)" office:value-type="float" office:value="0" calcext:value-type="float">
            <text:p>0</text:p>
          </table:table-cell>
          <table:table-cell table:formula="of:=IF([.F17]=&quot;-&quot;;0;[.F17]-1)" office:value-type="float" office:value="0" calcext:value-type="float">
            <text:p>0</text:p>
          </table:table-cell>
          <table:table-cell table:formula="of:=IF([.G17]=&quot;-&quot;;0;[.G17]-1)" office:value-type="float" office:value="0" calcext:value-type="float">
            <text:p>0</text:p>
          </table:table-cell>
          <table:table-cell table:formula="of:=IF([.H17]=&quot;-&quot;;0;[.H17]-1)" office:value-type="float" office:value="0" calcext:value-type="float">
            <text:p>0</text:p>
          </table:table-cell>
          <table:table-cell table:formula="of:=IF([.I17]=&quot;-&quot;;0;[.I17]-1)" office:value-type="float" office:value="0.03" calcext:value-type="float">
            <text:p>0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eff_b2016</text:p>
          </table:table-cell>
          <table:table-cell office:value-type="string" calcext:value-type="string">
            <text:p>lnN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.02" calcext:value-type="float">
            <text:p>1.02</text:p>
          </table:table-cell>
          <table:table-cell office:value-type="string" calcext:value-type="string">
            <text:p>-</text:p>
          </table:table-cell>
          <table:table-cell office:value-type="float" office:value="1.02" calcext:value-type="float">
            <text:p>1.02</text:p>
          </table:table-cell>
          <table:table-cell/>
          <table:table-cell table:formula="of:=IF([.C18]=&quot;-&quot;;0;[.C18]-1)" office:value-type="float" office:value="0.02" calcext:value-type="float">
            <text:p>0.02</text:p>
          </table:table-cell>
          <table:table-cell table:formula="of:=IF([.D18]=&quot;-&quot;;0;[.D18]-1)" office:value-type="float" office:value="0" calcext:value-type="float">
            <text:p>0</text:p>
          </table:table-cell>
          <table:table-cell table:formula="of:=IF([.E18]=&quot;-&quot;;0;[.E18]-1)" office:value-type="float" office:value="0.02" calcext:value-type="float">
            <text:p>0.02</text:p>
          </table:table-cell>
          <table:table-cell table:formula="of:=IF([.F18]=&quot;-&quot;;0;[.F18]-1)" office:value-type="float" office:value="0.02" calcext:value-type="float">
            <text:p>0.02</text:p>
          </table:table-cell>
          <table:table-cell table:formula="of:=IF([.G18]=&quot;-&quot;;0;[.G18]-1)" office:value-type="float" office:value="0.02" calcext:value-type="float">
            <text:p>0.02</text:p>
          </table:table-cell>
          <table:table-cell table:formula="of:=IF([.H18]=&quot;-&quot;;0;[.H18]-1)" office:value-type="float" office:value="0" calcext:value-type="float">
            <text:p>0</text:p>
          </table:table-cell>
          <table:table-cell table:formula="of:=IF([.I18]=&quot;-&quot;;0;[.I18]-1)" office:value-type="float" office:value="0.02" calcext:value-type="float">
            <text:p>0.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df_qqbar_ACCEPT</text:p>
          </table:table-cell>
          <table:table-cell office:value-type="string" calcext:value-type="string">
            <text:p>lnN</text:p>
          </table:table-cell>
          <table:table-cell office:value-type="float" office:value="1.01157" calcext:value-type="float">
            <text:p>1.01157</text:p>
          </table:table-cell>
          <table:table-cell office:value-type="string" calcext:value-type="string">
            <text:p>-</text:p>
          </table:table-cell>
          <table:table-cell office:value-type="float" office:value="1.02664" calcext:value-type="float">
            <text:p>1.02664</text:p>
          </table:table-cell>
          <table:table-cell office:value-type="float" office:value="1.0185" calcext:value-type="float">
            <text:p>1.0185</text:p>
          </table:table-cell>
          <table:table-cell office:value-type="float" office:value="1.01607" calcext:value-type="float">
            <text:p>1.01607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formula="of:=IF([.C19]=&quot;-&quot;;0;[.C19]-1)" office:value-type="float" office:value="0.0115700000000001" calcext:value-type="float">
            <text:p>0.01157</text:p>
          </table:table-cell>
          <table:table-cell table:formula="of:=IF([.D19]=&quot;-&quot;;0;[.D19]-1)" office:value-type="float" office:value="0" calcext:value-type="float">
            <text:p>0</text:p>
          </table:table-cell>
          <table:table-cell table:formula="of:=IF([.E19]=&quot;-&quot;;0;[.E19]-1)" office:value-type="float" office:value="0.02664" calcext:value-type="float">
            <text:p>0.02664</text:p>
          </table:table-cell>
          <table:table-cell table:formula="of:=IF([.F19]=&quot;-&quot;;0;[.F19]-1)" office:value-type="float" office:value="0.0185" calcext:value-type="float">
            <text:p>0.0185</text:p>
          </table:table-cell>
          <table:table-cell table:formula="of:=IF([.G19]=&quot;-&quot;;0;[.G19]-1)" office:value-type="float" office:value="0.01607" calcext:value-type="float">
            <text:p>0.01607</text:p>
          </table:table-cell>
          <table:table-cell table:formula="of:=IF([.H19]=&quot;-&quot;;0;[.H19]-1)" office:value-type="float" office:value="0" calcext:value-type="float">
            <text:p>0</text:p>
          </table:table-cell>
          <table:table-cell table:formula="of:=IF([.I19]=&quot;-&quot;;0;[.I19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df_qqbar</text:p>
          </table:table-cell>
          <table:table-cell office:value-type="string" calcext:value-type="string">
            <text:p>lnN</text:p>
          </table:table-cell>
          <table:table-cell office:value-type="float" office:value="1.016" calcext:value-type="float">
            <text:p>1.016</text:p>
          </table:table-cell>
          <table:table-cell table:number-columns-repeated="6" office:value-type="string" calcext:value-type="string">
            <text:p>-</text:p>
          </table:table-cell>
          <table:table-cell/>
          <table:table-cell table:formula="of:=IF([.C20]=&quot;-&quot;;0;[.C20]-1)" office:value-type="float" office:value="0.016" calcext:value-type="float">
            <text:p>0.016</text:p>
          </table:table-cell>
          <table:table-cell table:formula="of:=IF([.D20]=&quot;-&quot;;0;[.D20]-1)" office:value-type="float" office:value="0" calcext:value-type="float">
            <text:p>0</text:p>
          </table:table-cell>
          <table:table-cell table:formula="of:=IF([.E20]=&quot;-&quot;;0;[.E20]-1)" office:value-type="float" office:value="0" calcext:value-type="float">
            <text:p>0</text:p>
          </table:table-cell>
          <table:table-cell table:formula="of:=IF([.F20]=&quot;-&quot;;0;[.F20]-1)" office:value-type="float" office:value="0" calcext:value-type="float">
            <text:p>0</text:p>
          </table:table-cell>
          <table:table-cell table:formula="of:=IF([.G20]=&quot;-&quot;;0;[.G20]-1)" office:value-type="float" office:value="0" calcext:value-type="float">
            <text:p>0</text:p>
          </table:table-cell>
          <table:table-cell table:formula="of:=IF([.H20]=&quot;-&quot;;0;[.H20]-1)" office:value-type="float" office:value="0" calcext:value-type="float">
            <text:p>0</text:p>
          </table:table-cell>
          <table:table-cell table:formula="of:=IF([.I20]=&quot;-&quot;;0;[.I20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df_gg</text:p>
          </table:table-cell>
          <table:table-cell office:value-type="string" calcext:value-type="string">
            <text:p>ln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.051" calcext:value-type="float">
            <text:p>1.051</text:p>
          </table:table-cell>
          <table:table-cell/>
          <table:table-cell table:formula="of:=IF([.C21]=&quot;-&quot;;0;[.C21]-1)" office:value-type="float" office:value="0" calcext:value-type="float">
            <text:p>0</text:p>
          </table:table-cell>
          <table:table-cell table:formula="of:=IF([.D21]=&quot;-&quot;;0;[.D21]-1)" office:value-type="float" office:value="0" calcext:value-type="float">
            <text:p>0</text:p>
          </table:table-cell>
          <table:table-cell table:formula="of:=IF([.E21]=&quot;-&quot;;0;[.E21]-1)" office:value-type="float" office:value="0" calcext:value-type="float">
            <text:p>0</text:p>
          </table:table-cell>
          <table:table-cell table:formula="of:=IF([.F21]=&quot;-&quot;;0;[.F21]-1)" office:value-type="float" office:value="0" calcext:value-type="float">
            <text:p>0</text:p>
          </table:table-cell>
          <table:table-cell table:formula="of:=IF([.G21]=&quot;-&quot;;0;[.G21]-1)" office:value-type="float" office:value="0" calcext:value-type="float">
            <text:p>0</text:p>
          </table:table-cell>
          <table:table-cell table:formula="of:=IF([.H21]=&quot;-&quot;;0;[.H21]-1)" office:value-type="float" office:value="0" calcext:value-type="float">
            <text:p>0</text:p>
          </table:table-cell>
          <table:table-cell table:formula="of:=IF([.I21]=&quot;-&quot;;0;[.I21]-1)" office:value-type="float" office:value="0.0509999999999999" calcext:value-type="float">
            <text:p>0.0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CDscale_VH_ACCEPT</text:p>
          </table:table-cell>
          <table:table-cell office:value-type="string" calcext:value-type="string">
            <text:p>lnN</text:p>
          </table:table-cell>
          <table:table-cell office:value-type="float" office:value="1.04117" calcext:value-type="float">
            <text:p>1.04117</text:p>
          </table:table-cell>
          <table:table-cell table:number-columns-repeated="6" office:value-type="string" calcext:value-type="string">
            <text:p>-</text:p>
          </table:table-cell>
          <table:table-cell/>
          <table:table-cell table:formula="of:=IF([.C22]=&quot;-&quot;;0;[.C22]-1)" office:value-type="float" office:value="0.0411699999999999" calcext:value-type="float">
            <text:p>0.04117</text:p>
          </table:table-cell>
          <table:table-cell table:formula="of:=IF([.D22]=&quot;-&quot;;0;[.D22]-1)" office:value-type="float" office:value="0" calcext:value-type="float">
            <text:p>0</text:p>
          </table:table-cell>
          <table:table-cell table:formula="of:=IF([.E22]=&quot;-&quot;;0;[.E22]-1)" office:value-type="float" office:value="0" calcext:value-type="float">
            <text:p>0</text:p>
          </table:table-cell>
          <table:table-cell table:formula="of:=IF([.F22]=&quot;-&quot;;0;[.F22]-1)" office:value-type="float" office:value="0" calcext:value-type="float">
            <text:p>0</text:p>
          </table:table-cell>
          <table:table-cell table:formula="of:=IF([.G22]=&quot;-&quot;;0;[.G22]-1)" office:value-type="float" office:value="0" calcext:value-type="float">
            <text:p>0</text:p>
          </table:table-cell>
          <table:table-cell table:formula="of:=IF([.H22]=&quot;-&quot;;0;[.H22]-1)" office:value-type="float" office:value="0" calcext:value-type="float">
            <text:p>0</text:p>
          </table:table-cell>
          <table:table-cell table:formula="of:=IF([.I22]=&quot;-&quot;;0;[.I22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CDscale_VH</text:p>
          </table:table-cell>
          <table:table-cell office:value-type="string" calcext:value-type="string">
            <text:p>lnN</text:p>
          </table:table-cell>
          <table:table-cell office:value-type="float" office:value="1.035" calcext:value-type="float">
            <text:p>1.035</text:p>
          </table:table-cell>
          <table:table-cell table:number-columns-repeated="6" office:value-type="string" calcext:value-type="string">
            <text:p>-</text:p>
          </table:table-cell>
          <table:table-cell/>
          <table:table-cell table:formula="of:=IF([.C23]=&quot;-&quot;;0;[.C23]-1)" office:value-type="float" office:value="0.0349999999999999" calcext:value-type="float">
            <text:p>0.035</text:p>
          </table:table-cell>
          <table:table-cell table:formula="of:=IF([.D23]=&quot;-&quot;;0;[.D23]-1)" office:value-type="float" office:value="0" calcext:value-type="float">
            <text:p>0</text:p>
          </table:table-cell>
          <table:table-cell table:formula="of:=IF([.E23]=&quot;-&quot;;0;[.E23]-1)" office:value-type="float" office:value="0" calcext:value-type="float">
            <text:p>0</text:p>
          </table:table-cell>
          <table:table-cell table:formula="of:=IF([.F23]=&quot;-&quot;;0;[.F23]-1)" office:value-type="float" office:value="0" calcext:value-type="float">
            <text:p>0</text:p>
          </table:table-cell>
          <table:table-cell table:formula="of:=IF([.G23]=&quot;-&quot;;0;[.G23]-1)" office:value-type="float" office:value="0" calcext:value-type="float">
            <text:p>0</text:p>
          </table:table-cell>
          <table:table-cell table:formula="of:=IF([.H23]=&quot;-&quot;;0;[.H23]-1)" office:value-type="float" office:value="0" calcext:value-type="float">
            <text:p>0</text:p>
          </table:table-cell>
          <table:table-cell table:formula="of:=IF([.I23]=&quot;-&quot;;0;[.I23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CDscale_ggVH</text:p>
          </table:table-cell>
          <table:table-cell office:value-type="string" calcext:value-type="string">
            <text:p>ln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.231" calcext:value-type="float">
            <text:p>1.231</text:p>
          </table:table-cell>
          <table:table-cell/>
          <table:table-cell table:formula="of:=IF([.C24]=&quot;-&quot;;0;[.C24]-1)" office:value-type="float" office:value="0" calcext:value-type="float">
            <text:p>0</text:p>
          </table:table-cell>
          <table:table-cell table:formula="of:=IF([.D24]=&quot;-&quot;;0;[.D24]-1)" office:value-type="float" office:value="0" calcext:value-type="float">
            <text:p>0</text:p>
          </table:table-cell>
          <table:table-cell table:formula="of:=IF([.E24]=&quot;-&quot;;0;[.E24]-1)" office:value-type="float" office:value="0" calcext:value-type="float">
            <text:p>0</text:p>
          </table:table-cell>
          <table:table-cell table:formula="of:=IF([.F24]=&quot;-&quot;;0;[.F24]-1)" office:value-type="float" office:value="0" calcext:value-type="float">
            <text:p>0</text:p>
          </table:table-cell>
          <table:table-cell table:formula="of:=IF([.G24]=&quot;-&quot;;0;[.G24]-1)" office:value-type="float" office:value="0" calcext:value-type="float">
            <text:p>0</text:p>
          </table:table-cell>
          <table:table-cell table:formula="of:=IF([.H24]=&quot;-&quot;;0;[.H24]-1)" office:value-type="float" office:value="0" calcext:value-type="float">
            <text:p>0</text:p>
          </table:table-cell>
          <table:table-cell table:formula="of:=IF([.I24]=&quot;-&quot;;0;[.I24]-1)" office:value-type="float" office:value="0.231" calcext:value-type="float">
            <text:p>0.2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CDscale_VVV</text:p>
          </table:table-cell>
          <table:table-cell office:value-type="string" calcext:value-type="string">
            <text:p>ln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03318" calcext:value-type="float">
            <text:p>1.03318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formula="of:=IF([.C25]=&quot;-&quot;;0;[.C25]-1)" office:value-type="float" office:value="0" calcext:value-type="float">
            <text:p>0</text:p>
          </table:table-cell>
          <table:table-cell table:formula="of:=IF([.D25]=&quot;-&quot;;0;[.D25]-1)" office:value-type="float" office:value="0" calcext:value-type="float">
            <text:p>0</text:p>
          </table:table-cell>
          <table:table-cell table:formula="of:=IF([.E25]=&quot;-&quot;;0;[.E25]-1)" office:value-type="float" office:value="0.03318" calcext:value-type="float">
            <text:p>0.03318</text:p>
          </table:table-cell>
          <table:table-cell table:formula="of:=IF([.F25]=&quot;-&quot;;0;[.F25]-1)" office:value-type="float" office:value="0" calcext:value-type="float">
            <text:p>0</text:p>
          </table:table-cell>
          <table:table-cell table:formula="of:=IF([.G25]=&quot;-&quot;;0;[.G25]-1)" office:value-type="float" office:value="0" calcext:value-type="float">
            <text:p>0</text:p>
          </table:table-cell>
          <table:table-cell table:formula="of:=IF([.H25]=&quot;-&quot;;0;[.H25]-1)" office:value-type="float" office:value="0" calcext:value-type="float">
            <text:p>0</text:p>
          </table:table-cell>
          <table:table-cell table:formula="of:=IF([.I25]=&quot;-&quot;;0;[.I25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CDscale_VV</text:p>
          </table:table-cell>
          <table:table-cell office:value-type="string" calcext:value-type="string">
            <text:p>ln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04914" calcext:value-type="float">
            <text:p>1.04914</text:p>
          </table:table-cell>
          <table:table-cell office:value-type="float" office:value="1.02882" calcext:value-type="float">
            <text:p>1.02882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formula="of:=IF([.C26]=&quot;-&quot;;0;[.C26]-1)" office:value-type="float" office:value="0" calcext:value-type="float">
            <text:p>0</text:p>
          </table:table-cell>
          <table:table-cell table:formula="of:=IF([.D26]=&quot;-&quot;;0;[.D26]-1)" office:value-type="float" office:value="0" calcext:value-type="float">
            <text:p>0</text:p>
          </table:table-cell>
          <table:table-cell table:formula="of:=IF([.E26]=&quot;-&quot;;0;[.E26]-1)" office:value-type="float" office:value="0" calcext:value-type="float">
            <text:p>0</text:p>
          </table:table-cell>
          <table:table-cell table:formula="of:=IF([.F26]=&quot;-&quot;;0;[.F26]-1)" office:value-type="float" office:value="0.04914" calcext:value-type="float">
            <text:p>0.04914</text:p>
          </table:table-cell>
          <table:table-cell table:formula="of:=IF([.G26]=&quot;-&quot;;0;[.G26]-1)" office:value-type="float" office:value="0.0288200000000001" calcext:value-type="float">
            <text:p>0.02882</text:p>
          </table:table-cell>
          <table:table-cell table:formula="of:=IF([.H26]=&quot;-&quot;;0;[.H26]-1)" office:value-type="float" office:value="0" calcext:value-type="float">
            <text:p>0</text:p>
          </table:table-cell>
          <table:table-cell table:formula="of:=IF([.I26]=&quot;-&quot;;0;[.I26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WZ_EWKCorr</text:p>
          </table:table-cell>
          <table:table-cell office:value-type="string" calcext:value-type="string">
            <text:p>ln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.03000/0.97000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IF([.C27]=&quot;-&quot;;0;[.C27]-1)" office:value-type="float" office:value="0" calcext:value-type="float">
            <text:p>0</text:p>
          </table:table-cell>
          <table:table-cell table:formula="of:=IF([.D27]=&quot;-&quot;;0;[.D27]-1)" office:value-type="float" office:value="0" calcext:value-type="float">
            <text:p>0</text:p>
          </table:table-cell>
          <table:table-cell table:formula="of:=IF([.E27]=&quot;-&quot;;0;[.E27]-1)" office:value-type="float" office:value="0" calcext:value-type="float">
            <text:p>0</text:p>
          </table:table-cell>
          <table:table-cell table:formula="of:=IF([.F27]=&quot;-&quot;;0;ABS(RIGHT([.F27];FIND(&quot;/&quot;;[.F27])-1)-LEFT([.F27];FIND(&quot;/&quot;;[.F27])-1))/2)" office:value-type="float" office:value="0.03" calcext:value-type="float">
            <text:p>0.03</text:p>
          </table:table-cell>
          <table:table-cell table:formula="of:=IF([.G27]=&quot;-&quot;;0;ABS(RIGHT([.G27];FIND(&quot;/&quot;;[.G27])-1)-LEFT([.G27];FIND(&quot;/&quot;;[.G27])-1))/2)" office:value-type="float" office:value="0" calcext:value-type="float">
            <text:p>0</text:p>
          </table:table-cell>
          <table:table-cell table:formula="of:=IF([.H27]=&quot;-&quot;;0;[.H27]-1)" office:value-type="float" office:value="0" calcext:value-type="float">
            <text:p>0</text:p>
          </table:table-cell>
          <table:table-cell table:formula="of:=IF([.I27]=&quot;-&quot;;0;[.I27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ZZ_EWKCorr</text:p>
          </table:table-cell>
          <table:table-cell office:value-type="string" calcext:value-type="string">
            <text:p>ln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.16944/0.83056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formula="of:=IF([.C28]=&quot;-&quot;;0;[.C28]-1)" office:value-type="float" office:value="0" calcext:value-type="float">
            <text:p>0</text:p>
          </table:table-cell>
          <table:table-cell table:formula="of:=IF([.D28]=&quot;-&quot;;0;[.D28]-1)" office:value-type="float" office:value="0" calcext:value-type="float">
            <text:p>0</text:p>
          </table:table-cell>
          <table:table-cell table:formula="of:=IF([.E28]=&quot;-&quot;;0;[.E28]-1)" office:value-type="float" office:value="0" calcext:value-type="float">
            <text:p>0</text:p>
          </table:table-cell>
          <table:table-cell table:formula="of:=IF([.F28]=&quot;-&quot;;0;ABS(RIGHT([.F28];FIND(&quot;/&quot;;[.F28])-1)-LEFT([.F28];FIND(&quot;/&quot;;[.F28])-1))/2)" office:value-type="float" office:value="0" calcext:value-type="float">
            <text:p>0</text:p>
          </table:table-cell>
          <table:table-cell table:formula="of:=IF([.G28]=&quot;-&quot;;0;ABS(RIGHT([.G28];FIND(&quot;/&quot;;[.G28])-1)-LEFT([.G28];FIND(&quot;/&quot;;[.G28])-1))/2)" office:value-type="float" office:value="0.16944" calcext:value-type="float">
            <text:p>0.16944</text:p>
          </table:table-cell>
          <table:table-cell table:formula="of:=IF([.H28]=&quot;-&quot;;0;[.H28]-1)" office:value-type="float" office:value="0" calcext:value-type="float">
            <text:p>0</text:p>
          </table:table-cell>
          <table:table-cell table:formula="of:=IF([.I28]=&quot;-&quot;;0;[.I28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ggZZCorr</text:p>
          </table:table-cell>
          <table:table-cell office:value-type="string" calcext:value-type="string">
            <text:p>ln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.00803/0.99197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formula="of:=IF([.C29]=&quot;-&quot;;0;[.C29]-1)" office:value-type="float" office:value="0" calcext:value-type="float">
            <text:p>0</text:p>
          </table:table-cell>
          <table:table-cell table:formula="of:=IF([.D29]=&quot;-&quot;;0;[.D29]-1)" office:value-type="float" office:value="0" calcext:value-type="float">
            <text:p>0</text:p>
          </table:table-cell>
          <table:table-cell table:formula="of:=IF([.E29]=&quot;-&quot;;0;[.E29]-1)" office:value-type="float" office:value="0" calcext:value-type="float">
            <text:p>0</text:p>
          </table:table-cell>
          <table:table-cell table:formula="of:=IF([.F29]=&quot;-&quot;;0;ABS(RIGHT([.F29];FIND(&quot;/&quot;;[.F29])-1)-LEFT([.F29];FIND(&quot;/&quot;;[.F29])-1))/2)" office:value-type="float" office:value="0" calcext:value-type="float">
            <text:p>0</text:p>
          </table:table-cell>
          <table:table-cell table:formula="of:=IF([.G29]=&quot;-&quot;;0;ABS(RIGHT([.G29];FIND(&quot;/&quot;;[.G29])-1)-LEFT([.G29];FIND(&quot;/&quot;;[.G29])-1))/2)" office:value-type="float" office:value="0.00802999999999993" calcext:value-type="float">
            <text:p>0.00803</text:p>
          </table:table-cell>
          <table:table-cell table:formula="of:=IF([.H29]=&quot;-&quot;;0;[.H29]-1)" office:value-type="float" office:value="0" calcext:value-type="float">
            <text:p>0</text:p>
          </table:table-cell>
          <table:table-cell table:formula="of:=IF([.I29]=&quot;-&quot;;0;[.I29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WZ_lep2016</text:p>
          </table:table-cell>
          <table:table-cell office:value-type="string" calcext:value-type="string">
            <text:p>ln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01" calcext:value-type="float">
            <text:p>1.01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IF([.C30]=&quot;-&quot;;0;[.C30]-1)" office:value-type="float" office:value="0" calcext:value-type="float">
            <text:p>0</text:p>
          </table:table-cell>
          <table:table-cell table:formula="of:=IF([.D30]=&quot;-&quot;;0;[.D30]-1)" office:value-type="float" office:value="0" calcext:value-type="float">
            <text:p>0</text:p>
          </table:table-cell>
          <table:table-cell table:formula="of:=IF([.E30]=&quot;-&quot;;0;[.E30]-1)" office:value-type="float" office:value="0" calcext:value-type="float">
            <text:p>0</text:p>
          </table:table-cell>
          <table:table-cell table:formula="of:=IF([.F30]=&quot;-&quot;;0;[.F30]-1)" office:value-type="float" office:value="0.01" calcext:value-type="float">
            <text:p>0.01</text:p>
          </table:table-cell>
          <table:table-cell table:formula="of:=IF([.G30]=&quot;-&quot;;0;[.G30]-1)" office:value-type="float" office:value="0" calcext:value-type="float">
            <text:p>0</text:p>
          </table:table-cell>
          <table:table-cell table:formula="of:=IF([.H30]=&quot;-&quot;;0;[.H30]-1)" office:value-type="float" office:value="0" calcext:value-type="float">
            <text:p>0</text:p>
          </table:table-cell>
          <table:table-cell table:formula="of:=IF([.I30]=&quot;-&quot;;0;[.I30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WZ_tau2016</text:p>
          </table:table-cell>
          <table:table-cell office:value-type="string" calcext:value-type="string">
            <text:p>ln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012" calcext:value-type="float">
            <text:p>1.012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IF([.C31]=&quot;-&quot;;0;[.C31]-1)" office:value-type="float" office:value="0" calcext:value-type="float">
            <text:p>0</text:p>
          </table:table-cell>
          <table:table-cell table:formula="of:=IF([.D31]=&quot;-&quot;;0;[.D31]-1)" office:value-type="float" office:value="0" calcext:value-type="float">
            <text:p>0</text:p>
          </table:table-cell>
          <table:table-cell table:formula="of:=IF([.E31]=&quot;-&quot;;0;[.E31]-1)" office:value-type="float" office:value="0" calcext:value-type="float">
            <text:p>0</text:p>
          </table:table-cell>
          <table:table-cell table:formula="of:=IF([.F31]=&quot;-&quot;;0;[.F31]-1)" office:value-type="float" office:value="0.012" calcext:value-type="float">
            <text:p>0.012</text:p>
          </table:table-cell>
          <table:table-cell table:formula="of:=IF([.G31]=&quot;-&quot;;0;[.G31]-1)" office:value-type="float" office:value="0" calcext:value-type="float">
            <text:p>0</text:p>
          </table:table-cell>
          <table:table-cell table:formula="of:=IF([.H31]=&quot;-&quot;;0;[.H31]-1)" office:value-type="float" office:value="0" calcext:value-type="float">
            <text:p>0</text:p>
          </table:table-cell>
          <table:table-cell table:formula="of:=IF([.I31]=&quot;-&quot;;0;[.I31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ZLLNorm2016_mm1j_13TeV2015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/>
          <table:table-cell table:formula="of:=IF([.C32]=&quot;-&quot;;0;[.C32]-1)" office:value-type="float" office:value="0" calcext:value-type="float">
            <text:p>0</text:p>
          </table:table-cell>
          <table:table-cell table:formula="of:=IF([.D32]=&quot;-&quot;;0;[.D32]-1)" office:value-type="float" office:value="1" calcext:value-type="float">
            <text:p>1</text:p>
          </table:table-cell>
          <table:table-cell table:formula="of:=IF([.E32]=&quot;-&quot;;0;[.E32]-1)" office:value-type="float" office:value="0" calcext:value-type="float">
            <text:p>0</text:p>
          </table:table-cell>
          <table:table-cell table:formula="of:=IF([.F32]=&quot;-&quot;;0;[.F32]-1)" office:value-type="float" office:value="0" calcext:value-type="float">
            <text:p>0</text:p>
          </table:table-cell>
          <table:table-cell table:formula="of:=IF([.G32]=&quot;-&quot;;0;[.G32]-1)" office:value-type="float" office:value="0" calcext:value-type="float">
            <text:p>0</text:p>
          </table:table-cell>
          <table:table-cell table:formula="of:=IF([.H32]=&quot;-&quot;;0;[.H32]-1)" office:value-type="float" office:value="0" calcext:value-type="float">
            <text:p>0</text:p>
          </table:table-cell>
          <table:table-cell table:formula="of:=IF([.I32]=&quot;-&quot;;0;[.I32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ZLLFit2016_mm1j_13TeV2015</text:p>
          </table:table-cell>
          <table:table-cell office:value-type="string" calcext:value-type="string">
            <text:p>lnU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EMSyst2016_mm1j_13TeV2015</text:p>
          </table:table-cell>
          <table:table-cell office:value-type="string" calcext:value-type="string">
            <text:p>lnN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-</text:p>
          </table:table-cell>
          <table:table-cell/>
          <table:table-cell table:formula="of:=IF([.C34]=&quot;-&quot;;0;[.C34]-1)" office:value-type="float" office:value="0" calcext:value-type="float">
            <text:p>0</text:p>
          </table:table-cell>
          <table:table-cell table:formula="of:=IF([.D34]=&quot;-&quot;;0;[.D34]-1)" office:value-type="float" office:value="0" calcext:value-type="float">
            <text:p>0</text:p>
          </table:table-cell>
          <table:table-cell table:formula="of:=IF([.E34]=&quot;-&quot;;0;[.E34]-1)" office:value-type="float" office:value="0" calcext:value-type="float">
            <text:p>0</text:p>
          </table:table-cell>
          <table:table-cell table:formula="of:=IF([.F34]=&quot;-&quot;;0;[.F34]-1)" office:value-type="float" office:value="0" calcext:value-type="float">
            <text:p>0</text:p>
          </table:table-cell>
          <table:table-cell table:formula="of:=IF([.G34]=&quot;-&quot;;0;[.G34]-1)" office:value-type="float" office:value="0" calcext:value-type="float">
            <text:p>0</text:p>
          </table:table-cell>
          <table:table-cell table:formula="of:=IF([.H34]=&quot;-&quot;;0;[.H34]-1)" office:value-type="float" office:value="0.2" calcext:value-type="float">
            <text:p>0.2</text:p>
          </table:table-cell>
          <table:table-cell table:formula="of:=IF([.I34]=&quot;-&quot;;0;[.I34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_EMNorm2016_mm1j_13TeV2015</text:p>
          </table:table-cell>
          <table:table-cell office:value-type="string" calcext:value-type="string">
            <text:p>gmN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G8]=0;0;SQRT([.C35])*[.I35]/[.G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mm1j_MVAZHStatBounding2016_13TeV2015_Bin6</text:p>
          </table:table-cell>
          <table:table-cell office:value-type="string" calcext:value-type="string">
            <text:p>lnN</text:p>
          </table:table-cell>
          <table:table-cell office:value-type="float" office:value="1.05184" calcext:value-type="float">
            <text:p>1.05184</text:p>
          </table:table-cell>
          <table:table-cell table:number-columns-repeated="6" office:value-type="string" calcext:value-type="string">
            <text:p>-</text:p>
          </table:table-cell>
          <table:table-cell/>
          <table:table-cell table:formula="of:=IF([.C36]=&quot;-&quot;;0;[.C36]-1)" office:value-type="float" office:value="0.0518400000000001" calcext:value-type="float">
            <text:p>0.05184</text:p>
          </table:table-cell>
          <table:table-cell table:formula="of:=IF([.D36]=&quot;-&quot;;0;[.D36]-1)" office:value-type="float" office:value="0" calcext:value-type="float">
            <text:p>0</text:p>
          </table:table-cell>
          <table:table-cell table:formula="of:=IF([.E36]=&quot;-&quot;;0;[.E36]-1)" office:value-type="float" office:value="0" calcext:value-type="float">
            <text:p>0</text:p>
          </table:table-cell>
          <table:table-cell table:formula="of:=IF([.F36]=&quot;-&quot;;0;[.F36]-1)" office:value-type="float" office:value="0" calcext:value-type="float">
            <text:p>0</text:p>
          </table:table-cell>
          <table:table-cell table:formula="of:=IF([.G36]=&quot;-&quot;;0;[.G36]-1)" office:value-type="float" office:value="0" calcext:value-type="float">
            <text:p>0</text:p>
          </table:table-cell>
          <table:table-cell table:formula="of:=IF([.H36]=&quot;-&quot;;0;[.H36]-1)" office:value-type="float" office:value="0" calcext:value-type="float">
            <text:p>0</text:p>
          </table:table-cell>
          <table:table-cell table:formula="of:=IF([.I36]=&quot;-&quot;;0;[.I36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mm1j_MVAZjetsSatBounding2016_13TeV2015_Bin6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/>
          <table:table-cell table:formula="of:=IF([.C37]=&quot;-&quot;;0;[.C37]-1)" office:value-type="float" office:value="0" calcext:value-type="float">
            <text:p>0</text:p>
          </table:table-cell>
          <table:table-cell table:formula="of:=IF([.D37]=&quot;-&quot;;0;[.D37]-1)" office:value-type="float" office:value="0" calcext:value-type="float">
            <text:p>0</text:p>
          </table:table-cell>
          <table:table-cell table:formula="of:=IF([.E37]=&quot;-&quot;;0;[.E37]-1)" office:value-type="float" office:value="0" calcext:value-type="float">
            <text:p>0</text:p>
          </table:table-cell>
          <table:table-cell table:formula="of:=IF([.F37]=&quot;-&quot;;0;[.F37]-1)" office:value-type="float" office:value="0" calcext:value-type="float">
            <text:p>0</text:p>
          </table:table-cell>
          <table:table-cell table:formula="of:=IF([.G37]=&quot;-&quot;;0;[.G37]-1)" office:value-type="float" office:value="0" calcext:value-type="float">
            <text:p>0</text:p>
          </table:table-cell>
          <table:table-cell table:formula="of:=IF([.H37]=&quot;-&quot;;0;[.H37]-1)" office:value-type="float" office:value="0" calcext:value-type="float">
            <text:p>0</text:p>
          </table:table-cell>
          <table:table-cell table:formula="of:=IF([.I37]=&quot;-&quot;;0;[.I37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mm1j_MVAVVVSatBounding2016_13TeV2015_Bin6</text:p>
          </table:table-cell>
          <table:table-cell office:value-type="string" calcext:value-type="string">
            <text:p>ln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32333" calcext:value-type="float">
            <text:p>1.32333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formula="of:=IF([.C38]=&quot;-&quot;;0;[.C38]-1)" office:value-type="float" office:value="0" calcext:value-type="float">
            <text:p>0</text:p>
          </table:table-cell>
          <table:table-cell table:formula="of:=IF([.D38]=&quot;-&quot;;0;[.D38]-1)" office:value-type="float" office:value="0" calcext:value-type="float">
            <text:p>0</text:p>
          </table:table-cell>
          <table:table-cell table:formula="of:=IF([.E38]=&quot;-&quot;;0;[.E38]-1)" office:value-type="float" office:value="0.32333" calcext:value-type="float">
            <text:p>0.32333</text:p>
          </table:table-cell>
          <table:table-cell table:formula="of:=IF([.F38]=&quot;-&quot;;0;[.F38]-1)" office:value-type="float" office:value="0" calcext:value-type="float">
            <text:p>0</text:p>
          </table:table-cell>
          <table:table-cell table:formula="of:=IF([.G38]=&quot;-&quot;;0;[.G38]-1)" office:value-type="float" office:value="0" calcext:value-type="float">
            <text:p>0</text:p>
          </table:table-cell>
          <table:table-cell table:formula="of:=IF([.H38]=&quot;-&quot;;0;[.H38]-1)" office:value-type="float" office:value="0" calcext:value-type="float">
            <text:p>0</text:p>
          </table:table-cell>
          <table:table-cell table:formula="of:=IF([.I38]=&quot;-&quot;;0;[.I38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mm1j_MVAWZSatBounding2016_13TeV2015_Bin6</text:p>
          </table:table-cell>
          <table:table-cell office:value-type="string" calcext:value-type="string">
            <text:p>ln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1571" calcext:value-type="float">
            <text:p>1.1571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IF([.C39]=&quot;-&quot;;0;[.C39]-1)" office:value-type="float" office:value="0" calcext:value-type="float">
            <text:p>0</text:p>
          </table:table-cell>
          <table:table-cell table:formula="of:=IF([.D39]=&quot;-&quot;;0;[.D39]-1)" office:value-type="float" office:value="0" calcext:value-type="float">
            <text:p>0</text:p>
          </table:table-cell>
          <table:table-cell table:formula="of:=IF([.E39]=&quot;-&quot;;0;[.E39]-1)" office:value-type="float" office:value="0" calcext:value-type="float">
            <text:p>0</text:p>
          </table:table-cell>
          <table:table-cell table:formula="of:=IF([.F39]=&quot;-&quot;;0;[.F39]-1)" office:value-type="float" office:value="0.1571" calcext:value-type="float">
            <text:p>0.1571</text:p>
          </table:table-cell>
          <table:table-cell table:formula="of:=IF([.G39]=&quot;-&quot;;0;[.G39]-1)" office:value-type="float" office:value="0" calcext:value-type="float">
            <text:p>0</text:p>
          </table:table-cell>
          <table:table-cell table:formula="of:=IF([.H39]=&quot;-&quot;;0;[.H39]-1)" office:value-type="float" office:value="0" calcext:value-type="float">
            <text:p>0</text:p>
          </table:table-cell>
          <table:table-cell table:formula="of:=IF([.I39]=&quot;-&quot;;0;[.I39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mm1j_MVAZZSatBounding2016_13TeV2015_Bin6</text:p>
          </table:table-cell>
          <table:table-cell office:value-type="string" calcext:value-type="string">
            <text:p>ln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.01357" calcext:value-type="float">
            <text:p>1.01357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formula="of:=IF([.C40]=&quot;-&quot;;0;[.C40]-1)" office:value-type="float" office:value="0" calcext:value-type="float">
            <text:p>0</text:p>
          </table:table-cell>
          <table:table-cell table:formula="of:=IF([.D40]=&quot;-&quot;;0;[.D40]-1)" office:value-type="float" office:value="0" calcext:value-type="float">
            <text:p>0</text:p>
          </table:table-cell>
          <table:table-cell table:formula="of:=IF([.E40]=&quot;-&quot;;0;[.E40]-1)" office:value-type="float" office:value="0" calcext:value-type="float">
            <text:p>0</text:p>
          </table:table-cell>
          <table:table-cell table:formula="of:=IF([.F40]=&quot;-&quot;;0;[.F40]-1)" office:value-type="float" office:value="0" calcext:value-type="float">
            <text:p>0</text:p>
          </table:table-cell>
          <table:table-cell table:formula="of:=IF([.G40]=&quot;-&quot;;0;[.G40]-1)" office:value-type="float" office:value="0.0135700000000001" calcext:value-type="float">
            <text:p>0.01357</text:p>
          </table:table-cell>
          <table:table-cell table:formula="of:=IF([.H40]=&quot;-&quot;;0;[.H40]-1)" office:value-type="float" office:value="0" calcext:value-type="float">
            <text:p>0</text:p>
          </table:table-cell>
          <table:table-cell table:formula="of:=IF([.I40]=&quot;-&quot;;0;[.I40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4" office:value-type="string" calcext:value-type="string">
            <text:p>CMS_zllhinvmm1j_MVAggZHSatBounding2016_13TeV2015_Bin6</text:p>
          </table:table-cell>
          <table:table-cell office:value-type="string" calcext:value-type="string">
            <text:p>lnN</text:p>
          </table:table-cell>
          <table:table-cell table:number-columns-repeated="7" office:value-type="string" calcext:value-type="string">
            <text:p>-</text:p>
          </table:table-cell>
          <table:table-cell/>
          <table:table-cell table:formula="of:=IF([.C41]=&quot;-&quot;;0;[.C41]-1)" office:value-type="float" office:value="0" calcext:value-type="float">
            <text:p>0</text:p>
          </table:table-cell>
          <table:table-cell table:formula="of:=IF([.D41]=&quot;-&quot;;0;[.D41]-1)" office:value-type="float" office:value="0" calcext:value-type="float">
            <text:p>0</text:p>
          </table:table-cell>
          <table:table-cell table:formula="of:=IF([.E41]=&quot;-&quot;;0;[.E41]-1)" office:value-type="float" office:value="0" calcext:value-type="float">
            <text:p>0</text:p>
          </table:table-cell>
          <table:table-cell table:formula="of:=IF([.F41]=&quot;-&quot;;0;[.F41]-1)" office:value-type="float" office:value="0" calcext:value-type="float">
            <text:p>0</text:p>
          </table:table-cell>
          <table:table-cell table:formula="of:=IF([.G41]=&quot;-&quot;;0;[.G41]-1)" office:value-type="float" office:value="0" calcext:value-type="float">
            <text:p>0</text:p>
          </table:table-cell>
          <table:table-cell table:formula="of:=IF([.H41]=&quot;-&quot;;0;[.H41]-1)" office:value-type="float" office:value="0" calcext:value-type="float">
            <text:p>0</text:p>
          </table:table-cell>
          <table:table-cell table:formula="of:=IF([.I41]=&quot;-&quot;;0;[.I41]-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MS_zllhinvll1j_MVAggZHSatBounding2016_13TeV2015_Bin6</text:p>
          </table:table-cell>
          <table:table-cell office:value-type="string" calcext:value-type="string">
            <text:p>ln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.02934" calcext:value-type="float">
            <text:p>1.02934</text:p>
          </table:table-cell>
          <table:table-cell/>
          <table:table-cell table:formula="of:=IF([.C42]=&quot;-&quot;;0;[.C42]-1)" office:value-type="float" office:value="0" calcext:value-type="float">
            <text:p>0</text:p>
          </table:table-cell>
          <table:table-cell table:formula="of:=IF([.D42]=&quot;-&quot;;0;[.D42]-1)" office:value-type="float" office:value="0" calcext:value-type="float">
            <text:p>0</text:p>
          </table:table-cell>
          <table:table-cell table:formula="of:=IF([.E42]=&quot;-&quot;;0;[.E42]-1)" office:value-type="float" office:value="0" calcext:value-type="float">
            <text:p>0</text:p>
          </table:table-cell>
          <table:table-cell table:formula="of:=IF([.F42]=&quot;-&quot;;0;[.F42]-1)" office:value-type="float" office:value="0" calcext:value-type="float">
            <text:p>0</text:p>
          </table:table-cell>
          <table:table-cell table:formula="of:=IF([.G42]=&quot;-&quot;;0;[.G42]-1)" office:value-type="float" office:value="0" calcext:value-type="float">
            <text:p>0</text:p>
          </table:table-cell>
          <table:table-cell table:formula="of:=IF([.H42]=&quot;-&quot;;0;[.H42]-1)" office:value-type="float" office:value="0" calcext:value-type="float">
            <text:p>0</text:p>
          </table:table-cell>
          <table:table-cell table:formula="of:=IF([.I42]=&quot;-&quot;;0;[.I42]-1)" office:value-type="float" office:value="0.0293399999999999" calcext:value-type="float">
            <text:p>0.02934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Default" table:number-columns-repeated="7"/>
          <table:table-cell table:number-columns-repeated="1007"/>
        </table:table-row>
        <table:table-row table:style-name="ro1">
          <table:table-cell table:style-name="ce1"/>
          <table:table-cell table:style-name="ce5" office:value-type="string" calcext:value-type="string">
            <text:p>sig. % unc</text:p>
          </table:table-cell>
          <table:table-cell table:style-name="ce9" office:value-type="string" calcext:value-type="string">
            <text:p>yield</text:p>
          </table:table-cell>
          <table:table-cell table:style-name="ce5" office:value-type="string" calcext:value-type="string">
            <text:p>Bkg. % unc</text:p>
          </table:table-cell>
          <table:table-cell table:style-name="ce5" office:value-type="string" calcext:value-type="string">
            <text:p>yield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Yield</text:p>
          </table:table-cell>
          <table:table-cell table:style-name="ce6" office:value-type="string" calcext:value-type="string">
            <text:p>-</text:p>
          </table:table-cell>
          <table:table-cell table:style-name="ce6" table:formula="of:=[.B8]+[.H8]" office:value-type="float" office:value="1.067" calcext:value-type="float">
            <text:p>1.067</text:p>
          </table:table-cell>
          <table:table-cell table:style-name="ce10" office:value-type="string" calcext:value-type="string">
            <text:p>-</text:p>
          </table:table-cell>
          <table:table-cell table:style-name="ce10" table:formula="of:=[.C8]+[.D8]+[.E8]+[.F8]+[.G8]" office:value-type="float" office:value="1.68576" calcext:value-type="float">
            <text:p>1.686</text:p>
          </table:table-cell>
          <table:table-cell table:style-name="ce1"/>
          <table:table-cell table:style-name="ce13"/>
          <table:table-cell table:style-name="ce1" table:number-columns-repeated="3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Lepton trigger &amp;identification efficiency</text:p>
          </table:table-cell>
          <table:table-cell table:style-name="ce7" table:formula="of:=([.B8]*([.C10]-1+[.C11]-1)+[.H8]*([.I10]-1+[.I11]-1))/([.B8]+[.H8])" office:value-type="percentage" office:value="0.02" calcext:value-type="percentage">
            <text:p>2.0%</text:p>
          </table:table-cell>
          <table:table-cell table:style-name="ce10" table:formula="of:=[.B8]+[.H8]" office:value-type="float" office:value="1.067" calcext:value-type="float">
            <text:p>1.067</text:p>
          </table:table-cell>
          <table:table-cell table:style-name="ce7" table:formula="of:=([.D8]*([.E10]+[.E11]-2)+[.E8]*([.F10]+[.F11]-2)+[.F8]*([.G10]+[.G11]-2))/([.D8]+[.E8]+[.F8])" office:value-type="percentage" office:value="0.02" calcext:value-type="percentage">
            <text:p>2.0%</text:p>
          </table:table-cell>
          <table:table-cell table:style-name="ce10" table:formula="of:=[.D8]+[.E8]+[.F8]" office:value-type="float" office:value="1.68576" calcext:value-type="float">
            <text:p>1.686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Lepton momentum scale, resolution</text:p>
          </table:table-cell>
          <table:table-cell table:style-name="ce8" table:formula="of:=([.B8]*([.C12]-1+[.C13]-1)+[.H8]*([.I12]-1+[.I13]-1))/([.B8]+[.H8])" office:value-type="percentage" office:value="0.02" calcext:value-type="percentage">
            <text:p>2.0%</text:p>
          </table:table-cell>
          <table:table-cell table:style-name="ce11" table:formula="of:=[.B8]+[.H8]" office:value-type="float" office:value="1.067" calcext:value-type="float">
            <text:p>1.067</text:p>
          </table:table-cell>
          <table:table-cell table:style-name="ce7" table:formula="of:=([.D8]*([.E12]+[.E13]-2)+[.E8]*([.F12]+[.F13]-2)+[.F8]*([.G12]+[.G13]-2))/([.D8]+[.E8]+[.F8])" office:value-type="percentage" office:value="0.02" calcext:value-type="percentage">
            <text:p>2.0%</text:p>
          </table:table-cell>
          <table:table-cell table:style-name="ce10" table:formula="of:=[.D8]+[.E8]+[.F8]" office:value-type="float" office:value="1.68576" calcext:value-type="float">
            <text:p>1.686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Jet energy scale, resolution</text:p>
          </table:table-cell>
          <table:table-cell table:style-name="ce7" table:formula="of:=((RIGHT([.C16]; FIND(&quot;/&quot;; [.C16])-1)-LEFT([.C16]; FIND(&quot;/&quot;; [.C16])-1))/2*[.B8]+(RIGHT([.I16]; FIND(&quot;/&quot;; [.I16])-1)-LEFT([.I16]; FIND(&quot;/&quot;; [.I16])-1))/2*[.H8])/([.B8]+[.H8])" office:value-type="percentage" office:value="0.00373499999999999" calcext:value-type="percentage">
            <text:p>0.4%</text:p>
          </table:table-cell>
          <table:table-cell table:style-name="ce12" table:formula="of:=[.B8]+[.H8]" office:value-type="float" office:value="1.067" calcext:value-type="float">
            <text:p>1.067</text:p>
          </table:table-cell>
          <table:table-cell table:style-name="ce7" table:formula="of:=((RIGHT([.E16]; FIND(&quot;/&quot;; [.E16])-1)-LEFT([.E16]; FIND(&quot;/&quot;; [.E16])-1))/2*[.D8]+(RIGHT([.F16]; FIND(&quot;/&quot;; [.F16])-1)-LEFT([.F16]; FIND(&quot;/&quot;; [.F16])-1))/2*[.E8]+(RIGHT([.G16]; FIND(&quot;/&quot;; [.G16])-1)-LEFT([.G16]; FIND(&quot;/&quot;; [.G16])-1))/2*[.F8])/([.D8]+[.E8]+[.F8])" office:value-type="percentage" office:value="0.00589103769219812" calcext:value-type="percentage">
            <text:p>0.6%</text:p>
          </table:table-cell>
          <table:table-cell table:style-name="ce10" table:formula="of:=[.D8]+[.E8]+[.F8]" office:value-type="float" office:value="1.68576" calcext:value-type="float">
            <text:p>1.686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b-jet tagging efficiency</text:p>
          </table:table-cell>
          <table:table-cell table:style-name="ce7" table:formula="of:=([.B8]*([.C18]-1)+[.H8]*([.C18]-1))/([.B8]+[.H8])" office:value-type="percentage" office:value="0.02" calcext:value-type="percentage">
            <text:p>2.0%</text:p>
          </table:table-cell>
          <table:table-cell table:style-name="ce10" table:formula="of:=[.B8]+[.H8]" office:value-type="float" office:value="1.067" calcext:value-type="float">
            <text:p>1.067</text:p>
          </table:table-cell>
          <table:table-cell table:style-name="ce7" table:formula="of:=([.D8]*([.E18]-1)+[.E8]*([.F18]-1)+[.F8]*([.G18]-1))/([.D8]+[.E8]+[.F8])" office:value-type="percentage" office:value="0.02" calcext:value-type="percentage">
            <text:p>2.0%</text:p>
          </table:table-cell>
          <table:table-cell table:style-name="ce10" table:formula="of:=[.D8]+[.E8]+[.F8]" office:value-type="float" office:value="1.68576" calcext:value-type="float">
            <text:p>1.686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Pileup</text:p>
          </table:table-cell>
          <table:table-cell table:style-name="ce7" table:formula="of:=((RIGHT([.C14]; FIND(&quot;/&quot;; [.C14])-1)-LEFT([.C14]; FIND(&quot;/&quot;; [.C14])-1))/2*[.B8]+(RIGHT([.I14]; FIND(&quot;/&quot;; [.I14])-1)-LEFT([.I14]; FIND(&quot;/&quot;; [.I14])-1))/2*[.H8])/([.B8]+[.H8])" office:value-type="percentage" office:value="-0.0021199999999999" calcext:value-type="percentage">
            <text:p>-0.2%</text:p>
          </table:table-cell>
          <table:table-cell table:style-name="ce10" table:formula="of:=[.B8]+[.H8]" office:value-type="float" office:value="1.067" calcext:value-type="float">
            <text:p>1.067</text:p>
          </table:table-cell>
          <table:table-cell table:style-name="ce7" table:formula="of:=((RIGHT([.E14]; FIND(&quot;/&quot;; [.E14])-1)-LEFT([.E14]; FIND(&quot;/&quot;; [.E14])-1))/2*[.D8]+(RIGHT([.F14]; FIND(&quot;/&quot;; [.F14])-1)-LEFT([.F14]; FIND(&quot;/&quot;; [.F14])-1))/2*[.E8]+(RIGHT([.G14]; FIND(&quot;/&quot;; [.G14])-1)-LEFT([.G14]; FIND(&quot;/&quot;; [.G14])-1))/2*[.F8])/([.D8]+[.E8]+[.F8])" office:value-type="percentage" office:value="0.00980432321326876" calcext:value-type="percentage">
            <text:p>1.0%</text:p>
          </table:table-cell>
          <table:table-cell table:style-name="ce10" table:formula="of:=[.D8]+[.E8]+[.F8]" office:value-type="float" office:value="1.68576" calcext:value-type="float">
            <text:p>1.686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Efficiency for missed lepton (WZ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([.F30]+[.F31]-2)" office:value-type="percentage" office:value="0.0220000000000002" calcext:value-type="percentage">
            <text:p>2.2%</text:p>
          </table:table-cell>
          <table:table-cell table:style-name="ce10" table:formula="of:=[.E8]" office:value-type="float" office:value="0.45873" calcext:value-type="float">
            <text:p>0.459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PDF, αS,</text:p>
          </table:table-cell>
          <table:table-cell table:style-name="ce7" table:formula="of:=(([.C19]+[.C20]-2)*[.B8]+([.I24]-1)*[.H8])/([.B8]+[.H8])" office:value-type="percentage" office:value="0.0536193354264291" calcext:value-type="percentage">
            <text:p>5.4%</text:p>
          </table:table-cell>
          <table:table-cell table:style-name="ce10" table:formula="of:=[.B8]+[.H8]" office:value-type="float" office:value="1.067" calcext:value-type="float">
            <text:p>1.067</text:p>
          </table:table-cell>
          <table:table-cell table:style-name="ce7" table:formula="of:=(([.E19]-1)*[.D8]+([.F19]-1)*[.E8]+([.G19]-1)*[.F8])/([.D8]+[.E8]+[.F8])" office:value-type="percentage" office:value="0.0168542737400342" calcext:value-type="percentage">
            <text:p>1.7%</text:p>
          </table:table-cell>
          <table:table-cell table:style-name="ce11" table:formula="of:=[.D8]+[.E8]+[.F8]" office:value-type="float" office:value="1.68576" calcext:value-type="float">
            <text:p>1.686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Underlying event</text:p>
          </table:table-cell>
          <table:table-cell table:style-name="ce7" table:formula="of:=(([.C17]-1)*[.B8]+([.I17]-1)*[.H8])/([.B8]+[.H8])" office:value-type="percentage" office:value="0.03" calcext:value-type="percentage">
            <text:p>3.0%</text:p>
          </table:table-cell>
          <table:table-cell table:style-name="ce10" table:formula="of:=[.B8]+[.H8]" office:value-type="float" office:value="1.067" calcext:value-type="float">
            <text:p>1.067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Factorization, renormalization scales (signal)</text:p>
          </table:table-cell>
          <table:table-cell table:style-name="ce7" table:formula="of:=(([.C22]+[.C23]-2)*[.B8]+([.I24]-1)*[.H8])/([.B8]+[.H8])" office:value-type="percentage" office:value="0.0959960758200561" calcext:value-type="percentage">
            <text:p>9.6%</text:p>
          </table:table-cell>
          <table:table-cell table:style-name="ce10" table:formula="of:=[.B8]+[.H8]" office:value-type="float" office:value="1.067" calcext:value-type="float">
            <text:p>1.067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Factorization, renormalization scales (VV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((([.F26]-1)*[.E8]+([.G26]-1)*[.F8]))/([.E8]+[.F8])" office:value-type="percentage" office:value="0.0344146040548814" calcext:value-type="percentage">
            <text:p>3.4%</text:p>
          </table:table-cell>
          <table:table-cell table:style-name="ce10" table:formula="of:=[.E8]+[.F8]" office:value-type="float" office:value="1.66614" calcext:value-type="float">
            <text:p>1.666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Factorization, renormalization scales (VVV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[.E25]-1" office:value-type="percentage" office:value="0.03318" calcext:value-type="percentage">
            <text:p>3.3%</text:p>
          </table:table-cell>
          <table:table-cell table:style-name="ce10" table:formula="of:=[.D8]" office:value-type="float" office:value="0.01962" calcext:value-type="float">
            <text:p>0.02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Electroweak corrections on qq VV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(((ABS(RIGHT([.F27];FIND(&quot;/&quot;;[.F27])-1)-LEFT([.F27];FIND(&quot;/&quot;;[.F27])-1))/2)*[.E8]+(ABS(RIGHT([.G28];FIND(&quot;/&quot;;[.G28])-1)-LEFT([.G28];FIND(&quot;/&quot;;[.G28])-1))/2+ABS(RIGHT([.G29];FIND(&quot;/&quot;;[.G29])-1)-LEFT([.G29];FIND(&quot;/&quot;;[.G29])-1))/2)*[.F8]))/([.E8]+[.F8])" office:value-type="percentage" office:value="0.136867821851705" calcext:value-type="percentage">
            <text:p>13.7%</text:p>
          </table:table-cell>
          <table:table-cell table:style-name="ce10" table:formula="of:=[.E8]+[.F8]" office:value-type="float" office:value="1.66614" calcext:value-type="float">
            <text:p>1.666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DY normalization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([.D32]-1)" office:value-type="percentage" office:value="1" calcext:value-type="percentage">
            <text:p>100.0%</text:p>
          </table:table-cell>
          <table:table-cell table:style-name="ce10" table:formula="of:=[.C8]" office:value-type="float" office:value="0" calcext:value-type="float">
            <text:p>0.00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tt, tW, W+ W~H~R , W+ jets normalization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IF([.G8]=0; 0; SQRT([.C35])*[.I35]/[.G8])" office:value-type="percentage" office:value="0" calcext:value-type="percentage">
            <text:p>0.0%</text:p>
          </table:table-cell>
          <table:table-cell table:style-name="ce10" table:formula="of:=[.G8]" office:value-type="float" office:value="0" calcext:value-type="float">
            <text:p>0.00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MC statistics (signal)</text:p>
          </table:table-cell>
          <table:table-cell table:style-name="ce7" table:formula="of:=SQRT((([.C36]-1)*[.B8])^2+(([.I42]-1)*[.H8])^2)/([.B8]+[.H8])" office:value-type="percentage" office:value="0.0453577216074813" calcext:value-type="percentage">
            <text:p>4.5%</text:p>
          </table:table-cell>
          <table:table-cell table:style-name="ce10" table:formula="of:=[.B8]+[.H8]" office:value-type="float" office:value="1.067" calcext:value-type="float">
            <text:p>1.067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MC statistics (ZZ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[.C36]-1" office:value-type="percentage" office:value="0.0518400000000001" calcext:value-type="percentage">
            <text:p>5.2%</text:p>
          </table:table-cell>
          <table:table-cell table:style-name="ce10" table:formula="of:=[.F8]" office:value-type="float" office:value="1.20741" calcext:value-type="float">
            <text:p>1.207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MC statistics (WZ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[.F39]-1" office:value-type="percentage" office:value="0.1571" calcext:value-type="percentage">
            <text:p>15.7%</text:p>
          </table:table-cell>
          <table:table-cell table:style-name="ce10" table:formula="of:=[.E8]" office:value-type="float" office:value="0.45873" calcext:value-type="float">
            <text:p>0.459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MC statistics (VVV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[.E38]-1" office:value-type="percentage" office:value="0.32333" calcext:value-type="percentage">
            <text:p>32.3%</text:p>
          </table:table-cell>
          <table:table-cell table:style-name="ce10" table:formula="of:=[.D8]" office:value-type="float" office:value="0.01962" calcext:value-type="float">
            <text:p>0.02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MC statistics (DY)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([.D37]-1)" office:value-type="percentage" office:value="0" calcext:value-type="percentage">
            <text:p>0.0%</text:p>
          </table:table-cell>
          <table:table-cell table:style-name="ce10" table:formula="of:=[.C8]" office:value-type="float" office:value="0" calcext:value-type="float">
            <text:p>0.00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  <table:table-row table:style-name="ro1">
          <table:table-cell table:style-name="ce3" office:value-type="string" calcext:value-type="string">
            <text:p>MC statistics (tt, tW, W+ W~H~R )~</text:p>
          </table:table-cell>
          <table:table-cell table:style-name="ce7" office:value-type="percentage" office:value="0" calcext:value-type="percentage">
            <text:p>0.0%</text:p>
          </table:table-cell>
          <table:table-cell table:style-name="ce10" office:value-type="float" office:value="0" calcext:value-type="float">
            <text:p>0.000</text:p>
          </table:table-cell>
          <table:table-cell table:style-name="ce7" table:formula="of:=([.H41]-1)" office:value-type="string" office:string-value="" calcext:value-type="error">
            <text:p>#VALUE!</text:p>
          </table:table-cell>
          <table:table-cell table:style-name="ce10" table:formula="of:=[.G8]" office:value-type="float" office:value="0" calcext:value-type="float">
            <text:p>0.000</text:p>
          </table:table-cell>
          <table:table-cell table:style-name="ce1" table:number-columns-repeated="5"/>
          <table:table-cell table:number-columns-repeated="7"/>
          <table:table-cell table:style-name="ce1" table:number-columns-repeated="1007"/>
        </table:table-row>
      </table:table>
      <table:table table:name="total" table:style-name="ta1">
        <table:table-column table:style-name="co11" table:default-cell-style-name="Default"/>
        <table:table-column table:style-name="co12" table:default-cell-style-name="ce16"/>
        <table:table-column table:style-name="co13" table:default-cell-style-name="ce19"/>
        <table:table-column table:style-name="co2" table:number-columns-repeated="6" table:default-cell-style-name="Default"/>
        <table:table-column table:style-name="co14" table:default-cell-style-name="ce1"/>
        <table:table-column table:style-name="co2" table:number-columns-repeated="7" table:default-cell-style-name="ce1"/>
        <table:table-column table:style-name="co15" table:default-cell-style-name="ce1"/>
        <table:table-column table:style-name="co2" table:number-columns-repeated="1006" table:default-cell-style-name="Default"/>
        <table:table-row table:style-name="ro1">
          <table:table-cell table:style-name="ce1"/>
          <table:table-cell table:style-name="ce5" office:value-type="string" calcext:value-type="string">
            <text:p>sig. % unc</text:p>
          </table:table-cell>
          <table:table-cell table:style-name="ce9" office:value-type="string" calcext:value-type="string">
            <text:p>yield</text:p>
          </table:table-cell>
          <table:table-cell table:style-name="ce5" office:value-type="string" calcext:value-type="string">
            <text:p>Bkg. % unc</text:p>
          </table:table-cell>
          <table:table-cell table:style-name="ce5" office:value-type="string" calcext:value-type="string">
            <text:p>yield</text:p>
          </table:table-cell>
          <table:table-cell table:style-name="ce1" table:number-columns-repeated="4"/>
          <table:table-cell table:number-columns-repeated="9"/>
          <table:table-cell table:style-name="ce1" table:number-columns-repeated="1006"/>
        </table:table-row>
        <table:table-row table:style-name="ro1">
          <table:table-cell table:style-name="ce3" office:value-type="string" calcext:value-type="string">
            <text:p>Yield</text:p>
          </table:table-cell>
          <table:table-cell table:style-name="ce6" office:value-type="string" calcext:value-type="string">
            <text:p>-</text:p>
          </table:table-cell>
          <table:table-cell table:style-name="ce6" table:formula="of:=[bin1.C45]+[bin2.C45]+[bin3.C45]+[bin4.C45]+[bin5.C45]+[bin6.C45]" office:value-type="float" office:value="8.81994" calcext:value-type="float">
            <text:p>8.820</text:p>
          </table:table-cell>
          <table:table-cell table:style-name="ce10" office:value-type="string" calcext:value-type="string">
            <text:p>-</text:p>
          </table:table-cell>
          <table:table-cell table:style-name="ce6" table:formula="of:=[bin1.E45]+[bin2.E45]+[bin3.E45]+[bin4.E45]+[bin5.E45]+[bin6.E45]" office:value-type="float" office:value="31.31327" calcext:value-type="float">
            <text:p>31.313</text:p>
          </table:table-cell>
          <table:table-cell table:style-name="ce1"/>
          <table:table-cell table:style-name="ce13"/>
          <table:table-cell table:style-name="ce1" table:number-columns-repeated="2"/>
          <table:table-cell table:number-columns-repeated="9"/>
          <table:table-cell table:style-name="ce1" table:number-columns-repeated="1006"/>
        </table:table-row>
        <table:table-row table:style-name="ro1">
          <table:table-cell table:style-name="ce3" office:value-type="string" calcext:value-type="string">
            <text:p>Lepton trigger &amp;identification efficiency</text:p>
          </table:table-cell>
          <table:table-cell table:formula="of:=IF([.C3]=0; 0; ([bin1.B46]*[bin1.C46] + [bin2.B46]*[bin2.C46] + [bin3.B46]*[bin3.C46] + [bin4.B46]*[bin4.C46] + [bin5.B46]*[bin5.C46] + [bin6.B46]*[bin6.C46]) / [.C3])" office:value-type="percentage" office:value="0.02" calcext:value-type="percentage">
            <text:p>2.0%</text:p>
          </table:table-cell>
          <table:table-cell table:formula="of:=[bin1.C46]+[bin2.C46]+[bin3.C46]+[bin4.C46]+[bin5.C46]+[bin6.C46]" office:value-type="float" office:value="8.81994" calcext:value-type="float">
            <text:p>8.820</text:p>
          </table:table-cell>
          <table:table-cell table:style-name="ce16" table:formula="of:=IF([.E3]=0; 0; ([bin1.D46]*[bin1.E46] + [bin2.D46]*[bin2.E46] + [bin3.D46]*[bin3.E46] + [bin4.D46]*[bin4.E46] + [bin5.D46]*[bin5.E46] + [bin6.D46]*[bin6.E46]) / [.E3])" office:value-type="percentage" office:value="0.02" calcext:value-type="percentage">
            <text:p>2.0%</text:p>
          </table:table-cell>
          <table:table-cell table:style-name="ce19" table:formula="of:=[bin1.E46]+[bin2.E46]+[bin3.E46]+[bin4.E46]+[bin5.E46]+[bin6.E46]" office:value-type="float" office:value="24.47935" calcext:value-type="float">
            <text:p>24.479</text:p>
          </table:table-cell>
          <table:table-cell table:style-name="ce1" table:number-columns-repeated="4"/>
          <table:table-cell table:number-columns-repeated="9"/>
          <table:table-cell table:style-name="ce1" table:number-columns-repeated="1006"/>
        </table:table-row>
        <table:table-row table:style-name="ro1">
          <table:table-cell table:style-name="ce3" office:value-type="string" calcext:value-type="string">
            <text:p>Lepton momentum scale, resolution</text:p>
          </table:table-cell>
          <table:table-cell table:formula="of:=IF([.C4]=0; 0; ([bin1.B47]*[bin1.C47] + [bin2.B47]*[bin2.C47] + [bin3.B47]*[bin3.C47] + [bin4.B47]*[bin4.C47] + [bin5.B47]*[bin5.C47] + [bin6.B47]*[bin6.C47]) / [.C4])" office:value-type="percentage" office:value="0.02" calcext:value-type="percentage">
            <text:p>2.0%</text:p>
          </table:table-cell>
          <table:table-cell table:formula="of:=[bin1.C47]+[bin2.C47]+[bin3.C47]+[bin4.C47]+[bin5.C47]+[bin6.C47]" office:value-type="float" office:value="8.81994" calcext:value-type="float">
            <text:p>8.820</text:p>
          </table:table-cell>
          <table:table-cell table:style-name="ce16" table:formula="of:=IF([.E4]=0; 0; ([bin1.D47]*[bin1.E47] + [bin2.D47]*[bin2.E47] + [bin3.D47]*[bin3.E47] + [bin4.D47]*[bin4.E47] + [bin5.D47]*[bin5.E47] + [bin6.D47]*[bin6.E47]) / [.E4])" office:value-type="percentage" office:value="0.02" calcext:value-type="percentage">
            <text:p>2.0%</text:p>
          </table:table-cell>
          <table:table-cell table:style-name="ce19" table:formula="of:=[bin1.E47]+[bin2.E47]+[bin3.E47]+[bin4.E47]+[bin5.E47]+[bin6.E47]" office:value-type="float" office:value="24.47935" calcext:value-type="float">
            <text:p>24.479</text:p>
          </table:table-cell>
          <table:table-cell table:style-name="ce1" table:number-columns-repeated="4"/>
          <table:table-cell table:number-columns-repeated="9"/>
          <table:table-cell table:style-name="ce1" table:number-columns-repeated="1006"/>
        </table:table-row>
        <table:table-row table:style-name="ro1">
          <table:table-cell table:style-name="ce3" office:value-type="string" calcext:value-type="string">
            <text:p>Jet energy scale, resolution</text:p>
          </table:table-cell>
          <table:table-cell table:formula="of:=IF([.C5]=0; 0; ([bin1.B48]*[bin1.C48] + [bin2.B48]*[bin2.C48] + [bin3.B48]*[bin3.C48] + [bin4.B48]*[bin4.C48] + [bin5.B48]*[bin5.C48] + [bin6.B48]*[bin6.C48]) / [.C5])" office:value-type="percentage" office:value="0.00323917108846543" calcext:value-type="percentage">
            <text:p>0.3%</text:p>
          </table:table-cell>
          <table:table-cell table:formula="of:=[bin1.C48]+[bin2.C48]+[bin3.C48]+[bin4.C48]+[bin5.C48]+[bin6.C48]" office:value-type="float" office:value="8.81994" calcext:value-type="float">
            <text:p>8.820</text:p>
          </table:table-cell>
          <table:table-cell table:style-name="ce16" table:formula="of:=IF([.E5]=0; 0; ([bin1.D48]*[bin1.E48] + [bin2.D48]*[bin2.E48] + [bin3.D48]*[bin3.E48] + [bin4.D48]*[bin4.E48] + [bin5.D48]*[bin5.E48] + [bin6.D48]*[bin6.E48]) / [.E5])" office:value-type="percentage" office:value="0.00483507312898417" calcext:value-type="percentage">
            <text:p>0.5%</text:p>
          </table:table-cell>
          <table:table-cell table:style-name="ce19" table:formula="of:=[bin1.E48]+[bin2.E48]+[bin3.E48]+[bin4.E48]+[bin5.E48]+[bin6.E48]" office:value-type="float" office:value="24.47935" calcext:value-type="float">
            <text:p>24.479</text:p>
          </table:table-cell>
          <table:table-cell table:style-name="ce1" table:number-columns-repeated="4"/>
          <table:table-cell table:number-columns-repeated="9"/>
          <table:table-cell table:style-name="ce1" table:number-columns-repeated="1006"/>
        </table:table-row>
        <table:table-row table:style-name="ro1">
          <table:table-cell table:style-name="ce3" office:value-type="string" calcext:value-type="string">
            <text:p>b-jet tagging efficiency</text:p>
          </table:table-cell>
          <table:table-cell table:formula="of:=IF([.C6]=0; 0; ([bin1.B49]*[bin1.C49] + [bin2.B49]*[bin2.C49] + [bin3.B49]*[bin3.C49] + [bin4.B49]*[bin4.C49] + [bin5.B49]*[bin5.C49] + [bin6.B49]*[bin6.C49]) / [.C6])" office:value-type="percentage" office:value="0.02" calcext:value-type="percentage">
            <text:p>2.0%</text:p>
          </table:table-cell>
          <table:table-cell table:formula="of:=[bin1.C49]+[bin2.C49]+[bin3.C49]+[bin4.C49]+[bin5.C49]+[bin6.C49]" office:value-type="float" office:value="8.81994" calcext:value-type="float">
            <text:p>8.820</text:p>
          </table:table-cell>
          <table:table-cell table:style-name="ce16" table:formula="of:=IF([.E6]=0; 0; ([bin1.D49]*[bin1.E49] + [bin2.D49]*[bin2.E49] + [bin3.D49]*[bin3.E49] + [bin4.D49]*[bin4.E49] + [bin5.D49]*[bin5.E49] + [bin6.D49]*[bin6.E49]) / [.E6])" office:value-type="percentage" office:value="0.02" calcext:value-type="percentage">
            <text:p>2.0%</text:p>
          </table:table-cell>
          <table:table-cell table:style-name="ce19" table:formula="of:=[bin1.E49]+[bin2.E49]+[bin3.E49]+[bin4.E49]+[bin5.E49]+[bin6.E49]" office:value-type="float" office:value="24.47935" calcext:value-type="float">
            <text:p>24.479</text:p>
          </table:table-cell>
          <table:table-cell table:style-name="ce1" table:number-columns-repeated="4"/>
          <table:table-cell table:number-columns-repeated="9"/>
          <table:table-cell table:style-name="ce1" table:number-columns-repeated="1006"/>
        </table:table-row>
        <table:table-row table:style-name="ro1">
          <table:table-cell table:style-name="ce3" office:value-type="string" calcext:value-type="string">
            <text:p>Pileup</text:p>
          </table:table-cell>
          <table:table-cell table:formula="of:=IF([.C7]=0; 0; ([bin1.B50]*[bin1.C50] + [bin2.B50]*[bin2.C50] + [bin3.B50]*[bin3.C50] + [bin4.B50]*[bin4.C50] + [bin5.B50]*[bin5.C50] + [bin6.B50]*[bin6.C50]) / [.C7])" office:value-type="percentage" office:value="0.00799019410562881" calcext:value-type="percentage">
            <text:p>0.8%</text:p>
          </table:table-cell>
          <table:table-cell table:formula="of:=[bin1.C50]+[bin2.C50]+[bin3.C50]+[bin4.C50]+[bin5.C50]+[bin6.C50]" office:value-type="float" office:value="8.81994" calcext:value-type="float">
            <text:p>8.820</text:p>
          </table:table-cell>
          <table:table-cell table:style-name="ce16" table:formula="of:=IF([.E7]=0; 0; ([bin1.D50]*[bin1.E50] + [bin2.D50]*[bin2.E50] + [bin3.D50]*[bin3.E50] + [bin4.D50]*[bin4.E50] + [bin5.D50]*[bin5.E50] + [bin6.D50]*[bin6.E50]) / [.E7])" office:value-type="percentage" office:value="0.00367298418462906" calcext:value-type="percentage">
            <text:p>0.4%</text:p>
          </table:table-cell>
          <table:table-cell table:style-name="ce19" table:formula="of:=[bin1.E50]+[bin2.E50]+[bin3.E50]+[bin4.E50]+[bin5.E50]+[bin6.E50]" office:value-type="float" office:value="24.47935" calcext:value-type="float">
            <text:p>24.479</text:p>
          </table:table-cell>
          <table:table-cell table:style-name="ce1" table:number-columns-repeated="4"/>
          <table:table-cell/>
          <table:table-cell table:style-name="ce5" office:value-type="string" calcext:value-type="string">
            <text:p>ZH_hinv</text:p>
          </table:table-cell>
          <table:table-cell table:style-name="ce5" office:value-type="string" calcext:value-type="string">
            <text:p>Zjets</text:p>
          </table:table-cell>
          <table:table-cell table:style-name="ce5" office:value-type="string" calcext:value-type="string">
            <text:p>VVV</text:p>
          </table:table-cell>
          <table:table-cell table:style-name="ce5" office:value-type="string" calcext:value-type="string">
            <text:p>WZ</text:p>
          </table:table-cell>
          <table:table-cell table:style-name="ce5" office:value-type="string" calcext:value-type="string">
            <text:p>ZZ</text:p>
          </table:table-cell>
          <table:table-cell table:style-name="ce5" office:value-type="string" calcext:value-type="string">
            <text:p>EM</text:p>
          </table:table-cell>
          <table:table-cell table:style-name="ce5" office:value-type="string" calcext:value-type="string">
            <text:p>ggZH_hinv</text:p>
          </table:table-cell>
          <table:table-cell table:style-name="ce5" office:value-type="string" calcext:value-type="string">
            <text:p>all backgrounds</text:p>
          </table:table-cell>
          <table:table-cell table:style-name="ce1" table:number-columns-repeated="1006"/>
        </table:table-row>
        <table:table-row table:style-name="ro1">
          <table:table-cell table:style-name="ce3" office:value-type="string" calcext:value-type="string">
            <text:p>Efficiency for missed lepton (WZ)</text:p>
          </table:table-cell>
          <table:table-cell table:formula="of:=IF([.C8]=0; 0; ([bin1.B51]*[bin1.C51] + [bin2.B51]*[bin2.C51] + [bin3.B51]*[bin3.C51] + [bin4.B51]*[bin4.C51] + [bin5.B51]*[bin5.C51] + [bin6.B51]*[bin6.C51]) / [.C8])" office:value-type="percentage" office:value="0" calcext:value-type="percentage">
            <text:p>0.0%</text:p>
          </table:table-cell>
          <table:table-cell table:formula="of:=[bin1.C51]+[bin2.C51]+[bin3.C51]+[bin4.C51]+[bin5.C51]+[bin6.C51]" office:value-type="float" office:value="0" calcext:value-type="float">
            <text:p>0.000</text:p>
          </table:table-cell>
          <table:table-cell table:style-name="ce16" table:formula="of:=IF([.E8]=0; 0; ([bin1.D51]*[bin1.E51] + [bin2.D51]*[bin2.E51] + [bin3.D51]*[bin3.E51] + [bin4.D51]*[bin4.E51] + [bin5.D51]*[bin5.E51] + [bin6.D51]*[bin6.E51]) / [.E8])" office:value-type="percentage" office:value="0.0220000000000002" calcext:value-type="percentage">
            <text:p>2.2%</text:p>
          </table:table-cell>
          <table:table-cell table:style-name="ce19" table:formula="of:=[bin1.E51]+[bin2.E51]+[bin3.E51]+[bin4.E51]+[bin5.E51]+[bin6.E51]" office:value-type="float" office:value="7.22071" calcext:value-type="float">
            <text:p>7.221</text:p>
          </table:table-cell>
          <table:table-cell table:style-name="ce1" table:number-columns-repeated="4"/>
          <table:table-cell/>
          <table:table-cell table:style-name="ce21" table:formula="of:=([bin1.K8] + [bin2.K8] +  [bin3.K8] +  [bin4.K8] +  [bin5.K8] +  [bin6.K8])" office:value-type="float" office:value="7.08511" calcext:value-type="float">
            <text:p>7.09</text:p>
          </table:table-cell>
          <table:table-cell table:style-name="ce21" table:formula="of:=([bin1.L8] + [bin2.L8] +  [bin3.L8] +  [bin4.L8] +  [bin5.L8] +  [bin6.L8])" office:value-type="float" office:value="1.54311" calcext:value-type="float">
            <text:p>1.54</text:p>
          </table:table-cell>
          <table:table-cell table:style-name="ce21" table:formula="of:=([bin1.M8] + [bin2.M8] +  [bin3.M8] +  [bin4.M8] +  [bin5.M8] +  [bin6.M8])" office:value-type="float" office:value="0.10528" calcext:value-type="float">
            <text:p>0.11</text:p>
          </table:table-cell>
          <table:table-cell table:style-name="ce21" table:formula="of:=([bin1.N8] + [bin2.N8] +  [bin3.N8] +  [bin4.N8] +  [bin5.N8] +  [bin6.N8])" office:value-type="float" office:value="7.22071" calcext:value-type="float">
            <text:p>7.22</text:p>
          </table:table-cell>
          <table:table-cell table:style-name="ce21" table:formula="of:=([bin1.O8] + [bin2.O8] +  [bin3.O8] +  [bin4.O8] +  [bin5.O8] +  [bin6.O8])" office:value-type="float" office:value="17.15336" calcext:value-type="float">
            <text:p>17.15</text:p>
          </table:table-cell>
          <table:table-cell table:style-name="ce21" table:formula="of:=([bin1.P8] + [bin2.P8] +  [bin3.P8] +  [bin4.P8] +  [bin5.P8] +  [bin6.P8])" office:value-type="float" office:value="5.29081" calcext:value-type="float">
            <text:p>5.29</text:p>
          </table:table-cell>
          <table:table-cell table:style-name="ce21" table:formula="of:=([bin1.Q8] + [bin2.Q8] +  [bin3.Q8] +  [bin4.Q8] +  [bin5.Q8] +  [bin6.Q8])" office:value-type="float" office:value="1.73483" calcext:value-type="float">
            <text:p>1.73</text:p>
          </table:table-cell>
          <table:table-cell table:formula="of:=[.L8]+[.M8]+[.N8]+[.O8]+[.P8]" office:value-type="float" office:value="31.31327" calcext:value-type="float">
            <text:p>31.31327</text:p>
          </table:table-cell>
          <table:table-cell table:style-name="ce1" table:number-columns-repeated="1006"/>
        </table:table-row>
        <table:table-row table:style-name="ro1">
          <table:table-cell table:style-name="ce3" office:value-type="string" calcext:value-type="string">
            <text:p>PDF, αS,</text:p>
          </table:table-cell>
          <table:table-cell table:formula="of:=IF([.C9]=0; 0; ([bin1.B52]*[bin1.C52] + [bin2.B52]*[bin2.C52] + [bin3.B52]*[bin3.C52] + [bin4.B52]*[bin4.C52] + [bin5.B52]*[bin5.C52] + [bin6.B52]*[bin6.C52]) / [.C9])" office:value-type="percentage" office:value="0.0619971288806954" calcext:value-type="percentage">
            <text:p>6.2%</text:p>
          </table:table-cell>
          <table:table-cell table:formula="of:=[bin1.C52]+[bin2.C52]+[bin3.C52]+[bin4.C52]+[bin5.C52]+[bin6.C52]" office:value-type="float" office:value="8.81994" calcext:value-type="float">
            <text:p>8.820</text:p>
          </table:table-cell>
          <table:table-cell table:style-name="ce16" table:formula="of:=IF([.E9]=0; 0; ([bin1.D52]*[bin1.E52] + [bin2.D52]*[bin2.E52] + [bin3.D52]*[bin3.E52] + [bin4.D52]*[bin4.E52] + [bin5.D52]*[bin5.E52] + [bin6.D52]*[bin6.E52]) / [.E9])" office:value-type="percentage" office:value="0.0140095199995098" calcext:value-type="percentage">
            <text:p>1.4%</text:p>
          </table:table-cell>
          <table:table-cell table:style-name="ce19" table:formula="of:=[bin1.E52]+[bin2.E52]+[bin3.E52]+[bin4.E52]+[bin5.E52]+[bin6.E52]" office:value-type="float" office:value="24.47935" calcext:value-type="float">
            <text:p>24.479</text:p>
          </table:table-cell>
          <table:table-cell table:style-name="ce1" table:number-columns-repeated="4"/>
          <table:table-cell table:style-name="Default" table:number-columns-repeated="8"/>
          <table:table-cell/>
          <table:table-cell table:style-name="ce1" table:number-columns-repeated="1006"/>
        </table:table-row>
        <table:table-row table:style-name="ro1">
          <table:table-cell table:style-name="ce3" office:value-type="string" calcext:value-type="string">
            <text:p>Underlying event</text:p>
          </table:table-cell>
          <table:table-cell table:formula="of:=IF([.C10]=0; 0; ([bin1.B53]*[bin1.C53] + [bin2.B53]*[bin2.C53] + [bin3.B53]*[bin3.C53] + [bin4.B53]*[bin4.C53] + [bin5.B53]*[bin5.C53] + [bin6.B53]*[bin6.C53]) / [.C10])" office:value-type="percentage" office:value="0.03" calcext:value-type="percentage">
            <text:p>3.0%</text:p>
          </table:table-cell>
          <table:table-cell table:formula="of:=[bin1.C53]+[bin2.C53]+[bin3.C53]+[bin4.C53]+[bin5.C53]+[bin6.C53]" office:value-type="float" office:value="8.81994" calcext:value-type="float">
            <text:p>8.820</text:p>
          </table:table-cell>
          <table:table-cell table:style-name="ce16" table:formula="of:=IF([.E10]=0; 0; ([bin1.D53]*[bin1.E53] + [bin2.D53]*[bin2.E53] + [bin3.D53]*[bin3.E53] + [bin4.D53]*[bin4.E53] + [bin5.D53]*[bin5.E53] + [bin6.D53]*[bin6.E53]) / [.E10])" office:value-type="percentage" office:value="0" calcext:value-type="percentage">
            <text:p>0.0%</text:p>
          </table:table-cell>
          <table:table-cell table:style-name="ce19" table:formula="of:=[bin1.E53]+[bin2.E53]+[bin3.E53]+[bin4.E53]+[bin5.E53]+[bin6.E53]" office:value-type="float" office:value="0" calcext:value-type="float">
            <text:p>0.000</text:p>
          </table:table-cell>
          <table:table-cell table:style-name="ce1" table:number-columns-repeated="4"/>
          <table:table-cell office:value-type="string" calcext:value-type="string">
            <text:p>CMS_eff2016_m</text:p>
          </table:table-cell>
          <table:table-cell table:formula="of:=([bin1.K10]*[bin1.K$8] + [bin2.K10]*[bin2.K$8] + [bin3.K10]*[bin3.K$8] + [bin4.K10]*[bin4.K$8] + [bin5.K10]*[bin5.K$8] + [bin6.K10]*[bin6.K$8])/([bin1.K$8] + [bin2.K$8] + [bin3.K$8] + [bin4.K$8] + [bin5.K$8] + [bin6.K$8])" office:value-type="float" office:value="0.02" calcext:value-type="float">
            <text:p>0.02</text:p>
          </table:table-cell>
          <table:table-cell table:formula="of:=([bin1.L10]*[bin1.L$8] + [bin2.L10]*[bin2.L$8] + [bin3.L10]*[bin3.L$8] + [bin4.L10]*[bin4.L$8] + [bin5.L10]*[bin5.L$8] + [bin6.L10]*[bin6.L$8])/([bin1.L$8] + [bin2.L$8] + [bin3.L$8] + [bin4.L$8] + [bin5.L$8] + [bin6.L$8])" office:value-type="float" office:value="0" calcext:value-type="float">
            <text:p>0</text:p>
          </table:table-cell>
          <table:table-cell table:formula="of:=([bin1.M10]*[bin1.M$8] + [bin2.M10]*[bin2.M$8] + [bin3.M10]*[bin3.M$8] + [bin4.M10]*[bin4.M$8] + [bin5.M10]*[bin5.M$8] + [bin6.M10]*[bin6.M$8])/([bin1.M$8] + [bin2.M$8] + [bin3.M$8] + [bin4.M$8] + [bin5.M$8] + [bin6.M$8])" office:value-type="float" office:value="0.02" calcext:value-type="float">
            <text:p>0.02</text:p>
          </table:table-cell>
          <table:table-cell table:formula="of:=([bin1.N10]*[bin1.N$8] + [bin2.N10]*[bin2.N$8] + [bin3.N10]*[bin3.N$8] + [bin4.N10]*[bin4.N$8] + [bin5.N10]*[bin5.N$8] + [bin6.N10]*[bin6.N$8])/([bin1.N$8] + [bin2.N$8] + [bin3.N$8] + [bin4.N$8] + [bin5.N$8] + [bin6.N$8])" office:value-type="float" office:value="0.02" calcext:value-type="float">
            <text:p>0.02</text:p>
          </table:table-cell>
          <table:table-cell table:formula="of:=([bin1.O10]*[bin1.O$8] + [bin2.O10]*[bin2.O$8] + [bin3.O10]*[bin3.O$8] + [bin4.O10]*[bin4.O$8] + [bin5.O10]*[bin5.O$8] + [bin6.O10]*[bin6.O$8])/([bin1.O$8] + [bin2.O$8] + [bin3.O$8] + [bin4.O$8] + [bin5.O$8] + [bin6.O$8])" office:value-type="float" office:value="0.02" calcext:value-type="float">
            <text:p>0.02</text:p>
          </table:table-cell>
          <table:table-cell table:formula="of:=([bin1.P10]*[bin1.P$8] + [bin2.P10]*[bin2.P$8] + [bin3.P10]*[bin3.P$8] + [bin4.P10]*[bin4.P$8] + [bin5.P10]*[bin5.P$8] + [bin6.P10]*[bin6.P$8])/([bin1.P$8] + [bin2.P$8] + [bin3.P$8] + [bin4.P$8] + [bin5.P$8] + [bin6.P$8])" office:value-type="float" office:value="0" calcext:value-type="float">
            <text:p>0</text:p>
          </table:table-cell>
          <table:table-cell table:formula="of:=([bin1.Q10]*[bin1.Q$8] + [bin2.Q10]*[bin2.Q$8] + [bin3.Q10]*[bin3.Q$8] + [bin4.Q10]*[bin4.Q$8] + [bin5.Q10]*[bin5.Q$8] + [bin6.Q10]*[bin6.Q$8])/([bin1.Q$8] + [bin2.Q$8] + [bin3.Q$8] + [bin4.Q$8] + [bin5.Q$8] + [bin6.Q$8])" office:value-type="float" office:value="0.02" calcext:value-type="float">
            <text:p>0.02</text:p>
          </table:table-cell>
          <table:table-cell table:formula="of:=SUMPRODUCT([.L10:.P10];[.L$8:.P$8])/[.R$8]" office:value-type="float" office:value="0.015635128493447" calcext:value-type="float">
            <text:p>0.0156351285</text:p>
          </table:table-cell>
          <table:table-cell table:style-name="ce1" table:number-columns-repeated="1006"/>
        </table:table-row>
        <table:table-row table:style-name="ro1">
          <table:table-cell table:style-name="ce3" office:value-type="string" calcext:value-type="string">
            <text:p>Factorization, renormalization scales (signal)</text:p>
          </table:table-cell>
          <table:table-cell table:formula="of:=IF([.C11]=0; 0; ([bin1.B54]*[bin1.C54] + [bin2.B54]*[bin2.C54] + [bin3.B54]*[bin3.C54] + [bin4.B54]*[bin4.C54] + [bin5.B54]*[bin5.C54] + [bin6.B54]*[bin6.C54]) / [.C11])" office:value-type="percentage" office:value="0.13239334102046" calcext:value-type="percentage">
            <text:p>13.2%</text:p>
          </table:table-cell>
          <table:table-cell table:formula="of:=[bin1.C54]+[bin2.C54]+[bin3.C54]+[bin4.C54]+[bin5.C54]+[bin6.C54]" office:value-type="float" office:value="8.81994" calcext:value-type="float">
            <text:p>8.820</text:p>
          </table:table-cell>
          <table:table-cell table:style-name="ce16" table:formula="of:=IF([.E11]=0; 0; ([bin1.D54]*[bin1.E54] + [bin2.D54]*[bin2.E54] + [bin3.D54]*[bin3.E54] + [bin4.D54]*[bin4.E54] + [bin5.D54]*[bin5.E54] + [bin6.D54]*[bin6.E54]) / [.E11])" office:value-type="percentage" office:value="0" calcext:value-type="percentage">
            <text:p>0.0%</text:p>
          </table:table-cell>
          <table:table-cell table:style-name="ce19" table:formula="of:=[bin1.E54]+[bin2.E54]+[bin3.E54]+[bin4.E54]+[bin5.E54]+[bin6.E54]" office:value-type="float" office:value="0" calcext:value-type="float">
            <text:p>0.000</text:p>
          </table:table-cell>
          <table:table-cell table:style-name="ce1" table:number-columns-repeated="4"/>
          <table:table-cell office:value-type="string" calcext:value-type="string">
            <text:p>CMS_eff2016_e</text:p>
          </table:table-cell>
          <table:table-cell table:formula="of:=([bin1.K11]*[bin1.K$8] + [bin2.K11]*[bin2.K$8] + [bin3.K11]*[bin3.K$8] + [bin4.K11]*[bin4.K$8] + [bin5.K11]*[bin5.K$8] + [bin6.K11]*[bin6.K$8])/([bin1.K$8] + [bin2.K$8] + [bin3.K$8] + [bin4.K$8] + [bin5.K$8] + [bin6.K$8])" office:value-type="float" office:value="0" calcext:value-type="float">
            <text:p>0</text:p>
          </table:table-cell>
          <table:table-cell table:formula="of:=([bin1.L11]*[bin1.L$8] + [bin2.L11]*[bin2.L$8] + [bin3.L11]*[bin3.L$8] + [bin4.L11]*[bin4.L$8] + [bin5.L11]*[bin5.L$8] + [bin6.L11]*[bin6.L$8])/([bin1.L$8] + [bin2.L$8] + [bin3.L$8] + [bin4.L$8] + [bin5.L$8] + [bin6.L$8])" office:value-type="float" office:value="0" calcext:value-type="float">
            <text:p>0</text:p>
          </table:table-cell>
          <table:table-cell table:formula="of:=([bin1.M11]*[bin1.M$8] + [bin2.M11]*[bin2.M$8] + [bin3.M11]*[bin3.M$8] + [bin4.M11]*[bin4.M$8] + [bin5.M11]*[bin5.M$8] + [bin6.M11]*[bin6.M$8])/([bin1.M$8] + [bin2.M$8] + [bin3.M$8] + [bin4.M$8] + [bin5.M$8] + [bin6.M$8])" office:value-type="float" office:value="0" calcext:value-type="float">
            <text:p>0</text:p>
          </table:table-cell>
          <table:table-cell table:formula="of:=([bin1.N11]*[bin1.N$8] + [bin2.N11]*[bin2.N$8] + [bin3.N11]*[bin3.N$8] + [bin4.N11]*[bin4.N$8] + [bin5.N11]*[bin5.N$8] + [bin6.N11]*[bin6.N$8])/([bin1.N$8] + [bin2.N$8] + [bin3.N$8] + [bin4.N$8] + [bin5.N$8] + [bin6.N$8])" office:value-type="float" office:value="0" calcext:value-type="float">
            <text:p>0</text:p>
          </table:table-cell>
          <table:table-cell table:formula="of:=([bin1.O11]*[bin1.O$8] + [bin2.O11]*[bin2.O$8] + [bin3.O11]*[bin3.O$8] + [bin4.O11]*[bin4.O$8] + [bin5.O11]*[bin5.O$8] + [bin6.O11]*[bin6.O$8])/([bin1.O$8] + [bin2.O$8] + [bin3.O$8] + [bin4.O$8] + [bin5.O$8] + [bin6.O$8])" office:value-type="float" office:value="0" calcext:value-type="float">
            <text:p>0</text:p>
          </table:table-cell>
          <table:table-cell table:formula="of:=([bin1.P11]*[bin1.P$8] + [bin2.P11]*[bin2.P$8] + [bin3.P11]*[bin3.P$8] + [bin4.P11]*[bin4.P$8] + [bin5.P11]*[bin5.P$8] + [bin6.P11]*[bin6.P$8])/([bin1.P$8] + [bin2.P$8] + [bin3.P$8] + [bin4.P$8] + [bin5.P$8] + [bin6.P$8])" office:value-type="float" office:value="0" calcext:value-type="float">
            <text:p>0</text:p>
          </table:table-cell>
          <table:table-cell table:formula="of:=([bin1.Q11]*[bin1.Q$8] + [bin2.Q11]*[bin2.Q$8] + [bin3.Q11]*[bin3.Q$8] + [bin4.Q11]*[bin4.Q$8] + [bin5.Q11]*[bin5.Q$8] + [bin6.Q11]*[bin6.Q$8])/([bin1.Q$8] + [bin2.Q$8] + [bin3.Q$8] + [bin4.Q$8] + [bin5.Q$8] + [bin6.Q$8])" office:value-type="float" office:value="0" calcext:value-type="float">
            <text:p>0</text:p>
          </table:table-cell>
          <table:table-cell table:formula="of:=SUMPRODUCT([.L11:.P11];[.L$8:.P$8])/[.R$8]" office:value-type="float" office:value="0" calcext:value-type="float">
            <text:p>0</text:p>
          </table:table-cell>
          <table:table-cell table:style-name="ce1" table:number-columns-repeated="1006"/>
        </table:table-row>
        <table:table-row table:style-name="ro1">
          <table:table-cell table:style-name="ce3" office:value-type="string" calcext:value-type="string">
            <text:p>Factorization, renormalization scales (VV)</text:p>
          </table:table-cell>
          <table:table-cell table:formula="of:=IF([.C12]=0; 0; ([bin1.B55]*[bin1.C55] + [bin2.B55]*[bin2.C55] + [bin3.B55]*[bin3.C55] + [bin4.B55]*[bin4.C55] + [bin5.B55]*[bin5.C55] + [bin6.B55]*[bin6.C55]) / [.C12])" office:value-type="percentage" office:value="0" calcext:value-type="percentage">
            <text:p>0.0%</text:p>
          </table:table-cell>
          <table:table-cell table:formula="of:=[bin1.C55]+[bin2.C55]+[bin3.C55]+[bin4.C55]+[bin5.C55]+[bin6.C55]" office:value-type="float" office:value="0" calcext:value-type="float">
            <text:p>0.000</text:p>
          </table:table-cell>
          <table:table-cell table:style-name="ce16" table:formula="of:=IF([.E12]=0; 0; ([bin1.D55]*[bin1.E55] + [bin2.D55]*[bin2.E55] + [bin3.D55]*[bin3.E55] + [bin4.D55]*[bin4.E55] + [bin5.D55]*[bin5.E55] + [bin6.D55]*[bin6.E55]) / [.E12])" office:value-type="percentage" office:value="0.0249267276741226" calcext:value-type="percentage">
            <text:p>2.5%</text:p>
          </table:table-cell>
          <table:table-cell table:style-name="ce19" table:formula="of:=[bin1.E55]+[bin2.E55]+[bin3.E55]+[bin4.E55]+[bin5.E55]+[bin6.E55]" office:value-type="float" office:value="24.37407" calcext:value-type="float">
            <text:p>24.374</text:p>
          </table:table-cell>
          <table:table-cell table:style-name="ce1" table:number-columns-repeated="4"/>
          <table:table-cell office:value-type="string" calcext:value-type="string">
            <text:p>CMS_scale2016_m</text:p>
          </table:table-cell>
          <table:table-cell table:formula="of:=([bin1.K12]*[bin1.K$8] + [bin2.K12]*[bin2.K$8] + [bin3.K12]*[bin3.K$8] + [bin4.K12]*[bin4.K$8] + [bin5.K12]*[bin5.K$8] + [bin6.K12]*[bin6.K$8])/([bin1.K$8] + [bin2.K$8] + [bin3.K$8] + [bin4.K$8] + [bin5.K$8] + [bin6.K$8])" office:value-type="float" office:value="0.01" calcext:value-type="float">
            <text:p>0.01</text:p>
          </table:table-cell>
          <table:table-cell table:formula="of:=([bin1.L12]*[bin1.L$8] + [bin2.L12]*[bin2.L$8] + [bin3.L12]*[bin3.L$8] + [bin4.L12]*[bin4.L$8] + [bin5.L12]*[bin5.L$8] + [bin6.L12]*[bin6.L$8])/([bin1.L$8] + [bin2.L$8] + [bin3.L$8] + [bin4.L$8] + [bin5.L$8] + [bin6.L$8])" office:value-type="float" office:value="0" calcext:value-type="float">
            <text:p>0</text:p>
          </table:table-cell>
          <table:table-cell table:formula="of:=([bin1.M12]*[bin1.M$8] + [bin2.M12]*[bin2.M$8] + [bin3.M12]*[bin3.M$8] + [bin4.M12]*[bin4.M$8] + [bin5.M12]*[bin5.M$8] + [bin6.M12]*[bin6.M$8])/([bin1.M$8] + [bin2.M$8] + [bin3.M$8] + [bin4.M$8] + [bin5.M$8] + [bin6.M$8])" office:value-type="float" office:value="0.01" calcext:value-type="float">
            <text:p>0.01</text:p>
          </table:table-cell>
          <table:table-cell table:formula="of:=([bin1.N12]*[bin1.N$8] + [bin2.N12]*[bin2.N$8] + [bin3.N12]*[bin3.N$8] + [bin4.N12]*[bin4.N$8] + [bin5.N12]*[bin5.N$8] + [bin6.N12]*[bin6.N$8])/([bin1.N$8] + [bin2.N$8] + [bin3.N$8] + [bin4.N$8] + [bin5.N$8] + [bin6.N$8])" office:value-type="float" office:value="0.01" calcext:value-type="float">
            <text:p>0.01</text:p>
          </table:table-cell>
          <table:table-cell table:formula="of:=([bin1.O12]*[bin1.O$8] + [bin2.O12]*[bin2.O$8] + [bin3.O12]*[bin3.O$8] + [bin4.O12]*[bin4.O$8] + [bin5.O12]*[bin5.O$8] + [bin6.O12]*[bin6.O$8])/([bin1.O$8] + [bin2.O$8] + [bin3.O$8] + [bin4.O$8] + [bin5.O$8] + [bin6.O$8])" office:value-type="float" office:value="0.01" calcext:value-type="float">
            <text:p>0.01</text:p>
          </table:table-cell>
          <table:table-cell table:formula="of:=([bin1.P12]*[bin1.P$8] + [bin2.P12]*[bin2.P$8] + [bin3.P12]*[bin3.P$8] + [bin4.P12]*[bin4.P$8] + [bin5.P12]*[bin5.P$8] + [bin6.P12]*[bin6.P$8])/([bin1.P$8] + [bin2.P$8] + [bin3.P$8] + [bin4.P$8] + [bin5.P$8] + [bin6.P$8])" office:value-type="float" office:value="0" calcext:value-type="float">
            <text:p>0</text:p>
          </table:table-cell>
          <table:table-cell table:formula="of:=([bin1.Q12]*[bin1.Q$8] + [bin2.Q12]*[bin2.Q$8] + [bin3.Q12]*[bin3.Q$8] + [bin4.Q12]*[bin4.Q$8] + [bin5.Q12]*[bin5.Q$8] + [bin6.Q12]*[bin6.Q$8])/([bin1.Q$8] + [bin2.Q$8] + [bin3.Q$8] + [bin4.Q$8] + [bin5.Q$8] + [bin6.Q$8])" office:value-type="float" office:value="0.01" calcext:value-type="float">
            <text:p>0.01</text:p>
          </table:table-cell>
          <table:table-cell table:formula="of:=SUMPRODUCT([.L12:.P12];[.L$8:.P$8])/[.R$8]" office:value-type="float" office:value="0.00781756424672352" calcext:value-type="float">
            <text:p>0.0078175642</text:p>
          </table:table-cell>
          <table:table-cell table:style-name="ce1" table:number-columns-repeated="1006"/>
        </table:table-row>
        <table:table-row table:style-name="ro1">
          <table:table-cell table:style-name="ce3" office:value-type="string" calcext:value-type="string">
            <text:p>Factorization, renormalization scales (VVV)</text:p>
          </table:table-cell>
          <table:table-cell table:formula="of:=IF([.C13]=0; 0; ([bin1.B56]*[bin1.C56] + [bin2.B56]*[bin2.C56] + [bin3.B56]*[bin3.C56] + [bin4.B56]*[bin4.C56] + [bin5.B56]*[bin5.C56] + [bin6.B56]*[bin6.C56]) / [.C13])" office:value-type="percentage" office:value="0" calcext:value-type="percentage">
            <text:p>0.0%</text:p>
          </table:table-cell>
          <table:table-cell table:formula="of:=[bin1.C56]+[bin2.C56]+[bin3.C56]+[bin4.C56]+[bin5.C56]+[bin6.C56]" office:value-type="float" office:value="0" calcext:value-type="float">
            <text:p>0.000</text:p>
          </table:table-cell>
          <table:table-cell table:style-name="ce16" table:formula="of:=IF([.E13]=0; 0; ([bin1.D56]*[bin1.E56] + [bin2.D56]*[bin2.E56] + [bin3.D56]*[bin3.E56] + [bin4.D56]*[bin4.E56] + [bin5.D56]*[bin5.E56] + [bin6.D56]*[bin6.E56]) / [.E13])" office:value-type="percentage" office:value="0.0776524496580548" calcext:value-type="percentage">
            <text:p>7.8%</text:p>
          </table:table-cell>
          <table:table-cell table:style-name="ce19" table:formula="of:=[bin1.E56]+[bin2.E56]+[bin3.E56]+[bin4.E56]+[bin5.E56]+[bin6.E56]" office:value-type="float" office:value="0.10528" calcext:value-type="float">
            <text:p>0.105</text:p>
          </table:table-cell>
          <table:table-cell table:style-name="ce1" table:number-columns-repeated="4"/>
          <table:table-cell office:value-type="string" calcext:value-type="string">
            <text:p>CMS_scale2016_e</text:p>
          </table:table-cell>
          <table:table-cell table:formula="of:=([bin1.K13]*[bin1.K$8] + [bin2.K13]*[bin2.K$8] + [bin3.K13]*[bin3.K$8] + [bin4.K13]*[bin4.K$8] + [bin5.K13]*[bin5.K$8] + [bin6.K13]*[bin6.K$8])/([bin1.K$8] + [bin2.K$8] + [bin3.K$8] + [bin4.K$8] + [bin5.K$8] + [bin6.K$8])" office:value-type="float" office:value="0.01" calcext:value-type="float">
            <text:p>0.01</text:p>
          </table:table-cell>
          <table:table-cell table:formula="of:=([bin1.L13]*[bin1.L$8] + [bin2.L13]*[bin2.L$8] + [bin3.L13]*[bin3.L$8] + [bin4.L13]*[bin4.L$8] + [bin5.L13]*[bin5.L$8] + [bin6.L13]*[bin6.L$8])/([bin1.L$8] + [bin2.L$8] + [bin3.L$8] + [bin4.L$8] + [bin5.L$8] + [bin6.L$8])" office:value-type="float" office:value="0" calcext:value-type="float">
            <text:p>0</text:p>
          </table:table-cell>
          <table:table-cell table:formula="of:=([bin1.M13]*[bin1.M$8] + [bin2.M13]*[bin2.M$8] + [bin3.M13]*[bin3.M$8] + [bin4.M13]*[bin4.M$8] + [bin5.M13]*[bin5.M$8] + [bin6.M13]*[bin6.M$8])/([bin1.M$8] + [bin2.M$8] + [bin3.M$8] + [bin4.M$8] + [bin5.M$8] + [bin6.M$8])" office:value-type="float" office:value="0.01" calcext:value-type="float">
            <text:p>0.01</text:p>
          </table:table-cell>
          <table:table-cell table:formula="of:=([bin1.N13]*[bin1.N$8] + [bin2.N13]*[bin2.N$8] + [bin3.N13]*[bin3.N$8] + [bin4.N13]*[bin4.N$8] + [bin5.N13]*[bin5.N$8] + [bin6.N13]*[bin6.N$8])/([bin1.N$8] + [bin2.N$8] + [bin3.N$8] + [bin4.N$8] + [bin5.N$8] + [bin6.N$8])" office:value-type="float" office:value="0.01" calcext:value-type="float">
            <text:p>0.01</text:p>
          </table:table-cell>
          <table:table-cell table:formula="of:=([bin1.O13]*[bin1.O$8] + [bin2.O13]*[bin2.O$8] + [bin3.O13]*[bin3.O$8] + [bin4.O13]*[bin4.O$8] + [bin5.O13]*[bin5.O$8] + [bin6.O13]*[bin6.O$8])/([bin1.O$8] + [bin2.O$8] + [bin3.O$8] + [bin4.O$8] + [bin5.O$8] + [bin6.O$8])" office:value-type="float" office:value="0.01" calcext:value-type="float">
            <text:p>0.01</text:p>
          </table:table-cell>
          <table:table-cell table:formula="of:=([bin1.P13]*[bin1.P$8] + [bin2.P13]*[bin2.P$8] + [bin3.P13]*[bin3.P$8] + [bin4.P13]*[bin4.P$8] + [bin5.P13]*[bin5.P$8] + [bin6.P13]*[bin6.P$8])/([bin1.P$8] + [bin2.P$8] + [bin3.P$8] + [bin4.P$8] + [bin5.P$8] + [bin6.P$8])" office:value-type="float" office:value="0" calcext:value-type="float">
            <text:p>0</text:p>
          </table:table-cell>
          <table:table-cell table:formula="of:=([bin1.Q13]*[bin1.Q$8] + [bin2.Q13]*[bin2.Q$8] + [bin3.Q13]*[bin3.Q$8] + [bin4.Q13]*[bin4.Q$8] + [bin5.Q13]*[bin5.Q$8] + [bin6.Q13]*[bin6.Q$8])/([bin1.Q$8] + [bin2.Q$8] + [bin3.Q$8] + [bin4.Q$8] + [bin5.Q$8] + [bin6.Q$8])" office:value-type="float" office:value="0.01" calcext:value-type="float">
            <text:p>0.01</text:p>
          </table:table-cell>
          <table:table-cell table:formula="of:=SUMPRODUCT([.L13:.P13];[.L$8:.P$8])/[.R$8]" office:value-type="float" office:value="0.00781756424672352" calcext:value-type="float">
            <text:p>0.0078175642</text:p>
          </table:table-cell>
          <table:table-cell table:style-name="ce1" table:number-columns-repeated="1006"/>
        </table:table-row>
        <table:table-row table:style-name="ro1">
          <table:table-cell table:style-name="ce3" office:value-type="string" calcext:value-type="string">
            <text:p>Electroweak corrections on qq VV</text:p>
          </table:table-cell>
          <table:table-cell table:formula="of:=IF([.C14]=0; 0; ([bin1.B57]*[bin1.C57] + [bin2.B57]*[bin2.C57] + [bin3.B57]*[bin3.C57] + [bin4.B57]*[bin4.C57] + [bin5.B57]*[bin5.C57] + [bin6.B57]*[bin6.C57]) / [.C14])" office:value-type="percentage" office:value="0" calcext:value-type="percentage">
            <text:p>0.0%</text:p>
          </table:table-cell>
          <table:table-cell table:formula="of:=[bin1.C57]+[bin2.C57]+[bin3.C57]+[bin4.C57]+[bin5.C57]+[bin6.C57]" office:value-type="float" office:value="0" calcext:value-type="float">
            <text:p>0.000</text:p>
          </table:table-cell>
          <table:table-cell table:style-name="ce16" table:formula="of:=IF([.E14]=0; 0; ([bin1.D57]*[bin1.E57] + [bin2.D57]*[bin2.E57] + [bin3.D57]*[bin3.E57] + [bin4.D57]*[bin4.E57] + [bin5.D57]*[bin5.E57] + [bin6.D57]*[bin6.E57]) / [.E14])" office:value-type="percentage" office:value="0.076011005872224" calcext:value-type="percentage">
            <text:p>7.6%</text:p>
          </table:table-cell>
          <table:table-cell table:style-name="ce19" table:formula="of:=[bin1.E57]+[bin2.E57]+[bin3.E57]+[bin4.E57]+[bin5.E57]+[bin6.E57]" office:value-type="float" office:value="24.37407" calcext:value-type="float">
            <text:p>24.374</text:p>
          </table:table-cell>
          <table:table-cell table:style-name="ce1" table:number-columns-repeated="4"/>
          <table:table-cell office:value-type="string" calcext:value-type="string">
            <text:p>CMS_pu2016</text:p>
          </table:table-cell>
          <table:table-cell table:formula="of:=([bin1.K14]*[bin1.K$8] + [bin2.K14]*[bin2.K$8] + [bin3.K14]*[bin3.K$8] + [bin4.K14]*[bin4.K$8] + [bin5.K14]*[bin5.K$8] + [bin6.K14]*[bin6.K$8])/([bin1.K$8] + [bin2.K$8] + [bin3.K$8] + [bin4.K$8] + [bin5.K$8] + [bin6.K$8])" office:value-type="float" office:value="0.00791709431469657" calcext:value-type="float">
            <text:p>0.0079170943</text:p>
          </table:table-cell>
          <table:table-cell table:formula="of:=([bin1.L14]*[bin1.L$8] + [bin2.L14]*[bin2.L$8] + [bin3.L14]*[bin3.L$8] + [bin4.L14]*[bin4.L$8] + [bin5.L14]*[bin5.L$8] + [bin6.L14]*[bin6.L$8])/([bin1.L$8] + [bin2.L$8] + [bin3.L$8] + [bin4.L$8] + [bin5.L$8] + [bin6.L$8])" office:value-type="float" office:value="0" calcext:value-type="float">
            <text:p>0</text:p>
          </table:table-cell>
          <table:table-cell table:formula="of:=([bin1.M14]*[bin1.M$8] + [bin2.M14]*[bin2.M$8] + [bin3.M14]*[bin3.M$8] + [bin4.M14]*[bin4.M$8] + [bin5.M14]*[bin5.M$8] + [bin6.M14]*[bin6.M$8])/([bin1.M$8] + [bin2.M$8] + [bin3.M$8] + [bin4.M$8] + [bin5.M$8] + [bin6.M$8])" office:value-type="float" office:value="0.0042121685030395" calcext:value-type="float">
            <text:p>0.0042121685</text:p>
          </table:table-cell>
          <table:table-cell table:formula="of:=([bin1.N14]*[bin1.N$8] + [bin2.N14]*[bin2.N$8] + [bin3.N14]*[bin3.N$8] + [bin4.N14]*[bin4.N$8] + [bin5.N14]*[bin5.N$8] + [bin6.N14]*[bin6.N$8])/([bin1.N$8] + [bin2.N$8] + [bin3.N$8] + [bin4.N$8] + [bin5.N$8] + [bin6.N$8])" office:value-type="float" office:value="0.00107818538620164" calcext:value-type="float">
            <text:p>0.0010781854</text:p>
          </table:table-cell>
          <table:table-cell table:formula="of:=([bin1.O14]*[bin1.O$8] + [bin2.O14]*[bin2.O$8] + [bin3.O14]*[bin3.O$8] + [bin4.O14]*[bin4.O$8] + [bin5.O14]*[bin5.O$8] + [bin6.O14]*[bin6.O$8])/([bin1.O$8] + [bin2.O$8] + [bin3.O$8] + [bin4.O$8] + [bin5.O$8] + [bin6.O$8])" office:value-type="float" office:value="0.00476195592583606" calcext:value-type="float">
            <text:p>0.0047619559</text:p>
          </table:table-cell>
          <table:table-cell table:formula="of:=([bin1.P14]*[bin1.P$8] + [bin2.P14]*[bin2.P$8] + [bin3.P14]*[bin3.P$8] + [bin4.P14]*[bin4.P$8] + [bin5.P14]*[bin5.P$8] + [bin6.P14]*[bin6.P$8])/([bin1.P$8] + [bin2.P$8] + [bin3.P$8] + [bin4.P$8] + [bin5.P$8] + [bin6.P$8])" office:value-type="float" office:value="0" calcext:value-type="float">
            <text:p>0</text:p>
          </table:table-cell>
          <table:table-cell table:formula="of:=([bin1.Q14]*[bin1.Q$8] + [bin2.Q14]*[bin2.Q$8] + [bin3.Q14]*[bin3.Q$8] + [bin4.Q14]*[bin4.Q$8] + [bin5.Q14]*[bin5.Q$8] + [bin6.Q14]*[bin6.Q$8])/([bin1.Q$8] + [bin2.Q$8] + [bin3.Q$8] + [bin4.Q$8] + [bin5.Q$8] + [bin6.Q$8])" office:value-type="float" office:value="0.00828873636033498" calcext:value-type="float">
            <text:p>0.0082887364</text:p>
          </table:table-cell>
          <table:table-cell table:formula="of:=SUMPRODUCT([.L14:.P14];[.L$8:.P$8])/[.R$8]" office:value-type="float" office:value="0.0028713789840537" calcext:value-type="float">
            <text:p>0.002871379</text:p>
          </table:table-cell>
          <table:table-cell table:style-name="ce1" table:number-columns-repeated="1006"/>
        </table:table-row>
        <table:table-row table:style-name="ro1">
          <table:table-cell table:style-name="ce3" office:value-type="string" calcext:value-type="string">
            <text:p>DY normalization</text:p>
          </table:table-cell>
          <table:table-cell table:formula="of:=IF([.C15]=0; 0; ([bin1.B58]*[bin1.C58] + [bin2.B58]*[bin2.C58] + [bin3.B58]*[bin3.C58] + [bin4.B58]*[bin4.C58] + [bin5.B58]*[bin5.C58] + [bin6.B58]*[bin6.C58]) / [.C15])" office:value-type="percentage" office:value="0" calcext:value-type="percentage">
            <text:p>0.0%</text:p>
          </table:table-cell>
          <table:table-cell table:formula="of:=[bin1.C58]+[bin2.C58]+[bin3.C58]+[bin4.C58]+[bin5.C58]+[bin6.C58]" office:value-type="float" office:value="0" calcext:value-type="float">
            <text:p>0.000</text:p>
          </table:table-cell>
          <table:table-cell table:style-name="ce16" table:formula="of:=IF([.E15]=0; 0; ([bin1.D58]*[bin1.E58] + [bin2.D58]*[bin2.E58] + [bin3.D58]*[bin3.E58] + [bin4.D58]*[bin4.E58] + [bin5.D58]*[bin5.E58] + [bin6.D58]*[bin6.E58]) / [.E15])" office:value-type="percentage" office:value="1" calcext:value-type="percentage">
            <text:p>100.0%</text:p>
          </table:table-cell>
          <table:table-cell table:style-name="ce19" table:formula="of:=[bin1.E58]+[bin2.E58]+[bin3.E58]+[bin4.E58]+[bin5.E58]+[bin6.E58]" office:value-type="float" office:value="1.54311" calcext:value-type="float">
            <text:p>1.543</text:p>
          </table:table-cell>
          <table:table-cell table:style-name="ce1" table:number-columns-repeated="4"/>
          <table:table-cell office:value-type="string" calcext:value-type="string">
            <text:p>CMS_scale_met</text:p>
          </table:table-cell>
          <table:table-cell table:formula="of:=([bin1.K15]*[bin1.K$8] + [bin2.K15]*[bin2.K$8] + [bin3.K15]*[bin3.K$8] + [bin4.K15]*[bin4.K$8] + [bin5.K15]*[bin5.K$8] + [bin6.K15]*[bin6.K$8])/([bin1.K$8] + [bin2.K$8] + [bin3.K$8] + [bin4.K$8] + [bin5.K$8] + [bin6.K$8])" office:value-type="float" office:value="0.00199999999999995" calcext:value-type="float">
            <text:p>0.002</text:p>
          </table:table-cell>
          <table:table-cell table:formula="of:=([bin1.L15]*[bin1.L$8] + [bin2.L15]*[bin2.L$8] + [bin3.L15]*[bin3.L$8] + [bin4.L15]*[bin4.L$8] + [bin5.L15]*[bin5.L$8] + [bin6.L15]*[bin6.L$8])/([bin1.L$8] + [bin2.L$8] + [bin3.L$8] + [bin4.L$8] + [bin5.L$8] + [bin6.L$8])" office:value-type="float" office:value="0" calcext:value-type="float">
            <text:p>0</text:p>
          </table:table-cell>
          <table:table-cell table:formula="of:=([bin1.M15]*[bin1.M$8] + [bin2.M15]*[bin2.M$8] + [bin3.M15]*[bin3.M$8] + [bin4.M15]*[bin4.M$8] + [bin5.M15]*[bin5.M$8] + [bin6.M15]*[bin6.M$8])/([bin1.M$8] + [bin2.M$8] + [bin3.M$8] + [bin4.M$8] + [bin5.M$8] + [bin6.M$8])" office:value-type="float" office:value="0.00199999999999995" calcext:value-type="float">
            <text:p>0.002</text:p>
          </table:table-cell>
          <table:table-cell table:formula="of:=([bin1.N15]*[bin1.N$8] + [bin2.N15]*[bin2.N$8] + [bin3.N15]*[bin3.N$8] + [bin4.N15]*[bin4.N$8] + [bin5.N15]*[bin5.N$8] + [bin6.N15]*[bin6.N$8])/([bin1.N$8] + [bin2.N$8] + [bin3.N$8] + [bin4.N$8] + [bin5.N$8] + [bin6.N$8])" office:value-type="float" office:value="0.00199999999999995" calcext:value-type="float">
            <text:p>0.002</text:p>
          </table:table-cell>
          <table:table-cell table:formula="of:=([bin1.O15]*[bin1.O$8] + [bin2.O15]*[bin2.O$8] + [bin3.O15]*[bin3.O$8] + [bin4.O15]*[bin4.O$8] + [bin5.O15]*[bin5.O$8] + [bin6.O15]*[bin6.O$8])/([bin1.O$8] + [bin2.O$8] + [bin3.O$8] + [bin4.O$8] + [bin5.O$8] + [bin6.O$8])" office:value-type="float" office:value="0.00199999999999995" calcext:value-type="float">
            <text:p>0.002</text:p>
          </table:table-cell>
          <table:table-cell table:formula="of:=([bin1.P15]*[bin1.P$8] + [bin2.P15]*[bin2.P$8] + [bin3.P15]*[bin3.P$8] + [bin4.P15]*[bin4.P$8] + [bin5.P15]*[bin5.P$8] + [bin6.P15]*[bin6.P$8])/([bin1.P$8] + [bin2.P$8] + [bin3.P$8] + [bin4.P$8] + [bin5.P$8] + [bin6.P$8])" office:value-type="float" office:value="0" calcext:value-type="float">
            <text:p>0</text:p>
          </table:table-cell>
          <table:table-cell table:formula="of:=([bin1.Q15]*[bin1.Q$8] + [bin2.Q15]*[bin2.Q$8] + [bin3.Q15]*[bin3.Q$8] + [bin4.Q15]*[bin4.Q$8] + [bin5.Q15]*[bin5.Q$8] + [bin6.Q15]*[bin6.Q$8])/([bin1.Q$8] + [bin2.Q$8] + [bin3.Q$8] + [bin4.Q$8] + [bin5.Q$8] + [bin6.Q$8])" office:value-type="float" office:value="0.00199999999999995" calcext:value-type="float">
            <text:p>0.002</text:p>
          </table:table-cell>
          <table:table-cell table:formula="of:=SUMPRODUCT([.L15:.P15];[.L$8:.P$8])/[.R$8]" office:value-type="float" office:value="0.00156351284934466" calcext:value-type="float">
            <text:p>0.0015635128</text:p>
          </table:table-cell>
          <table:table-cell table:style-name="ce1" table:number-columns-repeated="1006"/>
        </table:table-row>
        <table:table-row table:style-name="ro1">
          <table:table-cell table:style-name="ce3" office:value-type="string" calcext:value-type="string">
            <text:p>tt, tW, W+ W~H~R , W+ jets normalization</text:p>
          </table:table-cell>
          <table:table-cell table:formula="of:=IF([.C16]=0; 0; ([bin1.B59]*[bin1.C59] + [bin2.B59]*[bin2.C59] + [bin3.B59]*[bin3.C59] + [bin4.B59]*[bin4.C59] + [bin5.B59]*[bin5.C59] + [bin6.B59]*[bin6.C59]) / [.C16])" office:value-type="percentage" office:value="0" calcext:value-type="percentage">
            <text:p>0.0%</text:p>
          </table:table-cell>
          <table:table-cell table:formula="of:=[bin1.C59]+[bin2.C59]+[bin3.C59]+[bin4.C59]+[bin5.C59]+[bin6.C59]" office:value-type="float" office:value="0" calcext:value-type="float">
            <text:p>0.000</text:p>
          </table:table-cell>
          <table:table-cell table:style-name="ce16" table:formula="of:=IF([.E16]=0; 0; ([bin1.D59]*[bin1.E59] + [bin2.D59]*[bin2.E59] + [bin3.D59]*[bin3.E59] + [bin4.D59]*[bin4.E59] + [bin5.D59]*[bin5.E59] + [bin6.D59]*[bin6.E59]) / [.E16])" office:value-type="percentage" office:value="0.333334593379842" calcext:value-type="percentage">
            <text:p>33.3%</text:p>
          </table:table-cell>
          <table:table-cell table:style-name="ce19" table:formula="of:=[bin1.E59]+[bin2.E59]+[bin3.E59]+[bin4.E59]+[bin5.E59]+[bin6.E59]" office:value-type="float" office:value="5.29081" calcext:value-type="float">
            <text:p>5.291</text:p>
          </table:table-cell>
          <table:table-cell table:style-name="ce1" table:number-columns-repeated="4"/>
          <table:table-cell office:value-type="string" calcext:value-type="string">
            <text:p>CMS_scale_j</text:p>
          </table:table-cell>
          <table:table-cell table:formula="of:=([bin1.K16]*[bin1.K$8] + [bin2.K16]*[bin2.K$8] + [bin3.K16]*[bin3.K$8] + [bin4.K16]*[bin4.K$8] + [bin5.K16]*[bin5.K$8] + [bin6.K16]*[bin6.K$8])/([bin1.K$8] + [bin2.K$8] + [bin3.K$8] + [bin4.K$8] + [bin5.K$8] + [bin6.K$8])" office:value-type="float" office:value="0.00322302103284209" calcext:value-type="float">
            <text:p>0.003223021</text:p>
          </table:table-cell>
          <table:table-cell table:formula="of:=([bin1.L16]*[bin1.L$8] + [bin2.L16]*[bin2.L$8] + [bin3.L16]*[bin3.L$8] + [bin4.L16]*[bin4.L$8] + [bin5.L16]*[bin5.L$8] + [bin6.L16]*[bin6.L$8])/([bin1.L$8] + [bin2.L$8] + [bin3.L$8] + [bin4.L$8] + [bin5.L$8] + [bin6.L$8])" office:value-type="float" office:value="0" calcext:value-type="float">
            <text:p>0</text:p>
          </table:table-cell>
          <table:table-cell table:formula="of:=([bin1.M16]*[bin1.M$8] + [bin2.M16]*[bin2.M$8] + [bin3.M16]*[bin3.M$8] + [bin4.M16]*[bin4.M$8] + [bin5.M16]*[bin5.M$8] + [bin6.M16]*[bin6.M$8])/([bin1.M$8] + [bin2.M$8] + [bin3.M$8] + [bin4.M$8] + [bin5.M$8] + [bin6.M$8])" office:value-type="float" office:value="0.0321437229293313" calcext:value-type="float">
            <text:p>0.0321437229</text:p>
          </table:table-cell>
          <table:table-cell table:formula="of:=([bin1.N16]*[bin1.N$8] + [bin2.N16]*[bin2.N$8] + [bin3.N16]*[bin3.N$8] + [bin4.N16]*[bin4.N$8] + [bin5.N16]*[bin5.N$8] + [bin6.N16]*[bin6.N$8])/([bin1.N$8] + [bin2.N$8] + [bin3.N$8] + [bin4.N$8] + [bin5.N$8] + [bin6.N$8])" office:value-type="float" office:value="0.00744212861339118" calcext:value-type="float">
            <text:p>0.0074421286</text:p>
          </table:table-cell>
          <table:table-cell table:formula="of:=([bin1.O16]*[bin1.O$8] + [bin2.O16]*[bin2.O$8] + [bin3.O16]*[bin3.O$8] + [bin4.O16]*[bin4.O$8] + [bin5.O16]*[bin5.O$8] + [bin6.O16]*[bin6.O$8])/([bin1.O$8] + [bin2.O$8] + [bin3.O$8] + [bin4.O$8] + [bin5.O$8] + [bin6.O$8])" office:value-type="float" office:value="0.00357002381749108" calcext:value-type="float">
            <text:p>0.0035700238</text:p>
          </table:table-cell>
          <table:table-cell table:formula="of:=([bin1.P16]*[bin1.P$8] + [bin2.P16]*[bin2.P$8] + [bin3.P16]*[bin3.P$8] + [bin4.P16]*[bin4.P$8] + [bin5.P16]*[bin5.P$8] + [bin6.P16]*[bin6.P$8])/([bin1.P$8] + [bin2.P$8] + [bin3.P$8] + [bin4.P$8] + [bin5.P$8] + [bin6.P$8])" office:value-type="float" office:value="0" calcext:value-type="float">
            <text:p>0</text:p>
          </table:table-cell>
          <table:table-cell table:formula="of:=([bin1.Q16]*[bin1.Q$8] + [bin2.Q16]*[bin2.Q$8] + [bin3.Q16]*[bin3.Q$8] + [bin4.Q16]*[bin4.Q$8] + [bin5.Q16]*[bin5.Q$8] + [bin6.Q16]*[bin6.Q$8])/([bin1.Q$8] + [bin2.Q$8] + [bin3.Q$8] + [bin4.Q$8] + [bin5.Q$8] + [bin6.Q$8])" office:value-type="float" office:value="0.00330512851403305" calcext:value-type="float">
            <text:p>0.0033051285</text:p>
          </table:table-cell>
          <table:table-cell table:formula="of:=SUMPRODUCT([.L16:.P16];[.L$8:.P$8])/[.R$8]" office:value-type="float" office:value="0.00377984948234402" calcext:value-type="float">
            <text:p>0.0037798495</text:p>
          </table:table-cell>
          <table:table-cell table:style-name="ce1" table:number-columns-repeated="1006"/>
        </table:table-row>
        <table:table-row table:style-name="ro1">
          <table:table-cell table:style-name="ce3" office:value-type="string" calcext:value-type="string">
            <text:p>MC statistics (signal)</text:p>
          </table:table-cell>
          <table:table-cell table:formula="of:=IF([.C17]=0; 0; SQRT(([bin1.B60]*[bin1.C60])^2+([bin2.B60]*[bin2.C60])^2+([bin3.B60]*[bin3.C60])^2+([bin4.B60]*[bin4.C60])^2+([bin5.B60]*[bin5.C60])^2+([bin6.B60]*[bin6.C60])^2) / [.C17])" office:value-type="percentage" office:value="0.0154435929648337" calcext:value-type="percentage">
            <text:p>1.5%</text:p>
          </table:table-cell>
          <table:table-cell table:formula="of:=[bin1.C60]+[bin2.C60]+[bin3.C60]+[bin4.C60]+[bin5.C60]+[bin6.C60]" office:value-type="float" office:value="8.81994" calcext:value-type="float">
            <text:p>8.820</text:p>
          </table:table-cell>
          <table:table-cell table:style-name="ce16" table:formula="of:=IF([.E17]=0; 0; ([bin1.D60]*[bin1.E60] + [bin2.D60]*[bin2.E60] + [bin3.D60]*[bin3.E60] + [bin4.D60]*[bin4.E60] + [bin5.D60]*[bin5.E60] + [bin6.D60]*[bin6.E60]) / [.E17])" office:value-type="percentage" office:value="0" calcext:value-type="percentage">
            <text:p>0.0%</text:p>
          </table:table-cell>
          <table:table-cell table:style-name="ce19" table:formula="of:=[bin1.E60]+[bin2.E60]+[bin3.E60]+[bin4.E60]+[bin5.E60]+[bin6.E60]" office:value-type="float" office:value="0" calcext:value-type="float">
            <text:p>0.000</text:p>
          </table:table-cell>
          <table:table-cell table:style-name="ce1" table:number-columns-repeated="4"/>
          <table:table-cell office:value-type="string" calcext:value-type="string">
            <text:p>UEPS</text:p>
          </table:table-cell>
          <table:table-cell table:formula="of:=([bin1.K17]*[bin1.K$8] + [bin2.K17]*[bin2.K$8] + [bin3.K17]*[bin3.K$8] + [bin4.K17]*[bin4.K$8] + [bin5.K17]*[bin5.K$8] + [bin6.K17]*[bin6.K$8])/([bin1.K$8] + [bin2.K$8] + [bin3.K$8] + [bin4.K$8] + [bin5.K$8] + [bin6.K$8])" office:value-type="float" office:value="0.03" calcext:value-type="float">
            <text:p>0.03</text:p>
          </table:table-cell>
          <table:table-cell table:formula="of:=([bin1.L17]*[bin1.L$8] + [bin2.L17]*[bin2.L$8] + [bin3.L17]*[bin3.L$8] + [bin4.L17]*[bin4.L$8] + [bin5.L17]*[bin5.L$8] + [bin6.L17]*[bin6.L$8])/([bin1.L$8] + [bin2.L$8] + [bin3.L$8] + [bin4.L$8] + [bin5.L$8] + [bin6.L$8])" office:value-type="float" office:value="0" calcext:value-type="float">
            <text:p>0</text:p>
          </table:table-cell>
          <table:table-cell table:formula="of:=([bin1.M17]*[bin1.M$8] + [bin2.M17]*[bin2.M$8] + [bin3.M17]*[bin3.M$8] + [bin4.M17]*[bin4.M$8] + [bin5.M17]*[bin5.M$8] + [bin6.M17]*[bin6.M$8])/([bin1.M$8] + [bin2.M$8] + [bin3.M$8] + [bin4.M$8] + [bin5.M$8] + [bin6.M$8])" office:value-type="float" office:value="0" calcext:value-type="float">
            <text:p>0</text:p>
          </table:table-cell>
          <table:table-cell table:formula="of:=([bin1.N17]*[bin1.N$8] + [bin2.N17]*[bin2.N$8] + [bin3.N17]*[bin3.N$8] + [bin4.N17]*[bin4.N$8] + [bin5.N17]*[bin5.N$8] + [bin6.N17]*[bin6.N$8])/([bin1.N$8] + [bin2.N$8] + [bin3.N$8] + [bin4.N$8] + [bin5.N$8] + [bin6.N$8])" office:value-type="float" office:value="0" calcext:value-type="float">
            <text:p>0</text:p>
          </table:table-cell>
          <table:table-cell table:formula="of:=([bin1.O17]*[bin1.O$8] + [bin2.O17]*[bin2.O$8] + [bin3.O17]*[bin3.O$8] + [bin4.O17]*[bin4.O$8] + [bin5.O17]*[bin5.O$8] + [bin6.O17]*[bin6.O$8])/([bin1.O$8] + [bin2.O$8] + [bin3.O$8] + [bin4.O$8] + [bin5.O$8] + [bin6.O$8])" office:value-type="float" office:value="0" calcext:value-type="float">
            <text:p>0</text:p>
          </table:table-cell>
          <table:table-cell table:formula="of:=([bin1.P17]*[bin1.P$8] + [bin2.P17]*[bin2.P$8] + [bin3.P17]*[bin3.P$8] + [bin4.P17]*[bin4.P$8] + [bin5.P17]*[bin5.P$8] + [bin6.P17]*[bin6.P$8])/([bin1.P$8] + [bin2.P$8] + [bin3.P$8] + [bin4.P$8] + [bin5.P$8] + [bin6.P$8])" office:value-type="float" office:value="0" calcext:value-type="float">
            <text:p>0</text:p>
          </table:table-cell>
          <table:table-cell table:formula="of:=([bin1.Q17]*[bin1.Q$8] + [bin2.Q17]*[bin2.Q$8] + [bin3.Q17]*[bin3.Q$8] + [bin4.Q17]*[bin4.Q$8] + [bin5.Q17]*[bin5.Q$8] + [bin6.Q17]*[bin6.Q$8])/([bin1.Q$8] + [bin2.Q$8] + [bin3.Q$8] + [bin4.Q$8] + [bin5.Q$8] + [bin6.Q$8])" office:value-type="float" office:value="0.03" calcext:value-type="float">
            <text:p>0.03</text:p>
          </table:table-cell>
          <table:table-cell table:formula="of:=SUMPRODUCT([.L17:.P17];[.L$8:.P$8])/[.R$8]" office:value-type="float" office:value="0" calcext:value-type="float">
            <text:p>0</text:p>
          </table:table-cell>
          <table:table-cell table:style-name="ce1" table:number-columns-repeated="1006"/>
        </table:table-row>
        <table:table-row table:style-name="ro1">
          <table:table-cell table:style-name="ce15" office:value-type="string" calcext:value-type="string">
            <text:p>MC statistics (ZZ)</text:p>
          </table:table-cell>
          <table:table-cell table:formula="of:=IF([.C18]=0; 0; ([bin1.B63]*[bin1.C63] + [bin2.B61]*[bin2.C61] + [bin3.B61]*[bin3.C61] + [bin4.B61]*[bin4.C61] + [bin5.B61]*[bin5.C61] + [bin6.B61]*[bin6.C61]) / [.C18])" office:value-type="percentage" office:value="0" calcext:value-type="percentage">
            <text:p>0.0%</text:p>
          </table:table-cell>
          <table:table-cell table:formula="of:=[bin1.C63]+[bin2.C61]+[bin3.C61]+[bin4.C61]+[bin5.C61]+[bin6.C61]" office:value-type="float" office:value="0" calcext:value-type="float">
            <text:p>0.000</text:p>
          </table:table-cell>
          <table:table-cell table:style-name="ce16" table:formula="of:=IF([.E18]=0; 0; SQRT(([bin1.D61]*[bin1.E61])^2 + ([bin2.D61]*[bin2.E61])^2 + ([bin3.D61]*[bin3.E61])^2 + ([bin4.D61]*[bin4.E61])^2 +([bin5.D61]*[bin5.E61])^2 + ([bin6.D61]*[bin6.E61])^2) / [.E18])" office:value-type="percentage" office:value="0.0200334427069245" calcext:value-type="percentage">
            <text:p>2.0%</text:p>
          </table:table-cell>
          <table:table-cell table:style-name="ce19" table:formula="of:=[bin1.E61]+[bin2.E61]+[bin3.E61]+[bin4.E61]+[bin5.E61]+[bin6.E61]" office:value-type="float" office:value="17.15336" calcext:value-type="float">
            <text:p>17.153</text:p>
          </table:table-cell>
          <table:table-cell table:style-name="ce1" table:number-columns-repeated="4"/>
          <table:table-cell office:value-type="string" calcext:value-type="string">
            <text:p>CMS_eff_b2016</text:p>
          </table:table-cell>
          <table:table-cell table:formula="of:=([bin1.K18]*[bin1.K$8] + [bin2.K18]*[bin2.K$8] + [bin3.K18]*[bin3.K$8] + [bin4.K18]*[bin4.K$8] + [bin5.K18]*[bin5.K$8] + [bin6.K18]*[bin6.K$8])/([bin1.K$8] + [bin2.K$8] + [bin3.K$8] + [bin4.K$8] + [bin5.K$8] + [bin6.K$8])" office:value-type="float" office:value="0.02" calcext:value-type="float">
            <text:p>0.02</text:p>
          </table:table-cell>
          <table:table-cell table:formula="of:=([bin1.L18]*[bin1.L$8] + [bin2.L18]*[bin2.L$8] + [bin3.L18]*[bin3.L$8] + [bin4.L18]*[bin4.L$8] + [bin5.L18]*[bin5.L$8] + [bin6.L18]*[bin6.L$8])/([bin1.L$8] + [bin2.L$8] + [bin3.L$8] + [bin4.L$8] + [bin5.L$8] + [bin6.L$8])" office:value-type="float" office:value="0" calcext:value-type="float">
            <text:p>0</text:p>
          </table:table-cell>
          <table:table-cell table:formula="of:=([bin1.M18]*[bin1.M$8] + [bin2.M18]*[bin2.M$8] + [bin3.M18]*[bin3.M$8] + [bin4.M18]*[bin4.M$8] + [bin5.M18]*[bin5.M$8] + [bin6.M18]*[bin6.M$8])/([bin1.M$8] + [bin2.M$8] + [bin3.M$8] + [bin4.M$8] + [bin5.M$8] + [bin6.M$8])" office:value-type="float" office:value="0.02" calcext:value-type="float">
            <text:p>0.02</text:p>
          </table:table-cell>
          <table:table-cell table:formula="of:=([bin1.N18]*[bin1.N$8] + [bin2.N18]*[bin2.N$8] + [bin3.N18]*[bin3.N$8] + [bin4.N18]*[bin4.N$8] + [bin5.N18]*[bin5.N$8] + [bin6.N18]*[bin6.N$8])/([bin1.N$8] + [bin2.N$8] + [bin3.N$8] + [bin4.N$8] + [bin5.N$8] + [bin6.N$8])" office:value-type="float" office:value="0.02" calcext:value-type="float">
            <text:p>0.02</text:p>
          </table:table-cell>
          <table:table-cell table:formula="of:=([bin1.O18]*[bin1.O$8] + [bin2.O18]*[bin2.O$8] + [bin3.O18]*[bin3.O$8] + [bin4.O18]*[bin4.O$8] + [bin5.O18]*[bin5.O$8] + [bin6.O18]*[bin6.O$8])/([bin1.O$8] + [bin2.O$8] + [bin3.O$8] + [bin4.O$8] + [bin5.O$8] + [bin6.O$8])" office:value-type="float" office:value="0.02" calcext:value-type="float">
            <text:p>0.02</text:p>
          </table:table-cell>
          <table:table-cell table:formula="of:=([bin1.P18]*[bin1.P$8] + [bin2.P18]*[bin2.P$8] + [bin3.P18]*[bin3.P$8] + [bin4.P18]*[bin4.P$8] + [bin5.P18]*[bin5.P$8] + [bin6.P18]*[bin6.P$8])/([bin1.P$8] + [bin2.P$8] + [bin3.P$8] + [bin4.P$8] + [bin5.P$8] + [bin6.P$8])" office:value-type="float" office:value="0" calcext:value-type="float">
            <text:p>0</text:p>
          </table:table-cell>
          <table:table-cell table:formula="of:=([bin1.Q18]*[bin1.Q$8] + [bin2.Q18]*[bin2.Q$8] + [bin3.Q18]*[bin3.Q$8] + [bin4.Q18]*[bin4.Q$8] + [bin5.Q18]*[bin5.Q$8] + [bin6.Q18]*[bin6.Q$8])/([bin1.Q$8] + [bin2.Q$8] + [bin3.Q$8] + [bin4.Q$8] + [bin5.Q$8] + [bin6.Q$8])" office:value-type="float" office:value="0.02" calcext:value-type="float">
            <text:p>0.02</text:p>
          </table:table-cell>
          <table:table-cell table:formula="of:=SUMPRODUCT([.L18:.P18];[.L$8:.P$8])/[.R$8]" office:value-type="float" office:value="0.015635128493447" calcext:value-type="float">
            <text:p>0.0156351285</text:p>
          </table:table-cell>
          <table:table-cell table:style-name="ce1" table:number-columns-repeated="1006"/>
        </table:table-row>
        <table:table-row table:style-name="ro1">
          <table:table-cell table:style-name="ce15" office:value-type="string" calcext:value-type="string">
            <text:p>MC statistics (WZ)</text:p>
          </table:table-cell>
          <table:table-cell table:formula="of:=IF([.C19]=0; 0; ([bin1.B64]*[bin1.C64] + [bin2.B62]*[bin2.C62] + [bin3.B62]*[bin3.C62] + [bin4.B62]*[bin4.C62] + [bin5.B62]*[bin5.C62] + [bin6.B62]*[bin6.C62]) / [.C19])" office:value-type="percentage" office:value="0" calcext:value-type="percentage">
            <text:p>0.0%</text:p>
          </table:table-cell>
          <table:table-cell table:formula="of:=[bin1.C64]+[bin2.C62]+[bin3.C62]+[bin4.C62]+[bin5.C62]+[bin6.C62]" office:value-type="float" office:value="0" calcext:value-type="float">
            <text:p>0.000</text:p>
          </table:table-cell>
          <table:table-cell table:style-name="ce16" table:formula="of:=IF([.E19]=0; 0; SQRT(([bin1.D62]*[bin1.E62])^2 + ([bin2.D62]*[bin2.E62])^2 + ([bin3.D62]*[bin3.E62])^2 + ([bin4.D62]*[bin4.E62])^2 +([bin5.D62]*[bin5.E62])^2 + ([bin6.D62]*[bin6.E62])^2) / [.E19])" office:value-type="percentage" office:value="0.0376485742008878" calcext:value-type="percentage">
            <text:p>3.8%</text:p>
          </table:table-cell>
          <table:table-cell table:style-name="ce19" table:formula="of:=[bin1.E62]+[bin2.E62]+[bin3.E62]+[bin4.E62]+[bin5.E62]+[bin6.E62]" office:value-type="float" office:value="7.22071" calcext:value-type="float">
            <text:p>7.221</text:p>
          </table:table-cell>
          <table:table-cell table:style-name="ce1" table:number-columns-repeated="4"/>
          <table:table-cell office:value-type="string" calcext:value-type="string">
            <text:p>pdf_qqbar_ACCEPT</text:p>
          </table:table-cell>
          <table:table-cell table:formula="of:=([bin1.K19]*[bin1.K$8] + [bin2.K19]*[bin2.K$8] + [bin3.K19]*[bin3.K$8] + [bin4.K19]*[bin4.K$8] + [bin5.K19]*[bin5.K$8] + [bin6.K19]*[bin6.K$8])/([bin1.K$8] + [bin2.K$8] + [bin3.K$8] + [bin4.K$8] + [bin5.K$8] + [bin6.K$8])" office:value-type="float" office:value="0.00461580228112199" calcext:value-type="float">
            <text:p>0.0046158023</text:p>
          </table:table-cell>
          <table:table-cell table:formula="of:=([bin1.L19]*[bin1.L$8] + [bin2.L19]*[bin2.L$8] + [bin3.L19]*[bin3.L$8] + [bin4.L19]*[bin4.L$8] + [bin5.L19]*[bin5.L$8] + [bin6.L19]*[bin6.L$8])/([bin1.L$8] + [bin2.L$8] + [bin3.L$8] + [bin4.L$8] + [bin5.L$8] + [bin6.L$8])" office:value-type="float" office:value="0" calcext:value-type="float">
            <text:p>0</text:p>
          </table:table-cell>
          <table:table-cell table:formula="of:=([bin1.M19]*[bin1.M$8] + [bin2.M19]*[bin2.M$8] + [bin3.M19]*[bin3.M$8] + [bin4.M19]*[bin4.M$8] + [bin5.M19]*[bin5.M$8] + [bin6.M19]*[bin6.M$8])/([bin1.M$8] + [bin2.M$8] + [bin3.M$8] + [bin4.M$8] + [bin5.M$8] + [bin6.M$8])" office:value-type="float" office:value="0.0175030746580547" calcext:value-type="float">
            <text:p>0.0175030747</text:p>
          </table:table-cell>
          <table:table-cell table:formula="of:=([bin1.N19]*[bin1.N$8] + [bin2.N19]*[bin2.N$8] + [bin3.N19]*[bin3.N$8] + [bin4.N19]*[bin4.N$8] + [bin5.N19]*[bin5.N$8] + [bin6.N19]*[bin6.N$8])/([bin1.N$8] + [bin2.N$8] + [bin3.N$8] + [bin4.N$8] + [bin5.N$8] + [bin6.N$8])" office:value-type="float" office:value="0.0139397030070451" calcext:value-type="float">
            <text:p>0.013939703</text:p>
          </table:table-cell>
          <table:table-cell table:formula="of:=([bin1.O19]*[bin1.O$8] + [bin2.O19]*[bin2.O$8] + [bin3.O19]*[bin3.O$8] + [bin4.O19]*[bin4.O$8] + [bin5.O19]*[bin5.O$8] + [bin6.O19]*[bin6.O$8])/([bin1.O$8] + [bin2.O$8] + [bin3.O$8] + [bin4.O$8] + [bin5.O$8] + [bin6.O$8])" office:value-type="float" office:value="0.0140174675282277" calcext:value-type="float">
            <text:p>0.0140174675</text:p>
          </table:table-cell>
          <table:table-cell table:formula="of:=([bin1.P19]*[bin1.P$8] + [bin2.P19]*[bin2.P$8] + [bin3.P19]*[bin3.P$8] + [bin4.P19]*[bin4.P$8] + [bin5.P19]*[bin5.P$8] + [bin6.P19]*[bin6.P$8])/([bin1.P$8] + [bin2.P$8] + [bin3.P$8] + [bin4.P$8] + [bin5.P$8] + [bin6.P$8])" office:value-type="float" office:value="0" calcext:value-type="float">
            <text:p>0</text:p>
          </table:table-cell>
          <table:table-cell table:formula="of:=([bin1.Q19]*[bin1.Q$8] + [bin2.Q19]*[bin2.Q$8] + [bin3.Q19]*[bin3.Q$8] + [bin4.Q19]*[bin4.Q$8] + [bin5.Q19]*[bin5.Q$8] + [bin6.Q19]*[bin6.Q$8])/([bin1.Q$8] + [bin2.Q$8] + [bin3.Q$8] + [bin4.Q$8] + [bin5.Q$8] + [bin6.Q$8])" office:value-type="float" office:value="0" calcext:value-type="float">
            <text:p>0</text:p>
          </table:table-cell>
          <table:table-cell table:formula="of:=SUMPRODUCT([.L19:.P19];[.L$8:.P$8])/[.R$8]" office:value-type="float" office:value="0.0109520322661926" calcext:value-type="float">
            <text:p>0.0109520323</text:p>
          </table:table-cell>
          <table:table-cell table:style-name="ce1" table:number-columns-repeated="1006"/>
        </table:table-row>
        <table:table-row table:style-name="ro1">
          <table:table-cell table:style-name="ce15" office:value-type="string" calcext:value-type="string">
            <text:p>MC statistics (VVV)</text:p>
          </table:table-cell>
          <table:table-cell table:formula="of:=IF([.C20]=0; 0; ([bin1.B65]*[bin1.C65] + [bin2.B63]*[bin2.C63] + [bin3.B63]*[bin3.C63] + [bin4.B63]*[bin4.C63] + [bin5.B63]*[bin5.C63] + [bin6.B63]*[bin6.C63]) / [.C20])" office:value-type="percentage" office:value="0" calcext:value-type="percentage">
            <text:p>0.0%</text:p>
          </table:table-cell>
          <table:table-cell table:formula="of:=[bin1.C65]+[bin2.C63]+[bin3.C63]+[bin4.C63]+[bin5.C63]+[bin6.C63]" office:value-type="float" office:value="0" calcext:value-type="float">
            <text:p>0.000</text:p>
          </table:table-cell>
          <table:table-cell table:style-name="ce16" table:formula="of:=IF([.E20]=0; 0; SQRT(([bin1.D63]*[bin1.E63])^2 + ([bin2.D63]*[bin2.E63])^2 + ([bin3.D63]*[bin3.E63])^2 + ([bin4.D63]*[bin4.E63])^2 +([bin5.D63]*[bin5.E63])^2 + ([bin6.D63]*[bin6.E63])^2) / [.E20])" office:value-type="percentage" office:value="0.138387099295253" calcext:value-type="percentage">
            <text:p>13.8%</text:p>
          </table:table-cell>
          <table:table-cell table:style-name="ce19" table:formula="of:=[bin1.E63]+[bin2.E63]+[bin3.E63]+[bin4.E63]+[bin5.E63]+[bin6.E63]" office:value-type="float" office:value="0.10528" calcext:value-type="float">
            <text:p>0.105</text:p>
          </table:table-cell>
          <table:table-cell table:style-name="ce1" table:number-columns-repeated="4"/>
          <table:table-cell office:value-type="string" calcext:value-type="string">
            <text:p>pdf_qqbar</text:p>
          </table:table-cell>
          <table:table-cell table:formula="of:=([bin1.K20]*[bin1.K$8] + [bin2.K20]*[bin2.K$8] + [bin3.K20]*[bin3.K$8] + [bin4.K20]*[bin4.K$8] + [bin5.K20]*[bin5.K$8] + [bin6.K20]*[bin6.K$8])/([bin1.K$8] + [bin2.K$8] + [bin3.K$8] + [bin4.K$8] + [bin5.K$8] + [bin6.K$8])" office:value-type="float" office:value="0.016" calcext:value-type="float">
            <text:p>0.016</text:p>
          </table:table-cell>
          <table:table-cell table:formula="of:=([bin1.L20]*[bin1.L$8] + [bin2.L20]*[bin2.L$8] + [bin3.L20]*[bin3.L$8] + [bin4.L20]*[bin4.L$8] + [bin5.L20]*[bin5.L$8] + [bin6.L20]*[bin6.L$8])/([bin1.L$8] + [bin2.L$8] + [bin3.L$8] + [bin4.L$8] + [bin5.L$8] + [bin6.L$8])" office:value-type="float" office:value="0" calcext:value-type="float">
            <text:p>0</text:p>
          </table:table-cell>
          <table:table-cell table:formula="of:=([bin1.M20]*[bin1.M$8] + [bin2.M20]*[bin2.M$8] + [bin3.M20]*[bin3.M$8] + [bin4.M20]*[bin4.M$8] + [bin5.M20]*[bin5.M$8] + [bin6.M20]*[bin6.M$8])/([bin1.M$8] + [bin2.M$8] + [bin3.M$8] + [bin4.M$8] + [bin5.M$8] + [bin6.M$8])" office:value-type="float" office:value="0" calcext:value-type="float">
            <text:p>0</text:p>
          </table:table-cell>
          <table:table-cell table:formula="of:=([bin1.N20]*[bin1.N$8] + [bin2.N20]*[bin2.N$8] + [bin3.N20]*[bin3.N$8] + [bin4.N20]*[bin4.N$8] + [bin5.N20]*[bin5.N$8] + [bin6.N20]*[bin6.N$8])/([bin1.N$8] + [bin2.N$8] + [bin3.N$8] + [bin4.N$8] + [bin5.N$8] + [bin6.N$8])" office:value-type="float" office:value="0" calcext:value-type="float">
            <text:p>0</text:p>
          </table:table-cell>
          <table:table-cell table:formula="of:=([bin1.O20]*[bin1.O$8] + [bin2.O20]*[bin2.O$8] + [bin3.O20]*[bin3.O$8] + [bin4.O20]*[bin4.O$8] + [bin5.O20]*[bin5.O$8] + [bin6.O20]*[bin6.O$8])/([bin1.O$8] + [bin2.O$8] + [bin3.O$8] + [bin4.O$8] + [bin5.O$8] + [bin6.O$8])" office:value-type="float" office:value="0" calcext:value-type="float">
            <text:p>0</text:p>
          </table:table-cell>
          <table:table-cell table:formula="of:=([bin1.P20]*[bin1.P$8] + [bin2.P20]*[bin2.P$8] + [bin3.P20]*[bin3.P$8] + [bin4.P20]*[bin4.P$8] + [bin5.P20]*[bin5.P$8] + [bin6.P20]*[bin6.P$8])/([bin1.P$8] + [bin2.P$8] + [bin3.P$8] + [bin4.P$8] + [bin5.P$8] + [bin6.P$8])" office:value-type="float" office:value="0" calcext:value-type="float">
            <text:p>0</text:p>
          </table:table-cell>
          <table:table-cell table:formula="of:=([bin1.Q20]*[bin1.Q$8] + [bin2.Q20]*[bin2.Q$8] + [bin3.Q20]*[bin3.Q$8] + [bin4.Q20]*[bin4.Q$8] + [bin5.Q20]*[bin5.Q$8] + [bin6.Q20]*[bin6.Q$8])/([bin1.Q$8] + [bin2.Q$8] + [bin3.Q$8] + [bin4.Q$8] + [bin5.Q$8] + [bin6.Q$8])" office:value-type="float" office:value="0" calcext:value-type="float">
            <text:p>0</text:p>
          </table:table-cell>
          <table:table-cell table:formula="of:=SUMPRODUCT([.L20:.P20];[.L$8:.P$8])/[.R$8]" office:value-type="float" office:value="0" calcext:value-type="float">
            <text:p>0</text:p>
          </table:table-cell>
          <table:table-cell table:style-name="ce1" table:number-columns-repeated="1006"/>
        </table:table-row>
        <table:table-row table:style-name="ro1">
          <table:table-cell table:style-name="ce3" office:value-type="string" calcext:value-type="string">
            <text:p>MC statistics (ZZ, WZ, VVV)</text:p>
          </table:table-cell>
          <table:table-cell table:formula="of:=IF([.C21]=0; 0; ([bin1.B66]*[bin1.C66] + [bin2.B64]*[bin2.C64] + [bin3.B64]*[bin3.C64] + [bin4.B64]*[bin4.C64] + [bin5.B64]*[bin5.C64] + [bin6.B64]*[bin6.C64]) / [.C21])" office:value-type="percentage" office:value="0" calcext:value-type="percentage">
            <text:p>0.0%</text:p>
          </table:table-cell>
          <table:table-cell table:formula="of:=[bin1.C66]+[bin2.C64]+[bin3.C64]+[bin4.C64]+[bin5.C64]+[bin6.C64]" office:value-type="float" office:value="0" calcext:value-type="float">
            <text:p>0.000</text:p>
          </table:table-cell>
          <table:table-cell table:style-name="ce20" table:formula="of:=SQRT(([.D18]*[.E18])^2+([.D19]*[.E19])^2+([.D20]*[.E20])^2)/SUM([.E18:.E20])" office:value-type="percentage" office:value="0.0179093850588815" calcext:value-type="percentage">
            <text:p>1.8%</text:p>
          </table:table-cell>
          <table:table-cell table:style-name="ce19" table:formula="of:=SUM([.E18:.E20])" office:value-type="float" office:value="24.47935" calcext:value-type="float">
            <text:p>24.479</text:p>
          </table:table-cell>
          <table:table-cell table:style-name="ce1" table:number-columns-repeated="4"/>
          <table:table-cell office:value-type="string" calcext:value-type="string">
            <text:p>pdf_gg</text:p>
          </table:table-cell>
          <table:table-cell table:formula="of:=([bin1.K21]*[bin1.K$8] + [bin2.K21]*[bin2.K$8] + [bin3.K21]*[bin3.K$8] + [bin4.K21]*[bin4.K$8] + [bin5.K21]*[bin5.K$8] + [bin6.K21]*[bin6.K$8])/([bin1.K$8] + [bin2.K$8] + [bin3.K$8] + [bin4.K$8] + [bin5.K$8] + [bin6.K$8])" office:value-type="float" office:value="0" calcext:value-type="float">
            <text:p>0</text:p>
          </table:table-cell>
          <table:table-cell table:formula="of:=([bin1.L21]*[bin1.L$8] + [bin2.L21]*[bin2.L$8] + [bin3.L21]*[bin3.L$8] + [bin4.L21]*[bin4.L$8] + [bin5.L21]*[bin5.L$8] + [bin6.L21]*[bin6.L$8])/([bin1.L$8] + [bin2.L$8] + [bin3.L$8] + [bin4.L$8] + [bin5.L$8] + [bin6.L$8])" office:value-type="float" office:value="0" calcext:value-type="float">
            <text:p>0</text:p>
          </table:table-cell>
          <table:table-cell table:formula="of:=([bin1.M21]*[bin1.M$8] + [bin2.M21]*[bin2.M$8] + [bin3.M21]*[bin3.M$8] + [bin4.M21]*[bin4.M$8] + [bin5.M21]*[bin5.M$8] + [bin6.M21]*[bin6.M$8])/([bin1.M$8] + [bin2.M$8] + [bin3.M$8] + [bin4.M$8] + [bin5.M$8] + [bin6.M$8])" office:value-type="float" office:value="0" calcext:value-type="float">
            <text:p>0</text:p>
          </table:table-cell>
          <table:table-cell table:formula="of:=([bin1.N21]*[bin1.N$8] + [bin2.N21]*[bin2.N$8] + [bin3.N21]*[bin3.N$8] + [bin4.N21]*[bin4.N$8] + [bin5.N21]*[bin5.N$8] + [bin6.N21]*[bin6.N$8])/([bin1.N$8] + [bin2.N$8] + [bin3.N$8] + [bin4.N$8] + [bin5.N$8] + [bin6.N$8])" office:value-type="float" office:value="0" calcext:value-type="float">
            <text:p>0</text:p>
          </table:table-cell>
          <table:table-cell table:formula="of:=([bin1.O21]*[bin1.O$8] + [bin2.O21]*[bin2.O$8] + [bin3.O21]*[bin3.O$8] + [bin4.O21]*[bin4.O$8] + [bin5.O21]*[bin5.O$8] + [bin6.O21]*[bin6.O$8])/([bin1.O$8] + [bin2.O$8] + [bin3.O$8] + [bin4.O$8] + [bin5.O$8] + [bin6.O$8])" office:value-type="float" office:value="0" calcext:value-type="float">
            <text:p>0</text:p>
          </table:table-cell>
          <table:table-cell table:formula="of:=([bin1.P21]*[bin1.P$8] + [bin2.P21]*[bin2.P$8] + [bin3.P21]*[bin3.P$8] + [bin4.P21]*[bin4.P$8] + [bin5.P21]*[bin5.P$8] + [bin6.P21]*[bin6.P$8])/([bin1.P$8] + [bin2.P$8] + [bin3.P$8] + [bin4.P$8] + [bin5.P$8] + [bin6.P$8])" office:value-type="float" office:value="0" calcext:value-type="float">
            <text:p>0</text:p>
          </table:table-cell>
          <table:table-cell table:formula="of:=([bin1.Q21]*[bin1.Q$8] + [bin2.Q21]*[bin2.Q$8] + [bin3.Q21]*[bin3.Q$8] + [bin4.Q21]*[bin4.Q$8] + [bin5.Q21]*[bin5.Q$8] + [bin6.Q21]*[bin6.Q$8])/([bin1.Q$8] + [bin2.Q$8] + [bin3.Q$8] + [bin4.Q$8] + [bin5.Q$8] + [bin6.Q$8])" office:value-type="float" office:value="0.0509999999999999" calcext:value-type="float">
            <text:p>0.051</text:p>
          </table:table-cell>
          <table:table-cell table:formula="of:=SUMPRODUCT([.L21:.P21];[.L$8:.P$8])/[.R$8]" office:value-type="float" office:value="0" calcext:value-type="float">
            <text:p>0</text:p>
          </table:table-cell>
          <table:table-cell table:style-name="ce1" table:number-columns-repeated="1006"/>
        </table:table-row>
        <table:table-row table:style-name="ro1">
          <table:table-cell table:style-name="ce3" office:value-type="string" calcext:value-type="string">
            <text:p>MC statistics (DY)</text:p>
          </table:table-cell>
          <table:table-cell table:formula="of:=IF([.C22]=0; 0; ([bin1.B67]*[bin1.C67] + [bin2.B65]*[bin2.C65] + [bin3.B65]*[bin3.C65] + [bin4.B65]*[bin4.C65] + [bin5.B65]*[bin5.C65] + [bin6.B65]*[bin6.C65]) / [.C22])" office:value-type="percentage" office:value="0" calcext:value-type="percentage">
            <text:p>0.0%</text:p>
          </table:table-cell>
          <table:table-cell table:formula="of:=[bin1.C67]+[bin2.C65]+[bin3.C65]+[bin4.C65]+[bin5.C65]+[bin6.C65]" office:value-type="float" office:value="0" calcext:value-type="float">
            <text:p>0.000</text:p>
          </table:table-cell>
          <table:table-cell table:style-name="ce16" table:formula="of:=IF([.E22]=0; 0; SQRT(([bin1.D64]*[bin1.E64])^2 + ([bin2.D64]*[bin2.E64])^2 + ([bin3.D64]*[bin3.E64])^2 + ([bin4.D64]*[bin4.E64])^2 +([bin5.D64]*[bin5.E64])^2 + ([bin6.D64]*[bin6.E64])^2) / [.E22])" office:value-type="percentage" office:value="0.49434" calcext:value-type="percentage">
            <text:p>49.4%</text:p>
          </table:table-cell>
          <table:table-cell table:style-name="ce19" table:formula="of:=[bin1.E64]+[bin2.E64]+[bin3.E64]+[bin4.E64]+[bin5.E64]+[bin6.E64]" office:value-type="float" office:value="1.54311" calcext:value-type="float">
            <text:p>1.543</text:p>
          </table:table-cell>
          <table:table-cell table:style-name="ce1" table:number-columns-repeated="4"/>
          <table:table-cell office:value-type="string" calcext:value-type="string">
            <text:p>QCDscale_VH_ACCEPT</text:p>
          </table:table-cell>
          <table:table-cell table:formula="of:=([bin1.K22]*[bin1.K$8] + [bin2.K22]*[bin2.K$8] + [bin3.K22]*[bin3.K$8] + [bin4.K22]*[bin4.K$8] + [bin5.K22]*[bin5.K$8] + [bin6.K22]*[bin6.K$8])/([bin1.K$8] + [bin2.K$8] + [bin3.K$8] + [bin4.K$8] + [bin5.K$8] + [bin6.K$8])" office:value-type="float" office:value="0.0732489325077522" calcext:value-type="float">
            <text:p>0.0732489325</text:p>
          </table:table-cell>
          <table:table-cell table:formula="of:=([bin1.L22]*[bin1.L$8] + [bin2.L22]*[bin2.L$8] + [bin3.L22]*[bin3.L$8] + [bin4.L22]*[bin4.L$8] + [bin5.L22]*[bin5.L$8] + [bin6.L22]*[bin6.L$8])/([bin1.L$8] + [bin2.L$8] + [bin3.L$8] + [bin4.L$8] + [bin5.L$8] + [bin6.L$8])" office:value-type="float" office:value="0" calcext:value-type="float">
            <text:p>0</text:p>
          </table:table-cell>
          <table:table-cell table:formula="of:=([bin1.M22]*[bin1.M$8] + [bin2.M22]*[bin2.M$8] + [bin3.M22]*[bin3.M$8] + [bin4.M22]*[bin4.M$8] + [bin5.M22]*[bin5.M$8] + [bin6.M22]*[bin6.M$8])/([bin1.M$8] + [bin2.M$8] + [bin3.M$8] + [bin4.M$8] + [bin5.M$8] + [bin6.M$8])" office:value-type="float" office:value="0" calcext:value-type="float">
            <text:p>0</text:p>
          </table:table-cell>
          <table:table-cell table:formula="of:=([bin1.N22]*[bin1.N$8] + [bin2.N22]*[bin2.N$8] + [bin3.N22]*[bin3.N$8] + [bin4.N22]*[bin4.N$8] + [bin5.N22]*[bin5.N$8] + [bin6.N22]*[bin6.N$8])/([bin1.N$8] + [bin2.N$8] + [bin3.N$8] + [bin4.N$8] + [bin5.N$8] + [bin6.N$8])" office:value-type="float" office:value="0" calcext:value-type="float">
            <text:p>0</text:p>
          </table:table-cell>
          <table:table-cell table:formula="of:=([bin1.O22]*[bin1.O$8] + [bin2.O22]*[bin2.O$8] + [bin3.O22]*[bin3.O$8] + [bin4.O22]*[bin4.O$8] + [bin5.O22]*[bin5.O$8] + [bin6.O22]*[bin6.O$8])/([bin1.O$8] + [bin2.O$8] + [bin3.O$8] + [bin4.O$8] + [bin5.O$8] + [bin6.O$8])" office:value-type="float" office:value="0" calcext:value-type="float">
            <text:p>0</text:p>
          </table:table-cell>
          <table:table-cell table:formula="of:=([bin1.P22]*[bin1.P$8] + [bin2.P22]*[bin2.P$8] + [bin3.P22]*[bin3.P$8] + [bin4.P22]*[bin4.P$8] + [bin5.P22]*[bin5.P$8] + [bin6.P22]*[bin6.P$8])/([bin1.P$8] + [bin2.P$8] + [bin3.P$8] + [bin4.P$8] + [bin5.P$8] + [bin6.P$8])" office:value-type="float" office:value="0" calcext:value-type="float">
            <text:p>0</text:p>
          </table:table-cell>
          <table:table-cell table:formula="of:=([bin1.Q22]*[bin1.Q$8] + [bin2.Q22]*[bin2.Q$8] + [bin3.Q22]*[bin3.Q$8] + [bin4.Q22]*[bin4.Q$8] + [bin5.Q22]*[bin5.Q$8] + [bin6.Q22]*[bin6.Q$8])/([bin1.Q$8] + [bin2.Q$8] + [bin3.Q$8] + [bin4.Q$8] + [bin5.Q$8] + [bin6.Q$8])" office:value-type="float" office:value="0" calcext:value-type="float">
            <text:p>0</text:p>
          </table:table-cell>
          <table:table-cell table:formula="of:=SUMPRODUCT([.L22:.P22];[.L$8:.P$8])/[.R$8]" office:value-type="float" office:value="0" calcext:value-type="float">
            <text:p>0</text:p>
          </table:table-cell>
          <table:table-cell table:style-name="ce1" table:number-columns-repeated="1006"/>
        </table:table-row>
        <table:table-row table:style-name="ro1">
          <table:table-cell table:style-name="ce3" office:value-type="string" calcext:value-type="string">
            <text:p>MC statistics (tt, tW, W+ W~H~R )~</text:p>
          </table:table-cell>
          <table:table-cell table:formula="of:=IF([.C23]=0; 0; ([bin1.B68]*[bin1.C68] + [bin2.B66]*[bin2.C66] + [bin3.B66]*[bin3.C66] + [bin4.B66]*[bin4.C66] + [bin5.B66]*[bin5.C66] + [bin6.B66]*[bin6.C66]) / [.C23])" office:value-type="percentage" office:value="0" calcext:value-type="percentage">
            <text:p>0.0%</text:p>
          </table:table-cell>
          <table:table-cell table:formula="of:=[bin1.C68]+[bin2.C66]+[bin3.C66]+[bin4.C66]+[bin5.C66]+[bin6.C66]" office:value-type="float" office:value="0" calcext:value-type="float">
            <text:p>0.000</text:p>
          </table:table-cell>
          <table:table-cell table:style-name="ce16" table:formula="of:=IF([.E23]=0; 0; SQRT(([bin1.D65]*[bin1.E65])^2 + ([bin2.D65]*[bin2.E65])^2 + ([bin3.D65]*[bin3.E65])^2 + ([bin4.D65]*[bin4.E65])^2 +([bin5.D65]*[bin5.E65])^2 + ([bin6.D65]*[bin6.E65])^2) / [.E23])" office:value-type="string" office:string-value="" calcext:value-type="error">
            <text:p>#VALUE!</text:p>
          </table:table-cell>
          <table:table-cell table:style-name="ce19" table:formula="of:=[bin1.E65]+[bin2.E65]+[bin3.E65]+[bin4.E65]+[bin5.E65]+[bin6.E65]" office:value-type="float" office:value="5.29081" calcext:value-type="float">
            <text:p>5.291</text:p>
          </table:table-cell>
          <table:table-cell table:style-name="ce1" table:number-columns-repeated="4"/>
          <table:table-cell office:value-type="string" calcext:value-type="string">
            <text:p>QCDscale_VH</text:p>
          </table:table-cell>
          <table:table-cell table:formula="of:=([bin1.K23]*[bin1.K$8] + [bin2.K23]*[bin2.K$8] + [bin3.K23]*[bin3.K$8] + [bin4.K23]*[bin4.K$8] + [bin5.K23]*[bin5.K$8] + [bin6.K23]*[bin6.K$8])/([bin1.K$8] + [bin2.K$8] + [bin3.K$8] + [bin4.K$8] + [bin5.K$8] + [bin6.K$8])" office:value-type="float" office:value="0.0349999999999999" calcext:value-type="float">
            <text:p>0.035</text:p>
          </table:table-cell>
          <table:table-cell table:formula="of:=([bin1.L23]*[bin1.L$8] + [bin2.L23]*[bin2.L$8] + [bin3.L23]*[bin3.L$8] + [bin4.L23]*[bin4.L$8] + [bin5.L23]*[bin5.L$8] + [bin6.L23]*[bin6.L$8])/([bin1.L$8] + [bin2.L$8] + [bin3.L$8] + [bin4.L$8] + [bin5.L$8] + [bin6.L$8])" office:value-type="float" office:value="0" calcext:value-type="float">
            <text:p>0</text:p>
          </table:table-cell>
          <table:table-cell table:formula="of:=([bin1.M23]*[bin1.M$8] + [bin2.M23]*[bin2.M$8] + [bin3.M23]*[bin3.M$8] + [bin4.M23]*[bin4.M$8] + [bin5.M23]*[bin5.M$8] + [bin6.M23]*[bin6.M$8])/([bin1.M$8] + [bin2.M$8] + [bin3.M$8] + [bin4.M$8] + [bin5.M$8] + [bin6.M$8])" office:value-type="float" office:value="0" calcext:value-type="float">
            <text:p>0</text:p>
          </table:table-cell>
          <table:table-cell table:formula="of:=([bin1.N23]*[bin1.N$8] + [bin2.N23]*[bin2.N$8] + [bin3.N23]*[bin3.N$8] + [bin4.N23]*[bin4.N$8] + [bin5.N23]*[bin5.N$8] + [bin6.N23]*[bin6.N$8])/([bin1.N$8] + [bin2.N$8] + [bin3.N$8] + [bin4.N$8] + [bin5.N$8] + [bin6.N$8])" office:value-type="float" office:value="0" calcext:value-type="float">
            <text:p>0</text:p>
          </table:table-cell>
          <table:table-cell table:formula="of:=([bin1.O23]*[bin1.O$8] + [bin2.O23]*[bin2.O$8] + [bin3.O23]*[bin3.O$8] + [bin4.O23]*[bin4.O$8] + [bin5.O23]*[bin5.O$8] + [bin6.O23]*[bin6.O$8])/([bin1.O$8] + [bin2.O$8] + [bin3.O$8] + [bin4.O$8] + [bin5.O$8] + [bin6.O$8])" office:value-type="float" office:value="0" calcext:value-type="float">
            <text:p>0</text:p>
          </table:table-cell>
          <table:table-cell table:formula="of:=([bin1.P23]*[bin1.P$8] + [bin2.P23]*[bin2.P$8] + [bin3.P23]*[bin3.P$8] + [bin4.P23]*[bin4.P$8] + [bin5.P23]*[bin5.P$8] + [bin6.P23]*[bin6.P$8])/([bin1.P$8] + [bin2.P$8] + [bin3.P$8] + [bin4.P$8] + [bin5.P$8] + [bin6.P$8])" office:value-type="float" office:value="0" calcext:value-type="float">
            <text:p>0</text:p>
          </table:table-cell>
          <table:table-cell table:formula="of:=([bin1.Q23]*[bin1.Q$8] + [bin2.Q23]*[bin2.Q$8] + [bin3.Q23]*[bin3.Q$8] + [bin4.Q23]*[bin4.Q$8] + [bin5.Q23]*[bin5.Q$8] + [bin6.Q23]*[bin6.Q$8])/([bin1.Q$8] + [bin2.Q$8] + [bin3.Q$8] + [bin4.Q$8] + [bin5.Q$8] + [bin6.Q$8])" office:value-type="float" office:value="0" calcext:value-type="float">
            <text:p>0</text:p>
          </table:table-cell>
          <table:table-cell table:formula="of:=SUMPRODUCT([.L23:.P23];[.L$8:.P$8])/[.R$8]" office:value-type="float" office:value="0" calcext:value-type="float">
            <text:p>0</text:p>
          </table:table-cell>
          <table:table-cell table:style-name="ce1" table:number-columns-repeated="1006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office:value-type="string" calcext:value-type="string">
            <text:p>QCDscale_ggVH</text:p>
          </table:table-cell>
          <table:table-cell table:formula="of:=([bin1.K24]*[bin1.K$8] + [bin2.K24]*[bin2.K$8] + [bin3.K24]*[bin3.K$8] + [bin4.K24]*[bin4.K$8] + [bin5.K24]*[bin5.K$8] + [bin6.K24]*[bin6.K$8])/([bin1.K$8] + [bin2.K$8] + [bin3.K$8] + [bin4.K$8] + [bin5.K$8] + [bin6.K$8])" office:value-type="float" office:value="0" calcext:value-type="float">
            <text:p>0</text:p>
          </table:table-cell>
          <table:table-cell table:formula="of:=([bin1.L24]*[bin1.L$8] + [bin2.L24]*[bin2.L$8] + [bin3.L24]*[bin3.L$8] + [bin4.L24]*[bin4.L$8] + [bin5.L24]*[bin5.L$8] + [bin6.L24]*[bin6.L$8])/([bin1.L$8] + [bin2.L$8] + [bin3.L$8] + [bin4.L$8] + [bin5.L$8] + [bin6.L$8])" office:value-type="float" office:value="0" calcext:value-type="float">
            <text:p>0</text:p>
          </table:table-cell>
          <table:table-cell table:formula="of:=([bin1.M24]*[bin1.M$8] + [bin2.M24]*[bin2.M$8] + [bin3.M24]*[bin3.M$8] + [bin4.M24]*[bin4.M$8] + [bin5.M24]*[bin5.M$8] + [bin6.M24]*[bin6.M$8])/([bin1.M$8] + [bin2.M$8] + [bin3.M$8] + [bin4.M$8] + [bin5.M$8] + [bin6.M$8])" office:value-type="float" office:value="0" calcext:value-type="float">
            <text:p>0</text:p>
          </table:table-cell>
          <table:table-cell table:formula="of:=([bin1.N24]*[bin1.N$8] + [bin2.N24]*[bin2.N$8] + [bin3.N24]*[bin3.N$8] + [bin4.N24]*[bin4.N$8] + [bin5.N24]*[bin5.N$8] + [bin6.N24]*[bin6.N$8])/([bin1.N$8] + [bin2.N$8] + [bin3.N$8] + [bin4.N$8] + [bin5.N$8] + [bin6.N$8])" office:value-type="float" office:value="0" calcext:value-type="float">
            <text:p>0</text:p>
          </table:table-cell>
          <table:table-cell table:formula="of:=([bin1.O24]*[bin1.O$8] + [bin2.O24]*[bin2.O$8] + [bin3.O24]*[bin3.O$8] + [bin4.O24]*[bin4.O$8] + [bin5.O24]*[bin5.O$8] + [bin6.O24]*[bin6.O$8])/([bin1.O$8] + [bin2.O$8] + [bin3.O$8] + [bin4.O$8] + [bin5.O$8] + [bin6.O$8])" office:value-type="float" office:value="0" calcext:value-type="float">
            <text:p>0</text:p>
          </table:table-cell>
          <table:table-cell table:formula="of:=([bin1.P24]*[bin1.P$8] + [bin2.P24]*[bin2.P$8] + [bin3.P24]*[bin3.P$8] + [bin4.P24]*[bin4.P$8] + [bin5.P24]*[bin5.P$8] + [bin6.P24]*[bin6.P$8])/([bin1.P$8] + [bin2.P$8] + [bin3.P$8] + [bin4.P$8] + [bin5.P$8] + [bin6.P$8])" office:value-type="float" office:value="0" calcext:value-type="float">
            <text:p>0</text:p>
          </table:table-cell>
          <table:table-cell table:formula="of:=([bin1.Q24]*[bin1.Q$8] + [bin2.Q24]*[bin2.Q$8] + [bin3.Q24]*[bin3.Q$8] + [bin4.Q24]*[bin4.Q$8] + [bin5.Q24]*[bin5.Q$8] + [bin6.Q24]*[bin6.Q$8])/([bin1.Q$8] + [bin2.Q$8] + [bin3.Q$8] + [bin4.Q$8] + [bin5.Q$8] + [bin6.Q$8])" office:value-type="float" office:value="0.231" calcext:value-type="float">
            <text:p>0.231</text:p>
          </table:table-cell>
          <table:table-cell table:formula="of:=SUMPRODUCT([.L24:.P24];[.L$8:.P$8])/[.R$8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9" office:value-type="string" calcext:value-type="string">
            <text:p>Yield</text:p>
          </table:table-cell>
          <table:table-cell table:style-name="ce9" office:value-type="string" calcext:value-type="string">
            <text:p>Stat</text:p>
          </table:table-cell>
          <table:table-cell table:style-name="ce9" office:value-type="string" calcext:value-type="string">
            <text:p>Syst</text:p>
          </table:table-cell>
          <table:table-cell table:number-columns-repeated="5"/>
          <table:table-cell office:value-type="string" calcext:value-type="string">
            <text:p>QCDscale_VVV</text:p>
          </table:table-cell>
          <table:table-cell table:formula="of:=([bin1.K25]*[bin1.K$8] + [bin2.K25]*[bin2.K$8] + [bin3.K25]*[bin3.K$8] + [bin4.K25]*[bin4.K$8] + [bin5.K25]*[bin5.K$8] + [bin6.K25]*[bin6.K$8])/([bin1.K$8] + [bin2.K$8] + [bin3.K$8] + [bin4.K$8] + [bin5.K$8] + [bin6.K$8])" office:value-type="float" office:value="0" calcext:value-type="float">
            <text:p>0</text:p>
          </table:table-cell>
          <table:table-cell table:formula="of:=([bin1.L25]*[bin1.L$8] + [bin2.L25]*[bin2.L$8] + [bin3.L25]*[bin3.L$8] + [bin4.L25]*[bin4.L$8] + [bin5.L25]*[bin5.L$8] + [bin6.L25]*[bin6.L$8])/([bin1.L$8] + [bin2.L$8] + [bin3.L$8] + [bin4.L$8] + [bin5.L$8] + [bin6.L$8])" office:value-type="float" office:value="0" calcext:value-type="float">
            <text:p>0</text:p>
          </table:table-cell>
          <table:table-cell table:formula="of:=([bin1.M25]*[bin1.M$8] + [bin2.M25]*[bin2.M$8] + [bin3.M25]*[bin3.M$8] + [bin4.M25]*[bin4.M$8] + [bin5.M25]*[bin5.M$8] + [bin6.M25]*[bin6.M$8])/([bin1.M$8] + [bin2.M$8] + [bin3.M$8] + [bin4.M$8] + [bin5.M$8] + [bin6.M$8])" office:value-type="float" office:value="0.0776524496580548" calcext:value-type="float">
            <text:p>0.0776524497</text:p>
          </table:table-cell>
          <table:table-cell table:formula="of:=([bin1.N25]*[bin1.N$8] + [bin2.N25]*[bin2.N$8] + [bin3.N25]*[bin3.N$8] + [bin4.N25]*[bin4.N$8] + [bin5.N25]*[bin5.N$8] + [bin6.N25]*[bin6.N$8])/([bin1.N$8] + [bin2.N$8] + [bin3.N$8] + [bin4.N$8] + [bin5.N$8] + [bin6.N$8])" office:value-type="float" office:value="0" calcext:value-type="float">
            <text:p>0</text:p>
          </table:table-cell>
          <table:table-cell table:formula="of:=([bin1.O25]*[bin1.O$8] + [bin2.O25]*[bin2.O$8] + [bin3.O25]*[bin3.O$8] + [bin4.O25]*[bin4.O$8] + [bin5.O25]*[bin5.O$8] + [bin6.O25]*[bin6.O$8])/([bin1.O$8] + [bin2.O$8] + [bin3.O$8] + [bin4.O$8] + [bin5.O$8] + [bin6.O$8])" office:value-type="float" office:value="0" calcext:value-type="float">
            <text:p>0</text:p>
          </table:table-cell>
          <table:table-cell table:formula="of:=([bin1.P25]*[bin1.P$8] + [bin2.P25]*[bin2.P$8] + [bin3.P25]*[bin3.P$8] + [bin4.P25]*[bin4.P$8] + [bin5.P25]*[bin5.P$8] + [bin6.P25]*[bin6.P$8])/([bin1.P$8] + [bin2.P$8] + [bin3.P$8] + [bin4.P$8] + [bin5.P$8] + [bin6.P$8])" office:value-type="float" office:value="0" calcext:value-type="float">
            <text:p>0</text:p>
          </table:table-cell>
          <table:table-cell table:formula="of:=([bin1.Q25]*[bin1.Q$8] + [bin2.Q25]*[bin2.Q$8] + [bin3.Q25]*[bin3.Q$8] + [bin4.Q25]*[bin4.Q$8] + [bin5.Q25]*[bin5.Q$8] + [bin6.Q25]*[bin6.Q$8])/([bin1.Q$8] + [bin2.Q$8] + [bin3.Q$8] + [bin4.Q$8] + [bin5.Q$8] + [bin6.Q$8])" office:value-type="float" office:value="0" calcext:value-type="float">
            <text:p>0</text:p>
          </table:table-cell>
          <table:table-cell table:formula="of:=SUMPRODUCT([.L25:.P25];[.L$8:.P$8])/[.R$8]" office:value-type="float" office:value="0.000261079404993474" calcext:value-type="float">
            <text:p>0.00026107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M</text:p>
          </table:table-cell>
          <table:table-cell table:style-name="ce17" table:formula="of:=[bin1.G8]+[bin2.G8]+[bin3.G8]+[bin4.G8]+[bin5.G8]+[bin6.G8]" office:value-type="float" office:value="5.29081" calcext:value-type="float">
            <text:p>5.3</text:p>
          </table:table-cell>
          <table:table-cell table:style-name="ce17" table:formula="of:=[.D16]*[.E16]" office:value-type="float" office:value="1.76361" calcext:value-type="float">
            <text:p>1.8</text:p>
          </table:table-cell>
          <table:table-cell table:number-columns-repeated="6"/>
          <table:table-cell office:value-type="string" calcext:value-type="string">
            <text:p>QCDscale_VV</text:p>
          </table:table-cell>
          <table:table-cell table:formula="of:=([bin1.K26]*[bin1.K$8] + [bin2.K26]*[bin2.K$8] + [bin3.K26]*[bin3.K$8] + [bin4.K26]*[bin4.K$8] + [bin5.K26]*[bin5.K$8] + [bin6.K26]*[bin6.K$8])/([bin1.K$8] + [bin2.K$8] + [bin3.K$8] + [bin4.K$8] + [bin5.K$8] + [bin6.K$8])" office:value-type="float" office:value="0" calcext:value-type="float">
            <text:p>0</text:p>
          </table:table-cell>
          <table:table-cell table:formula="of:=([bin1.L26]*[bin1.L$8] + [bin2.L26]*[bin2.L$8] + [bin3.L26]*[bin3.L$8] + [bin4.L26]*[bin4.L$8] + [bin5.L26]*[bin5.L$8] + [bin6.L26]*[bin6.L$8])/([bin1.L$8] + [bin2.L$8] + [bin3.L$8] + [bin4.L$8] + [bin5.L$8] + [bin6.L$8])" office:value-type="float" office:value="0" calcext:value-type="float">
            <text:p>0</text:p>
          </table:table-cell>
          <table:table-cell table:formula="of:=([bin1.M26]*[bin1.M$8] + [bin2.M26]*[bin2.M$8] + [bin3.M26]*[bin3.M$8] + [bin4.M26]*[bin4.M$8] + [bin5.M26]*[bin5.M$8] + [bin6.M26]*[bin6.M$8])/([bin1.M$8] + [bin2.M$8] + [bin3.M$8] + [bin4.M$8] + [bin5.M$8] + [bin6.M$8])" office:value-type="float" office:value="0" calcext:value-type="float">
            <text:p>0</text:p>
          </table:table-cell>
          <table:table-cell table:formula="of:=([bin1.N26]*[bin1.N$8] + [bin2.N26]*[bin2.N$8] + [bin3.N26]*[bin3.N$8] + [bin4.N26]*[bin4.N$8] + [bin5.N26]*[bin5.N$8] + [bin6.N26]*[bin6.N$8])/([bin1.N$8] + [bin2.N$8] + [bin3.N$8] + [bin4.N$8] + [bin5.N$8] + [bin6.N$8])" office:value-type="float" office:value="0.0337902695164326" calcext:value-type="float">
            <text:p>0.0337902695</text:p>
          </table:table-cell>
          <table:table-cell table:formula="of:=([bin1.O26]*[bin1.O$8] + [bin2.O26]*[bin2.O$8] + [bin3.O26]*[bin3.O$8] + [bin4.O26]*[bin4.O$8] + [bin5.O26]*[bin5.O$8] + [bin6.O26]*[bin6.O$8])/([bin1.O$8] + [bin2.O$8] + [bin3.O$8] + [bin4.O$8] + [bin5.O$8] + [bin6.O$8])" office:value-type="float" office:value="0.0211956181296259" calcext:value-type="float">
            <text:p>0.0211956181</text:p>
          </table:table-cell>
          <table:table-cell table:formula="of:=([bin1.P26]*[bin1.P$8] + [bin2.P26]*[bin2.P$8] + [bin3.P26]*[bin3.P$8] + [bin4.P26]*[bin4.P$8] + [bin5.P26]*[bin5.P$8] + [bin6.P26]*[bin6.P$8])/([bin1.P$8] + [bin2.P$8] + [bin3.P$8] + [bin4.P$8] + [bin5.P$8] + [bin6.P$8])" office:value-type="float" office:value="0" calcext:value-type="float">
            <text:p>0</text:p>
          </table:table-cell>
          <table:table-cell table:formula="of:=([bin1.Q26]*[bin1.Q$8] + [bin2.Q26]*[bin2.Q$8] + [bin3.Q26]*[bin3.Q$8] + [bin4.Q26]*[bin4.Q$8] + [bin5.Q26]*[bin5.Q$8] + [bin6.Q26]*[bin6.Q$8])/([bin1.Q$8] + [bin2.Q$8] + [bin3.Q$8] + [bin4.Q$8] + [bin5.Q$8] + [bin6.Q$8])" office:value-type="float" office:value="0" calcext:value-type="float">
            <text:p>0</text:p>
          </table:table-cell>
          <table:table-cell table:formula="of:=SUMPRODUCT([.L26:.P26];[.L$8:.P$8])/[.R$8]" office:value-type="float" office:value="0.0194028220367914" calcext:value-type="float">
            <text:p>0.0194028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Y</text:p>
          </table:table-cell>
          <table:table-cell table:style-name="ce17" table:formula="of:=[bin1.C8]+[bin2.C8]+[bin3.C8]+[bin4.C8]+[bin5.C8]+[bin6.C8]" office:value-type="float" office:value="1.54311" calcext:value-type="float">
            <text:p>1.5</text:p>
          </table:table-cell>
          <table:table-cell table:style-name="ce17" table:formula="of:=[.D15]*[.E15]" office:value-type="float" office:value="1.54311" calcext:value-type="float">
            <text:p>1.5</text:p>
          </table:table-cell>
          <table:table-cell table:number-columns-repeated="6"/>
          <table:table-cell office:value-type="string" calcext:value-type="string">
            <text:p>CMS_zllhinv_WZ_EWKCorr</text:p>
          </table:table-cell>
          <table:table-cell table:formula="of:=([bin1.K27]*[bin1.K$8] + [bin2.K27]*[bin2.K$8] + [bin3.K27]*[bin3.K$8] + [bin4.K27]*[bin4.K$8] + [bin5.K27]*[bin5.K$8] + [bin6.K27]*[bin6.K$8])/([bin1.K$8] + [bin2.K$8] + [bin3.K$8] + [bin4.K$8] + [bin5.K$8] + [bin6.K$8])" office:value-type="float" office:value="0" calcext:value-type="float">
            <text:p>0</text:p>
          </table:table-cell>
          <table:table-cell table:formula="of:=([bin1.L27]*[bin1.L$8] + [bin2.L27]*[bin2.L$8] + [bin3.L27]*[bin3.L$8] + [bin4.L27]*[bin4.L$8] + [bin5.L27]*[bin5.L$8] + [bin6.L27]*[bin6.L$8])/([bin1.L$8] + [bin2.L$8] + [bin3.L$8] + [bin4.L$8] + [bin5.L$8] + [bin6.L$8])" office:value-type="float" office:value="0" calcext:value-type="float">
            <text:p>0</text:p>
          </table:table-cell>
          <table:table-cell table:formula="of:=([bin1.M27]*[bin1.M$8] + [bin2.M27]*[bin2.M$8] + [bin3.M27]*[bin3.M$8] + [bin4.M27]*[bin4.M$8] + [bin5.M27]*[bin5.M$8] + [bin6.M27]*[bin6.M$8])/([bin1.M$8] + [bin2.M$8] + [bin3.M$8] + [bin4.M$8] + [bin5.M$8] + [bin6.M$8])" office:value-type="float" office:value="0" calcext:value-type="float">
            <text:p>0</text:p>
          </table:table-cell>
          <table:table-cell table:formula="of:=([bin1.N27]*[bin1.N$8] + [bin2.N27]*[bin2.N$8] + [bin3.N27]*[bin3.N$8] + [bin4.N27]*[bin4.N$8] + [bin5.N27]*[bin5.N$8] + [bin6.N27]*[bin6.N$8])/([bin1.N$8] + [bin2.N$8] + [bin3.N$8] + [bin4.N$8] + [bin5.N$8] + [bin6.N$8])" office:value-type="float" office:value="0.03" calcext:value-type="float">
            <text:p>0.03</text:p>
          </table:table-cell>
          <table:table-cell table:formula="of:=([bin1.O27]*[bin1.O$8] + [bin2.O27]*[bin2.O$8] + [bin3.O27]*[bin3.O$8] + [bin4.O27]*[bin4.O$8] + [bin5.O27]*[bin5.O$8] + [bin6.O27]*[bin6.O$8])/([bin1.O$8] + [bin2.O$8] + [bin3.O$8] + [bin4.O$8] + [bin5.O$8] + [bin6.O$8])" office:value-type="float" office:value="0" calcext:value-type="float">
            <text:p>0</text:p>
          </table:table-cell>
          <table:table-cell table:formula="of:=([bin1.P27]*[bin1.P$8] + [bin2.P27]*[bin2.P$8] + [bin3.P27]*[bin3.P$8] + [bin4.P27]*[bin4.P$8] + [bin5.P27]*[bin5.P$8] + [bin6.P27]*[bin6.P$8])/([bin1.P$8] + [bin2.P$8] + [bin3.P$8] + [bin4.P$8] + [bin5.P$8] + [bin6.P$8])" office:value-type="float" office:value="0" calcext:value-type="float">
            <text:p>0</text:p>
          </table:table-cell>
          <table:table-cell table:formula="of:=([bin1.Q27]*[bin1.Q$8] + [bin2.Q27]*[bin2.Q$8] + [bin3.Q27]*[bin3.Q$8] + [bin4.Q27]*[bin4.Q$8] + [bin5.Q27]*[bin5.Q$8] + [bin6.Q27]*[bin6.Q$8])/([bin1.Q$8] + [bin2.Q$8] + [bin3.Q$8] + [bin4.Q$8] + [bin5.Q$8] + [bin6.Q$8])" office:value-type="float" office:value="0" calcext:value-type="float">
            <text:p>0</text:p>
          </table:table-cell>
          <table:table-cell table:formula="of:=SUMPRODUCT([.L27:.P27];[.L$8:.P$8])/[.R$8]" office:value-type="float" office:value="0.00691787539276479" calcext:value-type="float">
            <text:p>0.006917875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Z</text:p>
          </table:table-cell>
          <table:table-cell table:style-name="ce17" table:formula="of:=[bin1.E8]+[bin2.E8]+[bin3.E8]+[bin4.E8]+[bin5.E8]+[bin6.E8]" office:value-type="float" office:value="7.22071" calcext:value-type="float">
            <text:p>7.2</text:p>
          </table:table-cell>
          <table:table-cell table:style-name="ce17" table:formula="of:=[.D19]*[.E19]" office:value-type="float" office:value="0.271849436218093" calcext:value-type="float">
            <text:p>0.3</text:p>
          </table:table-cell>
          <table:table-cell table:number-columns-repeated="6"/>
          <table:table-cell office:value-type="string" calcext:value-type="string">
            <text:p>CMS_zllhinv_ZZ_EWKCorr</text:p>
          </table:table-cell>
          <table:table-cell table:formula="of:=([bin1.K28]*[bin1.K$8] + [bin2.K28]*[bin2.K$8] + [bin3.K28]*[bin3.K$8] + [bin4.K28]*[bin4.K$8] + [bin5.K28]*[bin5.K$8] + [bin6.K28]*[bin6.K$8])/([bin1.K$8] + [bin2.K$8] + [bin3.K$8] + [bin4.K$8] + [bin5.K$8] + [bin6.K$8])" office:value-type="float" office:value="0" calcext:value-type="float">
            <text:p>0</text:p>
          </table:table-cell>
          <table:table-cell table:formula="of:=([bin1.L28]*[bin1.L$8] + [bin2.L28]*[bin2.L$8] + [bin3.L28]*[bin3.L$8] + [bin4.L28]*[bin4.L$8] + [bin5.L28]*[bin5.L$8] + [bin6.L28]*[bin6.L$8])/([bin1.L$8] + [bin2.L$8] + [bin3.L$8] + [bin4.L$8] + [bin5.L$8] + [bin6.L$8])" office:value-type="float" office:value="0" calcext:value-type="float">
            <text:p>0</text:p>
          </table:table-cell>
          <table:table-cell table:formula="of:=([bin1.M28]*[bin1.M$8] + [bin2.M28]*[bin2.M$8] + [bin3.M28]*[bin3.M$8] + [bin4.M28]*[bin4.M$8] + [bin5.M28]*[bin5.M$8] + [bin6.M28]*[bin6.M$8])/([bin1.M$8] + [bin2.M$8] + [bin3.M$8] + [bin4.M$8] + [bin5.M$8] + [bin6.M$8])" office:value-type="float" office:value="0" calcext:value-type="float">
            <text:p>0</text:p>
          </table:table-cell>
          <table:table-cell table:formula="of:=([bin1.N28]*[bin1.N$8] + [bin2.N28]*[bin2.N$8] + [bin3.N28]*[bin3.N$8] + [bin4.N28]*[bin4.N$8] + [bin5.N28]*[bin5.N$8] + [bin6.N28]*[bin6.N$8])/([bin1.N$8] + [bin2.N$8] + [bin3.N$8] + [bin4.N$8] + [bin5.N$8] + [bin6.N$8])" office:value-type="float" office:value="0" calcext:value-type="float">
            <text:p>0</text:p>
          </table:table-cell>
          <table:table-cell table:formula="of:=([bin1.O28]*[bin1.O$8] + [bin2.O28]*[bin2.O$8] + [bin3.O28]*[bin3.O$8] + [bin4.O28]*[bin4.O$8] + [bin5.O28]*[bin5.O$8] + [bin6.O28]*[bin6.O$8])/([bin1.O$8] + [bin2.O$8] + [bin3.O$8] + [bin4.O$8] + [bin5.O$8] + [bin6.O$8])" office:value-type="float" office:value="0.0890797863625551" calcext:value-type="float">
            <text:p>0.0890797864</text:p>
          </table:table-cell>
          <table:table-cell table:formula="of:=([bin1.P28]*[bin1.P$8] + [bin2.P28]*[bin2.P$8] + [bin3.P28]*[bin3.P$8] + [bin4.P28]*[bin4.P$8] + [bin5.P28]*[bin5.P$8] + [bin6.P28]*[bin6.P$8])/([bin1.P$8] + [bin2.P$8] + [bin3.P$8] + [bin4.P$8] + [bin5.P$8] + [bin6.P$8])" office:value-type="float" office:value="0" calcext:value-type="float">
            <text:p>0</text:p>
          </table:table-cell>
          <table:table-cell table:formula="of:=([bin1.Q28]*[bin1.Q$8] + [bin2.Q28]*[bin2.Q$8] + [bin3.Q28]*[bin3.Q$8] + [bin4.Q28]*[bin4.Q$8] + [bin5.Q28]*[bin5.Q$8] + [bin6.Q28]*[bin6.Q$8])/([bin1.Q$8] + [bin2.Q$8] + [bin3.Q$8] + [bin4.Q$8] + [bin5.Q$8] + [bin6.Q$8])" office:value-type="float" office:value="0" calcext:value-type="float">
            <text:p>0</text:p>
          </table:table-cell>
          <table:table-cell table:formula="of:=SUMPRODUCT([.L28:.P28];[.L$8:.P$8])/[.R$8]" office:value-type="float" office:value="0.0487977667040204" calcext:value-type="float">
            <text:p>0.048797766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Z</text:p>
          </table:table-cell>
          <table:table-cell table:style-name="ce17" table:formula="of:=[bin1.F8]+[bin2.F8]+[bin3.F8]+[bin4.F8]+[bin5.F8]+[bin6.F8]" office:value-type="float" office:value="17.15336" calcext:value-type="float">
            <text:p>17.2</text:p>
          </table:table-cell>
          <table:table-cell table:style-name="ce17" table:formula="of:=[.D18]*[.E18]" office:value-type="float" office:value="0.34364085479125" calcext:value-type="float">
            <text:p>0.3</text:p>
          </table:table-cell>
          <table:table-cell table:number-columns-repeated="6"/>
          <table:table-cell office:value-type="string" calcext:value-type="string">
            <text:p>CMS_zllhinv_ggZZCorr</text:p>
          </table:table-cell>
          <table:table-cell table:formula="of:=([bin1.K29]*[bin1.K$8] + [bin2.K29]*[bin2.K$8] + [bin3.K29]*[bin3.K$8] + [bin4.K29]*[bin4.K$8] + [bin5.K29]*[bin5.K$8] + [bin6.K29]*[bin6.K$8])/([bin1.K$8] + [bin2.K$8] + [bin3.K$8] + [bin4.K$8] + [bin5.K$8] + [bin6.K$8])" office:value-type="float" office:value="0" calcext:value-type="float">
            <text:p>0</text:p>
          </table:table-cell>
          <table:table-cell table:formula="of:=([bin1.L29]*[bin1.L$8] + [bin2.L29]*[bin2.L$8] + [bin3.L29]*[bin3.L$8] + [bin4.L29]*[bin4.L$8] + [bin5.L29]*[bin5.L$8] + [bin6.L29]*[bin6.L$8])/([bin1.L$8] + [bin2.L$8] + [bin3.L$8] + [bin4.L$8] + [bin5.L$8] + [bin6.L$8])" office:value-type="float" office:value="0" calcext:value-type="float">
            <text:p>0</text:p>
          </table:table-cell>
          <table:table-cell table:formula="of:=([bin1.M29]*[bin1.M$8] + [bin2.M29]*[bin2.M$8] + [bin3.M29]*[bin3.M$8] + [bin4.M29]*[bin4.M$8] + [bin5.M29]*[bin5.M$8] + [bin6.M29]*[bin6.M$8])/([bin1.M$8] + [bin2.M$8] + [bin3.M$8] + [bin4.M$8] + [bin5.M$8] + [bin6.M$8])" office:value-type="float" office:value="0" calcext:value-type="float">
            <text:p>0</text:p>
          </table:table-cell>
          <table:table-cell table:formula="of:=([bin1.N29]*[bin1.N$8] + [bin2.N29]*[bin2.N$8] + [bin3.N29]*[bin3.N$8] + [bin4.N29]*[bin4.N$8] + [bin5.N29]*[bin5.N$8] + [bin6.N29]*[bin6.N$8])/([bin1.N$8] + [bin2.N$8] + [bin3.N$8] + [bin4.N$8] + [bin5.N$8] + [bin6.N$8])" office:value-type="float" office:value="0" calcext:value-type="float">
            <text:p>0</text:p>
          </table:table-cell>
          <table:table-cell table:formula="of:=([bin1.O29]*[bin1.O$8] + [bin2.O29]*[bin2.O$8] + [bin3.O29]*[bin3.O$8] + [bin4.O29]*[bin4.O$8] + [bin5.O29]*[bin5.O$8] + [bin6.O29]*[bin6.O$8])/([bin1.O$8] + [bin2.O$8] + [bin3.O$8] + [bin4.O$8] + [bin5.O$8] + [bin6.O$8])" office:value-type="float" office:value="0.00629956076826928" calcext:value-type="float">
            <text:p>0.0062995608</text:p>
          </table:table-cell>
          <table:table-cell table:formula="of:=([bin1.P29]*[bin1.P$8] + [bin2.P29]*[bin2.P$8] + [bin3.P29]*[bin3.P$8] + [bin4.P29]*[bin4.P$8] + [bin5.P29]*[bin5.P$8] + [bin6.P29]*[bin6.P$8])/([bin1.P$8] + [bin2.P$8] + [bin3.P$8] + [bin4.P$8] + [bin5.P$8] + [bin6.P$8])" office:value-type="float" office:value="0" calcext:value-type="float">
            <text:p>0</text:p>
          </table:table-cell>
          <table:table-cell table:formula="of:=([bin1.Q29]*[bin1.Q$8] + [bin2.Q29]*[bin2.Q$8] + [bin3.Q29]*[bin3.Q$8] + [bin4.Q29]*[bin4.Q$8] + [bin5.Q29]*[bin5.Q$8] + [bin6.Q29]*[bin6.Q$8])/([bin1.Q$8] + [bin2.Q$8] + [bin3.Q$8] + [bin4.Q$8] + [bin5.Q$8] + [bin6.Q$8])" office:value-type="float" office:value="0" calcext:value-type="float">
            <text:p>0</text:p>
          </table:table-cell>
          <table:table-cell table:formula="of:=SUMPRODUCT([.L29:.P29];[.L$8:.P$8])/[.R$8]" office:value-type="float" office:value="0.00345088946954437" calcext:value-type="float">
            <text:p>0.003450889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VV</text:p>
          </table:table-cell>
          <table:table-cell table:style-name="ce18" table:formula="of:=[bin1.D8]+[bin2.D8]+[bin3.D8]+[bin4.D8]+[bin5.D8]+[bin6.D8]" office:value-type="float" office:value="0.10528" calcext:value-type="float">
            <text:p>0.11</text:p>
          </table:table-cell>
          <table:table-cell table:style-name="ce18" table:formula="of:=[.D20]*[.E20]" office:value-type="float" office:value="0.0145693938138042" calcext:value-type="float">
            <text:p>0.01</text:p>
          </table:table-cell>
          <table:table-cell table:number-columns-repeated="6"/>
          <table:table-cell office:value-type="string" calcext:value-type="string">
            <text:p>CMS_zllhinv_WZ_lep2016</text:p>
          </table:table-cell>
          <table:table-cell table:formula="of:=([bin1.K30]*[bin1.K$8] + [bin2.K30]*[bin2.K$8] + [bin3.K30]*[bin3.K$8] + [bin4.K30]*[bin4.K$8] + [bin5.K30]*[bin5.K$8] + [bin6.K30]*[bin6.K$8])/([bin1.K$8] + [bin2.K$8] + [bin3.K$8] + [bin4.K$8] + [bin5.K$8] + [bin6.K$8])" office:value-type="float" office:value="0" calcext:value-type="float">
            <text:p>0</text:p>
          </table:table-cell>
          <table:table-cell table:formula="of:=([bin1.L30]*[bin1.L$8] + [bin2.L30]*[bin2.L$8] + [bin3.L30]*[bin3.L$8] + [bin4.L30]*[bin4.L$8] + [bin5.L30]*[bin5.L$8] + [bin6.L30]*[bin6.L$8])/([bin1.L$8] + [bin2.L$8] + [bin3.L$8] + [bin4.L$8] + [bin5.L$8] + [bin6.L$8])" office:value-type="float" office:value="0" calcext:value-type="float">
            <text:p>0</text:p>
          </table:table-cell>
          <table:table-cell table:formula="of:=([bin1.M30]*[bin1.M$8] + [bin2.M30]*[bin2.M$8] + [bin3.M30]*[bin3.M$8] + [bin4.M30]*[bin4.M$8] + [bin5.M30]*[bin5.M$8] + [bin6.M30]*[bin6.M$8])/([bin1.M$8] + [bin2.M$8] + [bin3.M$8] + [bin4.M$8] + [bin5.M$8] + [bin6.M$8])" office:value-type="float" office:value="0" calcext:value-type="float">
            <text:p>0</text:p>
          </table:table-cell>
          <table:table-cell table:formula="of:=([bin1.N30]*[bin1.N$8] + [bin2.N30]*[bin2.N$8] + [bin3.N30]*[bin3.N$8] + [bin4.N30]*[bin4.N$8] + [bin5.N30]*[bin5.N$8] + [bin6.N30]*[bin6.N$8])/([bin1.N$8] + [bin2.N$8] + [bin3.N$8] + [bin4.N$8] + [bin5.N$8] + [bin6.N$8])" office:value-type="float" office:value="0.01" calcext:value-type="float">
            <text:p>0.01</text:p>
          </table:table-cell>
          <table:table-cell table:formula="of:=([bin1.O30]*[bin1.O$8] + [bin2.O30]*[bin2.O$8] + [bin3.O30]*[bin3.O$8] + [bin4.O30]*[bin4.O$8] + [bin5.O30]*[bin5.O$8] + [bin6.O30]*[bin6.O$8])/([bin1.O$8] + [bin2.O$8] + [bin3.O$8] + [bin4.O$8] + [bin5.O$8] + [bin6.O$8])" office:value-type="float" office:value="0" calcext:value-type="float">
            <text:p>0</text:p>
          </table:table-cell>
          <table:table-cell table:formula="of:=([bin1.P30]*[bin1.P$8] + [bin2.P30]*[bin2.P$8] + [bin3.P30]*[bin3.P$8] + [bin4.P30]*[bin4.P$8] + [bin5.P30]*[bin5.P$8] + [bin6.P30]*[bin6.P$8])/([bin1.P$8] + [bin2.P$8] + [bin3.P$8] + [bin4.P$8] + [bin5.P$8] + [bin6.P$8])" office:value-type="float" office:value="0" calcext:value-type="float">
            <text:p>0</text:p>
          </table:table-cell>
          <table:table-cell table:formula="of:=([bin1.Q30]*[bin1.Q$8] + [bin2.Q30]*[bin2.Q$8] + [bin3.Q30]*[bin3.Q$8] + [bin4.Q30]*[bin4.Q$8] + [bin5.Q30]*[bin5.Q$8] + [bin6.Q30]*[bin6.Q$8])/([bin1.Q$8] + [bin2.Q$8] + [bin3.Q$8] + [bin4.Q$8] + [bin5.Q$8] + [bin6.Q$8])" office:value-type="float" office:value="0" calcext:value-type="float">
            <text:p>0</text:p>
          </table:table-cell>
          <table:table-cell table:formula="of:=SUMPRODUCT([.L30:.P30];[.L$8:.P$8])/[.R$8]" office:value-type="float" office:value="0.00230595846425493" calcext:value-type="float">
            <text:p>0.0023059585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office:value-type="string" calcext:value-type="string">
            <text:p>CMS_zllhinv_WZ_tau2016</text:p>
          </table:table-cell>
          <table:table-cell table:formula="of:=([bin1.K31]*[bin1.K$8] + [bin2.K31]*[bin2.K$8] + [bin3.K31]*[bin3.K$8] + [bin4.K31]*[bin4.K$8] + [bin5.K31]*[bin5.K$8] + [bin6.K31]*[bin6.K$8])/([bin1.K$8] + [bin2.K$8] + [bin3.K$8] + [bin4.K$8] + [bin5.K$8] + [bin6.K$8])" office:value-type="float" office:value="0" calcext:value-type="float">
            <text:p>0</text:p>
          </table:table-cell>
          <table:table-cell table:formula="of:=([bin1.L31]*[bin1.L$8] + [bin2.L31]*[bin2.L$8] + [bin3.L31]*[bin3.L$8] + [bin4.L31]*[bin4.L$8] + [bin5.L31]*[bin5.L$8] + [bin6.L31]*[bin6.L$8])/([bin1.L$8] + [bin2.L$8] + [bin3.L$8] + [bin4.L$8] + [bin5.L$8] + [bin6.L$8])" office:value-type="float" office:value="0" calcext:value-type="float">
            <text:p>0</text:p>
          </table:table-cell>
          <table:table-cell table:formula="of:=([bin1.M31]*[bin1.M$8] + [bin2.M31]*[bin2.M$8] + [bin3.M31]*[bin3.M$8] + [bin4.M31]*[bin4.M$8] + [bin5.M31]*[bin5.M$8] + [bin6.M31]*[bin6.M$8])/([bin1.M$8] + [bin2.M$8] + [bin3.M$8] + [bin4.M$8] + [bin5.M$8] + [bin6.M$8])" office:value-type="float" office:value="0" calcext:value-type="float">
            <text:p>0</text:p>
          </table:table-cell>
          <table:table-cell table:formula="of:=([bin1.N31]*[bin1.N$8] + [bin2.N31]*[bin2.N$8] + [bin3.N31]*[bin3.N$8] + [bin4.N31]*[bin4.N$8] + [bin5.N31]*[bin5.N$8] + [bin6.N31]*[bin6.N$8])/([bin1.N$8] + [bin2.N$8] + [bin3.N$8] + [bin4.N$8] + [bin5.N$8] + [bin6.N$8])" office:value-type="float" office:value="0.012" calcext:value-type="float">
            <text:p>0.012</text:p>
          </table:table-cell>
          <table:table-cell table:formula="of:=([bin1.O31]*[bin1.O$8] + [bin2.O31]*[bin2.O$8] + [bin3.O31]*[bin3.O$8] + [bin4.O31]*[bin4.O$8] + [bin5.O31]*[bin5.O$8] + [bin6.O31]*[bin6.O$8])/([bin1.O$8] + [bin2.O$8] + [bin3.O$8] + [bin4.O$8] + [bin5.O$8] + [bin6.O$8])" office:value-type="float" office:value="0" calcext:value-type="float">
            <text:p>0</text:p>
          </table:table-cell>
          <table:table-cell table:formula="of:=([bin1.P31]*[bin1.P$8] + [bin2.P31]*[bin2.P$8] + [bin3.P31]*[bin3.P$8] + [bin4.P31]*[bin4.P$8] + [bin5.P31]*[bin5.P$8] + [bin6.P31]*[bin6.P$8])/([bin1.P$8] + [bin2.P$8] + [bin3.P$8] + [bin4.P$8] + [bin5.P$8] + [bin6.P$8])" office:value-type="float" office:value="0" calcext:value-type="float">
            <text:p>0</text:p>
          </table:table-cell>
          <table:table-cell table:formula="of:=([bin1.Q31]*[bin1.Q$8] + [bin2.Q31]*[bin2.Q$8] + [bin3.Q31]*[bin3.Q$8] + [bin4.Q31]*[bin4.Q$8] + [bin5.Q31]*[bin5.Q$8] + [bin6.Q31]*[bin6.Q$8])/([bin1.Q$8] + [bin2.Q$8] + [bin3.Q$8] + [bin4.Q$8] + [bin5.Q$8] + [bin6.Q$8])" office:value-type="float" office:value="0" calcext:value-type="float">
            <text:p>0</text:p>
          </table:table-cell>
          <table:table-cell table:formula="of:=SUMPRODUCT([.L31:.P31];[.L$8:.P$8])/[.R$8]" office:value-type="float" office:value="0.00276715015710592" calcext:value-type="float">
            <text:p>0.0027671502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office:value-type="string" calcext:value-type="string">
            <text:p>CMS_zllhinv_ZLLNorm2016_ll1j_13TeV2015</text:p>
          </table:table-cell>
          <table:table-cell table:formula="of:=([bin1.K32]*[bin1.K$8] + [bin2.K32]*[bin2.K$8] + [bin3.K32]*[bin3.K$8] + [bin4.K32]*[bin4.K$8] + [bin5.K32]*[bin5.K$8] + [bin6.K32]*[bin6.K$8])/([bin1.K$8] + [bin2.K$8] + [bin3.K$8] + [bin4.K$8] + [bin5.K$8] + [bin6.K$8])" office:value-type="float" office:value="0" calcext:value-type="float">
            <text:p>0</text:p>
          </table:table-cell>
          <table:table-cell table:formula="of:=([bin1.L32]*[bin1.L$8] + [bin2.L32]*[bin2.L$8] + [bin3.L32]*[bin3.L$8] + [bin4.L32]*[bin4.L$8] + [bin5.L32]*[bin5.L$8] + [bin6.L32]*[bin6.L$8])/([bin1.L$8] + [bin2.L$8] + [bin3.L$8] + [bin4.L$8] + [bin5.L$8] + [bin6.L$8])" office:value-type="float" office:value="1" calcext:value-type="float">
            <text:p>1</text:p>
          </table:table-cell>
          <table:table-cell table:formula="of:=([bin1.M32]*[bin1.M$8] + [bin2.M32]*[bin2.M$8] + [bin3.M32]*[bin3.M$8] + [bin4.M32]*[bin4.M$8] + [bin5.M32]*[bin5.M$8] + [bin6.M32]*[bin6.M$8])/([bin1.M$8] + [bin2.M$8] + [bin3.M$8] + [bin4.M$8] + [bin5.M$8] + [bin6.M$8])" office:value-type="float" office:value="0" calcext:value-type="float">
            <text:p>0</text:p>
          </table:table-cell>
          <table:table-cell table:formula="of:=([bin1.N32]*[bin1.N$8] + [bin2.N32]*[bin2.N$8] + [bin3.N32]*[bin3.N$8] + [bin4.N32]*[bin4.N$8] + [bin5.N32]*[bin5.N$8] + [bin6.N32]*[bin6.N$8])/([bin1.N$8] + [bin2.N$8] + [bin3.N$8] + [bin4.N$8] + [bin5.N$8] + [bin6.N$8])" office:value-type="float" office:value="0" calcext:value-type="float">
            <text:p>0</text:p>
          </table:table-cell>
          <table:table-cell table:formula="of:=([bin1.O32]*[bin1.O$8] + [bin2.O32]*[bin2.O$8] + [bin3.O32]*[bin3.O$8] + [bin4.O32]*[bin4.O$8] + [bin5.O32]*[bin5.O$8] + [bin6.O32]*[bin6.O$8])/([bin1.O$8] + [bin2.O$8] + [bin3.O$8] + [bin4.O$8] + [bin5.O$8] + [bin6.O$8])" office:value-type="float" office:value="0" calcext:value-type="float">
            <text:p>0</text:p>
          </table:table-cell>
          <table:table-cell table:formula="of:=([bin1.P32]*[bin1.P$8] + [bin2.P32]*[bin2.P$8] + [bin3.P32]*[bin3.P$8] + [bin4.P32]*[bin4.P$8] + [bin5.P32]*[bin5.P$8] + [bin6.P32]*[bin6.P$8])/([bin1.P$8] + [bin2.P$8] + [bin3.P$8] + [bin4.P$8] + [bin5.P$8] + [bin6.P$8])" office:value-type="float" office:value="0" calcext:value-type="float">
            <text:p>0</text:p>
          </table:table-cell>
          <table:table-cell table:formula="of:=([bin1.Q32]*[bin1.Q$8] + [bin2.Q32]*[bin2.Q$8] + [bin3.Q32]*[bin3.Q$8] + [bin4.Q32]*[bin4.Q$8] + [bin5.Q32]*[bin5.Q$8] + [bin6.Q32]*[bin6.Q$8])/([bin1.Q$8] + [bin2.Q$8] + [bin3.Q$8] + [bin4.Q$8] + [bin5.Q$8] + [bin6.Q$8])" office:value-type="float" office:value="0" calcext:value-type="float">
            <text:p>0</text:p>
          </table:table-cell>
          <table:table-cell table:formula="of:=SUMPRODUCT([.L32:.P32];[.L$8:.P$8])/[.R$8]" office:value-type="float" office:value="0.0492797462545432" calcext:value-type="float">
            <text:p>0.0492797463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office:value-type="string" calcext:value-type="string">
            <text:p>CMS_zllhinv_ZLLFit2016_ll1j_13TeV2015</text:p>
          </table:table-cell>
          <table:table-cell table:formula="of:=([bin1.K33]*[bin1.K$8] + [bin2.K33]*[bin2.K$8] + [bin3.K33]*[bin3.K$8] + [bin4.K33]*[bin4.K$8] + [bin5.K33]*[bin5.K$8] + [bin6.K33]*[bin6.K$8])/([bin1.K$8] + [bin2.K$8] + [bin3.K$8] + [bin4.K$8] + [bin5.K$8] + [bin6.K$8])" office:value-type="float" office:value="0" calcext:value-type="float">
            <text:p>0</text:p>
          </table:table-cell>
          <table:table-cell table:formula="of:=([bin1.L33]*[bin1.L$8] + [bin2.L33]*[bin2.L$8] + [bin3.L33]*[bin3.L$8] + [bin4.L33]*[bin4.L$8] + [bin5.L33]*[bin5.L$8] + [bin6.L33]*[bin6.L$8])/([bin1.L$8] + [bin2.L$8] + [bin3.L$8] + [bin4.L$8] + [bin5.L$8] + [bin6.L$8])" office:value-type="float" office:value="0" calcext:value-type="float">
            <text:p>0</text:p>
          </table:table-cell>
          <table:table-cell table:formula="of:=([bin1.M33]*[bin1.M$8] + [bin2.M33]*[bin2.M$8] + [bin3.M33]*[bin3.M$8] + [bin4.M33]*[bin4.M$8] + [bin5.M33]*[bin5.M$8] + [bin6.M33]*[bin6.M$8])/([bin1.M$8] + [bin2.M$8] + [bin3.M$8] + [bin4.M$8] + [bin5.M$8] + [bin6.M$8])" office:value-type="float" office:value="0" calcext:value-type="float">
            <text:p>0</text:p>
          </table:table-cell>
          <table:table-cell table:formula="of:=([bin1.N33]*[bin1.N$8] + [bin2.N33]*[bin2.N$8] + [bin3.N33]*[bin3.N$8] + [bin4.N33]*[bin4.N$8] + [bin5.N33]*[bin5.N$8] + [bin6.N33]*[bin6.N$8])/([bin1.N$8] + [bin2.N$8] + [bin3.N$8] + [bin4.N$8] + [bin5.N$8] + [bin6.N$8])" office:value-type="float" office:value="0" calcext:value-type="float">
            <text:p>0</text:p>
          </table:table-cell>
          <table:table-cell table:formula="of:=([bin1.O33]*[bin1.O$8] + [bin2.O33]*[bin2.O$8] + [bin3.O33]*[bin3.O$8] + [bin4.O33]*[bin4.O$8] + [bin5.O33]*[bin5.O$8] + [bin6.O33]*[bin6.O$8])/([bin1.O$8] + [bin2.O$8] + [bin3.O$8] + [bin4.O$8] + [bin5.O$8] + [bin6.O$8])" office:value-type="float" office:value="0" calcext:value-type="float">
            <text:p>0</text:p>
          </table:table-cell>
          <table:table-cell table:formula="of:=([bin1.P33]*[bin1.P$8] + [bin2.P33]*[bin2.P$8] + [bin3.P33]*[bin3.P$8] + [bin4.P33]*[bin4.P$8] + [bin5.P33]*[bin5.P$8] + [bin6.P33]*[bin6.P$8])/([bin1.P$8] + [bin2.P$8] + [bin3.P$8] + [bin4.P$8] + [bin5.P$8] + [bin6.P$8])" office:value-type="float" office:value="0" calcext:value-type="float">
            <text:p>0</text:p>
          </table:table-cell>
          <table:table-cell table:formula="of:=([bin1.Q33]*[bin1.Q$8] + [bin2.Q33]*[bin2.Q$8] + [bin3.Q33]*[bin3.Q$8] + [bin4.Q33]*[bin4.Q$8] + [bin5.Q33]*[bin5.Q$8] + [bin6.Q33]*[bin6.Q$8])/([bin1.Q$8] + [bin2.Q$8] + [bin3.Q$8] + [bin4.Q$8] + [bin5.Q$8] + [bin6.Q$8])" office:value-type="float" office:value="0" calcext:value-type="float">
            <text:p>0</text:p>
          </table:table-cell>
          <table:table-cell table:formula="of:=SUMPRODUCT([.L33:.P33];[.L$8:.P$8])/[.R$8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office:value-type="string" calcext:value-type="string">
            <text:p>CMS_zllhinv_EMSyst2016_ll1j_13TeV2015</text:p>
          </table:table-cell>
          <table:table-cell table:formula="of:=([bin1.K34]*[bin1.K$8] + [bin2.K34]*[bin2.K$8] + [bin3.K34]*[bin3.K$8] + [bin4.K34]*[bin4.K$8] + [bin5.K34]*[bin5.K$8] + [bin6.K34]*[bin6.K$8])/([bin1.K$8] + [bin2.K$8] + [bin3.K$8] + [bin4.K$8] + [bin5.K$8] + [bin6.K$8])" office:value-type="float" office:value="0" calcext:value-type="float">
            <text:p>0</text:p>
          </table:table-cell>
          <table:table-cell table:formula="of:=([bin1.L34]*[bin1.L$8] + [bin2.L34]*[bin2.L$8] + [bin3.L34]*[bin3.L$8] + [bin4.L34]*[bin4.L$8] + [bin5.L34]*[bin5.L$8] + [bin6.L34]*[bin6.L$8])/([bin1.L$8] + [bin2.L$8] + [bin3.L$8] + [bin4.L$8] + [bin5.L$8] + [bin6.L$8])" office:value-type="float" office:value="0" calcext:value-type="float">
            <text:p>0</text:p>
          </table:table-cell>
          <table:table-cell table:formula="of:=([bin1.M34]*[bin1.M$8] + [bin2.M34]*[bin2.M$8] + [bin3.M34]*[bin3.M$8] + [bin4.M34]*[bin4.M$8] + [bin5.M34]*[bin5.M$8] + [bin6.M34]*[bin6.M$8])/([bin1.M$8] + [bin2.M$8] + [bin3.M$8] + [bin4.M$8] + [bin5.M$8] + [bin6.M$8])" office:value-type="float" office:value="0" calcext:value-type="float">
            <text:p>0</text:p>
          </table:table-cell>
          <table:table-cell table:formula="of:=([bin1.N34]*[bin1.N$8] + [bin2.N34]*[bin2.N$8] + [bin3.N34]*[bin3.N$8] + [bin4.N34]*[bin4.N$8] + [bin5.N34]*[bin5.N$8] + [bin6.N34]*[bin6.N$8])/([bin1.N$8] + [bin2.N$8] + [bin3.N$8] + [bin4.N$8] + [bin5.N$8] + [bin6.N$8])" office:value-type="float" office:value="0" calcext:value-type="float">
            <text:p>0</text:p>
          </table:table-cell>
          <table:table-cell table:formula="of:=([bin1.O34]*[bin1.O$8] + [bin2.O34]*[bin2.O$8] + [bin3.O34]*[bin3.O$8] + [bin4.O34]*[bin4.O$8] + [bin5.O34]*[bin5.O$8] + [bin6.O34]*[bin6.O$8])/([bin1.O$8] + [bin2.O$8] + [bin3.O$8] + [bin4.O$8] + [bin5.O$8] + [bin6.O$8])" office:value-type="float" office:value="0" calcext:value-type="float">
            <text:p>0</text:p>
          </table:table-cell>
          <table:table-cell table:formula="of:=([bin1.P34]*[bin1.P$8] + [bin2.P34]*[bin2.P$8] + [bin3.P34]*[bin3.P$8] + [bin4.P34]*[bin4.P$8] + [bin5.P34]*[bin5.P$8] + [bin6.P34]*[bin6.P$8])/([bin1.P$8] + [bin2.P$8] + [bin3.P$8] + [bin4.P$8] + [bin5.P$8] + [bin6.P$8])" office:value-type="float" office:value="0.2" calcext:value-type="float">
            <text:p>0.2</text:p>
          </table:table-cell>
          <table:table-cell table:formula="of:=([bin1.Q34]*[bin1.Q$8] + [bin2.Q34]*[bin2.Q$8] + [bin3.Q34]*[bin3.Q$8] + [bin4.Q34]*[bin4.Q$8] + [bin5.Q34]*[bin5.Q$8] + [bin6.Q34]*[bin6.Q$8])/([bin1.Q$8] + [bin2.Q$8] + [bin3.Q$8] + [bin4.Q$8] + [bin5.Q$8] + [bin6.Q$8])" office:value-type="float" office:value="0" calcext:value-type="float">
            <text:p>0</text:p>
          </table:table-cell>
          <table:table-cell table:formula="of:=SUMPRODUCT([.L34:.P34];[.L$8:.P$8])/[.R$8]" office:value-type="float" office:value="0.0337927658146211" calcext:value-type="float">
            <text:p>0.0337927658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office:value-type="string" calcext:value-type="string">
            <text:p>CMS_zllhinv_EMNorm2016_ll1j_13TeV2015</text:p>
          </table:table-cell>
          <table:table-cell table:formula="of:=([bin1.K35]*[bin1.K$8] + [bin2.K35]*[bin2.K$8] + [bin3.K35]*[bin3.K$8] + [bin4.K35]*[bin4.K$8] + [bin5.K35]*[bin5.K$8] + [bin6.K35]*[bin6.K$8])/([bin1.K$8] + [bin2.K$8] + [bin3.K$8] + [bin4.K$8] + [bin5.K$8] + [bin6.K$8])" office:value-type="float" office:value="0" calcext:value-type="float">
            <text:p>0</text:p>
          </table:table-cell>
          <table:table-cell table:formula="of:=([bin1.L35]*[bin1.L$8] + [bin2.L35]*[bin2.L$8] + [bin3.L35]*[bin3.L$8] + [bin4.L35]*[bin4.L$8] + [bin5.L35]*[bin5.L$8] + [bin6.L35]*[bin6.L$8])/([bin1.L$8] + [bin2.L$8] + [bin3.L$8] + [bin4.L$8] + [bin5.L$8] + [bin6.L$8])" office:value-type="float" office:value="0" calcext:value-type="float">
            <text:p>0</text:p>
          </table:table-cell>
          <table:table-cell table:formula="of:=([bin1.M35]*[bin1.M$8] + [bin2.M35]*[bin2.M$8] + [bin3.M35]*[bin3.M$8] + [bin4.M35]*[bin4.M$8] + [bin5.M35]*[bin5.M$8] + [bin6.M35]*[bin6.M$8])/([bin1.M$8] + [bin2.M$8] + [bin3.M$8] + [bin4.M$8] + [bin5.M$8] + [bin6.M$8])" office:value-type="float" office:value="0" calcext:value-type="float">
            <text:p>0</text:p>
          </table:table-cell>
          <table:table-cell table:formula="of:=([bin1.N35]*[bin1.N$8] + [bin2.N35]*[bin2.N$8] + [bin3.N35]*[bin3.N$8] + [bin4.N35]*[bin4.N$8] + [bin5.N35]*[bin5.N$8] + [bin6.N35]*[bin6.N$8])/([bin1.N$8] + [bin2.N$8] + [bin3.N$8] + [bin4.N$8] + [bin5.N$8] + [bin6.N$8])" office:value-type="float" office:value="0" calcext:value-type="float">
            <text:p>0</text:p>
          </table:table-cell>
          <table:table-cell table:formula="of:=([bin1.O35]*[bin1.O$8] + [bin2.O35]*[bin2.O$8] + [bin3.O35]*[bin3.O$8] + [bin4.O35]*[bin4.O$8] + [bin5.O35]*[bin5.O$8] + [bin6.O35]*[bin6.O$8])/([bin1.O$8] + [bin2.O$8] + [bin3.O$8] + [bin4.O$8] + [bin5.O$8] + [bin6.O$8])" office:value-type="float" office:value="0" calcext:value-type="float">
            <text:p>0</text:p>
          </table:table-cell>
          <table:table-cell table:formula="of:=([bin1.P35]*[bin1.P$8] + [bin2.P35]*[bin2.P$8] + [bin3.P35]*[bin3.P$8] + [bin4.P35]*[bin4.P$8] + [bin5.P35]*[bin5.P$8] + [bin6.P35]*[bin6.P$8])/([bin1.P$8] + [bin2.P$8] + [bin3.P$8] + [bin4.P$8] + [bin5.P$8] + [bin6.P$8])" office:value-type="float" office:value="0.333334593379842" calcext:value-type="float">
            <text:p>0.3333345934</text:p>
          </table:table-cell>
          <table:table-cell table:formula="of:=([bin1.Q35]*[bin1.Q$8] + [bin2.Q35]*[bin2.Q$8] + [bin3.Q35]*[bin3.Q$8] + [bin4.Q35]*[bin4.Q$8] + [bin5.Q35]*[bin5.Q$8] + [bin6.Q35]*[bin6.Q$8])/([bin1.Q$8] + [bin2.Q$8] + [bin3.Q$8] + [bin4.Q$8] + [bin5.Q$8] + [bin6.Q$8])" office:value-type="float" office:value="0" calcext:value-type="float">
            <text:p>0</text:p>
          </table:table-cell>
          <table:table-cell table:formula="of:=SUMPRODUCT([.L35:.P35];[.L$8:.P$8])/[.R$8]" office:value-type="float" office:value="0.0563214892599847" calcext:value-type="float">
            <text:p>0.0563214893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2" office:value-type="string" calcext:value-type="string">
            <text:p>CMS_zllhinvll1j_MVAZHStatBounding2016_13TeV2015_Bin1</text:p>
          </table:table-cell>
          <table:table-cell table:formula="of:=SQRT(([bin1.K36]*[bin1.K$8])^2 + ([bin2.K36]*[bin2.K$8])^2 + ([bin3.K36]*[bin3.K$8])^2 + ([bin4.K36]*[bin4.K$8])^2 + ([bin5.K36]*[bin5.K$8])^2 + ([bin6.K36]*[bin6.K$8])^2)/([bin1.K$8] + [bin2.K$8] + [bin3.K$8] + [bin4.K$8] + [bin5.K$8] + [bin6.K$8])" office:value-type="float" office:value="0.0191133433256019" calcext:value-type="float">
            <text:p>0.0191133433</text:p>
          </table:table-cell>
          <table:table-cell table:formula="of:=SQRT(([bin1.L36]*[bin1.L$8])^2 + ([bin2.L36]*[bin2.L$8])^2 + ([bin3.L36]*[bin3.L$8])^2 + ([bin4.L36]*[bin4.L$8])^2 + ([bin5.L36]*[bin5.L$8])^2 + ([bin6.L36]*[bin6.L$8])^2)/([bin1.L$8] + [bin2.L$8] + [bin3.L$8] + [bin4.L$8] + [bin5.L$8] + [bin6.L$8])" office:value-type="float" office:value="0" calcext:value-type="float">
            <text:p>0</text:p>
          </table:table-cell>
          <table:table-cell table:formula="of:=SQRT(([bin1.M36]*[bin1.M$8])^2 + ([bin2.M36]*[bin2.M$8])^2 + ([bin3.M36]*[bin3.M$8])^2 + ([bin4.M36]*[bin4.M$8])^2 + ([bin5.M36]*[bin5.M$8])^2 + ([bin6.M36]*[bin6.M$8])^2)/([bin1.M$8] + [bin2.M$8] + [bin3.M$8] + [bin4.M$8] + [bin5.M$8] + [bin6.M$8])" office:value-type="float" office:value="0" calcext:value-type="float">
            <text:p>0</text:p>
          </table:table-cell>
          <table:table-cell table:formula="of:=SQRT(([bin1.N36]*[bin1.N$8])^2 + ([bin2.N36]*[bin2.N$8])^2 + ([bin3.N36]*[bin3.N$8])^2 + ([bin4.N36]*[bin4.N$8])^2 + ([bin5.N36]*[bin5.N$8])^2 + ([bin6.N36]*[bin6.N$8])^2)/([bin1.N$8] + [bin2.N$8] + [bin3.N$8] + [bin4.N$8] + [bin5.N$8] + [bin6.N$8])" office:value-type="float" office:value="0" calcext:value-type="float">
            <text:p>0</text:p>
          </table:table-cell>
          <table:table-cell table:formula="of:=SQRT(([bin1.O36]*[bin1.O$8])^2 + ([bin2.O36]*[bin2.O$8])^2 + ([bin3.O36]*[bin3.O$8])^2 + ([bin4.O36]*[bin4.O$8])^2 + ([bin5.O36]*[bin5.O$8])^2 + ([bin6.O36]*[bin6.O$8])^2)/([bin1.O$8] + [bin2.O$8] + [bin3.O$8] + [bin4.O$8] + [bin5.O$8] + [bin6.O$8])" office:value-type="float" office:value="0" calcext:value-type="float">
            <text:p>0</text:p>
          </table:table-cell>
          <table:table-cell table:formula="of:=SQRT(([bin1.P36]*[bin1.P$8])^2 + ([bin2.P36]*[bin2.P$8])^2 + ([bin3.P36]*[bin3.P$8])^2 + ([bin4.P36]*[bin4.P$8])^2 + ([bin5.P36]*[bin5.P$8])^2 + ([bin6.P36]*[bin6.P$8])^2)/([bin1.P$8] + [bin2.P$8] + [bin3.P$8] + [bin4.P$8] + [bin5.P$8] + [bin6.P$8])" office:value-type="float" office:value="0" calcext:value-type="float">
            <text:p>0</text:p>
          </table:table-cell>
          <table:table-cell table:formula="of:=SQRT(([bin1.Q36]*[bin1.Q$8])^2 + ([bin2.Q36]*[bin2.Q$8])^2 + ([bin3.Q36]*[bin3.Q$8])^2 + ([bin4.Q36]*[bin4.Q$8])^2 + ([bin5.Q36]*[bin5.Q$8])^2 + ([bin6.Q36]*[bin6.Q$8])^2)/([bin1.Q$8] + [bin2.Q$8] + [bin3.Q$8] + [bin4.Q$8] + [bin5.Q$8] + [bin6.Q$8])" office:value-type="float" office:value="0" calcext:value-type="float">
            <text:p>0</text:p>
          </table:table-cell>
          <table:table-cell table:formula="of:=SUMPRODUCT([.L36:.P36];[.L$8:.P$8])/[.R$8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2" office:value-type="string" calcext:value-type="string">
            <text:p>CMS_zllhinvll1j_MVAZjetsSatBounding2016_13TeV2015_Bin1</text:p>
          </table:table-cell>
          <table:table-cell table:formula="of:=SQRT(([bin1.K37]*[bin1.K$8])^2 + ([bin2.K37]*[bin2.K$8])^2 + ([bin3.K37]*[bin3.K$8])^2 + ([bin4.K37]*[bin4.K$8])^2 + ([bin5.K37]*[bin5.K$8])^2 + ([bin6.K37]*[bin6.K$8])^2)/([bin1.K$8] + [bin2.K$8] + [bin3.K$8] + [bin4.K$8] + [bin5.K$8] + [bin6.K$8])" office:value-type="float" office:value="0" calcext:value-type="float">
            <text:p>0</text:p>
          </table:table-cell>
          <table:table-cell table:formula="of:=SQRT(([bin1.L37]*[bin1.L$8])^2 + ([bin2.L37]*[bin2.L$8])^2 + ([bin3.L37]*[bin3.L$8])^2 + ([bin4.L37]*[bin4.L$8])^2 + ([bin5.L37]*[bin5.L$8])^2 + ([bin6.L37]*[bin6.L$8])^2)/([bin1.L$8] + [bin2.L$8] + [bin3.L$8] + [bin4.L$8] + [bin5.L$8] + [bin6.L$8])" office:value-type="float" office:value="0.49434" calcext:value-type="float">
            <text:p>0.49434</text:p>
          </table:table-cell>
          <table:table-cell table:formula="of:=SQRT(([bin1.M37]*[bin1.M$8])^2 + ([bin2.M37]*[bin2.M$8])^2 + ([bin3.M37]*[bin3.M$8])^2 + ([bin4.M37]*[bin4.M$8])^2 + ([bin5.M37]*[bin5.M$8])^2 + ([bin6.M37]*[bin6.M$8])^2)/([bin1.M$8] + [bin2.M$8] + [bin3.M$8] + [bin4.M$8] + [bin5.M$8] + [bin6.M$8])" office:value-type="float" office:value="0" calcext:value-type="float">
            <text:p>0</text:p>
          </table:table-cell>
          <table:table-cell table:formula="of:=SQRT(([bin1.N37]*[bin1.N$8])^2 + ([bin2.N37]*[bin2.N$8])^2 + ([bin3.N37]*[bin3.N$8])^2 + ([bin4.N37]*[bin4.N$8])^2 + ([bin5.N37]*[bin5.N$8])^2 + ([bin6.N37]*[bin6.N$8])^2)/([bin1.N$8] + [bin2.N$8] + [bin3.N$8] + [bin4.N$8] + [bin5.N$8] + [bin6.N$8])" office:value-type="float" office:value="0" calcext:value-type="float">
            <text:p>0</text:p>
          </table:table-cell>
          <table:table-cell table:formula="of:=SQRT(([bin1.O37]*[bin1.O$8])^2 + ([bin2.O37]*[bin2.O$8])^2 + ([bin3.O37]*[bin3.O$8])^2 + ([bin4.O37]*[bin4.O$8])^2 + ([bin5.O37]*[bin5.O$8])^2 + ([bin6.O37]*[bin6.O$8])^2)/([bin1.O$8] + [bin2.O$8] + [bin3.O$8] + [bin4.O$8] + [bin5.O$8] + [bin6.O$8])" office:value-type="float" office:value="0" calcext:value-type="float">
            <text:p>0</text:p>
          </table:table-cell>
          <table:table-cell table:formula="of:=SQRT(([bin1.P37]*[bin1.P$8])^2 + ([bin2.P37]*[bin2.P$8])^2 + ([bin3.P37]*[bin3.P$8])^2 + ([bin4.P37]*[bin4.P$8])^2 + ([bin5.P37]*[bin5.P$8])^2 + ([bin6.P37]*[bin6.P$8])^2)/([bin1.P$8] + [bin2.P$8] + [bin3.P$8] + [bin4.P$8] + [bin5.P$8] + [bin6.P$8])" office:value-type="float" office:value="0" calcext:value-type="float">
            <text:p>0</text:p>
          </table:table-cell>
          <table:table-cell table:formula="of:=SQRT(([bin1.Q37]*[bin1.Q$8])^2 + ([bin2.Q37]*[bin2.Q$8])^2 + ([bin3.Q37]*[bin3.Q$8])^2 + ([bin4.Q37]*[bin4.Q$8])^2 + ([bin5.Q37]*[bin5.Q$8])^2 + ([bin6.Q37]*[bin6.Q$8])^2)/([bin1.Q$8] + [bin2.Q$8] + [bin3.Q$8] + [bin4.Q$8] + [bin5.Q$8] + [bin6.Q$8])" office:value-type="float" office:value="0" calcext:value-type="float">
            <text:p>0</text:p>
          </table:table-cell>
          <table:table-cell table:formula="of:=SUMPRODUCT([.L37:.P37];[.L$8:.P$8])/[.R$8]" office:value-type="float" office:value="0.0243609497634709" calcext:value-type="float">
            <text:p>0.0243609498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2" office:value-type="string" calcext:value-type="string">
            <text:p>CMS_zllhinvll1j_MVAVVVSatBounding2016_13TeV2015_Bin1</text:p>
          </table:table-cell>
          <table:table-cell table:formula="of:=SQRT(([bin1.K38]*[bin1.K$8])^2 + ([bin2.K38]*[bin2.K$8])^2 + ([bin3.K38]*[bin3.K$8])^2 + ([bin4.K38]*[bin4.K$8])^2 + ([bin5.K38]*[bin5.K$8])^2 + ([bin6.K38]*[bin6.K$8])^2)/([bin1.K$8] + [bin2.K$8] + [bin3.K$8] + [bin4.K$8] + [bin5.K$8] + [bin6.K$8])" office:value-type="float" office:value="0" calcext:value-type="float">
            <text:p>0</text:p>
          </table:table-cell>
          <table:table-cell table:formula="of:=SQRT(([bin1.L38]*[bin1.L$8])^2 + ([bin2.L38]*[bin2.L$8])^2 + ([bin3.L38]*[bin3.L$8])^2 + ([bin4.L38]*[bin4.L$8])^2 + ([bin5.L38]*[bin5.L$8])^2 + ([bin6.L38]*[bin6.L$8])^2)/([bin1.L$8] + [bin2.L$8] + [bin3.L$8] + [bin4.L$8] + [bin5.L$8] + [bin6.L$8])" office:value-type="float" office:value="0" calcext:value-type="float">
            <text:p>0</text:p>
          </table:table-cell>
          <table:table-cell table:formula="of:=SQRT(([bin1.M38]*[bin1.M$8])^2 + ([bin2.M38]*[bin2.M$8])^2 + ([bin3.M38]*[bin3.M$8])^2 + ([bin4.M38]*[bin4.M$8])^2 + ([bin5.M38]*[bin5.M$8])^2 + ([bin6.M38]*[bin6.M$8])^2)/([bin1.M$8] + [bin2.M$8] + [bin3.M$8] + [bin4.M$8] + [bin5.M$8] + [bin6.M$8])" office:value-type="float" office:value="0.138387099295253" calcext:value-type="float">
            <text:p>0.1383870993</text:p>
          </table:table-cell>
          <table:table-cell table:formula="of:=SQRT(([bin1.N38]*[bin1.N$8])^2 + ([bin2.N38]*[bin2.N$8])^2 + ([bin3.N38]*[bin3.N$8])^2 + ([bin4.N38]*[bin4.N$8])^2 + ([bin5.N38]*[bin5.N$8])^2 + ([bin6.N38]*[bin6.N$8])^2)/([bin1.N$8] + [bin2.N$8] + [bin3.N$8] + [bin4.N$8] + [bin5.N$8] + [bin6.N$8])" office:value-type="float" office:value="0" calcext:value-type="float">
            <text:p>0</text:p>
          </table:table-cell>
          <table:table-cell table:formula="of:=SQRT(([bin1.O38]*[bin1.O$8])^2 + ([bin2.O38]*[bin2.O$8])^2 + ([bin3.O38]*[bin3.O$8])^2 + ([bin4.O38]*[bin4.O$8])^2 + ([bin5.O38]*[bin5.O$8])^2 + ([bin6.O38]*[bin6.O$8])^2)/([bin1.O$8] + [bin2.O$8] + [bin3.O$8] + [bin4.O$8] + [bin5.O$8] + [bin6.O$8])" office:value-type="float" office:value="0" calcext:value-type="float">
            <text:p>0</text:p>
          </table:table-cell>
          <table:table-cell table:formula="of:=SQRT(([bin1.P38]*[bin1.P$8])^2 + ([bin2.P38]*[bin2.P$8])^2 + ([bin3.P38]*[bin3.P$8])^2 + ([bin4.P38]*[bin4.P$8])^2 + ([bin5.P38]*[bin5.P$8])^2 + ([bin6.P38]*[bin6.P$8])^2)/([bin1.P$8] + [bin2.P$8] + [bin3.P$8] + [bin4.P$8] + [bin5.P$8] + [bin6.P$8])" office:value-type="float" office:value="0" calcext:value-type="float">
            <text:p>0</text:p>
          </table:table-cell>
          <table:table-cell table:formula="of:=SQRT(([bin1.Q38]*[bin1.Q$8])^2 + ([bin2.Q38]*[bin2.Q$8])^2 + ([bin3.Q38]*[bin3.Q$8])^2 + ([bin4.Q38]*[bin4.Q$8])^2 + ([bin5.Q38]*[bin5.Q$8])^2 + ([bin6.Q38]*[bin6.Q$8])^2)/([bin1.Q$8] + [bin2.Q$8] + [bin3.Q$8] + [bin4.Q$8] + [bin5.Q$8] + [bin6.Q$8])" office:value-type="float" office:value="0" calcext:value-type="float">
            <text:p>0</text:p>
          </table:table-cell>
          <table:table-cell table:formula="of:=SUMPRODUCT([.L38:.P38];[.L$8:.P$8])/[.R$8]" office:value-type="float" office:value="0.00046527858041668" calcext:value-type="float">
            <text:p>0.0004652786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2" office:value-type="string" calcext:value-type="string">
            <text:p>CMS_zllhinvll1j_MVAWZSatBounding2016_13TeV2015_Bin1</text:p>
          </table:table-cell>
          <table:table-cell table:formula="of:=SQRT(([bin1.K39]*[bin1.K$8])^2 + ([bin2.K39]*[bin2.K$8])^2 + ([bin3.K39]*[bin3.K$8])^2 + ([bin4.K39]*[bin4.K$8])^2 + ([bin5.K39]*[bin5.K$8])^2 + ([bin6.K39]*[bin6.K$8])^2)/([bin1.K$8] + [bin2.K$8] + [bin3.K$8] + [bin4.K$8] + [bin5.K$8] + [bin6.K$8])" office:value-type="float" office:value="0" calcext:value-type="float">
            <text:p>0</text:p>
          </table:table-cell>
          <table:table-cell table:formula="of:=SQRT(([bin1.L39]*[bin1.L$8])^2 + ([bin2.L39]*[bin2.L$8])^2 + ([bin3.L39]*[bin3.L$8])^2 + ([bin4.L39]*[bin4.L$8])^2 + ([bin5.L39]*[bin5.L$8])^2 + ([bin6.L39]*[bin6.L$8])^2)/([bin1.L$8] + [bin2.L$8] + [bin3.L$8] + [bin4.L$8] + [bin5.L$8] + [bin6.L$8])" office:value-type="float" office:value="0" calcext:value-type="float">
            <text:p>0</text:p>
          </table:table-cell>
          <table:table-cell table:formula="of:=SQRT(([bin1.M39]*[bin1.M$8])^2 + ([bin2.M39]*[bin2.M$8])^2 + ([bin3.M39]*[bin3.M$8])^2 + ([bin4.M39]*[bin4.M$8])^2 + ([bin5.M39]*[bin5.M$8])^2 + ([bin6.M39]*[bin6.M$8])^2)/([bin1.M$8] + [bin2.M$8] + [bin3.M$8] + [bin4.M$8] + [bin5.M$8] + [bin6.M$8])" office:value-type="float" office:value="0" calcext:value-type="float">
            <text:p>0</text:p>
          </table:table-cell>
          <table:table-cell table:formula="of:=SQRT(([bin1.N39]*[bin1.N$8])^2 + ([bin2.N39]*[bin2.N$8])^2 + ([bin3.N39]*[bin3.N$8])^2 + ([bin4.N39]*[bin4.N$8])^2 + ([bin5.N39]*[bin5.N$8])^2 + ([bin6.N39]*[bin6.N$8])^2)/([bin1.N$8] + [bin2.N$8] + [bin3.N$8] + [bin4.N$8] + [bin5.N$8] + [bin6.N$8])" office:value-type="float" office:value="0.0376485742008878" calcext:value-type="float">
            <text:p>0.0376485742</text:p>
          </table:table-cell>
          <table:table-cell table:formula="of:=SQRT(([bin1.O39]*[bin1.O$8])^2 + ([bin2.O39]*[bin2.O$8])^2 + ([bin3.O39]*[bin3.O$8])^2 + ([bin4.O39]*[bin4.O$8])^2 + ([bin5.O39]*[bin5.O$8])^2 + ([bin6.O39]*[bin6.O$8])^2)/([bin1.O$8] + [bin2.O$8] + [bin3.O$8] + [bin4.O$8] + [bin5.O$8] + [bin6.O$8])" office:value-type="float" office:value="0" calcext:value-type="float">
            <text:p>0</text:p>
          </table:table-cell>
          <table:table-cell table:formula="of:=SQRT(([bin1.P39]*[bin1.P$8])^2 + ([bin2.P39]*[bin2.P$8])^2 + ([bin3.P39]*[bin3.P$8])^2 + ([bin4.P39]*[bin4.P$8])^2 + ([bin5.P39]*[bin5.P$8])^2 + ([bin6.P39]*[bin6.P$8])^2)/([bin1.P$8] + [bin2.P$8] + [bin3.P$8] + [bin4.P$8] + [bin5.P$8] + [bin6.P$8])" office:value-type="float" office:value="0" calcext:value-type="float">
            <text:p>0</text:p>
          </table:table-cell>
          <table:table-cell table:formula="of:=SQRT(([bin1.Q39]*[bin1.Q$8])^2 + ([bin2.Q39]*[bin2.Q$8])^2 + ([bin3.Q39]*[bin3.Q$8])^2 + ([bin4.Q39]*[bin4.Q$8])^2 + ([bin5.Q39]*[bin5.Q$8])^2 + ([bin6.Q39]*[bin6.Q$8])^2)/([bin1.Q$8] + [bin2.Q$8] + [bin3.Q$8] + [bin4.Q$8] + [bin5.Q$8] + [bin6.Q$8])" office:value-type="float" office:value="0" calcext:value-type="float">
            <text:p>0</text:p>
          </table:table-cell>
          <table:table-cell table:formula="of:=SUMPRODUCT([.L39:.P39];[.L$8:.P$8])/[.R$8]" office:value-type="float" office:value="0.0086816048345667" calcext:value-type="float">
            <text:p>0.0086816048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2" office:value-type="string" calcext:value-type="string">
            <text:p>CMS_zllhinvll1j_MVAZZSatBounding2016_13TeV2015_Bin1</text:p>
          </table:table-cell>
          <table:table-cell table:formula="of:=SQRT(([bin1.K40]*[bin1.K$8])^2 + ([bin2.K40]*[bin2.K$8])^2 + ([bin3.K40]*[bin3.K$8])^2 + ([bin4.K40]*[bin4.K$8])^2 + ([bin5.K40]*[bin5.K$8])^2 + ([bin6.K40]*[bin6.K$8])^2)/([bin1.K$8] + [bin2.K$8] + [bin3.K$8] + [bin4.K$8] + [bin5.K$8] + [bin6.K$8])" office:value-type="float" office:value="0" calcext:value-type="float">
            <text:p>0</text:p>
          </table:table-cell>
          <table:table-cell table:formula="of:=SQRT(([bin1.L40]*[bin1.L$8])^2 + ([bin2.L40]*[bin2.L$8])^2 + ([bin3.L40]*[bin3.L$8])^2 + ([bin4.L40]*[bin4.L$8])^2 + ([bin5.L40]*[bin5.L$8])^2 + ([bin6.L40]*[bin6.L$8])^2)/([bin1.L$8] + [bin2.L$8] + [bin3.L$8] + [bin4.L$8] + [bin5.L$8] + [bin6.L$8])" office:value-type="float" office:value="0" calcext:value-type="float">
            <text:p>0</text:p>
          </table:table-cell>
          <table:table-cell table:formula="of:=SQRT(([bin1.M40]*[bin1.M$8])^2 + ([bin2.M40]*[bin2.M$8])^2 + ([bin3.M40]*[bin3.M$8])^2 + ([bin4.M40]*[bin4.M$8])^2 + ([bin5.M40]*[bin5.M$8])^2 + ([bin6.M40]*[bin6.M$8])^2)/([bin1.M$8] + [bin2.M$8] + [bin3.M$8] + [bin4.M$8] + [bin5.M$8] + [bin6.M$8])" office:value-type="float" office:value="0" calcext:value-type="float">
            <text:p>0</text:p>
          </table:table-cell>
          <table:table-cell table:formula="of:=SQRT(([bin1.N40]*[bin1.N$8])^2 + ([bin2.N40]*[bin2.N$8])^2 + ([bin3.N40]*[bin3.N$8])^2 + ([bin4.N40]*[bin4.N$8])^2 + ([bin5.N40]*[bin5.N$8])^2 + ([bin6.N40]*[bin6.N$8])^2)/([bin1.N$8] + [bin2.N$8] + [bin3.N$8] + [bin4.N$8] + [bin5.N$8] + [bin6.N$8])" office:value-type="float" office:value="0" calcext:value-type="float">
            <text:p>0</text:p>
          </table:table-cell>
          <table:table-cell table:formula="of:=SQRT(([bin1.O40]*[bin1.O$8])^2 + ([bin2.O40]*[bin2.O$8])^2 + ([bin3.O40]*[bin3.O$8])^2 + ([bin4.O40]*[bin4.O$8])^2 + ([bin5.O40]*[bin5.O$8])^2 + ([bin6.O40]*[bin6.O$8])^2)/([bin1.O$8] + [bin2.O$8] + [bin3.O$8] + [bin4.O$8] + [bin5.O$8] + [bin6.O$8])" office:value-type="float" office:value="0.00396441843610549" calcext:value-type="float">
            <text:p>0.0039644184</text:p>
          </table:table-cell>
          <table:table-cell table:formula="of:=SQRT(([bin1.P40]*[bin1.P$8])^2 + ([bin2.P40]*[bin2.P$8])^2 + ([bin3.P40]*[bin3.P$8])^2 + ([bin4.P40]*[bin4.P$8])^2 + ([bin5.P40]*[bin5.P$8])^2 + ([bin6.P40]*[bin6.P$8])^2)/([bin1.P$8] + [bin2.P$8] + [bin3.P$8] + [bin4.P$8] + [bin5.P$8] + [bin6.P$8])" office:value-type="float" office:value="0" calcext:value-type="float">
            <text:p>0</text:p>
          </table:table-cell>
          <table:table-cell table:formula="of:=SQRT(([bin1.Q40]*[bin1.Q$8])^2 + ([bin2.Q40]*[bin2.Q$8])^2 + ([bin3.Q40]*[bin3.Q$8])^2 + ([bin4.Q40]*[bin4.Q$8])^2 + ([bin5.Q40]*[bin5.Q$8])^2 + ([bin6.Q40]*[bin6.Q$8])^2)/([bin1.Q$8] + [bin2.Q$8] + [bin3.Q$8] + [bin4.Q$8] + [bin5.Q$8] + [bin6.Q$8])" office:value-type="float" office:value="0" calcext:value-type="float">
            <text:p>0</text:p>
          </table:table-cell>
          <table:table-cell table:formula="of:=SUMPRODUCT([.L40:.P40];[.L$8:.P$8])/[.R$8]" office:value-type="float" office:value="0.00217170217690949" calcext:value-type="float">
            <text:p>0.0021717022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2" office:value-type="string" calcext:value-type="string">
            <text:p>CMS_zllhinvll1j_MVAEMSatBounding2016_13TeV2015_Bin1</text:p>
          </table:table-cell>
          <table:table-cell table:formula="of:=SQRT(([bin1.K41]*[bin1.K$8])^2 + ([bin2.K41]*[bin2.K$8])^2 + ([bin3.K41]*[bin3.K$8])^2 + ([bin4.K41]*[bin4.K$8])^2 + ([bin5.K41]*[bin5.K$8])^2 + ([bin6.K41]*[bin6.K$8])^2)/([bin1.K$8] + [bin2.K$8] + [bin3.K$8] + [bin4.K$8] + [bin5.K$8] + [bin6.K$8])" office:value-type="float" office:value="0" calcext:value-type="float">
            <text:p>0</text:p>
          </table:table-cell>
          <table:table-cell table:formula="of:=SQRT(([bin1.L41]*[bin1.L$8])^2 + ([bin2.L41]*[bin2.L$8])^2 + ([bin3.L41]*[bin3.L$8])^2 + ([bin4.L41]*[bin4.L$8])^2 + ([bin5.L41]*[bin5.L$8])^2 + ([bin6.L41]*[bin6.L$8])^2)/([bin1.L$8] + [bin2.L$8] + [bin3.L$8] + [bin4.L$8] + [bin5.L$8] + [bin6.L$8])" office:value-type="float" office:value="0" calcext:value-type="float">
            <text:p>0</text:p>
          </table:table-cell>
          <table:table-cell table:formula="of:=SQRT(([bin1.M41]*[bin1.M$8])^2 + ([bin2.M41]*[bin2.M$8])^2 + ([bin3.M41]*[bin3.M$8])^2 + ([bin4.M41]*[bin4.M$8])^2 + ([bin5.M41]*[bin5.M$8])^2 + ([bin6.M41]*[bin6.M$8])^2)/([bin1.M$8] + [bin2.M$8] + [bin3.M$8] + [bin4.M$8] + [bin5.M$8] + [bin6.M$8])" office:value-type="float" office:value="0" calcext:value-type="float">
            <text:p>0</text:p>
          </table:table-cell>
          <table:table-cell table:formula="of:=SQRT(([bin1.N41]*[bin1.N$8])^2 + ([bin2.N41]*[bin2.N$8])^2 + ([bin3.N41]*[bin3.N$8])^2 + ([bin4.N41]*[bin4.N$8])^2 + ([bin5.N41]*[bin5.N$8])^2 + ([bin6.N41]*[bin6.N$8])^2)/([bin1.N$8] + [bin2.N$8] + [bin3.N$8] + [bin4.N$8] + [bin5.N$8] + [bin6.N$8])" office:value-type="float" office:value="0" calcext:value-type="float">
            <text:p>0</text:p>
          </table:table-cell>
          <table:table-cell table:formula="of:=SQRT(([bin1.O41]*[bin1.O$8])^2 + ([bin2.O41]*[bin2.O$8])^2 + ([bin3.O41]*[bin3.O$8])^2 + ([bin4.O41]*[bin4.O$8])^2 + ([bin5.O41]*[bin5.O$8])^2 + ([bin6.O41]*[bin6.O$8])^2)/([bin1.O$8] + [bin2.O$8] + [bin3.O$8] + [bin4.O$8] + [bin5.O$8] + [bin6.O$8])" office:value-type="float" office:value="0" calcext:value-type="float">
            <text:p>0</text:p>
          </table:table-cell>
          <table:table-cell table:formula="of:=SQRT(([bin1.P41]*[bin1.P$8])^2 + ([bin2.P41]*[bin2.P$8])^2 + ([bin3.P41]*[bin3.P$8])^2 + ([bin4.P41]*[bin4.P$8])^2 + ([bin5.P41]*[bin5.P$8])^2 + ([bin6.P41]*[bin6.P$8])^2)/([bin1.P$8] + [bin2.P$8] + [bin3.P$8] + [bin4.P$8] + [bin5.P$8] + [bin6.P$8])" office:value-type="float" office:value="0.140987161966418" calcext:value-type="float">
            <text:p>0.140987162</text:p>
          </table:table-cell>
          <table:table-cell table:formula="of:=SQRT(([bin1.Q41]*[bin1.Q$8])^2 + ([bin2.Q41]*[bin2.Q$8])^2 + ([bin3.Q41]*[bin3.Q$8])^2 + ([bin4.Q41]*[bin4.Q$8])^2 + ([bin5.Q41]*[bin5.Q$8])^2 + ([bin6.Q41]*[bin6.Q$8])^2)/([bin1.Q$8] + [bin2.Q$8] + [bin3.Q$8] + [bin4.Q$8] + [bin5.Q$8] + [bin6.Q$8])" office:value-type="float" office:value="0.00304960578269916" calcext:value-type="float">
            <text:p>0.0030496058</text:p>
          </table:table-cell>
          <table:table-cell table:formula="of:=SUMPRODUCT([.L41:.P41];[.L$8:.P$8])/[.R$8]" office:value-type="float" office:value="0.0238217307359961" calcext:value-type="float">
            <text:p>0.0238217307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2" office:value-type="string" calcext:value-type="string">
            <text:p>CMS_zllhinvll1j_MVAggZHSatBounding2016_13TeV2015_Bin1</text:p>
          </table:table-cell>
          <table:table-cell table:formula="of:=SQRT(([bin1.K42]*[bin1.K$8])^2 + ([bin2.K42]*[bin2.K$8])^2 + ([bin3.K42]*[bin3.K$8])^2 + ([bin4.K42]*[bin4.K$8])^2 + ([bin5.K42]*[bin5.K$8])^2 + ([bin6.K42]*[bin6.K$8])^2)/([bin1.K$8] + [bin2.K$8] + [bin3.K$8] + [bin4.K$8] + [bin5.K$8] + [bin6.K$8])" office:value-type="float" office:value="0" calcext:value-type="float">
            <text:p>0</text:p>
          </table:table-cell>
          <table:table-cell table:formula="of:=SQRT(([bin1.L42]*[bin1.L$8])^2 + ([bin2.L42]*[bin2.L$8])^2 + ([bin3.L42]*[bin3.L$8])^2 + ([bin4.L42]*[bin4.L$8])^2 + ([bin5.L42]*[bin5.L$8])^2 + ([bin6.L42]*[bin6.L$8])^2)/([bin1.L$8] + [bin2.L$8] + [bin3.L$8] + [bin4.L$8] + [bin5.L$8] + [bin6.L$8])" office:value-type="float" office:value="0" calcext:value-type="float">
            <text:p>0</text:p>
          </table:table-cell>
          <table:table-cell table:formula="of:=SQRT(([bin1.M42]*[bin1.M$8])^2 + ([bin2.M42]*[bin2.M$8])^2 + ([bin3.M42]*[bin3.M$8])^2 + ([bin4.M42]*[bin4.M$8])^2 + ([bin5.M42]*[bin5.M$8])^2 + ([bin6.M42]*[bin6.M$8])^2)/([bin1.M$8] + [bin2.M$8] + [bin3.M$8] + [bin4.M$8] + [bin5.M$8] + [bin6.M$8])" office:value-type="float" office:value="0" calcext:value-type="float">
            <text:p>0</text:p>
          </table:table-cell>
          <table:table-cell table:formula="of:=SQRT(([bin1.N42]*[bin1.N$8])^2 + ([bin2.N42]*[bin2.N$8])^2 + ([bin3.N42]*[bin3.N$8])^2 + ([bin4.N42]*[bin4.N$8])^2 + ([bin5.N42]*[bin5.N$8])^2 + ([bin6.N42]*[bin6.N$8])^2)/([bin1.N$8] + [bin2.N$8] + [bin3.N$8] + [bin4.N$8] + [bin5.N$8] + [bin6.N$8])" office:value-type="float" office:value="0" calcext:value-type="float">
            <text:p>0</text:p>
          </table:table-cell>
          <table:table-cell table:formula="of:=SQRT(([bin1.O42]*[bin1.O$8])^2 + ([bin2.O42]*[bin2.O$8])^2 + ([bin3.O42]*[bin3.O$8])^2 + ([bin4.O42]*[bin4.O$8])^2 + ([bin5.O42]*[bin5.O$8])^2 + ([bin6.O42]*[bin6.O$8])^2)/([bin1.O$8] + [bin2.O$8] + [bin3.O$8] + [bin4.O$8] + [bin5.O$8] + [bin6.O$8])" office:value-type="float" office:value="0" calcext:value-type="float">
            <text:p>0</text:p>
          </table:table-cell>
          <table:table-cell table:formula="of:=SQRT(([bin1.P42]*[bin1.P$8])^2 + ([bin2.P42]*[bin2.P$8])^2 + ([bin3.P42]*[bin3.P$8])^2 + ([bin4.P42]*[bin4.P$8])^2 + ([bin5.P42]*[bin5.P$8])^2 + ([bin6.P42]*[bin6.P$8])^2)/([bin1.P$8] + [bin2.P$8] + [bin3.P$8] + [bin4.P$8] + [bin5.P$8] + [bin6.P$8])" office:value-type="float" office:value="0" calcext:value-type="float">
            <text:p>0</text:p>
          </table:table-cell>
          <table:table-cell table:formula="of:=SQRT(([bin1.Q42]*[bin1.Q$8])^2 + ([bin2.Q42]*[bin2.Q$8])^2 + ([bin3.Q42]*[bin3.Q$8])^2 + ([bin4.Q42]*[bin4.Q$8])^2 + ([bin5.Q42]*[bin5.Q$8])^2 + ([bin6.Q42]*[bin6.Q$8])^2)/([bin1.Q$8] + [bin2.Q$8] + [bin3.Q$8] + [bin4.Q$8] + [bin5.Q$8] + [bin6.Q$8])" office:value-type="float" office:value="0.00845157693964515" calcext:value-type="float">
            <text:p>0.0084515769</text:p>
          </table:table-cell>
          <table:table-cell table:formula="of:=SUMPRODUCT([.L42:.P42];[.L$8:.P$8])/[.R$8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2"/>
          <table:table-cell table:style-name="ce5" office:value-type="string" calcext:value-type="string">
            <text:p>ZH_hinv</text:p>
          </table:table-cell>
          <table:table-cell table:style-name="ce5" office:value-type="string" calcext:value-type="string">
            <text:p>Zjets</text:p>
          </table:table-cell>
          <table:table-cell table:style-name="ce5" office:value-type="string" calcext:value-type="string">
            <text:p>VVV</text:p>
          </table:table-cell>
          <table:table-cell table:style-name="ce5" office:value-type="string" calcext:value-type="string">
            <text:p>WZ</text:p>
          </table:table-cell>
          <table:table-cell table:style-name="ce5" office:value-type="string" calcext:value-type="string">
            <text:p>ZZ</text:p>
          </table:table-cell>
          <table:table-cell table:style-name="ce5" office:value-type="string" calcext:value-type="string">
            <text:p>EM</text:p>
          </table:table-cell>
          <table:table-cell table:style-name="ce5" office:value-type="string" calcext:value-type="string">
            <text:p>ggZH_hinv</text:p>
          </table:table-cell>
          <table:table-cell table:style-name="ce5" office:value-type="string" calcext:value-type="string">
            <text:p>all backgrounds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9" office:value-type="string" calcext:value-type="string">
            <text:p>Syst Sum (%)</text:p>
          </table:table-cell>
          <table:table-cell table:style-name="ce7" table:formula="of:=SQRT(SUMPRODUCT([.K10:.K35];[.K10:.K35]))" office:value-type="percentage" office:value="0.0940466904850436" calcext:value-type="percentage">
            <text:p>9.4%</text:p>
          </table:table-cell>
          <table:table-cell table:style-name="ce7" table:formula="of:=SQRT(SUMPRODUCT([.L10:.L35];[.L10:.L35]))" office:value-type="percentage" office:value="1" calcext:value-type="percentage">
            <text:p>100.0%</text:p>
          </table:table-cell>
          <table:table-cell table:style-name="ce7" table:formula="of:=SQRT(SUMPRODUCT([.M10:.M35];[.M10:.M35]))" office:value-type="percentage" office:value="0.0916036126342066" calcext:value-type="percentage">
            <text:p>9.2%</text:p>
          </table:table-cell>
          <table:table-cell table:style-name="ce7" table:formula="of:=SQRT(SUMPRODUCT([.N10:.N35];[.N10:.N35]))" office:value-type="percentage" office:value="0.0595033225622154" calcext:value-type="percentage">
            <text:p>6.0%</text:p>
          </table:table-cell>
          <table:table-cell table:style-name="ce7" table:formula="of:=SQRT(SUMPRODUCT([.O10:.O35];[.O10:.O35]))" office:value-type="percentage" office:value="0.0982855926490271" calcext:value-type="percentage">
            <text:p>9.8%</text:p>
          </table:table-cell>
          <table:table-cell table:style-name="ce7" table:formula="of:=SQRT(SUMPRODUCT([.P10:.P35];[.P10:.P35]))" office:value-type="percentage" office:value="0.388731206804528" calcext:value-type="percentage">
            <text:p>38.9%</text:p>
          </table:table-cell>
          <table:table-cell table:style-name="ce7" table:formula="of:=SQRT(SUMPRODUCT([.Q10:.Q35];[.Q10:.Q35]))" office:value-type="percentage" office:value="0.240718979361714" calcext:value-type="percentage">
            <text:p>24.1%</text:p>
          </table:table-cell>
          <table:table-cell table:style-name="ce7" table:formula="of:=SQRT(SUMPRODUCT([.R10:.R35];[.R10:.R35]))" office:value-type="percentage" office:value="0.10163228442833" calcext:value-type="percentage">
            <text:p>10.2%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9" office:value-type="string" calcext:value-type="string">
            <text:p>Stat (%)</text:p>
          </table:table-cell>
          <table:table-cell table:style-name="ce22" table:formula="of:=SUM([.K36:.K42])" office:value-type="percentage" office:value="0.0191133433256019" calcext:value-type="percentage">
            <text:p>1.9%</text:p>
          </table:table-cell>
          <table:table-cell table:style-name="ce22" table:formula="of:=SUM([.L36:.L42])" office:value-type="percentage" office:value="0.49434" calcext:value-type="percentage">
            <text:p>49.4%</text:p>
          </table:table-cell>
          <table:table-cell table:style-name="ce22" table:formula="of:=SUM([.M36:.M42])" office:value-type="percentage" office:value="0.138387099295253" calcext:value-type="percentage">
            <text:p>13.8%</text:p>
          </table:table-cell>
          <table:table-cell table:style-name="ce22" table:formula="of:=SUM([.N36:.N42])" office:value-type="percentage" office:value="0.0376485742008878" calcext:value-type="percentage">
            <text:p>3.8%</text:p>
          </table:table-cell>
          <table:table-cell table:style-name="ce22" table:formula="of:=SUM([.O36:.O42])" office:value-type="percentage" office:value="0.00396441843610549" calcext:value-type="percentage">
            <text:p>0.4%</text:p>
          </table:table-cell>
          <table:table-cell table:style-name="ce22" table:formula="of:=SUM([.P36:.P42])" office:value-type="percentage" office:value="0.140987161966418" calcext:value-type="percentage">
            <text:p>14.1%</text:p>
          </table:table-cell>
          <table:table-cell table:style-name="ce22" table:formula="of:=SUM([.Q36:.Q42])" office:value-type="percentage" office:value="0.0115011827223443" calcext:value-type="percentage">
            <text:p>1.2%</text:p>
          </table:table-cell>
          <table:table-cell table:style-name="ce22" table:formula="of:=SUM([.R36:.R42])" office:value-type="percentage" office:value="0.0595012660913599" calcext:value-type="percentage">
            <text:p>6.0%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9" office:value-type="string" calcext:value-type="string">
            <text:p>Syst Sum (evts)</text:p>
          </table:table-cell>
          <table:table-cell table:style-name="ce23" table:formula="of:=[.K44]*[.K$8]" office:value-type="float" office:value="0.666331147222487" calcext:value-type="float">
            <text:p>0.666</text:p>
          </table:table-cell>
          <table:table-cell table:style-name="ce23" table:formula="of:=[.L44]*[.L$8]" office:value-type="float" office:value="1.54311" calcext:value-type="float">
            <text:p>1.543</text:p>
          </table:table-cell>
          <table:table-cell table:style-name="ce23" table:formula="of:=[.M44]*[.M$8]" office:value-type="float" office:value="0.00964402833812927" calcext:value-type="float">
            <text:p>0.010</text:p>
          </table:table-cell>
          <table:table-cell table:style-name="ce23" table:formula="of:=[.N44]*[.N$8]" office:value-type="float" office:value="0.429656236258214" calcext:value-type="float">
            <text:p>0.430</text:p>
          </table:table-cell>
          <table:table-cell table:style-name="ce23" table:formula="of:=[.O44]*[.O$8]" office:value-type="float" office:value="1.68592815352212" calcext:value-type="float">
            <text:p>1.686</text:p>
          </table:table-cell>
          <table:table-cell table:style-name="ce23" table:formula="of:=[.P44]*[.P$8]" office:value-type="float" office:value="2.05670295627346" calcext:value-type="float">
            <text:p>2.057</text:p>
          </table:table-cell>
          <table:table-cell table:style-name="ce23" table:formula="of:=[.Q44]*[.Q$8]" office:value-type="float" office:value="0.417606506966083" calcext:value-type="float">
            <text:p>0.418</text:p>
          </table:table-cell>
          <table:table-cell table:style-name="ce23" table:formula="of:=[.R44]*[.R$8]" office:value-type="float" office:value="3.18243916302108" calcext:value-type="float">
            <text:p>3.182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9" office:value-type="string" calcext:value-type="string">
            <text:p>Stat (evts)</text:p>
          </table:table-cell>
          <table:table-cell table:style-name="ce23" table:formula="of:=[.K45]*[.K$8]" office:value-type="float" office:value="0.135420139929656" calcext:value-type="float">
            <text:p>0.135</text:p>
          </table:table-cell>
          <table:table-cell table:style-name="ce23" table:formula="of:=[.L45]*[.L$8]" office:value-type="float" office:value="0.7628209974" calcext:value-type="float">
            <text:p>0.763</text:p>
          </table:table-cell>
          <table:table-cell table:style-name="ce23" table:formula="of:=[.M45]*[.M$8]" office:value-type="float" office:value="0.0145693938138042" calcext:value-type="float">
            <text:p>0.015</text:p>
          </table:table-cell>
          <table:table-cell table:style-name="ce23" table:formula="of:=[.N45]*[.N$8]" office:value-type="float" office:value="0.271849436218093" calcext:value-type="float">
            <text:p>0.272</text:p>
          </table:table-cell>
          <table:table-cell table:style-name="ce23" table:formula="of:=[.O45]*[.O$8]" office:value-type="float" office:value="0.0680030966251545" calcext:value-type="float">
            <text:p>0.068</text:p>
          </table:table-cell>
          <table:table-cell table:style-name="ce23" table:formula="of:=[.P45]*[.P$8]" office:value-type="float" office:value="0.745936286403545" calcext:value-type="float">
            <text:p>0.746</text:p>
          </table:table-cell>
          <table:table-cell table:style-name="ce23" table:formula="of:=[.Q45]*[.Q$8]" office:value-type="float" office:value="0.0199525968222046" calcext:value-type="float">
            <text:p>0.020</text:p>
          </table:table-cell>
          <table:table-cell table:style-name="ce23" table:formula="of:=[.R45]*[.R$8]" office:value-type="float" office:value="1.8631792104606" calcext:value-type="float">
            <text:p>1.863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9" office:value-type="string" calcext:value-type="string">
            <text:p>Yield</text:p>
          </table:table-cell>
          <table:table-cell table:style-name="ce23" table:formula="of:=[.K8]" office:value-type="float" office:value="7.08511" calcext:value-type="float">
            <text:p>7.085</text:p>
          </table:table-cell>
          <table:table-cell table:style-name="ce23" table:formula="of:=[.L8]" office:value-type="float" office:value="1.54311" calcext:value-type="float">
            <text:p>1.543</text:p>
          </table:table-cell>
          <table:table-cell table:style-name="ce23" table:formula="of:=[.M8]" office:value-type="float" office:value="0.10528" calcext:value-type="float">
            <text:p>0.105</text:p>
          </table:table-cell>
          <table:table-cell table:style-name="ce23" table:formula="of:=[.N8]" office:value-type="float" office:value="7.22071" calcext:value-type="float">
            <text:p>7.221</text:p>
          </table:table-cell>
          <table:table-cell table:style-name="ce23" table:formula="of:=[.O8]" office:value-type="float" office:value="17.15336" calcext:value-type="float">
            <text:p>17.153</text:p>
          </table:table-cell>
          <table:table-cell table:style-name="ce23" table:formula="of:=[.P8]" office:value-type="float" office:value="5.29081" calcext:value-type="float">
            <text:p>5.291</text:p>
          </table:table-cell>
          <table:table-cell table:style-name="ce23" table:formula="of:=[.Q8]" office:value-type="float" office:value="1.73483" calcext:value-type="float">
            <text:p>1.735</text:p>
          </table:table-cell>
          <table:table-cell table:style-name="ce23" table:formula="of:=[.R8]" office:value-type="float" office:value="31.31327" calcext:value-type="float">
            <text:p>31.313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percentage-style style:name="N122">
      <number:number number:decimal-places="1" number:min-integer-digits="1"/>
      <number:text>%</number:text>
    </number:percentage-style>
    <number:percentage-style style:name="N123">
      <number:number number:decimal-places="3" number:min-integer-digits="1"/>
      <number:text>%</number:text>
    </number:percentage-style>
    <number:number-style style:name="N124">
      <number:number number:decimal-places="4" number:min-integer-digits="1"/>
    </number:number-style>
    <number:number-style style:name="N125">
      <number:number number:decimal-places="9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percentage-style style:name="N130">
      <number:number number:decimal-places="4" number:min-integer-digits="1"/>
      <number:text>%</number:text>
    </number:percentage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 style:data-style-name="N2" text:time-value="16:46:45.828614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ylan Hsu</meta:initial-creator>
    <meta:creation-date>2016-07-08T14:19:02.880330164</meta:creation-date>
    <dc:date>2016-07-08T18:47:36.438675879</dc:date>
    <dc:creator>Dylan Hsu</dc:creator>
    <meta:editing-duration>PT2H47M58S</meta:editing-duration>
    <meta:editing-cycles>22</meta:editing-cycles>
    <meta:generator>LibreOffice/4.3.7.2$Linux_X86_64 LibreOffice_project/430$Build-2</meta:generator>
    <meta:document-statistic meta:table-count="7" meta:cell-count="4764" meta:object-count="0"/>
  </office:meta>
</office:document-meta>
</file>